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automatic-styles>
    <style:style style:family="table-column" style:name="co9">
      <style:table-column-properties fo:break-before="auto" style:column-width="772.5pt"/>
    </style:style>
    <style:style style:family="table-column" style:name="co7">
      <style:table-column-properties fo:break-before="auto" style:column-width="50.26pt"/>
    </style:style>
    <style:style style:family="table-column" style:name="co8">
      <style:table-column-properties fo:break-before="auto" style:column-width="54pt"/>
    </style:style>
    <style:style style:family="table-column" style:name="co4">
      <style:table-column-properties fo:break-before="auto" style:column-width="89.26pt"/>
    </style:style>
    <style:style style:family="table-column" style:name="co5">
      <style:table-column-properties fo:break-before="auto" style:column-width="77.24pt"/>
    </style:style>
    <style:style style:family="table-column" style:name="co6">
      <style:table-column-properties fo:break-before="auto" style:column-width="185.24pt"/>
    </style:style>
    <style:style style:family="table-column" style:name="co10">
      <style:table-column-properties fo:break-before="auto" style:column-width="90.74pt"/>
    </style:style>
    <style:style style:family="table-column" style:name="co11">
      <style:table-column-properties fo:break-before="auto" style:column-width="27.75pt"/>
    </style:style>
    <style:style style:family="table-column" style:name="co12">
      <style:table-column-properties fo:break-before="auto" style:column-width="59.24pt"/>
    </style:style>
    <style:style style:family="table-row" style:name="ro3">
      <style:table-row-properties fo:break-before="auto" style:use-optimal-row-height="false" style:row-height="12.76pt"/>
    </style:style>
    <style:style style:family="table-row" style:name="ro2">
      <style:table-row-properties fo:break-before="auto" style:use-optimal-row-height="false" style:row-height="27.01pt"/>
    </style:style>
    <style:style style:family="table-row" style:name="ro4">
      <style:table-row-properties fo:break-before="auto" style:use-optimal-row-height="false" style:row-height="13.49pt"/>
    </style:style>
    <style:style style:family="table-row" style:name="ro5">
      <style:table-row-properties fo:break-before="auto" style:use-optimal-row-height="false" style:row-height="15.76pt"/>
    </style:style>
    <style:style style:family="table-row" style:name="ro6">
      <style:table-row-properties fo:break-before="auto" style:use-optimal-row-height="false" style:row-height="14.26pt"/>
    </style:style>
    <style:style style:family="table" style:name="ta2" style:master-page-name="mp2">
      <style:table-properties style:writing-mode="lr-tb" table:display="true"/>
    </style:style>
    <style:style style:family="table" style:name="ta3" style:master-page-name="mp1">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_20_Metadata" style:name="ce52">
      <style:table-cell-properties style:vertical-align="automatic" fo:background-color="#e0e4cc" style:print-content="true" style:cell-protect="protected"/>
      <style:text-properties style:font-size-complex="10pt" style:font-size-asian="10pt" style:font-weight-complex="bold" style:font-weight-asian="bold" fo:font-size="10pt" style:text-position="" fo:font-weight="bold"/>
    </style:style>
    <style:style style:data-style-name="N0" style:family="table-cell" style:parent-style-name="TL_20_Metadata" style:name="ce53">
      <style:table-cell-properties style:text-align-source="fix" style:repeat-content="false" fo:background-color="#e0e4cc" style:print-content="true" style:cell-protect="protected" style:vertical-align="automatic"/>
      <style:paragraph-properties fo:margin-left="0pt" fo:text-align="start"/>
      <style:text-properties style:text-position=""/>
    </style:style>
    <style:style style:data-style-name="N0" style:family="table-cell" style:parent-style-name="TL_20_Metadata" style:name="ce54">
      <style:table-cell-properties style:vertical-align="automatic" fo:background-color="#e0e4cc" style:print-content="true" style:cell-protect="protected"/>
      <style:text-properties style:font-name="Arial1" style:font-size-complex="8pt" style:font-size-asian="8pt" style:font-weight-complex="bold" style:font-name-complex="Arial1" style:font-weight-asian="bold" fo:font-size="8pt" style:text-position="" style:font-name-asian="Arial1" fo:font-weight="bold"/>
    </style:style>
    <style:style style:data-style-name="N0" style:family="table-cell" style:parent-style-name="TL_20_Metadata" style:name="ce55">
      <style:table-cell-properties style:vertical-align="automatic" fo:background-color="#e0e4cc" style:print-content="true" style:cell-protect="protected"/>
      <style:text-properties style:font-name="Arial1" style:font-size-complex="8pt" style:font-size-asian="8pt" style:font-name-complex="Arial1" fo:font-size="8pt" style:text-position="" style:font-name-asian="Arial1"/>
    </style:style>
    <style:style style:data-style-name="N0" style:family="table-cell" style:parent-style-name="Default" style:name="ce56">
      <style:text-properties style:font-name="Arial1" style:font-size-complex="8pt" style:font-size-asian="8pt" style:font-name-complex="Arial1" fo:font-size="8pt" style:text-position="" style:font-name-asian="Arial1"/>
    </style:style>
    <style:style style:data-style-name="N0" style:family="table-cell" style:parent-style-name="Default" style:name="ce8">
      <style:text-properties style:text-position=""/>
    </style:style>
    <style:style style:data-style-name="N0" style:family="table-cell" style:parent-style-name="TL_20_Title" style:name="ce7">
      <style:table-cell-properties fo:border="0.06pt solid #000000" fo:wrap-option="wrap" fo:background-color="#e77e69" style:print-content="true"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9"/>
    <style:style style:data-style-name="N1" style:family="table-cell" style:parent-style-name="TL_20_RowProperty" style:name="ce10">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family="table-cell" style:parent-style-name="TabLinker" style:name="ce11">
      <style:table-cell-properties fo:border-left="0.06pt solid #000000" style:text-align-source="fix" fo:border-top="0.06pt solid #000000"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2">
      <style:table-cell-properties fo:border-left="0.06pt solid #000000" style:text-align-source="fix" fo:border-top="none"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3">
      <style:table-cell-properties fo:border-left="0.06pt solid #000000" style:text-align-source="fix" fo:border-top="none" style:repeat-content="false" fo:border-right="none" style:print-content="true" style:cell-protect="protected" fo:border-bottom="0.06pt solid #000000"/>
      <style:paragraph-properties fo:margin-left="0pt" fo:text-align="start"/>
      <style:text-properties style:font-weight-complex="bold" fo:font-weight="bold" style:font-weight-asian="bold"/>
    </style:style>
    <style:style style:data-style-name="N0" style:family="table-cell" style:parent-style-name="Default" style:name="ce14">
      <style:text-properties style:font-name="Arial1" style:font-size-complex="10pt" fo:color="#ff0000" style:font-size-asian="10pt" style:font-name-complex="Arial1" fo:font-size="10pt" style:font-name-asian="Arial1"/>
    </style:style>
    <style:style style:data-style-name="N0" style:family="table-cell" style:parent-style-name="TL_20_RowHeader" style:name="ce15">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6">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7">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Property" style:name="ce18">
      <style:table-cell-properties style:text-align-source="fix" fo:border="0.06pt solid #000000" style:repeat-content="false" fo:background-color="#fa6900"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20_RowHeader" style:name="ce19">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0">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1">
      <style:table-cell-properties style:text-align-source="fix" fo:padding-left="0.99pt" style:repeat-content="false" fo:background-color="#fae600" fo:padding-bottom="0.99pt" style:print-content="true" style:cell-protect="protected" style:vertical-align="automatic" fo:padding-right="0pt" fo:padding-top="0.99pt"/>
      <style:paragraph-properties fo:text-align="end"/>
      <style:text-properties style:font-size-complex="10pt" style:font-size-asian="10pt" style:font-weight-complex="bold" style:font-weight-asian="bold" fo:font-size="10pt" fo:font-weight="bold"/>
    </style:style>
    <style:style style:data-style-name="N1" style:family="table-cell" style:parent-style-name="TL_20_RowHeader" style:name="ce22">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Default" style:name="ce23">
      <style:text-properties style:font-name="Arial1" style:font-size-complex="10pt" style:font-size-asian="10pt" style:font-name-complex="Arial1" fo:font-size="10pt" style:font-name-asian="Arial1"/>
    </style:style>
    <style:style style:data-style-name="N1" style:family="table-cell" style:parent-style-name="Default" style:name="ce24">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25"/>
    <style:style style:data-style-name="N1" style:family="table-cell" style:parent-style-name="TL_20_RowProperty" style:name="ce26">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00" style:family="table-cell" style:parent-style-name="TL_20_RowHeader" style:name="ce27">
      <style:table-cell-properties fo:border-left="none" style:text-align-source="fix" fo:border-top="0.06pt solid #000000"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8">
      <style:table-cell-properties fo:border-left="none" style:text-align-source="fix" fo:border-top="none"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9">
      <style:table-cell-properties fo:border-left="none" style:text-align-source="fix" fo:border-top="none" style:repeat-content="false" fo:background-color="#fae600" fo:border-right="0.06pt solid #000000"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Default" style:name="ce30">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1"/>
    <style:style style:data-style-name="N0" style:family="table-cell" style:parent-style-name="Default" style:name="ce32">
      <style:table-cell-properties style:vertical-align="middle" style:repeat-content="false" style:text-align-source="fix"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3">
      <style:text-properties style:font-name="Arial1" style:font-size-complex="10pt" style:font-size-asian="10pt" style:font-name-complex="Arial1" fo:font-size="10pt" style:font-name-asian="Arial1"/>
    </style:style>
    <style:style style:data-style-name="N100" style:family="table-cell" style:parent-style-name="Default" style:name="ce34">
      <style:table-cell-properties style:text-align-source="fix" fo:padding-left="0.99pt" style:repeat-content="false" fo:padding-bottom="0.99pt" style:vertical-align="automatic" fo:padding-right="0pt" fo:padding-top="0.99pt"/>
      <style:paragraph-properties fo:text-align="end"/>
    </style:style>
    <style:style style:data-style-name="N100" style:family="table-cell" style:parent-style-name="Default" style:name="ce35">
      <style:table-cell-properties style:vertical-align="automatic" style:repeat-content="false" style:text-align-source="fix"/>
      <style:paragraph-properties fo:margin-left="0pt" fo:text-align="start"/>
      <style:text-properties style:font-name="Arial1" style:font-size-complex="10pt" style:font-size-asian="10pt" style:font-name-complex="Arial1" fo:font-size="10pt" style:font-name-asian="Arial1"/>
    </style:style>
    <style:style style:data-style-name="N100" style:family="table-cell" style:parent-style-name="Default" style:name="ce36">
      <style:table-cell-properties style:vertical-align="automatic" style:repeat-content="false" style:text-align-source="fix"/>
      <style:paragraph-properties fo:margin-left="0pt" fo:text-align="start"/>
    </style:style>
    <style:style style:data-style-name="N0" style:family="table-cell" style:parent-style-name="TL_20_ColHeader" style:name="ce37">
      <style:table-cell-properties style:text-align-source="fix" fo:border="0.06pt solid #000000" style:repeat-content="false" fo:background-color="#69d2e7"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20_ColHeader" style:name="ce38">
      <style:table-cell-properties style:text-align-source="fix" fo:border="0.06pt solid #000000" style:repeat-content="false" fo:background-color="#69d2e7"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9">
      <style:table-cell-properties style:vertical-align="automatic" style:repeat-content="false" style:text-align-source="fix"/>
      <style:paragraph-properties fo:text-align="center"/>
    </style:style>
    <style:style style:data-style-name="N0" style:family="table-cell" style:parent-style-name="TL_20_Data" style:name="ce40">
      <style:table-cell-properties fo:border-left="0.06pt solid #000000" style:text-align-source="fix" fo:border-top="0.06pt solid #000000"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1">
      <style:table-cell-properties fo:border-left="0.06pt solid #000000" style:text-align-source="fix" fo:border-top="none"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2">
      <style:table-cell-properties fo:border-left="0.06pt solid #000000" fo:border-top="none" fo:background-color="#c8c8a9" fo:border-right="none" fo:border-bottom="none" style:print-content="true" style:cell-protect="protected" style:vertical-align="automatic"/>
    </style:style>
    <style:style style:data-style-name="N0" style:family="table-cell" style:parent-style-name="TL_20_Data" style:name="ce43">
      <style:table-cell-properties fo:border-left="0.06pt solid #000000" style:text-align-source="fix" fo:border-top="none" style:repeat-content="false" fo:background-color="#c8c8a9" fo:border-right="none" fo:border-bottom="0.06pt solid #000000" style:print-content="true" style:cell-protect="protected" style:vertical-align="automatic"/>
      <style:paragraph-properties fo:text-align="center"/>
    </style:style>
    <style:style style:data-style-name="N0" style:family="table-cell" style:parent-style-name="TL_20_Data" style:name="ce44">
      <style:table-cell-properties fo:border-left="none" style:text-align-source="fix" fo:border-top="0.06pt solid #000000"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5">
      <style:table-cell-properties fo:border-left="none" style:text-align-source="fix" fo:border-top="none"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6">
      <style:table-cell-properties fo:border-left="none" fo:border-top="none" fo:background-color="#c8c8a9" fo:border-right="0.06pt solid #000000" fo:border-bottom="none" style:print-content="true" style:cell-protect="protected" style:vertical-align="automatic"/>
    </style:style>
    <style:style style:data-style-name="N0" style:family="table-cell" style:parent-style-name="TL_20_Data" style:name="ce47">
      <style:table-cell-properties fo:border-left="none" style:text-align-source="fix" fo:border-top="none" style:repeat-content="false" fo:background-color="#c8c8a9" fo:border-right="0.06pt solid #000000" fo:border-bottom="0.06pt solid #000000" style:print-content="true" style:cell-protect="protected" style:vertical-align="automatic"/>
      <style:paragraph-properties fo:text-align="center"/>
    </style:style>
    <style:style style:family="graphic" style:name="gr1">
      <style:graphic-properties draw:marker-start="Arrowheads_20_1" draw:shadow-offset-y="2.83pt" draw:fill-color="#ffffc0" draw:shadow-offset-x="2.83pt" fo:padding-right="2.83pt" draw:stroke="solid" fo:padding-left="2.83pt" draw:shadow="hidden" draw:auto-grow-width="false" draw:marker-start-width="5.67pt" fo:padding-bottom="2.83pt" svg:stroke-color="#000000" draw:caption-escape-direction="auto" draw:auto-grow-height="false" draw:marker-start-center="false" draw:fill="solid" fo:padding-top="2.83pt"/>
    </style:style>
    <style:style style:family="paragraph" style:name="P1">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paragraph" style:name="P2">
      <ns41:graphic-properties draw:fill-color="#ffffc0" draw:fill="solid"/>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text" style:name="T4">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7">
      <style:text-properties style:text-outline="false" style:text-line-through-type="none" fo:font-style="normal" style:font-style-asian="normal" style:text-line-through-style="none" style:font-size-complex="8pt" fo:color="#000000" style:font-style-complex="normal" style:font-weight-complex="normal" style:font-size-asian="8pt" style:font-weight-asian="normal" fo:font-size="8pt" style:font-name="Arial" style:text-underline-style="none" style:font-name-asian="Arial" fo:font-weight="normal" fo:text-shadow="none"/>
    </style:style>
    <style:style style:family="text" style:name="T8">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5">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Arial" style:text-outline="false" fo:country="US" style:text-line-through-mode="continuous" style:font-relief="none" style:font-name="Arial" style:text-overline-color="font-color" fo:language="en" style:font-style-asian="normal" style:text-line-through-style="none" style:font-weight-complex="normal" style:font-size-asian="8pt" style:font-name-complex="Arial" style:font-weight-asian="normal" style:text-emphasize="none"/>
    </style:style>
  </office:automatic-styles>
  <office:body>
    <office:spreadsheet>
      <table:calculation-settings table:use-regular-expressions="false" table:case-sensitive="false" table:automatic-find-labels="false"/>
      <table:table table:style-name="ta3" table:name="VT_1830">
        <table:table-column table:style-name="co4" table:default-cell-style-name="ce9"/>
        <table:table-column table:style-name="co5" table:default-cell-style-name="ce9"/>
        <table:table-column table:style-name="co6" table:default-cell-style-name="ce9" table:number-columns-repeated="2"/>
        <table:table-column table:style-name="co10" table:default-cell-style-name="ce9"/>
        <table:table-column table:style-name="co11" table:default-cell-style-name="ce9"/>
        <table:table-column table:style-name="co12" table:default-cell-style-name="ce9"/>
        <table:table-column table:style-name="co7" table:default-cell-style-name="ce9" table:number-columns-repeated="1016"/>
        <table:table-column table:style-name="co8" table:default-cell-style-name="ce9"/>
        <table:table-row table:style-name="ro2">
          <table:table-cell ns42:value-type="string" table:number-rows-spanned="1" table:style-name="ce7"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ns42:value-type="string" table:number-rows-spanned="2" table:style-name="ce10" table:number-columns-spanned="1" office:value-type="string">
            <text:p>Provinciën</text:p>
          </table:table-cell>
          <table:table-cell ns42:value-type="string" table:number-rows-spanned="2" table:style-name="ce10" table:number-columns-spanned="1" office:value-type="string">
            <text:p>Provinciecode CBS</text:p>
          </table:table-cell>
          <table:table-cell ns42:value-type="string" table:number-rows-spanned="1" table:style-name="ce10" table:number-columns-spanned="3" office:value-type="string">
            <text:p>Gemeenten</text:p>
          </table:table-cell>
          <table:covered-table-cell table:number-columns-repeated="2"/>
          <table:table-cell table:style-name="ce32"/>
          <table:table-cell ns42:value-type="string" table:number-rows-spanned="1" table:style-name="ce37" table:number-columns-spanned="2" office:value-type="string">
            <text:p>Bevolking 1830</text:p>
            <office:annotation>
              <text:p>http://lod.cedar-project.nl/vocab/cedar#residenceStatus=http://lod.cedar-project.nl/vocab/cedar-residenceStatus#JuridischAanwezig</text:p>
            </office:annotation>
          </table:table-cell>
          <table:covered-table-cell/>
          <table:table-cell table:style-name="ce39"/>
          <table:table-cell table:number-columns-repeated="1015"/>
        </table:table-row>
        <table:table-row table:style-name="ro5">
          <table:covered-table-cell table:number-columns-repeated="2"/>
          <table:table-cell ns42:value-type="string" table:style-name="ce18" office:value-type="string">
            <text:p>Bron</text:p>
          </table:table-cell>
          <table:table-cell ns42:value-type="string" table:style-name="ce26" office:value-type="string">
            <text:p>Standaard schrijfwijze</text:p>
          </table:table-cell>
          <table:table-cell ns42:value-type="string" table:style-name="ce26" office:value-type="string">
            <text:p>Gemeentecode</text:p>
          </table:table-cell>
          <table:table-cell table:style-name="ce25"/>
          <table:table-cell ns42:value-type="string" table:style-name="ce38" office:value-type="string">
            <text:p>M</text:p>
            <office:annotation>
              <text:p>http://purl.org/linked-data/sdmx/2009/dimension#sex=http://purl.org/linked-data/sdmx/2009/code#sex-M</text:p>
            </office:annotation>
          </table:table-cell>
          <table:table-cell ns42:value-type="string" table:style-name="ce38" office:value-type="string">
            <text:p>V</text:p>
            <office:annotation>
              <text:p>http://purl.org/linked-data/sdmx/2009/dimension#sex=http://purl.org/linked-data/sdmx/2009/code#sex-F</text:p>
            </office:annotation>
          </table:table-cell>
          <table:table-cell table:style-name="ce39"/>
          <table:table-cell table:number-columns-repeated="1015"/>
        </table:table-row>
        <table:table-row table:style-name="ro4">
          <table:table-cell table:number-columns-repeated="3"/>
          <table:table-cell table:style-name="ce23" table:number-columns-repeated="3"/>
          <table:table-cell table:style-name="ce39" table:number-columns-repeated="3"/>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msterdam</text:p>
            <office:annotation>
              <text:p>http://purl.org/linked-data/sdmx/2009/dimension#refArea=http://www.gemeentegeschiedenis.nl/amco/11150</text:p>
            </office:annotation>
          </table:table-cell>
          <table:table-cell ns42:value-type="string" table:style-name="ce27" office:value-type="string">
            <text:p>0363</text:p>
          </table:table-cell>
          <table:table-cell table:style-name="ce31"/>
          <table:table-cell ns42:value-type="float" table:style-name="ce40" office:value="90292" office:value-type="float">
            <office:annotation draw:style-name="gr1" svg:height="57.74pt" draw:caption-point-y="32.51pt" svg:width="204.75pt" svg:x="731.25pt" draw:caption-point-x="-16.81pt" svg:y="50.26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90292</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ns42:value-type="float" table:style-name="ce44" office:value="111883" office:value-type="float">
            <office:annotation draw:style-name="gr1" svg:height="57pt" draw:caption-point-y="25.77pt" svg:width="204.75pt" svg:x="777pt" draw:caption-point-x="-12.3pt" svg:y="57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111883</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text:p>
            <office:annotation>
              <text:p>http://purl.org/linked-data/sdmx/2009/dimension#refArea=http://www.gemeentegeschiedenis.nl/amco/10357</text:p>
            </office:annotation>
          </table:table-cell>
          <table:table-cell ns42:value-type="string" table:style-name="ce28" office:value-type="string">
            <text:p>0392</text:p>
          </table:table-cell>
          <table:table-cell table:style-name="ce31"/>
          <table:table-cell ns42:value-type="float" table:style-name="ce41" office:value="10148" office:value-type="float">
            <text:p>10148</text:p>
          </table:table-cell>
          <table:table-cell ns42:value-type="float" table:style-name="ce45" office:value="11519" office:value-type="float">
            <text:p>115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lkmaar</text:p>
            <office:annotation>
              <text:p>http://purl.org/linked-data/sdmx/2009/dimension#refArea=http://www.gemeentegeschiedenis.nl/amco/10527</text:p>
            </office:annotation>
          </table:table-cell>
          <table:table-cell ns42:value-type="string" table:style-name="ce28" office:value-type="string">
            <text:p>0361</text:p>
          </table:table-cell>
          <table:table-cell table:style-name="ce31"/>
          <table:table-cell ns42:value-type="float" table:style-name="ce41" office:value="4495" office:value-type="float">
            <text:p>4495</text:p>
          </table:table-cell>
          <table:table-cell ns42:value-type="float" table:style-name="ce45" office:value="4944" office:value-type="float">
            <text:p>494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n Helder</text:p>
            <office:annotation>
              <text:p>http://purl.org/linked-data/sdmx/2009/dimension#refArea=http://www.gemeentegeschiedenis.nl/amco/10285</text:p>
            </office:annotation>
          </table:table-cell>
          <table:table-cell ns42:value-type="string" table:style-name="ce28" office:value-type="string">
            <text:p>0400</text:p>
          </table:table-cell>
          <table:table-cell table:style-name="ce31"/>
          <table:table-cell ns42:value-type="float" table:style-name="ce41" office:value="2941" office:value-type="float">
            <text:p>2941</text:p>
          </table:table-cell>
          <table:table-cell ns42:value-type="float" table:style-name="ce45" office:value="2548" office:value-type="float">
            <text:p>254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am</text:p>
            <office:annotation>
              <text:p>http://purl.org/linked-data/sdmx/2009/dimension#refArea=http://www.gemeentegeschiedenis.nl/amco/11044</text:p>
            </office:annotation>
          </table:table-cell>
          <table:table-cell ns42:value-type="string" table:style-name="ce28" office:value-type="string">
            <text:p>0471</text:p>
          </table:table-cell>
          <table:table-cell table:style-name="ce31"/>
          <table:table-cell ns42:value-type="float" table:style-name="ce41" office:value="5188" office:value-type="float">
            <text:p>5188</text:p>
          </table:table-cell>
          <table:table-cell ns42:value-type="float" table:style-name="ce45" office:value="5545" office:value-type="float">
            <text:p>554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alsmeer</text:p>
            <office:annotation>
              <text:p>http://purl.org/linked-data/sdmx/2009/dimension#refArea=http://www.gemeentegeschiedenis.nl/amco/11264</text:p>
            </office:annotation>
          </table:table-cell>
          <table:table-cell ns42:value-type="string" table:style-name="ce28" office:value-type="string">
            <text:p>0358</text:p>
          </table:table-cell>
          <table:table-cell table:style-name="ce31"/>
          <table:table-cell ns42:value-type="float" table:style-name="ce41" office:value="1180" office:value-type="float">
            <text:p>1180</text:p>
          </table:table-cell>
          <table:table-cell ns42:value-type="float" table:style-name="ce45" office:value="1139" office:value-type="float">
            <text:p>11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bbekerk</text:p>
            <office:annotation>
              <text:p>http://purl.org/linked-data/sdmx/2009/dimension#refArea=http://www.gemeentegeschiedenis.nl/amco/10439</text:p>
            </office:annotation>
          </table:table-cell>
          <table:table-cell ns42:value-type="string" table:style-name="ce28" office:value-type="string">
            <text:p>0359</text:p>
          </table:table-cell>
          <table:table-cell table:style-name="ce31"/>
          <table:table-cell ns42:value-type="float" table:style-name="ce41" office:value="338" office:value-type="float">
            <text:p>338</text:p>
          </table:table-cell>
          <table:table-cell ns42:value-type="float" table:style-name="ce45" office:value="343" office:value-type="float">
            <text:p>34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kersloot</text:p>
            <office:annotation>
              <text:p>http://purl.org/linked-data/sdmx/2009/dimension#refArea=http://www.gemeentegeschiedenis.nl/amco/10346</text:p>
            </office:annotation>
          </table:table-cell>
          <table:table-cell ns42:value-type="string" table:style-name="ce28" office:value-type="string">
            <text:p>0360</text:p>
          </table:table-cell>
          <table:table-cell table:style-name="ce31"/>
          <table:table-cell ns42:value-type="float" table:style-name="ce41" office:value="504" office:value-type="float">
            <text:p>504</text:p>
          </table:table-cell>
          <table:table-cell ns42:value-type="float" table:style-name="ce45" office:value="455" office:value-type="float">
            <text:p>4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dijk</text:p>
            <office:annotation>
              <text:p>http://purl.org/linked-data/sdmx/2009/dimension#refArea=http://www.gemeentegeschiedenis.nl/amco/10822</text:p>
            </office:annotation>
          </table:table-cell>
          <table:table-cell ns42:value-type="string" table:style-name="ce28" office:value-type="string">
            <text:p>0364</text:p>
          </table:table-cell>
          <table:table-cell table:style-name="ce31"/>
          <table:table-cell ns42:value-type="float" table:style-name="ce41" office:value="659" office:value-type="float">
            <text:p>659</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keveen</text:p>
            <office:annotation>
              <text:p>http://purl.org/linked-data/sdmx/2009/dimension#refArea=http://www.gemeentegeschiedenis.nl/amco/10936</text:p>
            </office:annotation>
          </table:table-cell>
          <table:table-cell ns42:value-type="string" table:style-name="ce28" office:value-type="string">
            <text:p>1014</text:p>
          </table:table-cell>
          <table:table-cell table:style-name="ce31"/>
          <table:table-cell ns42:value-type="float" table:style-name="ce41" office:value="217" office:value-type="float">
            <text:p>217</text:p>
          </table:table-cell>
          <table:table-cell ns42:value-type="float" table:style-name="ce45" office:value="243" office:value-type="float">
            <text:p>24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na Paulowna</text:p>
            <office:annotation>
              <text:p>http://purl.org/linked-data/sdmx/2009/dimension#refArea=http://www.gemeentegeschiedenis.nl/amco/10344</text:p>
            </office:annotation>
          </table:table-cell>
          <table:table-cell ns42:value-type="string" table:style-name="ce28" office:value-type="string">
            <text:p>0366</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ssendelft</text:p>
            <office:annotation>
              <text:p>http://purl.org/linked-data/sdmx/2009/dimension#refArea=http://www.gemeentegeschiedenis.nl/amco/11373</text:p>
            </office:annotation>
          </table:table-cell>
          <table:table-cell ns42:value-type="string" table:style-name="ce28" office:value-type="string">
            <text:p>0367</text:p>
          </table:table-cell>
          <table:table-cell table:style-name="ce31"/>
          <table:table-cell ns42:value-type="float" table:style-name="ce41" office:value="1241" office:value-type="float">
            <text:p>1241</text:p>
          </table:table-cell>
          <table:table-cell ns42:value-type="float" table:style-name="ce45" office:value="1180" office:value-type="float">
            <text:p>118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venhorn</text:p>
            <office:annotation>
              <text:p>http://purl.org/linked-data/sdmx/2009/dimension#refArea=http://www.gemeentegeschiedenis.nl/amco/11147</text:p>
            </office:annotation>
          </table:table-cell>
          <table:table-cell ns42:value-type="string" table:style-name="ce28" office:value-type="string">
            <text:p>0368</text:p>
          </table:table-cell>
          <table:table-cell table:style-name="ce31"/>
          <table:table-cell ns42:value-type="float" table:style-name="ce41" office:value="177" office:value-type="float">
            <text:p>177</text:p>
          </table:table-cell>
          <table:table-cell ns42:value-type="float" table:style-name="ce45" office:value="149" office:value-type="float">
            <text:p>14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arsingerhorn</text:p>
            <office:annotation>
              <text:p>http://purl.org/linked-data/sdmx/2009/dimension#refArea=http://www.gemeentegeschiedenis.nl/amco/10973</text:p>
            </office:annotation>
          </table:table-cell>
          <table:table-cell ns42:value-type="string" table:style-name="ce28" office:value-type="string">
            <text:p>0369</text:p>
          </table:table-cell>
          <table:table-cell table:style-name="ce31"/>
          <table:table-cell ns42:value-type="float" table:style-name="ce41" office:value="722" office:value-type="float">
            <text:p>722</text:p>
          </table:table-cell>
          <table:table-cell ns42:value-type="float" table:style-name="ce45" office:value="700" office:value-type="float">
            <text:p>70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mster</text:p>
            <office:annotation>
              <text:p>http://purl.org/linked-data/sdmx/2009/dimension#refArea=http://www.gemeentegeschiedenis.nl/amco/10816</text:p>
            </office:annotation>
          </table:table-cell>
          <table:table-cell ns42:value-type="string" table:style-name="ce28" office:value-type="string">
            <text:p>0370</text:p>
          </table:table-cell>
          <table:table-cell table:style-name="ce31"/>
          <table:table-cell ns42:value-type="float" table:style-name="ce41" office:value="1388" office:value-type="float">
            <text:p>1388</text:p>
          </table:table-cell>
          <table:table-cell ns42:value-type="float" table:style-name="ce45" office:value="1376" office:value-type="float">
            <text:p>137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ts</text:p>
            <office:annotation>
              <text:p>http://purl.org/linked-data/sdmx/2009/dimension#refArea=http://www.gemeentegeschiedenis.nl/amco/10536</text:p>
            </office:annotation>
          </table:table-cell>
          <table:table-cell ns42:value-type="string" table:style-name="ce28" office:value-type="string">
            <text:p>0371</text:p>
          </table:table-cell>
          <table:table-cell table:style-name="ce31"/>
          <table:table-cell ns42:value-type="float" table:style-name="ce41" office:value="210" office:value-type="float">
            <text:p>210</text:p>
          </table:table-cell>
          <table:table-cell ns42:value-type="float" table:style-name="ce45" office:value="191" office:value-type="float">
            <text:p>19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nnebroek</text:p>
            <office:annotation>
              <text:p>http://purl.org/linked-data/sdmx/2009/dimension#refArea=http://www.gemeentegeschiedenis.nl/amco/10734</text:p>
            </office:annotation>
          </table:table-cell>
          <table:table-cell ns42:value-type="string" table:style-name="ce28" office:value-type="string">
            <text:p>0372</text:p>
          </table:table-cell>
          <table:table-cell table:style-name="ce31"/>
          <table:table-cell ns42:value-type="float" table:style-name="ce41" office:value="203" office:value-type="float">
            <text:p>203</text:p>
          </table:table-cell>
          <table:table-cell ns42:value-type="float" table:style-name="ce45" office:value="223" office:value-type="float">
            <text:p>2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gen (NH.)</text:p>
            <office:annotation>
              <text:p>http://purl.org/linked-data/sdmx/2009/dimension#refArea=http://www.gemeentegeschiedenis.nl/amco/11281</text:p>
            </office:annotation>
          </table:table-cell>
          <table:table-cell ns42:value-type="string" table:style-name="ce28" office:value-type="string">
            <text:p>0373</text:p>
          </table:table-cell>
          <table:table-cell table:style-name="ce31"/>
          <table:table-cell ns42:value-type="float" table:style-name="ce41" office:value="450" office:value-type="float">
            <text:p>450</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enrode</text:p>
            <office:annotation>
              <text:p>http://purl.org/linked-data/sdmx/2009/dimension#refArea=http://www.gemeentegeschiedenis.nl/amco/10223</text:p>
            </office:annotation>
          </table:table-cell>
          <table:table-cell ns42:value-type="string" table:style-name="ce28" office:value-type="string">
            <text:p>1306</text:p>
          </table:table-cell>
          <table:table-cell table:style-name="ce33"/>
          <table:table-cell ns42:value-type="float" table:style-name="ce41" office:value="35" office:value-type="float">
            <text:p>35</text:p>
          </table:table-cell>
          <table:table-cell ns42:value-type="float" table:style-name="ce45" office:value="34" office:value-type="float">
            <text:p>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hout</text:p>
            <office:annotation>
              <text:p>http://purl.org/linked-data/sdmx/2009/dimension#refArea=http://www.gemeentegeschiedenis.nl/amco/10354</text:p>
            </office:annotation>
          </table:table-cell>
          <table:table-cell ns42:value-type="string" table:style-name="ce28" office:value-type="string">
            <text:p>0374</text:p>
          </table:table-cell>
          <table:table-cell table:style-name="ce31"/>
          <table:table-cell ns42:value-type="float" table:style-name="ce41" office:value="618" office:value-type="float">
            <text:p>618</text:p>
          </table:table-cell>
          <table:table-cell ns42:value-type="float" table:style-name="ce45" office:value="666" office:value-type="float">
            <text:p>6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verwijk</text:p>
            <office:annotation>
              <text:p>http://purl.org/linked-data/sdmx/2009/dimension#refArea=http://www.gemeentegeschiedenis.nl/amco/10272</text:p>
            </office:annotation>
          </table:table-cell>
          <table:table-cell ns42:value-type="string" table:style-name="ce28" office:value-type="string">
            <text:p>0375</text:p>
          </table:table-cell>
          <table:table-cell table:style-name="ce31"/>
          <table:table-cell ns42:value-type="float" table:style-name="ce41" office:value="1033" office:value-type="float">
            <text:p>103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aricum</text:p>
            <office:annotation>
              <text:p>http://purl.org/linked-data/sdmx/2009/dimension#refArea=http://www.gemeentegeschiedenis.nl/amco/10493</text:p>
            </office:annotation>
          </table:table-cell>
          <table:table-cell ns42:value-type="string" table:style-name="ce28" office:value-type="string">
            <text:p>0376</text:p>
          </table:table-cell>
          <table:table-cell table:style-name="ce31"/>
          <table:table-cell ns42:value-type="float" table:style-name="ce41" office:value="346" office:value-type="float">
            <text:p>346</text:p>
          </table:table-cell>
          <table:table-cell ns42:value-type="float" table:style-name="ce45" office:value="341" office:value-type="float">
            <text:p>3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emendaal</text:p>
            <office:annotation>
              <text:p>http://purl.org/linked-data/sdmx/2009/dimension#refArea=http://www.gemeentegeschiedenis.nl/amco/10850</text:p>
            </office:annotation>
          </table:table-cell>
          <table:table-cell ns42:value-type="string" table:style-name="ce28" office:value-type="string">
            <text:p>0377</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kker</text:p>
            <office:annotation>
              <text:p>http://purl.org/linked-data/sdmx/2009/dimension#refArea=http://www.gemeentegeschiedenis.nl/amco/10804</text:p>
            </office:annotation>
          </table:table-cell>
          <table:table-cell ns42:value-type="string" table:style-name="ce28" office:value-type="string">
            <text:p>0378</text:p>
          </table:table-cell>
          <table:table-cell table:style-name="ce31"/>
          <table:table-cell ns42:value-type="float" table:style-name="ce41" office:value="511" office:value-type="float">
            <text:p>511</text:p>
          </table:table-cell>
          <table:table-cell ns42:value-type="float" table:style-name="ce45" office:value="487" office:value-type="float">
            <text:p>48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ovenkarspel</text:p>
            <office:annotation>
              <text:p>http://purl.org/linked-data/sdmx/2009/dimension#refArea=http://www.gemeentegeschiedenis.nl/amco/10945</text:p>
            </office:annotation>
          </table:table-cell>
          <table:table-cell ns42:value-type="string" table:style-name="ce28" office:value-type="string">
            <text:p>0379</text:p>
          </table:table-cell>
          <table:table-cell table:style-name="ce31"/>
          <table:table-cell ns42:value-type="float" table:style-name="ce41" office:value="469" office:value-type="float">
            <text:p>469</text:p>
          </table:table-cell>
          <table:table-cell ns42:value-type="float" table:style-name="ce45" office:value="506" office:value-type="float">
            <text:p>50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in Waterland</text:p>
            <office:annotation>
              <text:p>http://purl.org/linked-data/sdmx/2009/dimension#refArea=http://www.gemeentegeschiedenis.nl/amco/10289</text:p>
            </office:annotation>
          </table:table-cell>
          <table:table-cell ns42:value-type="string" table:style-name="ce28" office:value-type="string">
            <text:p>0380</text:p>
          </table:table-cell>
          <table:table-cell table:style-name="ce31"/>
          <table:table-cell ns42:value-type="float" table:style-name="ce41" office:value="606" office:value-type="float">
            <text:p>606</text:p>
          </table:table-cell>
          <table:table-cell ns42:value-type="float" table:style-name="ce45" office:value="666" office:value-type="float">
            <text:p>6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op Langedijk</text:p>
            <office:annotation>
              <text:p>http://purl.org/linked-data/sdmx/2009/dimension#refArea=http://www.gemeentegeschiedenis.nl/amco/10955</text:p>
            </office:annotation>
          </table:table-cell>
          <table:table-cell ns42:value-type="string" table:style-name="ce28" office:value-type="string">
            <text:p>1031</text:p>
          </table:table-cell>
          <table:table-cell table:style-name="ce31"/>
          <table:table-cell ns42:value-type="float" table:style-name="ce41" office:value="328" office:value-type="float">
            <text:p>328</text:p>
          </table:table-cell>
          <table:table-cell ns42:value-type="float" table:style-name="ce45" office:value="325" office:value-type="float">
            <text:p>32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iksloot</text:p>
            <office:annotation>
              <text:p>http://purl.org/linked-data/sdmx/2009/dimension#refArea=http://www.gemeentegeschiedenis.nl/amco/10961</text:p>
            </office:annotation>
          </table:table-cell>
          <table:table-cell ns42:value-type="string" table:style-name="ce28" office:value-type="string">
            <text:p>1034</text:p>
          </table:table-cell>
          <table:table-cell table:style-name="ce31"/>
          <table:table-cell ns42:value-type="float" table:style-name="ce41" office:value="401" office:value-type="float">
            <text:p>401</text:p>
          </table:table-cell>
          <table:table-cell ns42:value-type="float" table:style-name="ce45" office:value="458" office:value-type="float">
            <text:p>45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ssum</text:p>
            <office:annotation>
              <text:p>http://purl.org/linked-data/sdmx/2009/dimension#refArea=http://www.gemeentegeschiedenis.nl/amco/10281</text:p>
            </office:annotation>
          </table:table-cell>
          <table:table-cell ns42:value-type="string" table:style-name="ce28" office:value-type="string">
            <text:p>0381</text:p>
          </table:table-cell>
          <table:table-cell table:style-name="ce31"/>
          <table:table-cell ns42:value-type="float" table:style-name="ce41" office:value="299" office:value-type="float">
            <text:p>299</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ijlmermeer</text:p>
            <office:annotation>
              <text:p>http://purl.org/linked-data/sdmx/2009/dimension#refArea=http://www.gemeentegeschiedenis.nl/amco/11272</text:p>
            </office:annotation>
          </table:table-cell>
          <table:table-cell ns42:value-type="string" table:style-name="ce28" office:value-type="string">
            <text:p>1309</text:p>
          </table:table-cell>
          <table:table-cell table:style-name="ce33"/>
          <table:table-cell ns42:value-type="float" table:style-name="ce41" office:value="59" office:value-type="float">
            <text:p>59</text:p>
          </table:table-cell>
          <table:table-cell ns42:value-type="float" table:style-name="ce45" office:value="59" office:value-type="float">
            <text:p>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llantsoog</text:p>
            <office:annotation>
              <text:p>http://purl.org/linked-data/sdmx/2009/dimension#refArea=http://www.gemeentegeschiedenis.nl/amco/10559</text:p>
            </office:annotation>
          </table:table-cell>
          <table:table-cell ns42:value-type="string" table:style-name="ce28" office:value-type="string">
            <text:p>0382</text:p>
          </table:table-cell>
          <table:table-cell table:style-name="ce31"/>
          <table:table-cell ns42:value-type="float" table:style-name="ce41" office:value="146" office:value-type="float">
            <text:p>146</text:p>
          </table:table-cell>
          <table:table-cell ns42:value-type="float" table:style-name="ce45" office:value="147" office:value-type="float">
            <text:p>1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stricum</text:p>
            <office:annotation>
              <text:p>http://purl.org/linked-data/sdmx/2009/dimension#refArea=http://www.gemeentegeschiedenis.nl/amco/11287</text:p>
            </office:annotation>
          </table:table-cell>
          <table:table-cell ns42:value-type="string" table:style-name="ce28" office:value-type="string">
            <text:p>0383</text:p>
          </table:table-cell>
          <table:table-cell table:style-name="ce31"/>
          <table:table-cell ns42:value-type="float" table:style-name="ce41" office:value="410" office:value-type="float">
            <text:p>410</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iemen</text:p>
            <office:annotation>
              <text:p>http://purl.org/linked-data/sdmx/2009/dimension#refArea=http://www.gemeentegeschiedenis.nl/amco/11039</text:p>
            </office:annotation>
          </table:table-cell>
          <table:table-cell ns42:value-type="string" table:style-name="ce28" office:value-type="string">
            <text:p>0384</text:p>
          </table:table-cell>
          <table:table-cell table:style-name="ce31"/>
          <table:table-cell ns42:value-type="float" table:style-name="ce41" office:value="391" office:value-type="float">
            <text:p>391</text:p>
          </table:table-cell>
          <table:table-cell ns42:value-type="float" table:style-name="ce45" office:value="362" office:value-type="float">
            <text:p>36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dam</text:p>
            <office:annotation>
              <text:p>http://purl.org/linked-data/sdmx/2009/dimension#refArea=http://www.gemeentegeschiedenis.nl/amco/10884</text:p>
            </office:annotation>
          </table:table-cell>
          <table:table-cell ns42:value-type="string" table:style-name="ce28" office:value-type="string">
            <text:p>1315</text:p>
          </table:table-cell>
          <table:table-cell table:style-name="ce31"/>
          <table:table-cell ns42:value-type="float" table:style-name="ce41" office:value="1956" office:value-type="float">
            <text:p>1956</text:p>
          </table:table-cell>
          <table:table-cell ns42:value-type="float" table:style-name="ce45" office:value="1984" office:value-type="float">
            <text:p>198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aan Zee</text:p>
            <office:annotation>
              <text:p>http://purl.org/linked-data/sdmx/2009/dimension#refArea=http://www.gemeentegeschiedenis.nl/amco/10421</text:p>
            </office:annotation>
          </table:table-cell>
          <table:table-cell ns42:value-type="string" table:style-name="ce28" office:value-type="string">
            <text:p>0386</text:p>
          </table:table-cell>
          <table:table-cell table:style-name="ce31"/>
          <table:table-cell ns42:value-type="float" table:style-name="ce41" office:value="590" office:value-type="float">
            <text:p>590</text:p>
          </table:table-cell>
          <table:table-cell ns42:value-type="float" table:style-name="ce45" office:value="619" office:value-type="float">
            <text:p>6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Binnen</text:p>
            <office:annotation>
              <text:p>http://purl.org/linked-data/sdmx/2009/dimension#refArea=http://www.gemeentegeschiedenis.nl/amco/10989</text:p>
            </office:annotation>
          </table:table-cell>
          <table:table-cell ns42:value-type="string" table:style-name="ce28" office:value-type="string">
            <text:p>0387</text:p>
          </table:table-cell>
          <table:table-cell table:style-name="ce31"/>
          <table:table-cell ns42:value-type="float" table:style-name="ce41" office:value="440" office:value-type="float">
            <text:p>440</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nkhuizen</text:p>
            <office:annotation>
              <text:p>http://purl.org/linked-data/sdmx/2009/dimension#refArea=http://www.gemeentegeschiedenis.nl/amco/10729</text:p>
            </office:annotation>
          </table:table-cell>
          <table:table-cell ns42:value-type="string" table:style-name="ce28" office:value-type="string">
            <text:p>0388</text:p>
          </table:table-cell>
          <table:table-cell table:style-name="ce31"/>
          <table:table-cell ns42:value-type="float" table:style-name="ce41" office:value="2536" office:value-type="float">
            <text:p>2536</text:p>
          </table:table-cell>
          <table:table-cell ns42:value-type="float" table:style-name="ce45" office:value="2852" office:value-type="float">
            <text:p>2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tersheim</text:p>
            <office:annotation>
              <text:p>http://purl.org/linked-data/sdmx/2009/dimension#refArea=http://www.gemeentegeschiedenis.nl/amco/11158</text:p>
            </office:annotation>
          </table:table-cell>
          <table:table-cell ns42:value-type="string" table:style-name="ce28" office:value-type="string">
            <text:p>1316</text:p>
          </table:table-cell>
          <table:table-cell table:style-name="ce33"/>
          <table:table-cell ns42:value-type="float" table:style-name="ce41" office:value="41" office:value-type="float">
            <text:p>41</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aft</text:p>
            <office:annotation>
              <text:p>http://purl.org/linked-data/sdmx/2009/dimension#refArea=http://www.gemeentegeschiedenis.nl/amco/10484</text:p>
            </office:annotation>
          </table:table-cell>
          <table:table-cell ns42:value-type="string" table:style-name="ce28" office:value-type="string">
            <text:p>0389</text:p>
          </table:table-cell>
          <table:table-cell table:style-name="ce31"/>
          <table:table-cell ns42:value-type="float" table:style-name="ce41" office:value="670" office:value-type="float">
            <text:p>670</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Graveland</text:p>
            <office:annotation>
              <text:p>http://purl.org/linked-data/sdmx/2009/dimension#refArea=http://www.gemeentegeschiedenis.nl/amco/10534</text:p>
            </office:annotation>
          </table:table-cell>
          <table:table-cell ns42:value-type="string" table:style-name="ce28" office:value-type="string">
            <text:p>0390</text:p>
          </table:table-cell>
          <table:table-cell table:style-name="ce31"/>
          <table:table-cell ns42:value-type="float" table:style-name="ce41" office:value="507" office:value-type="float">
            <text:p>507</text:p>
          </table:table-cell>
          <table:table-cell ns42:value-type="float" table:style-name="ce45" office:value="633" office:value-type="float">
            <text:p>63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et</text:p>
            <office:annotation>
              <text:p>http://purl.org/linked-data/sdmx/2009/dimension#refArea=http://www.gemeentegeschiedenis.nl/amco/10200</text:p>
            </office:annotation>
          </table:table-cell>
          <table:table-cell ns42:value-type="string" table:style-name="ce28" office:value-type="string">
            <text:p>1323</text:p>
          </table:table-cell>
          <table:table-cell table:style-name="ce33"/>
          <table:table-cell ns42:value-type="float" table:style-name="ce41" office:value="98" office:value-type="float">
            <text:p>98</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otebroek</text:p>
            <office:annotation>
              <text:p>http://purl.org/linked-data/sdmx/2009/dimension#refArea=http://www.gemeentegeschiedenis.nl/amco/11337</text:p>
            </office:annotation>
          </table:table-cell>
          <table:table-cell ns42:value-type="string" table:style-name="ce28" office:value-type="string">
            <text:p>0391</text:p>
          </table:table-cell>
          <table:table-cell table:style-name="ce31"/>
          <table:table-cell ns42:value-type="float" table:style-name="ce41" office:value="781" office:value-type="float">
            <text:p>78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sthuizen</text:p>
            <office:annotation>
              <text:p>http://purl.org/linked-data/sdmx/2009/dimension#refArea=http://www.gemeentegeschiedenis.nl/amco/11271</text:p>
            </office:annotation>
          </table:table-cell>
          <table:table-cell ns42:value-type="string" table:style-name="ce28" office:value-type="string">
            <text:p>1324</text:p>
          </table:table-cell>
          <table:table-cell table:style-name="ce33"/>
          <table:table-cell ns42:value-type="float" table:style-name="ce41" office:value="142" office:value-type="float">
            <text:p>142</text:p>
          </table:table-cell>
          <table:table-cell ns42:value-type="float" table:style-name="ce45" office:value="132" office:value-type="float">
            <text:p>1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liede</text:p>
            <office:annotation>
              <text:p>http://purl.org/linked-data/sdmx/2009/dimension#refArea=http://www.gemeentegeschiedenis.nl/amco/10041</text:p>
            </office:annotation>
          </table:table-cell>
          <table:table-cell ns42:value-type="string" table:style-name="ce28" office:value-type="string">
            <text:p>1325</text:p>
          </table:table-cell>
          <table:table-cell table:style-name="ce33"/>
          <table:table-cell ns42:value-type="float" table:style-name="ce41" office:value="100" office:value-type="float">
            <text:p>100</text:p>
          </table:table-cell>
          <table:table-cell ns42:value-type="float" table:style-name="ce45" office:value="99" office:value-type="float">
            <text:p>9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meer</text:p>
            <office:annotation>
              <text:p>http://purl.org/linked-data/sdmx/2009/dimension#refArea=http://www.gemeentegeschiedenis.nl/amco/11387</text:p>
            </office:annotation>
          </table:table-cell>
          <table:table-cell ns42:value-type="string" table:style-name="ce28" office:value-type="string">
            <text:p>039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renkarspel</text:p>
            <office:annotation>
              <text:p>http://purl.org/linked-data/sdmx/2009/dimension#refArea=http://www.gemeentegeschiedenis.nl/amco/10963</text:p>
            </office:annotation>
          </table:table-cell>
          <table:table-cell ns42:value-type="string" table:style-name="ce28" office:value-type="string">
            <text:p>0395</text:p>
          </table:table-cell>
          <table:table-cell table:style-name="ce31"/>
          <table:table-cell ns42:value-type="float" table:style-name="ce41" office:value="531" office:value-type="float">
            <text:p>531</text:p>
          </table:table-cell>
          <table:table-cell ns42:value-type="float" table:style-name="ce45" office:value="474" office:value-type="float">
            <text:p>47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kerk</text:p>
            <office:annotation>
              <text:p>http://purl.org/linked-data/sdmx/2009/dimension#refArea=http://www.gemeentegeschiedenis.nl/amco/10679</text:p>
            </office:annotation>
          </table:table-cell>
          <table:table-cell ns42:value-type="string" table:style-name="ce28" office:value-type="string">
            <text:p>0396</text:p>
          </table:table-cell>
          <table:table-cell table:style-name="ce31"/>
          <table:table-cell ns42:value-type="float" table:style-name="ce41" office:value="405" office:value-type="float">
            <text:p>405</text:p>
          </table:table-cell>
          <table:table-cell ns42:value-type="float" table:style-name="ce45" office:value="346" office:value-type="float">
            <text:p>3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tede</text:p>
            <office:annotation>
              <text:p>http://purl.org/linked-data/sdmx/2009/dimension#refArea=http://www.gemeentegeschiedenis.nl/amco/11288</text:p>
            </office:annotation>
          </table:table-cell>
          <table:table-cell ns42:value-type="string" table:style-name="ce28" office:value-type="string">
            <text:p>0397</text:p>
          </table:table-cell>
          <table:table-cell table:style-name="ce31"/>
          <table:table-cell ns42:value-type="float" table:style-name="ce41" office:value="1062" office:value-type="float">
            <text:p>1062</text:p>
          </table:table-cell>
          <table:table-cell ns42:value-type="float" table:style-name="ce45" office:value="1165" office:value-type="float">
            <text:p>116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rhugowaard</text:p>
            <office:annotation>
              <text:p>http://purl.org/linked-data/sdmx/2009/dimension#refArea=http://www.gemeentegeschiedenis.nl/amco/10752</text:p>
            </office:annotation>
          </table:table-cell>
          <table:table-cell ns42:value-type="string" table:style-name="ce28" office:value-type="string">
            <text:p>0398</text:p>
          </table:table-cell>
          <table:table-cell table:style-name="ce31"/>
          <table:table-cell ns42:value-type="float" table:style-name="ce41" office:value="438" office:value-type="float">
            <text:p>438</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iloo</text:p>
            <office:annotation>
              <text:p>http://purl.org/linked-data/sdmx/2009/dimension#refArea=http://www.gemeentegeschiedenis.nl/amco/10793</text:p>
            </office:annotation>
          </table:table-cell>
          <table:table-cell ns42:value-type="string" table:style-name="ce28" office:value-type="string">
            <text:p>0399</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nsbroek</text:p>
            <office:annotation>
              <text:p>http://purl.org/linked-data/sdmx/2009/dimension#refArea=http://www.gemeentegeschiedenis.nl/amco/10181</text:p>
            </office:annotation>
          </table:table-cell>
          <table:table-cell ns42:value-type="string" table:style-name="ce28" office:value-type="string">
            <text:p>0401</text:p>
          </table:table-cell>
          <table:table-cell table:style-name="ce31"/>
          <table:table-cell ns42:value-type="float" table:style-name="ce41" office:value="297" office:value-type="float">
            <text:p>297</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ilversum</text:p>
            <office:annotation>
              <text:p>http://purl.org/linked-data/sdmx/2009/dimension#refArea=http://www.gemeentegeschiedenis.nl/amco/11285</text:p>
            </office:annotation>
          </table:table-cell>
          <table:table-cell ns42:value-type="string" table:style-name="ce28" office:value-type="string">
            <text:p>0402</text:p>
          </table:table-cell>
          <table:table-cell table:style-name="ce31"/>
          <table:table-cell ns42:value-type="float" table:style-name="ce41" office:value="2113" office:value-type="float">
            <text:p>2113</text:p>
          </table:table-cell>
          <table:table-cell ns42:value-type="float" table:style-name="ce45" office:value="2254" office:value-type="float">
            <text:p>2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karspel</text:p>
            <office:annotation>
              <text:p>http://purl.org/linked-data/sdmx/2009/dimension#refArea=http://www.gemeentegeschiedenis.nl/amco/10642</text:p>
            </office:annotation>
          </table:table-cell>
          <table:table-cell ns42:value-type="string" table:style-name="ce28" office:value-type="string">
            <text:p>0403</text:p>
          </table:table-cell>
          <table:table-cell table:style-name="ce31"/>
          <table:table-cell ns42:value-type="float" table:style-name="ce41" office:value="426" office:value-type="float">
            <text:p>426</text:p>
          </table:table-cell>
          <table:table-cell ns42:value-type="float" table:style-name="ce45" office:value="458" office:value-type="float">
            <text:p>45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woud</text:p>
            <office:annotation>
              <text:p>http://purl.org/linked-data/sdmx/2009/dimension#refArea=http://www.gemeentegeschiedenis.nl/amco/11029</text:p>
            </office:annotation>
          </table:table-cell>
          <table:table-cell ns42:value-type="string" table:style-name="ce28" office:value-type="string">
            <text:p>0404</text:p>
          </table:table-cell>
          <table:table-cell table:style-name="ce31"/>
          <table:table-cell ns42:value-type="float" table:style-name="ce41" office:value="683" office:value-type="float">
            <text:p>683</text:p>
          </table:table-cell>
          <table:table-cell ns42:value-type="float" table:style-name="ce45" office:value="682" office:value-type="float">
            <text:p>6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rn</text:p>
            <office:annotation>
              <text:p>http://purl.org/linked-data/sdmx/2009/dimension#refArea=http://www.gemeentegeschiedenis.nl/amco/11392</text:p>
            </office:annotation>
          </table:table-cell>
          <table:table-cell ns42:value-type="string" table:style-name="ce28" office:value-type="string">
            <text:p>0405</text:p>
          </table:table-cell>
          <table:table-cell table:style-name="ce31"/>
          <table:table-cell ns42:value-type="float" table:style-name="ce41" office:value="3372" office:value-type="float">
            <text:p>3372</text:p>
          </table:table-cell>
          <table:table-cell ns42:value-type="float" table:style-name="ce45" office:value="4046" office:value-type="float">
            <text:p>40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utrijk en Polanen</text:p>
            <office:annotation>
              <text:p>http://purl.org/linked-data/sdmx/2009/dimension#refArea=http://www.gemeentegeschiedenis.nl/amco/11252</text:p>
            </office:annotation>
          </table:table-cell>
          <table:table-cell ns42:value-type="string" table:style-name="ce28" office:value-type="string">
            <text:p>1087</text:p>
          </table:table-cell>
          <table:table-cell table:style-name="ce33"/>
          <table:table-cell ns42:value-type="float" table:style-name="ce41" office:value="117" office:value-type="float">
            <text:p>117</text:p>
          </table:table-cell>
          <table:table-cell ns42:value-type="float" table:style-name="ce45" office:value="132" office:value-type="float">
            <text:p>1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uizen</text:p>
            <office:annotation>
              <text:p>http://purl.org/linked-data/sdmx/2009/dimension#refArea=http://www.gemeentegeschiedenis.nl/amco/11170</text:p>
            </office:annotation>
          </table:table-cell>
          <table:table-cell ns42:value-type="string" table:style-name="ce28" office:value-type="string">
            <text:p>0406</text:p>
          </table:table-cell>
          <table:table-cell table:style-name="ce31"/>
          <table:table-cell ns42:value-type="float" table:style-name="ce41" office:value="1008" office:value-type="float">
            <text:p>1008</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Ilpendam</text:p>
            <office:annotation>
              <text:p>http://purl.org/linked-data/sdmx/2009/dimension#refArea=http://www.gemeentegeschiedenis.nl/amco/10809</text:p>
            </office:annotation>
          </table:table-cell>
          <table:table-cell ns42:value-type="string" table:style-name="ce28" office:value-type="string">
            <text:p>0407</text:p>
          </table:table-cell>
          <table:table-cell table:style-name="ce31"/>
          <table:table-cell ns42:value-type="float" table:style-name="ce41" office:value="557" office:value-type="float">
            <text:p>557</text:p>
          </table:table-cell>
          <table:table-cell ns42:value-type="float" table:style-name="ce45" office:value="609" office:value-type="float">
            <text:p>60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Jisp</text:p>
            <office:annotation>
              <text:p>http://purl.org/linked-data/sdmx/2009/dimension#refArea=http://www.gemeentegeschiedenis.nl/amco/10481</text:p>
            </office:annotation>
          </table:table-cell>
          <table:table-cell ns42:value-type="string" table:style-name="ce28" office:value-type="string">
            <text:p>0408</text:p>
          </table:table-cell>
          <table:table-cell table:style-name="ce31"/>
          <table:table-cell ns42:value-type="float" table:style-name="ce41" office:value="294" office:value-type="float">
            <text:p>294</text:p>
          </table:table-cell>
          <table:table-cell ns42:value-type="float" table:style-name="ce45" office:value="310" office:value-type="float">
            <text:p>31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lslagen</text:p>
            <office:annotation>
              <text:p>http://purl.org/linked-data/sdmx/2009/dimension#refArea=http://www.gemeentegeschiedenis.nl/amco/10724</text:p>
            </office:annotation>
          </table:table-cell>
          <table:table-cell ns42:value-type="string" table:style-name="ce28" office:value-type="string">
            <text:p>1334</text:p>
          </table:table-cell>
          <table:table-cell table:style-name="ce33"/>
          <table:table-cell ns42:value-type="float" table:style-name="ce41" office:value="90" office:value-type="float">
            <text:p>90</text:p>
          </table:table-cell>
          <table:table-cell ns42:value-type="float" table:style-name="ce45" office:value="99" office:value-type="float">
            <text:p>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twoude</text:p>
            <office:annotation>
              <text:p>http://purl.org/linked-data/sdmx/2009/dimension#refArea=http://www.gemeentegeschiedenis.nl/amco/11136</text:p>
            </office:annotation>
          </table:table-cell>
          <table:table-cell ns42:value-type="string" table:style-name="ce28" office:value-type="string">
            <text:p>0409</text:p>
          </table:table-cell>
          <table:table-cell table:style-name="ce31"/>
          <table:table-cell ns42:value-type="float" table:style-name="ce41" office:value="82" office:value-type="float">
            <text:p>82</text:p>
          </table:table-cell>
          <table:table-cell ns42:value-type="float" table:style-name="ce45" office:value="82" office:value-type="float">
            <text:p>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edijk</text:p>
            <office:annotation>
              <text:p>http://purl.org/linked-data/sdmx/2009/dimension#refArea=http://www.gemeentegeschiedenis.nl/amco/10510</text:p>
            </office:annotation>
          </table:table-cell>
          <table:table-cell ns42:value-type="string" table:style-name="ce28" office:value-type="string">
            <text:p>0410</text:p>
          </table:table-cell>
          <table:table-cell table:style-name="ce31"/>
          <table:table-cell ns42:value-type="float" table:style-name="ce41" office:value="325" office:value-type="float">
            <text:p>32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og aan de Zaan</text:p>
            <office:annotation>
              <text:p>http://purl.org/linked-data/sdmx/2009/dimension#refArea=http://www.gemeentegeschiedenis.nl/amco/10776</text:p>
            </office:annotation>
          </table:table-cell>
          <table:table-cell ns42:value-type="string" table:style-name="ce28" office:value-type="string">
            <text:p>0411</text:p>
          </table:table-cell>
          <table:table-cell table:style-name="ce31"/>
          <table:table-cell ns42:value-type="float" table:style-name="ce41" office:value="936" office:value-type="float">
            <text:p>936</text:p>
          </table:table-cell>
          <table:table-cell ns42:value-type="float" table:style-name="ce45" office:value="1015" office:value-type="float">
            <text:p>101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rtenhoef</text:p>
            <office:annotation>
              <text:p>http://purl.org/linked-data/sdmx/2009/dimension#refArea=http://www.gemeentegeschiedenis.nl/amco/10467</text:p>
            </office:annotation>
          </table:table-cell>
          <table:table-cell ns42:value-type="string" table:style-name="ce28" office:value-type="string">
            <text:p>1097</text:p>
          </table:table-cell>
          <table:table-cell table:style-name="ce31"/>
          <table:table-cell ns42:value-type="float" table:style-name="ce41" office:value="363" office:value-type="float">
            <text:p>363</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rommenie</text:p>
            <office:annotation>
              <text:p>http://purl.org/linked-data/sdmx/2009/dimension#refArea=http://www.gemeentegeschiedenis.nl/amco/10373</text:p>
            </office:annotation>
          </table:table-cell>
          <table:table-cell ns42:value-type="string" table:style-name="ce28" office:value-type="string">
            <text:p>0413</text:p>
          </table:table-cell>
          <table:table-cell table:style-name="ce31"/>
          <table:table-cell ns42:value-type="float" table:style-name="ce41" office:value="1157" office:value-type="float">
            <text:p>115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wadijk</text:p>
            <office:annotation>
              <text:p>http://purl.org/linked-data/sdmx/2009/dimension#refArea=http://www.gemeentegeschiedenis.nl/amco/10775</text:p>
            </office:annotation>
          </table:table-cell>
          <table:table-cell ns42:value-type="string" table:style-name="ce28" office:value-type="string">
            <text:p>0414</text:p>
          </table:table-cell>
          <table:table-cell table:style-name="ce31"/>
          <table:table-cell ns42:value-type="float" table:style-name="ce41" office:value="147" office:value-type="float">
            <text:p>147</text:p>
          </table:table-cell>
          <table:table-cell ns42:value-type="float" table:style-name="ce45" office:value="134" office:value-type="float">
            <text:p>1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ndsmeer</text:p>
            <office:annotation>
              <text:p>http://purl.org/linked-data/sdmx/2009/dimension#refArea=http://www.gemeentegeschiedenis.nl/amco/11225</text:p>
            </office:annotation>
          </table:table-cell>
          <table:table-cell ns42:value-type="string" table:style-name="ce28" office:value-type="string">
            <text:p>0415</text:p>
          </table:table-cell>
          <table:table-cell table:style-name="ce31"/>
          <table:table-cell ns42:value-type="float" table:style-name="ce41" office:value="452" office:value-type="float">
            <text:p>452</text:p>
          </table:table-cell>
          <table:table-cell ns42:value-type="float" table:style-name="ce45" office:value="476" office:value-type="float">
            <text:p>47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ren (NH.)</text:p>
            <office:annotation>
              <text:p>http://purl.org/linked-data/sdmx/2009/dimension#refArea=http://www.gemeentegeschiedenis.nl/amco/10649</text:p>
            </office:annotation>
          </table:table-cell>
          <table:table-cell ns42:value-type="string" table:style-name="ce28" office:value-type="string">
            <text:p>0417</text:p>
          </table:table-cell>
          <table:table-cell table:style-name="ce31"/>
          <table:table-cell ns42:value-type="float" table:style-name="ce41" office:value="861" office:value-type="float">
            <text:p>861</text:p>
          </table:table-cell>
          <table:table-cell ns42:value-type="float" table:style-name="ce45" office:value="968" office:value-type="float">
            <text:p>96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eimuiden</text:p>
            <office:annotation>
              <text:p>http://purl.org/linked-data/sdmx/2009/dimension#refArea=http://www.gemeentegeschiedenis.nl/amco/11351</text:p>
            </office:annotation>
          </table:table-cell>
          <table:table-cell ns42:value-type="string" table:style-name="ce28" office:value-type="string">
            <text:p>0549</text:p>
          </table:table-cell>
          <table:table-cell table:style-name="ce33"/>
          <table:table-cell ns42:value-type="float" table:style-name="ce41" office:value="422" office:value-type="float">
            <text:p>422</text:p>
          </table:table-cell>
          <table:table-cell ns42:value-type="float" table:style-name="ce45" office:value="459" office:value-type="float">
            <text:p>4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immen</text:p>
            <office:annotation>
              <text:p>http://purl.org/linked-data/sdmx/2009/dimension#refArea=http://www.gemeentegeschiedenis.nl/amco/11370</text:p>
            </office:annotation>
          </table:table-cell>
          <table:table-cell ns42:value-type="string" table:style-name="ce28" office:value-type="string">
            <text:p>0418</text:p>
          </table:table-cell>
          <table:table-cell table:style-name="ce31"/>
          <table:table-cell ns42:value-type="float" table:style-name="ce41" office:value="277" office:value-type="float">
            <text:p>27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Maarten</text:p>
            <office:annotation>
              <text:p>http://purl.org/linked-data/sdmx/2009/dimension#refArea=http://www.gemeentegeschiedenis.nl/amco/10740</text:p>
            </office:annotation>
          </table:table-cell>
          <table:table-cell ns42:value-type="string" table:style-name="ce28" office:value-type="string">
            <text:p>0445</text:p>
          </table:table-cell>
          <table:table-cell table:style-name="ce31"/>
          <table:table-cell ns42:value-type="float" table:style-name="ce41" office:value="336" office:value-type="float">
            <text:p>336</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arken</text:p>
            <office:annotation>
              <text:p>http://purl.org/linked-data/sdmx/2009/dimension#refArea=http://www.gemeentegeschiedenis.nl/amco/10901</text:p>
            </office:annotation>
          </table:table-cell>
          <table:table-cell ns42:value-type="string" table:style-name="ce28" office:value-type="string">
            <text:p>0419</text:p>
          </table:table-cell>
          <table:table-cell table:style-name="ce31"/>
          <table:table-cell ns42:value-type="float" table:style-name="ce41" office:value="351" office:value-type="float">
            <text:p>351</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edemblik</text:p>
            <office:annotation>
              <text:p>http://purl.org/linked-data/sdmx/2009/dimension#refArea=http://www.gemeentegeschiedenis.nl/amco/11215</text:p>
            </office:annotation>
          </table:table-cell>
          <table:table-cell ns42:value-type="string" table:style-name="ce28" office:value-type="string">
            <text:p>0420</text:p>
          </table:table-cell>
          <table:table-cell table:style-name="ce31"/>
          <table:table-cell ns42:value-type="float" table:style-name="ce41" office:value="1230" office:value-type="float">
            <text:p>1230</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delie</text:p>
            <office:annotation>
              <text:p>http://purl.org/linked-data/sdmx/2009/dimension#refArea=http://www.gemeentegeschiedenis.nl/amco/10452</text:p>
            </office:annotation>
          </table:table-cell>
          <table:table-cell ns42:value-type="string" table:style-name="ce28" office:value-type="string">
            <text:p>0421</text:p>
          </table:table-cell>
          <table:table-cell table:style-name="ce31"/>
          <table:table-cell ns42:value-type="float" table:style-name="ce41" office:value="215" office:value-type="float">
            <text:p>215</text:p>
          </table:table-cell>
          <table:table-cell ns42:value-type="float" table:style-name="ce45" office:value="229" office:value-type="float">
            <text:p>2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woud</text:p>
            <office:annotation>
              <text:p>http://purl.org/linked-data/sdmx/2009/dimension#refArea=http://www.gemeentegeschiedenis.nl/amco/10924</text:p>
            </office:annotation>
          </table:table-cell>
          <table:table-cell ns42:value-type="string" table:style-name="ce28" office:value-type="string">
            <text:p>0422</text:p>
          </table:table-cell>
          <table:table-cell table:style-name="ce31"/>
          <table:table-cell ns42:value-type="float" table:style-name="ce41" office:value="210" office:value-type="float">
            <text:p>210</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onnickendam</text:p>
            <office:annotation>
              <text:p>http://purl.org/linked-data/sdmx/2009/dimension#refArea=http://www.gemeentegeschiedenis.nl/amco/10983</text:p>
            </office:annotation>
          </table:table-cell>
          <table:table-cell ns42:value-type="string" table:style-name="ce28" office:value-type="string">
            <text:p>0423</text:p>
          </table:table-cell>
          <table:table-cell table:style-name="ce31"/>
          <table:table-cell ns42:value-type="float" table:style-name="ce41" office:value="1175" office:value-type="float">
            <text:p>1175</text:p>
          </table:table-cell>
          <table:table-cell ns42:value-type="float" table:style-name="ce45" office:value="1321" office:value-type="float">
            <text:p>13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uiden</text:p>
            <office:annotation>
              <text:p>http://purl.org/linked-data/sdmx/2009/dimension#refArea=http://www.gemeentegeschiedenis.nl/amco/10958</text:p>
            </office:annotation>
          </table:table-cell>
          <table:table-cell ns42:value-type="string" table:style-name="ce28" office:value-type="string">
            <text:p>0424</text:p>
          </table:table-cell>
          <table:table-cell table:style-name="ce31"/>
          <table:table-cell ns42:value-type="float" table:style-name="ce41" office:value="794" office:value-type="float">
            <text:p>794</text:p>
          </table:table-cell>
          <table:table-cell ns42:value-type="float" table:style-name="ce45" office:value="823" office:value-type="float">
            <text:p>8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aarden</text:p>
            <office:annotation>
              <text:p>http://purl.org/linked-data/sdmx/2009/dimension#refArea=http://www.gemeentegeschiedenis.nl/amco/10187</text:p>
            </office:annotation>
          </table:table-cell>
          <table:table-cell ns42:value-type="string" table:style-name="ce28" office:value-type="string">
            <text:p>0425</text:p>
          </table:table-cell>
          <table:table-cell table:style-name="ce31"/>
          <table:table-cell ns42:value-type="float" table:style-name="ce41" office:value="1246" office:value-type="float">
            <text:p>1246</text:p>
          </table:table-cell>
          <table:table-cell ns42:value-type="float" table:style-name="ce45" office:value="1133" office:value-type="float">
            <text:p>11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ederhorst den Berg</text:p>
            <office:annotation>
              <text:p>http://purl.org/linked-data/sdmx/2009/dimension#refArea=http://www.gemeentegeschiedenis.nl/amco/10715</text:p>
            </office:annotation>
          </table:table-cell>
          <table:table-cell ns42:value-type="string" table:style-name="ce28" office:value-type="string">
            <text:p>0426</text:p>
          </table:table-cell>
          <table:table-cell table:style-name="ce31"/>
          <table:table-cell ns42:value-type="float" table:style-name="ce41" office:value="379" office:value-type="float">
            <text:p>379</text:p>
          </table:table-cell>
          <table:table-cell ns42:value-type="float" table:style-name="ce45" office:value="390" office:value-type="float">
            <text:p>39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bbixwoud</text:p>
            <office:annotation>
              <text:p>http://purl.org/linked-data/sdmx/2009/dimension#refArea=http://www.gemeentegeschiedenis.nl/amco/10091</text:p>
            </office:annotation>
          </table:table-cell>
          <table:table-cell ns42:value-type="string" table:style-name="ce28" office:value-type="string">
            <text:p>0427</text:p>
          </table:table-cell>
          <table:table-cell table:style-name="ce31"/>
          <table:table-cell ns42:value-type="float" table:style-name="ce41" office:value="265" office:value-type="float">
            <text:p>265</text:p>
          </table:table-cell>
          <table:table-cell ns42:value-type="float" table:style-name="ce45" office:value="244" office:value-type="float">
            <text:p>2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dam</text:p>
            <office:annotation>
              <text:p>http://purl.org/linked-data/sdmx/2009/dimension#refArea=http://www.gemeentegeschiedenis.nl/amco/10177</text:p>
            </office:annotation>
          </table:table-cell>
          <table:table-cell ns42:value-type="string" table:style-name="ce28" office:value-type="string">
            <text:p>1120</text:p>
          </table:table-cell>
          <table:table-cell table:style-name="ce31"/>
          <table:table-cell ns42:value-type="float" table:style-name="ce41" office:value="552" office:value-type="float">
            <text:p>552</text:p>
          </table:table-cell>
          <table:table-cell ns42:value-type="float" table:style-name="ce45" office:value="589" office:value-type="float">
            <text:p>58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iedorp</text:p>
            <office:annotation>
              <text:p>http://purl.org/linked-data/sdmx/2009/dimension#refArea=http://www.gemeentegeschiedenis.nl/amco/10073</text:p>
            </office:annotation>
          </table:table-cell>
          <table:table-cell ns42:value-type="string" table:style-name="ce28" office:value-type="string">
            <text:p>0428</text:p>
          </table:table-cell>
          <table:table-cell table:style-name="ce31"/>
          <table:table-cell ns42:value-type="float" table:style-name="ce41" office:value="387" office:value-type="float">
            <text:p>387</text:p>
          </table:table-cell>
          <table:table-cell ns42:value-type="float" table:style-name="ce45" office:value="417" office:value-type="float">
            <text:p>4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r-Amstel</text:p>
            <office:annotation>
              <text:p>http://purl.org/linked-data/sdmx/2009/dimension#refArea=http://www.gemeentegeschiedenis.nl/amco/10799</text:p>
            </office:annotation>
          </table:table-cell>
          <table:table-cell ns42:value-type="string" table:style-name="ce28" office:value-type="string">
            <text:p>1249</text:p>
          </table:table-cell>
          <table:table-cell table:style-name="ce31"/>
          <table:table-cell ns42:value-type="float" table:style-name="ce41" office:value="2211" office:value-type="float">
            <text:p>2211</text:p>
          </table:table-cell>
          <table:table-cell ns42:value-type="float" table:style-name="ce45" office:value="2219" office:value-type="float">
            <text:p>2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oord-Scharwoude</text:p>
            <office:annotation>
              <text:p>http://purl.org/linked-data/sdmx/2009/dimension#refArea=http://www.gemeentegeschiedenis.nl/amco/10075</text:p>
            </office:annotation>
          </table:table-cell>
          <table:table-cell ns42:value-type="string" table:style-name="ce28" office:value-type="string">
            <text:p>1124</text:p>
          </table:table-cell>
          <table:table-cell table:style-name="ce31"/>
          <table:table-cell ns42:value-type="float" table:style-name="ce41" office:value="282" office:value-type="float">
            <text:p>282</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bdam</text:p>
            <office:annotation>
              <text:p>http://purl.org/linked-data/sdmx/2009/dimension#refArea=http://www.gemeentegeschiedenis.nl/amco/11338</text:p>
            </office:annotation>
          </table:table-cell>
          <table:table-cell ns42:value-type="string" table:style-name="ce28" office:value-type="string">
            <text:p>0429</text:p>
          </table:table-cell>
          <table:table-cell table:style-name="ce31"/>
          <table:table-cell ns42:value-type="float" table:style-name="ce41" office:value="282" office:value-type="float">
            <text:p>282</text:p>
          </table:table-cell>
          <table:table-cell ns42:value-type="float" table:style-name="ce45" office:value="301" office:value-type="float">
            <text:p>301</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huizen</text:p>
            <office:annotation>
              <text:p>http://purl.org/linked-data/sdmx/2009/dimension#refArea=http://www.gemeentegeschiedenis.nl/amco/11121</text:p>
            </office:annotation>
          </table:table-cell>
          <table:table-cell ns42:value-type="string" table:style-name="ce28" office:value-type="string">
            <text:p>0430</text:p>
          </table:table-cell>
          <table:table-cell table:style-name="ce31"/>
          <table:table-cell ns42:value-type="float" table:style-name="ce41" office:value="330" office:value-type="float">
            <text:p>330</text:p>
          </table:table-cell>
          <table:table-cell ns42:value-type="float" table:style-name="ce45" office:value="338" office:value-type="float">
            <text:p>33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zaan</text:p>
            <office:annotation>
              <text:p>http://purl.org/linked-data/sdmx/2009/dimension#refArea=http://www.gemeentegeschiedenis.nl/amco/11303</text:p>
            </office:annotation>
          </table:table-cell>
          <table:table-cell ns42:value-type="string" table:style-name="ce28" office:value-type="string">
            <text:p>0431</text:p>
          </table:table-cell>
          <table:table-cell table:style-name="ce31"/>
          <table:table-cell ns42:value-type="float" table:style-name="ce41" office:value="560" office:value-type="float">
            <text:p>56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meer</text:p>
            <office:annotation>
              <text:p>http://purl.org/linked-data/sdmx/2009/dimension#refArea=http://www.gemeentegeschiedenis.nl/amco/10609</text:p>
            </office:annotation>
          </table:table-cell>
          <table:table-cell ns42:value-type="string" table:style-name="ce28" office:value-type="string">
            <text:p>0432</text:p>
          </table:table-cell>
          <table:table-cell table:style-name="ce31"/>
          <table:table-cell ns42:value-type="float" table:style-name="ce41" office:value="199" office:value-type="float">
            <text:p>199</text:p>
          </table:table-cell>
          <table:table-cell ns42:value-type="float" table:style-name="ce45" office:value="172" office:value-type="float">
            <text:p>17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perdoes</text:p>
            <office:annotation>
              <text:p>http://purl.org/linked-data/sdmx/2009/dimension#refArea=http://www.gemeentegeschiedenis.nl/amco/10523</text:p>
            </office:annotation>
          </table:table-cell>
          <table:table-cell ns42:value-type="string" table:style-name="ce28" office:value-type="string">
            <text:p>0433</text:p>
          </table:table-cell>
          <table:table-cell table:style-name="ce31"/>
          <table:table-cell ns42:value-type="float" table:style-name="ce41" office:value="272" office:value-type="float">
            <text:p>27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terleek</text:p>
            <office:annotation>
              <text:p>http://purl.org/linked-data/sdmx/2009/dimension#refArea=http://www.gemeentegeschiedenis.nl/amco/10133</text:p>
            </office:annotation>
          </table:table-cell>
          <table:table-cell ns42:value-type="string" table:style-name="ce28" office:value-type="string">
            <text:p>0434</text:p>
          </table:table-cell>
          <table:table-cell table:style-name="ce31"/>
          <table:table-cell ns42:value-type="float" table:style-name="ce41" office:value="257" office:value-type="float">
            <text:p>257</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dijk</text:p>
            <office:annotation>
              <text:p>http://purl.org/linked-data/sdmx/2009/dimension#refArea=http://www.gemeentegeschiedenis.nl/amco/11090</text:p>
            </office:annotation>
          </table:table-cell>
          <table:table-cell ns42:value-type="string" table:style-name="ce28" office:value-type="string">
            <text:p>0435</text:p>
          </table:table-cell>
          <table:table-cell table:style-name="ce31"/>
          <table:table-cell ns42:value-type="float" table:style-name="ce41" office:value="216" office:value-type="float">
            <text:p>216</text:p>
          </table:table-cell>
          <table:table-cell ns42:value-type="float" table:style-name="ce45" office:value="204" office:value-type="float">
            <text:p>20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iedorp</text:p>
            <office:annotation>
              <text:p>http://purl.org/linked-data/sdmx/2009/dimension#refArea=http://www.gemeentegeschiedenis.nl/amco/10896</text:p>
            </office:annotation>
          </table:table-cell>
          <table:table-cell ns42:value-type="string" table:style-name="ce28" office:value-type="string">
            <text:p>0436</text:p>
          </table:table-cell>
          <table:table-cell table:style-name="ce31"/>
          <table:table-cell ns42:value-type="float" table:style-name="ce41" office:value="383" office:value-type="float">
            <text:p>383</text:p>
          </table:table-cell>
          <table:table-cell ns42:value-type="float" table:style-name="ce45" office:value="361" office:value-type="float">
            <text:p>3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r-Amstel</text:p>
            <office:annotation>
              <text:p>http://purl.org/linked-data/sdmx/2009/dimension#refArea=http://www.gemeentegeschiedenis.nl/amco/10998</text:p>
            </office:annotation>
          </table:table-cell>
          <table:table-cell ns42:value-type="string" table:style-name="ce28" office:value-type="string">
            <text:p>0437</text:p>
          </table:table-cell>
          <table:table-cell table:style-name="ce31"/>
          <table:table-cell ns42:value-type="float" table:style-name="ce41" office:value="1014" office:value-type="float">
            <text:p>1014</text:p>
          </table:table-cell>
          <table:table-cell ns42:value-type="float" table:style-name="ce45" office:value="980" office:value-type="float">
            <text:p>9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karspel</text:p>
            <office:annotation>
              <text:p>http://purl.org/linked-data/sdmx/2009/dimension#refArea=http://www.gemeentegeschiedenis.nl/amco/11051</text:p>
            </office:annotation>
          </table:table-cell>
          <table:table-cell ns42:value-type="string" table:style-name="ce28" office:value-type="string">
            <text:p>1146</text:p>
          </table:table-cell>
          <table:table-cell table:style-name="ce31"/>
          <table:table-cell ns42:value-type="float" table:style-name="ce41" office:value="340" office:value-type="float">
            <text:p>340</text:p>
          </table:table-cell>
          <table:table-cell ns42:value-type="float" table:style-name="ce45" office:value="332" office:value-type="float">
            <text:p>3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orp</text:p>
            <office:annotation>
              <text:p>http://purl.org/linked-data/sdmx/2009/dimension#refArea=http://www.gemeentegeschiedenis.nl/amco/10363</text:p>
            </office:annotation>
          </table:table-cell>
          <table:table-cell ns42:value-type="string" table:style-name="ce28" office:value-type="string">
            <text:p>0438</text:p>
          </table:table-cell>
          <table:table-cell table:style-name="ce31"/>
          <table:table-cell ns42:value-type="float" table:style-name="ce41" office:value="173" office:value-type="float">
            <text:p>173</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Pancras</text:p>
            <office:annotation>
              <text:p>http://purl.org/linked-data/sdmx/2009/dimension#refArea=http://www.gemeentegeschiedenis.nl/amco/10513</text:p>
            </office:annotation>
          </table:table-cell>
          <table:table-cell ns42:value-type="string" table:style-name="ce28" office:value-type="string">
            <text:p>0446</text:p>
          </table:table-cell>
          <table:table-cell table:style-name="ce31"/>
          <table:table-cell ns42:value-type="float" table:style-name="ce41" office:value="131" office:value-type="float">
            <text:p>131</text:p>
          </table:table-cell>
          <table:table-cell ns42:value-type="float" table:style-name="ce45" office:value="114" office:value-type="float">
            <text:p>11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etten</text:p>
            <office:annotation>
              <text:p>http://purl.org/linked-data/sdmx/2009/dimension#refArea=http://www.gemeentegeschiedenis.nl/amco/11057</text:p>
            </office:annotation>
          </table:table-cell>
          <table:table-cell ns42:value-type="string" table:style-name="ce28" office:value-type="string">
            <text:p>1153</text:p>
          </table:table-cell>
          <table:table-cell table:style-name="ce31"/>
          <table:table-cell ns42:value-type="float" table:style-name="ce41" office:value="188" office:value-type="float">
            <text:p>188</text:p>
          </table:table-cell>
          <table:table-cell ns42:value-type="float" table:style-name="ce45" office:value="175" office:value-type="float">
            <text:p>1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urmerend</text:p>
            <office:annotation>
              <text:p>http://purl.org/linked-data/sdmx/2009/dimension#refArea=http://www.gemeentegeschiedenis.nl/amco/11066</text:p>
            </office:annotation>
          </table:table-cell>
          <table:table-cell ns42:value-type="string" table:style-name="ce28" office:value-type="string">
            <text:p>0439</text:p>
          </table:table-cell>
          <table:table-cell table:style-name="ce31"/>
          <table:table-cell ns42:value-type="float" table:style-name="ce41" office:value="1444" office:value-type="float">
            <text:p>1444</text:p>
          </table:table-cell>
          <table:table-cell ns42:value-type="float" table:style-name="ce45" office:value="1617" office:value-type="float">
            <text:p>16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ansdorp</text:p>
            <office:annotation>
              <text:p>http://purl.org/linked-data/sdmx/2009/dimension#refArea=http://www.gemeentegeschiedenis.nl/amco/10789</text:p>
            </office:annotation>
          </table:table-cell>
          <table:table-cell ns42:value-type="string" table:style-name="ce28" office:value-type="string">
            <text:p>1157</text:p>
          </table:table-cell>
          <table:table-cell table:style-name="ce31"/>
          <table:table-cell ns42:value-type="float" table:style-name="ce41" office:value="415" office:value-type="float">
            <text:p>415</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ietwijkeroord</text:p>
            <office:annotation>
              <text:p>http://purl.org/linked-data/sdmx/2009/dimension#refArea=http://www.gemeentegeschiedenis.nl/amco/10473</text:p>
            </office:annotation>
          </table:table-cell>
          <table:table-cell ns42:value-type="string" table:style-name="ce28" office:value-type="string">
            <text:p>1361</text:p>
          </table:table-cell>
          <table:table-cell table:style-name="ce33"/>
          <table:table-cell ns42:value-type="float" table:style-name="ce41" office:value="43" office:value-type="float">
            <text:p>43</text:p>
          </table:table-cell>
          <table:table-cell ns42:value-type="float" table:style-name="ce45" office:value="39" office:value-type="float">
            <text:p>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 Rijp</text:p>
            <office:annotation>
              <text:p>http://purl.org/linked-data/sdmx/2009/dimension#refArea=http://www.gemeentegeschiedenis.nl/amco/11417</text:p>
            </office:annotation>
          </table:table-cell>
          <table:table-cell ns42:value-type="string" table:style-name="ce28" office:value-type="string">
            <text:p>0440</text:p>
          </table:table-cell>
          <table:table-cell table:style-name="ce31"/>
          <table:table-cell ns42:value-type="float" table:style-name="ce41" office:value="878" office:value-type="float">
            <text:p>878</text:p>
          </table:table-cell>
          <table:table-cell ns42:value-type="float" table:style-name="ce45" office:value="986" office:value-type="float">
            <text:p>98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gen</text:p>
            <office:annotation>
              <text:p>http://purl.org/linked-data/sdmx/2009/dimension#refArea=http://www.gemeentegeschiedenis.nl/amco/10511</text:p>
            </office:annotation>
          </table:table-cell>
          <table:table-cell ns42:value-type="string" table:style-name="ce28" office:value-type="string">
            <text:p>0441</text:p>
          </table:table-cell>
          <table:table-cell table:style-name="ce31"/>
          <table:table-cell ns42:value-type="float" table:style-name="ce41" office:value="855" office:value-type="float">
            <text:p>855</text:p>
          </table:table-cell>
          <table:table-cell ns42:value-type="float" table:style-name="ce45" office:value="852" office:value-type="float">
            <text:p>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dam</text:p>
            <office:annotation>
              <text:p>http://purl.org/linked-data/sdmx/2009/dimension#refArea=http://www.gemeentegeschiedenis.nl/amco/10414</text:p>
            </office:annotation>
          </table:table-cell>
          <table:table-cell ns42:value-type="string" table:style-name="ce28" office:value-type="string">
            <text:p>1366</text:p>
          </table:table-cell>
          <table:table-cell table:style-name="ce33"/>
          <table:table-cell ns42:value-type="float" table:style-name="ce41" office:value="45" office:value-type="float">
            <text:p>45</text:p>
          </table:table-cell>
          <table:table-cell ns42:value-type="float" table:style-name="ce45" office:value="50" office:value-type="float">
            <text:p>5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woude</text:p>
            <office:annotation>
              <text:p>http://purl.org/linked-data/sdmx/2009/dimension#refArea=http://www.gemeentegeschiedenis.nl/amco/11254</text:p>
            </office:annotation>
          </table:table-cell>
          <table:table-cell ns42:value-type="string" table:style-name="ce28" office:value-type="string">
            <text:p>1367</text:p>
          </table:table-cell>
          <table:table-cell table:style-name="ce33"/>
          <table:table-cell ns42:value-type="float" table:style-name="ce41" office:value="97" office:value-type="float">
            <text:p>97</text:p>
          </table:table-cell>
          <table:table-cell ns42:value-type="float" table:style-name="ce45" office:value="93" office:value-type="float">
            <text:p>9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gwoude</text:p>
            <office:annotation>
              <text:p>http://purl.org/linked-data/sdmx/2009/dimension#refArea=http://www.gemeentegeschiedenis.nl/amco/10651</text:p>
            </office:annotation>
          </table:table-cell>
          <table:table-cell ns42:value-type="string" table:style-name="ce28" office:value-type="string">
            <text:p>1368</text:p>
          </table:table-cell>
          <table:table-cell table:style-name="ce33"/>
          <table:table-cell ns42:value-type="float" table:style-name="ce41" office:value="71" office:value-type="float">
            <text:p>71</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khout</text:p>
            <office:annotation>
              <text:p>http://purl.org/linked-data/sdmx/2009/dimension#refArea=http://www.gemeentegeschiedenis.nl/amco/10772</text:p>
            </office:annotation>
          </table:table-cell>
          <table:table-cell ns42:value-type="string" table:style-name="ce28" office:value-type="string">
            <text:p>0442</text:p>
          </table:table-cell>
          <table:table-cell table:style-name="ce31"/>
          <table:table-cell ns42:value-type="float" table:style-name="ce41" office:value="252" office:value-type="float">
            <text:p>25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rmerhorn</text:p>
            <office:annotation>
              <text:p>http://purl.org/linked-data/sdmx/2009/dimension#refArea=http://www.gemeentegeschiedenis.nl/amco/10308</text:p>
            </office:annotation>
          </table:table-cell>
          <table:table-cell ns42:value-type="string" table:style-name="ce28" office:value-type="string">
            <text:p>0443</text:p>
          </table:table-cell>
          <table:table-cell table:style-name="ce31"/>
          <table:table-cell ns42:value-type="float" table:style-name="ce41" office:value="458" office:value-type="float">
            <text:p>458</text:p>
          </table:table-cell>
          <table:table-cell ns42:value-type="float" table:style-name="ce45" office:value="485" office:value-type="float">
            <text:p>48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orl</text:p>
            <office:annotation>
              <text:p>http://purl.org/linked-data/sdmx/2009/dimension#refArea=http://www.gemeentegeschiedenis.nl/amco/10627</text:p>
            </office:annotation>
          </table:table-cell>
          <table:table-cell ns42:value-type="string" table:style-name="ce28" office:value-type="string">
            <text:p>0444</text:p>
          </table:table-cell>
          <table:table-cell table:style-name="ce31"/>
          <table:table-cell ns42:value-type="float" table:style-name="ce41" office:value="339" office:value-type="float">
            <text:p>339</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ten</text:p>
            <office:annotation>
              <text:p>http://purl.org/linked-data/sdmx/2009/dimension#refArea=http://www.gemeentegeschiedenis.nl/amco/10382</text:p>
            </office:annotation>
          </table:table-cell>
          <table:table-cell ns42:value-type="string" table:style-name="ce28" office:value-type="string">
            <text:p>1173</text:p>
          </table:table-cell>
          <table:table-cell table:style-name="ce31"/>
          <table:table-cell ns42:value-type="float" table:style-name="ce41" office:value="202" office:value-type="float">
            <text:p>202</text:p>
          </table:table-cell>
          <table:table-cell ns42:value-type="float" table:style-name="ce45" office:value="205" office:value-type="float">
            <text:p>20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loten (NH.)</text:p>
            <office:annotation>
              <text:p>http://purl.org/linked-data/sdmx/2009/dimension#refArea=http://www.gemeentegeschiedenis.nl/amco/10867</text:p>
            </office:annotation>
          </table:table-cell>
          <table:table-cell ns42:value-type="string" table:style-name="ce28" office:value-type="string">
            <text:p>1181</text:p>
          </table:table-cell>
          <table:table-cell table:style-name="ce31"/>
          <table:table-cell ns42:value-type="float" table:style-name="ce41" office:value="1208" office:value-type="float">
            <text:p>1208</text:p>
          </table:table-cell>
          <table:table-cell ns42:value-type="float" table:style-name="ce45" office:value="1139" office:value-type="float">
            <text:p>113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dam</text:p>
            <office:annotation>
              <text:p>http://purl.org/linked-data/sdmx/2009/dimension#refArea=http://www.gemeentegeschiedenis.nl/amco/10192</text:p>
            </office:annotation>
          </table:table-cell>
          <table:table-cell ns42:value-type="string" table:style-name="ce28" office:value-type="string">
            <text:p>1185</text:p>
          </table:table-cell>
          <table:table-cell table:style-name="ce31"/>
          <table:table-cell ns42:value-type="float" table:style-name="ce41" office:value="212" office:value-type="float">
            <text:p>212</text:p>
          </table:table-cell>
          <table:table-cell ns42:value-type="float" table:style-name="ce45" office:value="198" office:value-type="float">
            <text:p>19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woude</text:p>
            <office:annotation>
              <text:p>http://purl.org/linked-data/sdmx/2009/dimension#refArea=http://www.gemeentegeschiedenis.nl/amco/10508</text:p>
            </office:annotation>
          </table:table-cell>
          <table:table-cell ns42:value-type="string" table:style-name="ce28" office:value-type="string">
            <text:p>1374</text:p>
          </table:table-cell>
          <table:table-cell table:style-name="ce33"/>
          <table:table-cell ns42:value-type="float" table:style-name="ce41" office:value="148" office:value-type="float">
            <text:p>148</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nbroek</text:p>
            <office:annotation>
              <text:p>http://purl.org/linked-data/sdmx/2009/dimension#refArea=http://www.gemeentegeschiedenis.nl/amco/10063</text:p>
            </office:annotation>
          </table:table-cell>
          <table:table-cell ns42:value-type="string" table:style-name="ce28" office:value-type="string">
            <text:p>1186</text:p>
          </table:table-cell>
          <table:table-cell table:style-name="ce31"/>
          <table:table-cell ns42:value-type="float" table:style-name="ce41" office:value="384" office:value-type="float">
            <text:p>384</text:p>
          </table:table-cell>
          <table:table-cell ns42:value-type="float" table:style-name="ce45" office:value="373" office:value-type="float">
            <text:p>3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jbekarspel</text:p>
            <office:annotation>
              <text:p>http://purl.org/linked-data/sdmx/2009/dimension#refArea=http://www.gemeentegeschiedenis.nl/amco/11167</text:p>
            </office:annotation>
          </table:table-cell>
          <table:table-cell ns42:value-type="string" table:style-name="ce28" office:value-type="string">
            <text:p>0447</text:p>
          </table:table-cell>
          <table:table-cell table:style-name="ce31"/>
          <table:table-cell ns42:value-type="float" table:style-name="ce41" office:value="347" office:value-type="float">
            <text:p>347</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rschelling</text:p>
            <office:annotation>
              <text:p>http://purl.org/linked-data/sdmx/2009/dimension#refArea=http://www.gemeentegeschiedenis.nl/amco/11210</text:p>
            </office:annotation>
          </table:table-cell>
          <table:table-cell ns42:value-type="string" table:style-name="ce28" office:value-type="string">
            <text:p>0093</text:p>
          </table:table-cell>
          <table:table-cell table:style-name="ce31"/>
          <table:table-cell ns42:value-type="float" table:style-name="ce41" office:value="1205" office:value-type="float">
            <text:p>1205</text:p>
          </table:table-cell>
          <table:table-cell ns42:value-type="float" table:style-name="ce45" office:value="1145" office:value-type="float">
            <text:p>11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xel</text:p>
            <office:annotation>
              <text:p>http://purl.org/linked-data/sdmx/2009/dimension#refArea=http://www.gemeentegeschiedenis.nl/amco/10237</text:p>
            </office:annotation>
          </table:table-cell>
          <table:table-cell ns42:value-type="string" table:style-name="ce28" office:value-type="string">
            <text:p>0448</text:p>
          </table:table-cell>
          <table:table-cell table:style-name="ce31"/>
          <table:table-cell ns42:value-type="float" table:style-name="ce41" office:value="2140" office:value-type="float">
            <text:p>2140</text:p>
          </table:table-cell>
          <table:table-cell ns42:value-type="float" table:style-name="ce45" office:value="2320" office:value-type="float">
            <text:p>232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wisk</text:p>
            <office:annotation>
              <text:p>http://purl.org/linked-data/sdmx/2009/dimension#refArea=http://www.gemeentegeschiedenis.nl/amco/10371</text:p>
            </office:annotation>
          </table:table-cell>
          <table:table-cell ns42:value-type="string" table:style-name="ce28" office:value-type="string">
            <text:p>0449</text:p>
          </table:table-cell>
          <table:table-cell table:style-name="ce31"/>
          <table:table-cell ns42:value-type="float" table:style-name="ce41" office:value="320" office:value-type="float">
            <text:p>320</text:p>
          </table:table-cell>
          <table:table-cell ns42:value-type="float" table:style-name="ce45" office:value="303" office:value-type="float">
            <text:p>3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geest</text:p>
            <office:annotation>
              <text:p>http://purl.org/linked-data/sdmx/2009/dimension#refArea=http://www.gemeentegeschiedenis.nl/amco/11238</text:p>
            </office:annotation>
          </table:table-cell>
          <table:table-cell ns42:value-type="string" table:style-name="ce28" office:value-type="string">
            <text:p>0450</text:p>
          </table:table-cell>
          <table:table-cell table:style-name="ce31"/>
          <table:table-cell ns42:value-type="float" table:style-name="ce41" office:value="680" office:value-type="float">
            <text:p>680</text:p>
          </table:table-cell>
          <table:table-cell ns42:value-type="float" table:style-name="ce45" office:value="644" office:value-type="float">
            <text:p>6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hoorn</text:p>
            <office:annotation>
              <text:p>http://purl.org/linked-data/sdmx/2009/dimension#refArea=http://www.gemeentegeschiedenis.nl/amco/11206</text:p>
            </office:annotation>
          </table:table-cell>
          <table:table-cell ns42:value-type="string" table:style-name="ce28" office:value-type="string">
            <text:p>0451</text:p>
          </table:table-cell>
          <table:table-cell table:style-name="ce31"/>
          <table:table-cell ns42:value-type="float" table:style-name="ce41" office:value="594" office:value-type="float">
            <text:p>594</text:p>
          </table:table-cell>
          <table:table-cell ns42:value-type="float" table:style-name="ce45" office:value="660" office:value-type="float">
            <text:p>66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k</text:p>
            <office:annotation>
              <text:p>http://purl.org/linked-data/sdmx/2009/dimension#refArea=http://www.gemeentegeschiedenis.nl/amco/10783</text:p>
            </office:annotation>
          </table:table-cell>
          <table:table-cell ns42:value-type="string" table:style-name="ce28" office:value-type="string">
            <text:p>0184</text:p>
          </table:table-cell>
          <table:table-cell table:style-name="ce31"/>
          <table:table-cell ns42:value-type="float" table:style-name="ce41" office:value="409" office:value-type="float">
            <text:p>409</text:p>
          </table:table-cell>
          <table:table-cell ns42:value-type="float" table:style-name="ce45" office:value="380" office:value-type="float">
            <text:p>3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sem</text:p>
            <office:annotation>
              <text:p>http://purl.org/linked-data/sdmx/2009/dimension#refArea=http://www.gemeentegeschiedenis.nl/amco/10696</text:p>
            </office:annotation>
          </table:table-cell>
          <table:table-cell ns42:value-type="string" table:style-name="ce28" office:value-type="string">
            <text:p>0452</text:p>
          </table:table-cell>
          <table:table-cell table:style-name="ce31"/>
          <table:table-cell ns42:value-type="float" table:style-name="ce41" office:value="376" office:value-type="float">
            <text:p>376</text:p>
          </table:table-cell>
          <table:table-cell ns42:value-type="float" table:style-name="ce45" office:value="388" office:value-type="float">
            <text:p>38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enhuizen</text:p>
            <office:annotation>
              <text:p>http://purl.org/linked-data/sdmx/2009/dimension#refArea=http://www.gemeentegeschiedenis.nl/amco/10718</text:p>
            </office:annotation>
          </table:table-cell>
          <table:table-cell ns42:value-type="string" table:style-name="ce28" office:value-type="string">
            <text:p>1384</text:p>
          </table:table-cell>
          <table:table-cell table:style-name="ce33"/>
          <table:table-cell ns42:value-type="float" table:style-name="ce41" office:value="123" office:value-type="float">
            <text:p>123</text:p>
          </table:table-cell>
          <table:table-cell ns42:value-type="float" table:style-name="ce45" office:value="119" office:value-type="float">
            <text:p>1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lsen</text:p>
            <office:annotation>
              <text:p>http://purl.org/linked-data/sdmx/2009/dimension#refArea=http://www.gemeentegeschiedenis.nl/amco/10620</text:p>
            </office:annotation>
          </table:table-cell>
          <table:table-cell ns42:value-type="string" table:style-name="ce28" office:value-type="string">
            <text:p>0453</text:p>
          </table:table-cell>
          <table:table-cell table:style-name="ce31"/>
          <table:table-cell ns42:value-type="float" table:style-name="ce41" office:value="880" office:value-type="float">
            <text:p>880</text:p>
          </table:table-cell>
          <table:table-cell ns42:value-type="float" table:style-name="ce45" office:value="899" office:value-type="float">
            <text:p>8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nhuizen</text:p>
            <office:annotation>
              <text:p>http://purl.org/linked-data/sdmx/2009/dimension#refArea=http://www.gemeentegeschiedenis.nl/amco/10433</text:p>
            </office:annotation>
          </table:table-cell>
          <table:table-cell ns42:value-type="string" table:style-name="ce28" office:value-type="string">
            <text:p>0454</text:p>
          </table:table-cell>
          <table:table-cell table:style-name="ce31"/>
          <table:table-cell ns42:value-type="float" table:style-name="ce41" office:value="691" office:value-type="float">
            <text:p>691</text:p>
          </table:table-cell>
          <table:table-cell ns42:value-type="float" table:style-name="ce45" office:value="703" office:value-type="float">
            <text:p>7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lieland</text:p>
            <office:annotation>
              <text:p>http://purl.org/linked-data/sdmx/2009/dimension#refArea=http://www.gemeentegeschiedenis.nl/amco/10211</text:p>
            </office:annotation>
          </table:table-cell>
          <table:table-cell ns42:value-type="string" table:style-name="ce28" office:value-type="string">
            <text:p>0096</text:p>
          </table:table-cell>
          <table:table-cell table:style-name="ce31"/>
          <table:table-cell ns42:value-type="float" table:style-name="ce41" office:value="291" office:value-type="float">
            <text:p>291</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der</text:p>
            <office:annotation>
              <text:p>http://purl.org/linked-data/sdmx/2009/dimension#refArea=http://www.gemeentegeschiedenis.nl/amco/11073</text:p>
            </office:annotation>
          </table:table-cell>
          <table:table-cell ns42:value-type="string" table:style-name="ce28" office:value-type="string">
            <text:p>0455</text:p>
          </table:table-cell>
          <table:table-cell table:style-name="ce31"/>
          <table:table-cell ns42:value-type="float" table:style-name="ce41" office:value="142" office:value-type="float">
            <text:p>142</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menhuizen</text:p>
            <office:annotation>
              <text:p>http://purl.org/linked-data/sdmx/2009/dimension#refArea=http://www.gemeentegeschiedenis.nl/amco/10221</text:p>
            </office:annotation>
          </table:table-cell>
          <table:table-cell ns42:value-type="string" table:style-name="ce28" office:value-type="string">
            <text:p>0456</text:p>
          </table:table-cell>
          <table:table-cell table:style-name="ce31"/>
          <table:table-cell ns42:value-type="float" table:style-name="ce41" office:value="379" office:value-type="float">
            <text:p>379</text:p>
          </table:table-cell>
          <table:table-cell ns42:value-type="float" table:style-name="ce45" office:value="412" office:value-type="float">
            <text:p>41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tergraafsmeer</text:p>
            <office:annotation>
              <text:p>http://purl.org/linked-data/sdmx/2009/dimension#refArea=http://www.gemeentegeschiedenis.nl/amco/11122</text:p>
            </office:annotation>
          </table:table-cell>
          <table:table-cell ns42:value-type="string" table:style-name="ce28" office:value-type="string">
            <text:p>1219</text:p>
          </table:table-cell>
          <table:table-cell table:style-name="ce31"/>
          <table:table-cell ns42:value-type="float" table:style-name="ce41" office:value="329" office:value-type="float">
            <text:p>329</text:p>
          </table:table-cell>
          <table:table-cell ns42:value-type="float" table:style-name="ce45" office:value="318" office:value-type="float">
            <text:p>3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text:p>
            <office:annotation>
              <text:p>http://purl.org/linked-data/sdmx/2009/dimension#refArea=http://www.gemeentegeschiedenis.nl/amco/10773</text:p>
            </office:annotation>
          </table:table-cell>
          <table:table-cell ns42:value-type="string" table:style-name="ce28" office:value-type="string">
            <text:p>0457</text:p>
          </table:table-cell>
          <table:table-cell table:style-name="ce31"/>
          <table:table-cell ns42:value-type="float" table:style-name="ce41" office:value="1366" office:value-type="float">
            <text:p>1366</text:p>
          </table:table-cell>
          <table:table-cell ns42:value-type="float" table:style-name="ce45" office:value="1532" office:value-type="float">
            <text:p>15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erkarspel</text:p>
            <office:annotation>
              <text:p>http://purl.org/linked-data/sdmx/2009/dimension#refArea=http://www.gemeentegeschiedenis.nl/amco/10377</text:p>
            </office:annotation>
          </table:table-cell>
          <table:table-cell ns42:value-type="string" table:style-name="ce28" office:value-type="string">
            <text:p>1221</text:p>
          </table:table-cell>
          <table:table-cell table:style-name="ce31"/>
          <table:table-cell ns42:value-type="float" table:style-name="ce41" office:value="599" office:value-type="float">
            <text:p>599</text:p>
          </table:table-cell>
          <table:table-cell ns42:value-type="float" table:style-name="ce45" office:value="553" office:value-type="float">
            <text:p>55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rvershoof</text:p>
            <office:annotation>
              <text:p>http://purl.org/linked-data/sdmx/2009/dimension#refArea=http://www.gemeentegeschiedenis.nl/amco/11270</text:p>
            </office:annotation>
          </table:table-cell>
          <table:table-cell ns42:value-type="string" table:style-name="ce28" office:value-type="string">
            <text:p>0459</text:p>
          </table:table-cell>
          <table:table-cell table:style-name="ce31"/>
          <table:table-cell ns42:value-type="float" table:style-name="ce41" office:value="258" office:value-type="float">
            <text:p>258</text:p>
          </table:table-cell>
          <table:table-cell ns42:value-type="float" table:style-name="ce45" office:value="264" office:value-type="float">
            <text:p>2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woud</text:p>
            <office:annotation>
              <text:p>http://purl.org/linked-data/sdmx/2009/dimension#refArea=http://www.gemeentegeschiedenis.nl/amco/11101</text:p>
            </office:annotation>
          </table:table-cell>
          <table:table-cell ns42:value-type="string" table:style-name="ce28" office:value-type="string">
            <text:p>0460</text:p>
          </table:table-cell>
          <table:table-cell table:style-name="ce31"/>
          <table:table-cell ns42:value-type="float" table:style-name="ce41" office:value="303" office:value-type="float">
            <text:p>303</text:p>
          </table:table-cell>
          <table:table-cell ns42:value-type="float" table:style-name="ce45" office:value="306" office:value-type="float">
            <text:p>30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zaan</text:p>
            <office:annotation>
              <text:p>http://purl.org/linked-data/sdmx/2009/dimension#refArea=http://www.gemeentegeschiedenis.nl/amco/11381</text:p>
            </office:annotation>
          </table:table-cell>
          <table:table-cell ns42:value-type="string" table:style-name="ce28" office:value-type="string">
            <text:p>0461</text:p>
          </table:table-cell>
          <table:table-cell table:style-name="ce31"/>
          <table:table-cell ns42:value-type="float" table:style-name="ce41" office:value="1007" office:value-type="float">
            <text:p>1007</text:p>
          </table:table-cell>
          <table:table-cell ns42:value-type="float" table:style-name="ce45" office:value="1078" office:value-type="float">
            <text:p>10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n</text:p>
            <office:annotation>
              <text:p>http://purl.org/linked-data/sdmx/2009/dimension#refArea=http://www.gemeentegeschiedenis.nl/amco/11277</text:p>
            </office:annotation>
          </table:table-cell>
          <table:table-cell ns42:value-type="string" table:style-name="ce28" office:value-type="string">
            <text:p>0462</text:p>
          </table:table-cell>
          <table:table-cell table:style-name="ce31"/>
          <table:table-cell ns42:value-type="float" table:style-name="ce41" office:value="686" office:value-type="float">
            <text:p>686</text:p>
          </table:table-cell>
          <table:table-cell ns42:value-type="float" table:style-name="ce45" office:value="716" office:value-type="float">
            <text:p>71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rwaard</text:p>
            <office:annotation>
              <text:p>http://purl.org/linked-data/sdmx/2009/dimension#refArea=http://www.gemeentegeschiedenis.nl/amco/11164</text:p>
            </office:annotation>
          </table:table-cell>
          <table:table-cell ns42:value-type="string" table:style-name="ce28" office:value-type="string">
            <text:p>0464</text:p>
          </table:table-cell>
          <table:table-cell table:style-name="ce31"/>
          <table:table-cell ns42:value-type="float" table:style-name="ce41" office:value="398" office:value-type="float">
            <text:p>398</text:p>
          </table:table-cell>
          <table:table-cell ns42:value-type="float" table:style-name="ce45" office:value="422" office:value-type="float">
            <text:p>42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mmenum</text:p>
            <office:annotation>
              <text:p>http://purl.org/linked-data/sdmx/2009/dimension#refArea=http://www.gemeentegeschiedenis.nl/amco/10725</text:p>
            </office:annotation>
          </table:table-cell>
          <table:table-cell ns42:value-type="string" table:style-name="ce28" office:value-type="string">
            <text:p>1397</text:p>
          </table:table-cell>
          <table:table-cell table:style-name="ce33"/>
          <table:table-cell ns42:value-type="float" table:style-name="ce41" office:value="54" office:value-type="float">
            <text:p>54</text:p>
          </table:table-cell>
          <table:table-cell ns42:value-type="float" table:style-name="ce45" office:value="42" office:value-type="float">
            <text:p>4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nkel</text:p>
            <office:annotation>
              <text:p>http://purl.org/linked-data/sdmx/2009/dimension#refArea=http://www.gemeentegeschiedenis.nl/amco/10923</text:p>
            </office:annotation>
          </table:table-cell>
          <table:table-cell ns42:value-type="string" table:style-name="ce28" office:value-type="string">
            <text:p>0465</text:p>
          </table:table-cell>
          <table:table-cell table:style-name="ce31"/>
          <table:table-cell ns42:value-type="float" table:style-name="ce41" office:value="392" office:value-type="float">
            <text:p>392</text:p>
          </table:table-cell>
          <table:table-cell ns42:value-type="float" table:style-name="ce45" office:value="408" office:value-type="float">
            <text:p>40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gnum</text:p>
            <office:annotation>
              <text:p>http://purl.org/linked-data/sdmx/2009/dimension#refArea=http://www.gemeentegeschiedenis.nl/amco/10818</text:p>
            </office:annotation>
          </table:table-cell>
          <table:table-cell ns42:value-type="string" table:style-name="ce28" office:value-type="string">
            <text:p>0466</text:p>
          </table:table-cell>
          <table:table-cell table:style-name="ce31"/>
          <table:table-cell ns42:value-type="float" table:style-name="ce41" office:value="488" office:value-type="float">
            <text:p>488</text:p>
          </table:table-cell>
          <table:table-cell ns42:value-type="float" table:style-name="ce45" office:value="478" office:value-type="float">
            <text:p>4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text:p>
            <office:annotation>
              <text:p>http://purl.org/linked-data/sdmx/2009/dimension#refArea=http://www.gemeentegeschiedenis.nl/amco/10648</text:p>
            </office:annotation>
          </table:table-cell>
          <table:table-cell ns42:value-type="string" table:style-name="ce28" office:value-type="string">
            <text:p>0467</text:p>
          </table:table-cell>
          <table:table-cell table:style-name="ce31"/>
          <table:table-cell ns42:value-type="float" table:style-name="ce41" office:value="683" office:value-type="float">
            <text:p>683</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veer</text:p>
            <office:annotation>
              <text:p>http://purl.org/linked-data/sdmx/2009/dimension#refArea=http://www.gemeentegeschiedenis.nl/amco/10361</text:p>
            </office:annotation>
          </table:table-cell>
          <table:table-cell ns42:value-type="string" table:style-name="ce28" office:value-type="string">
            <text:p>0468</text:p>
          </table:table-cell>
          <table:table-cell table:style-name="ce31"/>
          <table:table-cell ns42:value-type="float" table:style-name="ce41" office:value="1112" office:value-type="float">
            <text:p>1112</text:p>
          </table:table-cell>
          <table:table-cell ns42:value-type="float" table:style-name="ce45" office:value="1254" office:value-type="float">
            <text:p>1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nes</text:p>
            <office:annotation>
              <text:p>http://purl.org/linked-data/sdmx/2009/dimension#refArea=http://www.gemeentegeschiedenis.nl/amco/10631</text:p>
            </office:annotation>
          </table:table-cell>
          <table:table-cell ns42:value-type="string" table:style-name="ce28" office:value-type="string">
            <text:p>0469</text:p>
          </table:table-cell>
          <table:table-cell table:style-name="ce31"/>
          <table:table-cell ns42:value-type="float" table:style-name="ce41" office:value="238" office:value-type="float">
            <text:p>238</text:p>
          </table:table-cell>
          <table:table-cell ns42:value-type="float" table:style-name="ce45" office:value="259" office:value-type="float">
            <text:p>25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wormer</text:p>
            <office:annotation>
              <text:p>http://purl.org/linked-data/sdmx/2009/dimension#refArea=http://www.gemeentegeschiedenis.nl/amco/10434</text:p>
            </office:annotation>
          </table:table-cell>
          <table:table-cell ns42:value-type="string" table:style-name="ce28" office:value-type="string">
            <text:p>0470</text:p>
          </table:table-cell>
          <table:table-cell table:style-name="ce31"/>
          <table:table-cell ns42:value-type="float" table:style-name="ce41" office:value="209" office:value-type="float">
            <text:p>209</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k aan Zee en Duin</text:p>
            <office:annotation>
              <text:p>http://purl.org/linked-data/sdmx/2009/dimension#refArea=http://www.gemeentegeschiedenis.nl/amco/11366</text:p>
            </office:annotation>
          </table:table-cell>
          <table:table-cell ns42:value-type="string" table:style-name="ce28" office:value-type="string">
            <text:p>1229</text:p>
          </table:table-cell>
          <table:table-cell table:style-name="ce31"/>
          <table:table-cell ns42:value-type="float" table:style-name="ce41" office:value="291" office:value-type="float">
            <text:p>291</text:p>
          </table:table-cell>
          <table:table-cell ns42:value-type="float" table:style-name="ce45" office:value="275" office:value-type="float">
            <text:p>2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ijk</text:p>
            <office:annotation>
              <text:p>http://purl.org/linked-data/sdmx/2009/dimension#refArea=http://www.gemeentegeschiedenis.nl/amco/11404</text:p>
            </office:annotation>
          </table:table-cell>
          <table:table-cell ns42:value-type="string" table:style-name="ce28" office:value-type="string">
            <text:p>0472</text:p>
          </table:table-cell>
          <table:table-cell table:style-name="ce31"/>
          <table:table-cell ns42:value-type="float" table:style-name="ce41" office:value="987" office:value-type="float">
            <text:p>987</text:p>
          </table:table-cell>
          <table:table-cell ns42:value-type="float" table:style-name="ce45" office:value="1021" office:value-type="float">
            <text:p>10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ndvoort</text:p>
            <office:annotation>
              <text:p>http://purl.org/linked-data/sdmx/2009/dimension#refArea=http://www.gemeentegeschiedenis.nl/amco/10910</text:p>
            </office:annotation>
          </table:table-cell>
          <table:table-cell ns42:value-type="string" table:style-name="ce28" office:value-type="string">
            <text:p>0473</text:p>
          </table:table-cell>
          <table:table-cell table:style-name="ce31"/>
          <table:table-cell ns42:value-type="float" table:style-name="ce41" office:value="452" office:value-type="float">
            <text:p>452</text:p>
          </table:table-cell>
          <table:table-cell ns42:value-type="float" table:style-name="ce45" office:value="445" office:value-type="float">
            <text:p>4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 en Noord-Schermer</text:p>
            <office:annotation>
              <text:p>http://purl.org/linked-data/sdmx/2009/dimension#refArea=http://www.gemeentegeschiedenis.nl/amco/11311</text:p>
            </office:annotation>
          </table:table-cell>
          <table:table-cell ns42:value-type="string" table:style-name="ce28" office:value-type="string">
            <text:p>0474</text:p>
          </table:table-cell>
          <table:table-cell table:style-name="ce31"/>
          <table:table-cell ns42:value-type="float" table:style-name="ce41" office:value="453" office:value-type="float">
            <text:p>453</text:p>
          </table:table-cell>
          <table:table-cell ns42:value-type="float" table:style-name="ce45" office:value="466" office:value-type="float">
            <text:p>4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lkwijk</text:p>
            <office:annotation>
              <text:p>http://purl.org/linked-data/sdmx/2009/dimension#refArea=http://www.gemeentegeschiedenis.nl/amco/11394</text:p>
            </office:annotation>
          </table:table-cell>
          <table:table-cell ns42:value-type="string" table:style-name="ce28" office:value-type="string">
            <text:p>1241</text:p>
          </table:table-cell>
          <table:table-cell table:style-name="ce33"/>
          <table:table-cell ns42:value-type="float" table:style-name="ce41" office:value="64" office:value-type="float">
            <text:p>64</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rwoude</text:p>
            <office:annotation>
              <text:p>http://purl.org/linked-data/sdmx/2009/dimension#refArea=http://www.gemeentegeschiedenis.nl/amco/10159</text:p>
            </office:annotation>
          </table:table-cell>
          <table:table-cell ns42:value-type="string" table:style-name="ce28" office:value-type="string">
            <text:p>1238</text:p>
          </table:table-cell>
          <table:table-cell table:style-name="ce31"/>
          <table:table-cell ns42:value-type="float" table:style-name="ce41" office:value="329" office:value-type="float">
            <text:p>329</text:p>
          </table:table-cell>
          <table:table-cell ns42:value-type="float" table:style-name="ce45" office:value="313" office:value-type="float">
            <text:p>31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waag</text:p>
            <office:annotation>
              <text:p>http://purl.org/linked-data/sdmx/2009/dimension#refArea=http://www.gemeentegeschiedenis.nl/amco/10218</text:p>
            </office:annotation>
          </table:table-cell>
          <table:table-cell ns42:value-type="string" table:style-name="ce28" office:value-type="string">
            <text:p>0475</text:p>
          </table:table-cell>
          <table:table-cell table:style-name="ce31"/>
          <table:table-cell ns42:value-type="float" table:style-name="ce41" office:value="642" office:value-type="float">
            <text:p>642</text:p>
          </table:table-cell>
          <table:table-cell ns42:value-type="float" table:style-name="ce45" office:value="608" office:value-type="float">
            <text:p>60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ijpe</text:p>
            <office:annotation>
              <text:p>http://purl.org/linked-data/sdmx/2009/dimension#refArea=http://www.gemeentegeschiedenis.nl/amco/10004</text:p>
            </office:annotation>
          </table:table-cell>
          <table:table-cell ns42:value-type="string" table:style-name="ce28" office:value-type="string">
            <text:p>0476</text:p>
          </table:table-cell>
          <table:table-cell table:style-name="ce31"/>
          <table:table-cell ns42:value-type="float" table:style-name="ce41" office:value="1708" office:value-type="float">
            <text:p>1708</text:p>
          </table:table-cell>
          <table:table-cell ns42:value-type="float" table:style-name="ce45" office:value="1661" office:value-type="float">
            <text:p>16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1"/>
          <table:table-cell table:style-name="ce20"/>
          <table:table-cell table:style-name="ce28"/>
          <table:table-cell table:style-name="ce34"/>
          <table:table-cell table:style-name="ce41">
            <office:annotation draw:style-name="gr1" svg:height="65.99pt" draw:caption-point-y="25.77pt" svg:width="166.51pt" svg:x="726.75pt" draw:caption-point-x="-12.3pt" svg:y="2045.9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45">
            <office:annotation draw:style-name="gr1" svg:height="67.49pt" draw:caption-point-y="22.76pt" svg:width="168.01pt" svg:x="777pt" draw:caption-point-x="-12.3pt" svg:y="204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hage</text:p>
            <office:annotation>
              <text:p>http://purl.org/linked-data/sdmx/2009/dimension#refArea=http://www.gemeentegeschiedenis.nl/amco/11434</text:p>
            </office:annotation>
          </table:table-cell>
          <table:table-cell ns42:value-type="string" table:style-name="ce28" office:value-type="string">
            <text:p>0518</text:p>
          </table:table-cell>
          <table:table-cell table:style-name="ce31"/>
          <table:table-cell ns42:value-type="float" table:style-name="ce41" office:value="25635" office:value-type="float">
            <text:p>25635</text:p>
          </table:table-cell>
          <table:table-cell ns42:value-type="float" table:style-name="ce45" office:value="30470" office:value-type="float">
            <text:p>3047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t</text:p>
            <office:annotation>
              <text:p>http://purl.org/linked-data/sdmx/2009/dimension#refArea=http://www.gemeentegeschiedenis.nl/amco/10928</text:p>
            </office:annotation>
          </table:table-cell>
          <table:table-cell ns42:value-type="string" table:style-name="ce28" office:value-type="string">
            <text:p>0503</text:p>
          </table:table-cell>
          <table:table-cell table:style-name="ce31"/>
          <table:table-cell ns42:value-type="float" table:style-name="ce41" office:value="6905" office:value-type="float">
            <text:p>6905</text:p>
          </table:table-cell>
          <table:table-cell ns42:value-type="float" table:style-name="ce45" office:value="8118" office:value-type="float">
            <text:p>8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ordrecht</text:p>
            <office:annotation>
              <text:p>http://purl.org/linked-data/sdmx/2009/dimension#refArea=http://www.gemeentegeschiedenis.nl/amco/11157</text:p>
            </office:annotation>
          </table:table-cell>
          <table:table-cell ns42:value-type="string" table:style-name="ce28" office:value-type="string">
            <text:p>0505</text:p>
          </table:table-cell>
          <table:table-cell table:style-name="ce31"/>
          <table:table-cell ns42:value-type="float" table:style-name="ce41" office:value="9040" office:value-type="float">
            <text:p>9040</text:p>
          </table:table-cell>
          <table:table-cell ns42:value-type="float" table:style-name="ce45" office:value="10932" office:value-type="float">
            <text:p>109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a</text:p>
            <office:annotation>
              <text:p>http://purl.org/linked-data/sdmx/2009/dimension#refArea=http://www.gemeentegeschiedenis.nl/amco/10302</text:p>
            </office:annotation>
          </table:table-cell>
          <table:table-cell ns42:value-type="string" table:style-name="ce28" office:value-type="string">
            <text:p>0513</text:p>
          </table:table-cell>
          <table:table-cell table:style-name="ce31"/>
          <table:table-cell ns42:value-type="float" table:style-name="ce41" office:value="5993" office:value-type="float">
            <text:p>5993</text:p>
          </table:table-cell>
          <table:table-cell ns42:value-type="float" table:style-name="ce45" office:value="6885" office:value-type="float">
            <text:p>68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n</text:p>
            <office:annotation>
              <text:p>http://purl.org/linked-data/sdmx/2009/dimension#refArea=http://www.gemeentegeschiedenis.nl/amco/10702</text:p>
            </office:annotation>
          </table:table-cell>
          <table:table-cell ns42:value-type="string" table:style-name="ce28" office:value-type="string">
            <text:p>0546</text:p>
          </table:table-cell>
          <table:table-cell table:style-name="ce31"/>
          <table:table-cell ns42:value-type="float" table:style-name="ce41" office:value="16131" office:value-type="float">
            <text:p>16131</text:p>
          </table:table-cell>
          <table:table-cell ns42:value-type="float" table:style-name="ce45" office:value="18433" office:value-type="float">
            <text:p>184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tterdam</text:p>
            <office:annotation>
              <text:p>http://purl.org/linked-data/sdmx/2009/dimension#refArea=http://www.gemeentegeschiedenis.nl/amco/10345</text:p>
            </office:annotation>
          </table:table-cell>
          <table:table-cell ns42:value-type="string" table:style-name="ce28" office:value-type="string">
            <text:p>0599</text:p>
          </table:table-cell>
          <table:table-cell table:style-name="ce31"/>
          <table:table-cell ns42:value-type="float" table:style-name="ce41" office:value="32266" office:value-type="float">
            <text:p>32266</text:p>
          </table:table-cell>
          <table:table-cell ns42:value-type="float" table:style-name="ce45" office:value="40028" office:value-type="float">
            <text:p>400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dam</text:p>
            <office:annotation>
              <text:p>http://purl.org/linked-data/sdmx/2009/dimension#refArea=http://www.gemeentegeschiedenis.nl/amco/11260</text:p>
            </office:annotation>
          </table:table-cell>
          <table:table-cell ns42:value-type="string" table:style-name="ce28" office:value-type="string">
            <text:p>0606</text:p>
          </table:table-cell>
          <table:table-cell table:style-name="ce31"/>
          <table:table-cell ns42:value-type="float" table:style-name="ce41" office:value="5493" office:value-type="float">
            <text:p>5493</text:p>
          </table:table-cell>
          <table:table-cell ns42:value-type="float" table:style-name="ce45" office:value="6095" office:value-type="float">
            <text:p>60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 (Ter)</text:p>
            <office:annotation>
              <text:p>http://purl.org/linked-data/sdmx/2009/dimension#refArea=http://www.gemeentegeschiedenis.nl/amco/11104</text:p>
            </office:annotation>
          </table:table-cell>
          <table:table-cell ns42:value-type="string" table:style-name="ce28" office:value-type="string">
            <text:p>0480</text:p>
          </table:table-cell>
          <table:table-cell table:style-name="ce31"/>
          <table:table-cell ns42:value-type="float" table:style-name="ce41" office:value="798" office:value-type="float">
            <text:p>798</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landerveen</text:p>
            <office:annotation>
              <text:p>http://purl.org/linked-data/sdmx/2009/dimension#refArea=http://www.gemeentegeschiedenis.nl/amco/11242</text:p>
            </office:annotation>
          </table:table-cell>
          <table:table-cell ns42:value-type="string" table:style-name="ce28" office:value-type="string">
            <text:p>1002</text:p>
          </table:table-cell>
          <table:table-cell table:style-name="ce31"/>
          <table:table-cell ns42:value-type="float" table:style-name="ce41" office:value="1238" office:value-type="float">
            <text:p>1238</text:p>
          </table:table-cell>
          <table:table-cell ns42:value-type="float" table:style-name="ce45" office:value="1333" office:value-type="float">
            <text:p>1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benbroek</text:p>
            <office:annotation>
              <text:p>http://purl.org/linked-data/sdmx/2009/dimension#refArea=http://www.gemeentegeschiedenis.nl/amco/11026</text:p>
            </office:annotation>
          </table:table-cell>
          <table:table-cell ns42:value-type="string" table:style-name="ce28" office:value-type="string">
            <text:p>0481</text:p>
          </table:table-cell>
          <table:table-cell table:style-name="ce31"/>
          <table:table-cell ns42:value-type="float" table:style-name="ce41" office:value="301" office:value-type="float">
            <text:p>301</text:p>
          </table:table-cell>
          <table:table-cell ns42:value-type="float" table:style-name="ce45" office:value="288" office:value-type="float">
            <text:p>28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tsregt</text:p>
            <office:annotation>
              <text:p>http://purl.org/linked-data/sdmx/2009/dimension#refArea=http://www.gemeentegeschiedenis.nl/amco/10946</text:p>
            </office:annotation>
          </table:table-cell>
          <table:table-cell ns42:value-type="string" table:style-name="ce28" office:value-type="string">
            <text:p>1301</text:p>
          </table:table-cell>
          <table:table-cell table:style-name="ce33"/>
          <table:table-cell ns42:value-type="float" table:style-name="ce41" office:value="82" office:value-type="float">
            <text:p>82</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httienhoven (ZH.)</text:p>
            <office:annotation>
              <text:p>http://purl.org/linked-data/sdmx/2009/dimension#refArea=http://www.gemeentegeschiedenis.nl/amco/10972</text:p>
            </office:annotation>
          </table:table-cell>
          <table:table-cell ns42:value-type="string" table:style-name="ce28" office:value-type="string">
            <text:p>1303</text:p>
          </table:table-cell>
          <table:table-cell table:style-name="ce33"/>
          <table:table-cell ns42:value-type="float" table:style-name="ce41" office:value="62" office:value-type="float">
            <text:p>62</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kersdijk en Vrouwenregt</text:p>
            <office:annotation>
              <text:p>http://purl.org/linked-data/sdmx/2009/dimension#refArea=http://www.gemeentegeschiedenis.nl/amco/10013</text:p>
            </office:annotation>
          </table:table-cell>
          <table:table-cell ns42:value-type="string" table:style-name="ce28" office:value-type="string">
            <text:p>1304</text:p>
          </table:table-cell>
          <table:table-cell table:style-name="ce33"/>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Alblas</text:p>
            <office:annotation>
              <text:p>http://purl.org/linked-data/sdmx/2009/dimension#refArea=http://www.gemeentegeschiedenis.nl/amco/10826</text:p>
            </office:annotation>
          </table:table-cell>
          <table:table-cell ns42:value-type="string" table:style-name="ce28" office:value-type="string">
            <text:p>0583</text:p>
          </table:table-cell>
          <table:table-cell table:style-name="ce31"/>
          <table:table-cell ns42:value-type="float" table:style-name="ce41" office:value="398" office:value-type="float">
            <text:p>398</text:p>
          </table:table-cell>
          <table:table-cell ns42:value-type="float" table:style-name="ce45" office:value="374" office:value-type="float">
            <text:p>3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lasserdam</text:p>
            <office:annotation>
              <text:p>http://purl.org/linked-data/sdmx/2009/dimension#refArea=http://www.gemeentegeschiedenis.nl/amco/11327</text:p>
            </office:annotation>
          </table:table-cell>
          <table:table-cell ns42:value-type="string" table:style-name="ce28" office:value-type="string">
            <text:p>0482</text:p>
          </table:table-cell>
          <table:table-cell table:style-name="ce31"/>
          <table:table-cell ns42:value-type="float" table:style-name="ce41" office:value="792" office:value-type="float">
            <text:p>792</text:p>
          </table:table-cell>
          <table:table-cell ns42:value-type="float" table:style-name="ce45" office:value="815" office:value-type="float">
            <text:p>81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randswaard</text:p>
            <office:annotation>
              <text:p>http://purl.org/linked-data/sdmx/2009/dimension#refArea=http://www.gemeentegeschiedenis.nl/amco/10124</text:p>
            </office:annotation>
          </table:table-cell>
          <table:table-cell ns42:value-type="string" table:style-name="ce28" office:value-type="string">
            <text:p>0613</text:p>
          </table:table-cell>
          <table:table-cell table:style-name="ce33"/>
          <table:table-cell ns42:value-type="float" table:style-name="ce41" office:value="113" office:value-type="float">
            <text:p>113</text:p>
          </table:table-cell>
          <table:table-cell ns42:value-type="float" table:style-name="ce45" office:value="113" office:value-type="float">
            <text:p>11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kemade</text:p>
            <office:annotation>
              <text:p>http://purl.org/linked-data/sdmx/2009/dimension#refArea=http://www.gemeentegeschiedenis.nl/amco/10349</text:p>
            </office:annotation>
          </table:table-cell>
          <table:table-cell ns42:value-type="string" table:style-name="ce28" office:value-type="string">
            <text:p>0483</text:p>
          </table:table-cell>
          <table:table-cell table:style-name="ce31"/>
          <table:table-cell ns42:value-type="float" table:style-name="ce41" office:value="1523" office:value-type="float">
            <text:p>1523</text:p>
          </table:table-cell>
          <table:table-cell ns42:value-type="float" table:style-name="ce45" office:value="1512" office:value-type="float">
            <text:p>15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phen</text:p>
            <office:annotation>
              <text:p>http://purl.org/linked-data/sdmx/2009/dimension#refArea=http://www.gemeentegeschiedenis.nl/amco/10995</text:p>
            </office:annotation>
          </table:table-cell>
          <table:table-cell ns42:value-type="string" table:style-name="ce28" office:value-type="string">
            <text:p>1008</text:p>
          </table:table-cell>
          <table:table-cell table:style-name="ce31"/>
          <table:table-cell ns42:value-type="float" table:style-name="ce41" office:value="1248" office:value-type="float">
            <text:p>1248</text:p>
          </table:table-cell>
          <table:table-cell ns42:value-type="float" table:style-name="ce45" office:value="1341" office:value-type="float">
            <text:p>134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eide</text:p>
            <office:annotation>
              <text:p>http://purl.org/linked-data/sdmx/2009/dimension#refArea=http://www.gemeentegeschiedenis.nl/amco/11349</text:p>
            </office:annotation>
          </table:table-cell>
          <table:table-cell ns42:value-type="string" table:style-name="ce28" office:value-type="string">
            <text:p>0485</text:p>
          </table:table-cell>
          <table:table-cell table:style-name="ce31"/>
          <table:table-cell ns42:value-type="float" table:style-name="ce41" office:value="492" office:value-type="float">
            <text:p>492</text:p>
          </table:table-cell>
          <table:table-cell ns42:value-type="float" table:style-name="ce45" office:value="482" office:value-type="float">
            <text:p>48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merstol</text:p>
            <office:annotation>
              <text:p>http://purl.org/linked-data/sdmx/2009/dimension#refArea=http://www.gemeentegeschiedenis.nl/amco/10863</text:p>
            </office:annotation>
          </table:table-cell>
          <table:table-cell ns42:value-type="string" table:style-name="ce28" office:value-type="string">
            <text:p>0486</text:p>
          </table:table-cell>
          <table:table-cell table:style-name="ce31"/>
          <table:table-cell ns42:value-type="float" table:style-name="ce41" office:value="258" office:value-type="float">
            <text:p>258</text:p>
          </table:table-cell>
          <table:table-cell ns42:value-type="float" table:style-name="ce45" office:value="229" office:value-type="float">
            <text:p>2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Anthonypolder</text:p>
            <office:annotation>
              <text:p>http://purl.org/linked-data/sdmx/2009/dimension#refArea=http://www.gemeentegeschiedenis.nl/amco/10113</text:p>
            </office:annotation>
          </table:table-cell>
          <table:table-cell ns42:value-type="string" table:style-name="ce28" office:value-type="string">
            <text:p>1372</text:p>
          </table:table-cell>
          <table:table-cell table:style-name="ce33"/>
          <table:table-cell ns42:value-type="float" table:style-name="ce41" office:value="209" office:value-type="float">
            <text:p>209</text:p>
          </table:table-cell>
          <table:table-cell ns42:value-type="float" table:style-name="ce45" office:value="224" office:value-type="float">
            <text:p>2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rkel</text:p>
            <office:annotation>
              <text:p>http://purl.org/linked-data/sdmx/2009/dimension#refArea=http://www.gemeentegeschiedenis.nl/amco/10079</text:p>
            </office:annotation>
          </table:table-cell>
          <table:table-cell ns42:value-type="string" table:style-name="ce28" office:value-type="string">
            <text:p>0487</text:p>
          </table:table-cell>
          <table:table-cell table:style-name="ce31"/>
          <table:table-cell ns42:value-type="float" table:style-name="ce41" office:value="231" office:value-type="float">
            <text:p>231</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speren</text:p>
            <office:annotation>
              <text:p>http://purl.org/linked-data/sdmx/2009/dimension#refArea=http://www.gemeentegeschiedenis.nl/amco/11369</text:p>
            </office:annotation>
          </table:table-cell>
          <table:table-cell ns42:value-type="string" table:style-name="ce28" office:value-type="string">
            <text:p>0488</text:p>
          </table:table-cell>
          <table:table-cell table:style-name="ce33"/>
          <table:table-cell ns42:value-type="float" table:style-name="ce41" office:value="557" office:value-type="float">
            <text:p>557</text:p>
          </table:table-cell>
          <table:table-cell ns42:value-type="float" table:style-name="ce45" office:value="541" office:value-type="float">
            <text:p>5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Barendrecht</text:p>
            <office:annotation>
              <text:p>http://purl.org/linked-data/sdmx/2009/dimension#refArea=http://www.gemeentegeschiedenis.nl/amco/10286</text:p>
            </office:annotation>
          </table:table-cell>
          <table:table-cell ns42:value-type="string" table:style-name="ce28" office:value-type="string">
            <text:p>1352</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Barendrecht</text:p>
            <office:annotation>
              <text:p>http://purl.org/linked-data/sdmx/2009/dimension#refArea=http://www.gemeentegeschiedenis.nl/amco/10943</text:p>
            </office:annotation>
          </table:table-cell>
          <table:table-cell ns42:value-type="string" table:style-name="ce28" office:value-type="string">
            <text:p>1394</text:p>
          </table:table-cell>
          <table:table-cell table:style-name="ce33"/>
          <table:table-cell ns42:value-type="float" table:style-name="ce41" office:value="565" office:value-type="float">
            <text:p>565</text:p>
          </table:table-cell>
          <table:table-cell ns42:value-type="float" table:style-name="ce45" office:value="507" office:value-type="float">
            <text:p>50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arwoutswaarder</text:p>
            <office:annotation>
              <text:p>http://purl.org/linked-data/sdmx/2009/dimension#refArea=http://www.gemeentegeschiedenis.nl/amco/10447</text:p>
            </office:annotation>
          </table:table-cell>
          <table:table-cell ns42:value-type="string" table:style-name="ce28" office:value-type="string">
            <text:p>1017</text:p>
          </table:table-cell>
          <table:table-cell table:style-name="ce31"/>
          <table:table-cell ns42:value-type="float" table:style-name="ce41" office:value="270" office:value-type="float">
            <text:p>270</text:p>
          </table:table-cell>
          <table:table-cell ns42:value-type="float" table:style-name="ce45" office:value="274" office:value-type="float">
            <text:p>2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Beijerland</text:p>
            <office:annotation>
              <text:p>http://purl.org/linked-data/sdmx/2009/dimension#refArea=http://www.gemeentegeschiedenis.nl/amco/10092</text:p>
            </office:annotation>
          </table:table-cell>
          <table:table-cell ns42:value-type="string" table:style-name="ce28" office:value-type="string">
            <text:p>0566</text:p>
          </table:table-cell>
          <table:table-cell table:style-name="ce31"/>
          <table:table-cell ns42:value-type="float" table:style-name="ce41" office:value="496" office:value-type="float">
            <text:p>496</text:p>
          </table:table-cell>
          <table:table-cell ns42:value-type="float" table:style-name="ce45" office:value="523" office:value-type="float">
            <text:p>52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Beijerland</text:p>
            <office:annotation>
              <text:p>http://purl.org/linked-data/sdmx/2009/dimension#refArea=http://www.gemeentegeschiedenis.nl/amco/11301</text:p>
            </office:annotation>
          </table:table-cell>
          <table:table-cell ns42:value-type="string" table:style-name="ce28" office:value-type="string">
            <text:p>0584</text:p>
          </table:table-cell>
          <table:table-cell table:style-name="ce31"/>
          <table:table-cell ns42:value-type="float" table:style-name="ce41" office:value="1571" office:value-type="float">
            <text:p>1571</text:p>
          </table:table-cell>
          <table:table-cell ns42:value-type="float" table:style-name="ce45" office:value="1640" office:value-type="float">
            <text:p>16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eijerland</text:p>
            <office:annotation>
              <text:p>http://purl.org/linked-data/sdmx/2009/dimension#refArea=http://www.gemeentegeschiedenis.nl/amco/10917</text:p>
            </office:annotation>
          </table:table-cell>
          <table:table-cell ns42:value-type="string" table:style-name="ce28" office:value-type="string">
            <text:p>0639</text:p>
          </table:table-cell>
          <table:table-cell table:style-name="ce31"/>
          <table:table-cell ns42:value-type="float" table:style-name="ce41" office:value="641" office:value-type="float">
            <text:p>641</text:p>
          </table:table-cell>
          <table:table-cell ns42:value-type="float" table:style-name="ce45" office:value="632" office:value-type="float">
            <text:p>6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orn</text:p>
            <office:annotation>
              <text:p>http://purl.org/linked-data/sdmx/2009/dimension#refArea=http://www.gemeentegeschiedenis.nl/amco/11267</text:p>
            </office:annotation>
          </table:table-cell>
          <table:table-cell ns42:value-type="string" table:style-name="ce28" office:value-type="string">
            <text:p>1305</text:p>
          </table:table-cell>
          <table:table-cell table:style-name="ce33"/>
          <table:table-cell ns42:value-type="float" table:style-name="ce41" office:value="6" office:value-type="float">
            <text:p>6</text:p>
          </table:table-cell>
          <table:table-cell ns42:value-type="float" table:style-name="ce45" office:value="5" office:value-type="float">
            <text:p>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uizen</text:p>
            <office:annotation>
              <text:p>http://purl.org/linked-data/sdmx/2009/dimension#refArea=http://www.gemeentegeschiedenis.nl/amco/10398</text:p>
            </office:annotation>
          </table:table-cell>
          <table:table-cell ns42:value-type="string" table:style-name="ce28" office:value-type="string">
            <text:p>0490</text:p>
          </table:table-cell>
          <table:table-cell table:style-name="ce31"/>
          <table:table-cell ns42:value-type="float" table:style-name="ce41" office:value="196" office:value-type="float">
            <text:p>196</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ambacht</text:p>
            <office:annotation>
              <text:p>http://purl.org/linked-data/sdmx/2009/dimension#refArea=http://www.gemeentegeschiedenis.nl/amco/10962</text:p>
            </office:annotation>
          </table:table-cell>
          <table:table-cell ns42:value-type="string" table:style-name="ce28" office:value-type="string">
            <text:p>0491</text:p>
          </table:table-cell>
          <table:table-cell table:style-name="ce31"/>
          <table:table-cell ns42:value-type="float" table:style-name="ce41" office:value="760" office:value-type="float">
            <text:p>760</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schenhoek</text:p>
            <office:annotation>
              <text:p>http://purl.org/linked-data/sdmx/2009/dimension#refArea=http://www.gemeentegeschiedenis.nl/amco/10445</text:p>
            </office:annotation>
          </table:table-cell>
          <table:table-cell ns42:value-type="string" table:style-name="ce28" office:value-type="string">
            <text:p>0492</text:p>
          </table:table-cell>
          <table:table-cell table:style-name="ce31"/>
          <table:table-cell ns42:value-type="float" table:style-name="ce41" office:value="496" office:value-type="float">
            <text:p>496</text:p>
          </table:table-cell>
          <table:table-cell ns42:value-type="float" table:style-name="ce45" office:value="474" office:value-type="float">
            <text:p>4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l en Rodenrijs</text:p>
            <office:annotation>
              <text:p>http://purl.org/linked-data/sdmx/2009/dimension#refArea=http://www.gemeentegeschiedenis.nl/amco/10139</text:p>
            </office:annotation>
          </table:table-cell>
          <table:table-cell ns42:value-type="string" table:style-name="ce28" office:value-type="string">
            <text:p>0493</text:p>
          </table:table-cell>
          <table:table-cell table:style-name="ce31"/>
          <table:table-cell ns42:value-type="float" table:style-name="ce41" office:value="590" office:value-type="float">
            <text:p>590</text:p>
          </table:table-cell>
          <table:table-cell ns42:value-type="float" table:style-name="ce45" office:value="567" office:value-type="float">
            <text:p>5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nwoude</text:p>
            <office:annotation>
              <text:p>http://purl.org/linked-data/sdmx/2009/dimension#refArea=http://www.gemeentegeschiedenis.nl/amco/10797</text:p>
            </office:annotation>
          </table:table-cell>
          <table:table-cell ns42:value-type="string" table:style-name="ce28" office:value-type="string">
            <text:p>0494</text:p>
          </table:table-cell>
          <table:table-cell table:style-name="ce31"/>
          <table:table-cell ns42:value-type="float" table:style-name="ce41" office:value="236" office:value-type="float">
            <text:p>236</text:p>
          </table:table-cell>
          <table:table-cell ns42:value-type="float" table:style-name="ce45" office:value="222" office:value-type="float">
            <text:p>2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rt</text:p>
            <office:annotation>
              <text:p>http://purl.org/linked-data/sdmx/2009/dimension#refArea=http://www.gemeentegeschiedenis.nl/amco/10686</text:p>
            </office:annotation>
          </table:table-cell>
          <table:table-cell ns42:value-type="string" table:style-name="ce28" office:value-type="string">
            <text:p>1307</text:p>
          </table:table-cell>
          <table:table-cell table:style-name="ce33"/>
          <table:table-cell ns42:value-type="float" table:style-name="ce41" office:value="38" office:value-type="float">
            <text:p>38</text:p>
          </table:table-cell>
          <table:table-cell ns42:value-type="float" table:style-name="ce45" office:value="36" office:value-type="float">
            <text:p>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sland</text:p>
            <office:annotation>
              <text:p>http://purl.org/linked-data/sdmx/2009/dimension#refArea=http://www.gemeentegeschiedenis.nl/amco/10074</text:p>
            </office:annotation>
          </table:table-cell>
          <table:table-cell ns42:value-type="string" table:style-name="ce28" office:value-type="string">
            <text:p>1308</text:p>
          </table:table-cell>
          <table:table-cell table:style-name="ce33"/>
          <table:table-cell ns42:value-type="float" table:style-name="ce41" office:value="12" office:value-type="float">
            <text:p>12</text:p>
          </table:table-cell>
          <table:table-cell ns42:value-type="float" table:style-name="ce45" office:value="12" office:value-type="float">
            <text:p>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iswijk</text:p>
            <office:annotation>
              <text:p>http://purl.org/linked-data/sdmx/2009/dimension#refArea=http://www.gemeentegeschiedenis.nl/amco/10994</text:p>
            </office:annotation>
          </table:table-cell>
          <table:table-cell ns42:value-type="string" table:style-name="ce28" office:value-type="string">
            <text:p>0495</text:p>
          </table:table-cell>
          <table:table-cell table:style-name="ce31"/>
          <table:table-cell ns42:value-type="float" table:style-name="ce41" office:value="610" office:value-type="float">
            <text:p>610</text:p>
          </table:table-cell>
          <table:table-cell ns42:value-type="float" table:style-name="ce45" office:value="616" office:value-type="float">
            <text:p>6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skensgraaf</text:p>
            <office:annotation>
              <text:p>http://purl.org/linked-data/sdmx/2009/dimension#refArea=http://www.gemeentegeschiedenis.nl/amco/10451</text:p>
            </office:annotation>
          </table:table-cell>
          <table:table-cell ns42:value-type="string" table:style-name="ce28" office:value-type="string">
            <text:p>0496</text:p>
          </table:table-cell>
          <table:table-cell table:style-name="ce33"/>
          <table:table-cell ns42:value-type="float" table:style-name="ce41" office:value="276" office:value-type="float">
            <text:p>276</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degraven</text:p>
            <office:annotation>
              <text:p>http://purl.org/linked-data/sdmx/2009/dimension#refArea=http://www.gemeentegeschiedenis.nl/amco/11091</text:p>
            </office:annotation>
          </table:table-cell>
          <table:table-cell ns42:value-type="string" table:style-name="ce28" office:value-type="string">
            <text:p>0497</text:p>
          </table:table-cell>
          <table:table-cell table:style-name="ce31"/>
          <table:table-cell ns42:value-type="float" table:style-name="ce41" office:value="1209" office:value-type="float">
            <text:p>1209</text:p>
          </table:table-cell>
          <table:table-cell ns42:value-type="float" table:style-name="ce45" office:value="1230" office:value-type="float">
            <text:p>12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 en Lage Boekhorst</text:p>
            <office:annotation>
              <text:p>http://purl.org/linked-data/sdmx/2009/dimension#refArea=http://www.gemeentegeschiedenis.nl/amco/10767</text:p>
            </office:annotation>
          </table:table-cell>
          <table:table-cell ns42:value-type="string" table:style-name="ce28" office:value-type="string">
            <text:p>1390</text:p>
          </table:table-cell>
          <table:table-cell table:style-name="ce33"/>
          <table:table-cell ns42:value-type="float" table:style-name="ce41" office:value="29" office:value-type="float">
            <text:p>29</text:p>
          </table:table-cell>
          <table:table-cell ns42:value-type="float" table:style-name="ce45" office:value="26" office:value-type="float">
            <text:p>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n Bommel</text:p>
            <office:annotation>
              <text:p>http://purl.org/linked-data/sdmx/2009/dimension#refArea=http://www.gemeentegeschiedenis.nl/amco/10293</text:p>
            </office:annotation>
          </table:table-cell>
          <table:table-cell ns42:value-type="string" table:style-name="ce28" office:value-type="string">
            <text:p>1024</text:p>
          </table:table-cell>
          <table:table-cell table:style-name="ce31"/>
          <table:table-cell ns42:value-type="float" table:style-name="ce41" office:value="530" office:value-type="float">
            <text:p>530</text:p>
          </table:table-cell>
          <table:table-cell ns42:value-type="float" table:style-name="ce45" office:value="508" office:value-type="float">
            <text:p>50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skoop</text:p>
            <office:annotation>
              <text:p>http://purl.org/linked-data/sdmx/2009/dimension#refArea=http://www.gemeentegeschiedenis.nl/amco/10419</text:p>
            </office:annotation>
          </table:table-cell>
          <table:table-cell ns42:value-type="string" table:style-name="ce28" office:value-type="string">
            <text:p>0499</text:p>
          </table:table-cell>
          <table:table-cell table:style-name="ce31"/>
          <table:table-cell ns42:value-type="float" table:style-name="ce41" office:value="880" office:value-type="float">
            <text:p>880</text:p>
          </table:table-cell>
          <table:table-cell ns42:value-type="float" table:style-name="ce45" office:value="925" office:value-type="float">
            <text:p>9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andwijk</text:p>
            <office:annotation>
              <text:p>http://purl.org/linked-data/sdmx/2009/dimension#refArea=http://www.gemeentegeschiedenis.nl/amco/10169</text:p>
            </office:annotation>
          </table:table-cell>
          <table:table-cell ns42:value-type="string" table:style-name="ce28" office:value-type="string">
            <text:p>0500</text:p>
          </table:table-cell>
          <table:table-cell table:style-name="ce31"/>
          <table:table-cell ns42:value-type="float" table:style-name="ce41" office:value="234" office:value-type="float">
            <text:p>234</text:p>
          </table:table-cell>
          <table:table-cell ns42:value-type="float" table:style-name="ce45" office:value="226" office:value-type="float">
            <text:p>2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ielle</text:p>
            <office:annotation>
              <text:p>http://purl.org/linked-data/sdmx/2009/dimension#refArea=http://www.gemeentegeschiedenis.nl/amco/10232</text:p>
            </office:annotation>
          </table:table-cell>
          <table:table-cell ns42:value-type="string" table:style-name="ce28" office:value-type="string">
            <text:p>0501</text:p>
          </table:table-cell>
          <table:table-cell table:style-name="ce31"/>
          <table:table-cell ns42:value-type="float" table:style-name="ce41" office:value="2000" office:value-type="float">
            <text:p>2000</text:p>
          </table:table-cell>
          <table:table-cell ns42:value-type="float" table:style-name="ce45" office:value="2195" office:value-type="float">
            <text:p>21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oek</text:p>
            <office:annotation>
              <text:p>http://purl.org/linked-data/sdmx/2009/dimension#refArea=http://www.gemeentegeschiedenis.nl/amco/11214</text:p>
            </office:annotation>
          </table:table-cell>
          <table:table-cell ns42:value-type="string" table:style-name="ce28" office:value-type="string">
            <text:p>1030</text:p>
          </table:table-cell>
          <table:table-cell table:style-name="ce33"/>
          <table:table-cell ns42:value-type="float" table:style-name="ce41" office:value="675" office:value-type="float">
            <text:p>675</text:p>
          </table:table-cell>
          <table:table-cell ns42:value-type="float" table:style-name="ce45" office:value="656" office:value-type="float">
            <text:p>6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apelle aan den IJssel</text:p>
            <office:annotation>
              <text:p>http://purl.org/linked-data/sdmx/2009/dimension#refArea=http://www.gemeentegeschiedenis.nl/amco/11248</text:p>
            </office:annotation>
          </table:table-cell>
          <table:table-cell ns42:value-type="string" table:style-name="ce28" office:value-type="string">
            <text:p>0502</text:p>
          </table:table-cell>
          <table:table-cell table:style-name="ce31"/>
          <table:table-cell ns42:value-type="float" table:style-name="ce41" office:value="598" office:value-type="float">
            <text:p>598</text:p>
          </table:table-cell>
          <table:table-cell ns42:value-type="float" table:style-name="ce45" office:value="637" office:value-type="float">
            <text:p>63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harlois</text:p>
            <office:annotation>
              <text:p>http://purl.org/linked-data/sdmx/2009/dimension#refArea=http://www.gemeentegeschiedenis.nl/amco/10430</text:p>
            </office:annotation>
          </table:table-cell>
          <table:table-cell ns42:value-type="string" table:style-name="ce28" office:value-type="string">
            <text:p>1037</text:p>
          </table:table-cell>
          <table:table-cell table:style-name="ce31"/>
          <table:table-cell ns42:value-type="float" table:style-name="ce41" office:value="1222" office:value-type="float">
            <text:p>1222</text:p>
          </table:table-cell>
          <table:table-cell ns42:value-type="float" table:style-name="ce45" office:value="1228" office:value-type="float">
            <text:p>12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illaarshoek</text:p>
            <office:annotation>
              <text:p>http://purl.org/linked-data/sdmx/2009/dimension#refArea=http://www.gemeentegeschiedenis.nl/amco/10833</text:p>
            </office:annotation>
          </table:table-cell>
          <table:table-cell ns42:value-type="string" table:style-name="ce28" office:value-type="string">
            <text:p>1311</text:p>
          </table:table-cell>
          <table:table-cell table:style-name="ce33"/>
          <table:table-cell ns42:value-type="float" table:style-name="ce41" office:value="153" office:value-type="float">
            <text:p>153</text:p>
          </table:table-cell>
          <table:table-cell ns42:value-type="float" table:style-name="ce45" office:value="159" office:value-type="float">
            <text:p>1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shaven</text:p>
            <office:annotation>
              <text:p>http://purl.org/linked-data/sdmx/2009/dimension#refArea=http://www.gemeentegeschiedenis.nl/amco/10908</text:p>
            </office:annotation>
          </table:table-cell>
          <table:table-cell ns42:value-type="string" table:style-name="ce28" office:value-type="string">
            <text:p>1040</text:p>
          </table:table-cell>
          <table:table-cell table:style-name="ce31"/>
          <table:table-cell ns42:value-type="float" table:style-name="ce41" office:value="1501" office:value-type="float">
            <text:p>1501</text:p>
          </table:table-cell>
          <table:table-cell ns42:value-type="float" table:style-name="ce45" office:value="1564" office:value-type="float">
            <text:p>156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irksland</text:p>
            <office:annotation>
              <text:p>http://purl.org/linked-data/sdmx/2009/dimension#refArea=http://www.gemeentegeschiedenis.nl/amco/11344</text:p>
            </office:annotation>
          </table:table-cell>
          <table:table-cell ns42:value-type="string" table:style-name="ce28" office:value-type="string">
            <text:p>0504</text:p>
          </table:table-cell>
          <table:table-cell table:style-name="ce31"/>
          <table:table-cell ns42:value-type="float" table:style-name="ce41" office:value="806" office:value-type="float">
            <text:p>806</text:p>
          </table:table-cell>
          <table:table-cell ns42:value-type="float" table:style-name="ce45" office:value="859" office:value-type="float">
            <text:p>8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ubbeldam</text:p>
            <office:annotation>
              <text:p>http://purl.org/linked-data/sdmx/2009/dimension#refArea=http://www.gemeentegeschiedenis.nl/amco/10781</text:p>
            </office:annotation>
          </table:table-cell>
          <table:table-cell ns42:value-type="string" table:style-name="ce28" office:value-type="string">
            <text:p>0507</text:p>
          </table:table-cell>
          <table:table-cell table:style-name="ce31"/>
          <table:table-cell ns42:value-type="float" table:style-name="ce41" office:value="668" office:value-type="float">
            <text:p>668</text:p>
          </table:table-cell>
          <table:table-cell ns42:value-type="float" table:style-name="ce45" office:value="662" office:value-type="float">
            <text:p>66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Everdingen</text:p>
            <office:annotation>
              <text:p>http://purl.org/linked-data/sdmx/2009/dimension#refArea=http://www.gemeentegeschiedenis.nl/amco/10638</text:p>
            </office:annotation>
          </table:table-cell>
          <table:table-cell ns42:value-type="string" table:style-name="ce28" office:value-type="string">
            <text:p>0508</text:p>
          </table:table-cell>
          <table:table-cell table:style-name="ce31"/>
          <table:table-cell ns42:value-type="float" table:style-name="ce41" office:value="458" office:value-type="float">
            <text:p>458</text:p>
          </table:table-cell>
          <table:table-cell ns42:value-type="float" table:style-name="ce45" office:value="431" office:value-type="float">
            <text:p>43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eervliet</text:p>
            <office:annotation>
              <text:p>http://purl.org/linked-data/sdmx/2009/dimension#refArea=http://www.gemeentegeschiedenis.nl/amco/10842</text:p>
            </office:annotation>
          </table:table-cell>
          <table:table-cell ns42:value-type="string" table:style-name="ce28" office:value-type="string">
            <text:p>0509</text:p>
          </table:table-cell>
          <table:table-cell table:style-name="ce31"/>
          <table:table-cell ns42:value-type="float" table:style-name="ce41" office:value="258" office:value-type="float">
            <text:p>258</text:p>
          </table:table-cell>
          <table:table-cell ns42:value-type="float" table:style-name="ce45" office:value="283" office:value-type="float">
            <text:p>28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dam</text:p>
            <office:annotation>
              <text:p>http://purl.org/linked-data/sdmx/2009/dimension#refArea=http://www.gemeentegeschiedenis.nl/amco/10606</text:p>
            </office:annotation>
          </table:table-cell>
          <table:table-cell ns42:value-type="string" table:style-name="ce28" office:value-type="string">
            <text:p>1063</text:p>
          </table:table-cell>
          <table:table-cell table:style-name="ce31"/>
          <table:table-cell ns42:value-type="float" table:style-name="ce41" office:value="816" office:value-type="float">
            <text:p>816</text:p>
          </table:table-cell>
          <table:table-cell ns42:value-type="float" table:style-name="ce45" office:value="811" office:value-type="float">
            <text:p>8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Nieuwkerk</text:p>
            <office:annotation>
              <text:p>http://purl.org/linked-data/sdmx/2009/dimension#refArea=http://www.gemeentegeschiedenis.nl/amco/10255</text:p>
            </office:annotation>
          </table:table-cell>
          <table:table-cell ns42:value-type="string" table:style-name="ce28" office:value-type="string">
            <text:p>1062</text:p>
          </table:table-cell>
          <table:table-cell table:style-name="ce31"/>
          <table:table-cell ns42:value-type="float" table:style-name="ce41" office:value="259" office:value-type="float">
            <text:p>259</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edereede</text:p>
            <office:annotation>
              <text:p>http://purl.org/linked-data/sdmx/2009/dimension#refArea=http://www.gemeentegeschiedenis.nl/amco/10981</text:p>
            </office:annotation>
          </table:table-cell>
          <table:table-cell ns42:value-type="string" table:style-name="ce28" office:value-type="string">
            <text:p>0511</text:p>
          </table:table-cell>
          <table:table-cell table:style-name="ce31"/>
          <table:table-cell ns42:value-type="float" table:style-name="ce41" office:value="444" office:value-type="float">
            <text:p>444</text:p>
          </table:table-cell>
          <table:table-cell ns42:value-type="float" table:style-name="ce45" office:value="457" office:value-type="float">
            <text:p>45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idschalxoord</text:p>
            <office:annotation>
              <text:p>http://purl.org/linked-data/sdmx/2009/dimension#refArea=http://www.gemeentegeschiedenis.nl/amco/10123</text:p>
            </office:annotation>
          </table:table-cell>
          <table:table-cell ns42:value-type="string" table:style-name="ce28" office:value-type="string">
            <text:p>1319</text:p>
          </table:table-cell>
          <table:table-cell table:style-name="ce33"/>
          <table:table-cell ns42:value-type="float" table:style-name="ce41" office:value="74" office:value-type="float">
            <text:p>74</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rinchem</text:p>
            <office:annotation>
              <text:p>http://purl.org/linked-data/sdmx/2009/dimension#refArea=http://www.gemeentegeschiedenis.nl/amco/10942</text:p>
            </office:annotation>
          </table:table-cell>
          <table:table-cell ns42:value-type="string" table:style-name="ce28" office:value-type="string">
            <text:p>0512</text:p>
          </table:table-cell>
          <table:table-cell table:style-name="ce31"/>
          <table:table-cell ns42:value-type="float" table:style-name="ce41" office:value="3257" office:value-type="float">
            <text:p>3257</text:p>
          </table:table-cell>
          <table:table-cell ns42:value-type="float" table:style-name="ce45" office:value="3577" office:value-type="float">
            <text:p>35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erak</text:p>
            <office:annotation>
              <text:p>http://purl.org/linked-data/sdmx/2009/dimension#refArea=http://www.gemeentegeschiedenis.nl/amco/11258</text:p>
            </office:annotation>
          </table:table-cell>
          <table:table-cell ns42:value-type="string" table:style-name="ce28" office:value-type="string">
            <text:p>0514</text:p>
          </table:table-cell>
          <table:table-cell table:style-name="ce31"/>
          <table:table-cell ns42:value-type="float" table:style-name="ce41" office:value="640" office:value-type="float">
            <text:p>640</text:p>
          </table:table-cell>
          <table:table-cell ns42:value-type="float" table:style-name="ce45" office:value="708" office:value-type="float">
            <text:p>7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riaan</text:p>
            <office:annotation>
              <text:p>http://purl.org/linked-data/sdmx/2009/dimension#refArea=http://www.gemeentegeschiedenis.nl/amco/10450</text:p>
            </office:annotation>
          </table:table-cell>
          <table:table-cell ns42:value-type="string" table:style-name="ce28" office:value-type="string">
            <text:p>0515</text:p>
          </table:table-cell>
          <table:table-cell table:style-name="ce31"/>
          <table:table-cell ns42:value-type="float" table:style-name="ce41" office:value="202" office:value-type="float">
            <text:p>202</text:p>
          </table:table-cell>
          <table:table-cell ns42:value-type="float" table:style-name="ce45" office:value="194" office:value-type="float">
            <text:p>1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swaard</text:p>
            <office:annotation>
              <text:p>http://purl.org/linked-data/sdmx/2009/dimension#refArea=http://www.gemeentegeschiedenis.nl/amco/10914</text:p>
            </office:annotation>
          </table:table-cell>
          <table:table-cell ns42:value-type="string" table:style-name="ce28" office:value-type="string">
            <text:p>0516</text:p>
          </table:table-cell>
          <table:table-cell table:style-name="ce31"/>
          <table:table-cell ns42:value-type="float" table:style-name="ce41" office:value="374" office:value-type="float">
            <text:p>374</text:p>
          </table:table-cell>
          <table:table-cell ns42:value-type="float" table:style-name="ce45" office:value="375" office:value-type="float">
            <text:p>37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ambacht</text:p>
            <office:annotation>
              <text:p>http://purl.org/linked-data/sdmx/2009/dimension#refArea=http://www.gemeentegeschiedenis.nl/amco/10935</text:p>
            </office:annotation>
          </table:table-cell>
          <table:table-cell ns42:value-type="string" table:style-name="ce28" office:value-type="string">
            <text:p>1320</text:p>
          </table:table-cell>
          <table:table-cell table:style-name="ce35"/>
          <table:table-cell ns42:value-type="float" table:style-name="ce41" office:value="94" office:value-type="float">
            <text:p>94</text:p>
          </table:table-cell>
          <table:table-cell ns42:value-type="float" table:style-name="ce45" office:value="82" office:value-type="float">
            <text:p>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deel</text:p>
            <office:annotation>
              <text:p>http://purl.org/linked-data/sdmx/2009/dimension#refArea=http://www.gemeentegeschiedenis.nl/amco/10052</text:p>
            </office:annotation>
          </table:table-cell>
          <table:table-cell ns42:value-type="string" table:style-name="ce28" office:value-type="string">
            <text:p>0517</text:p>
          </table:table-cell>
          <table:table-cell table:style-name="ce31"/>
          <table:table-cell ns42:value-type="float" table:style-name="ce41" office:value="1200" office:value-type="float">
            <text:p>1200</text:p>
          </table:table-cell>
          <table:table-cell ns42:value-type="float" table:style-name="ce45" office:value="1287" office:value-type="float">
            <text:p>12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zande</text:p>
            <office:annotation>
              <text:p>http://purl.org/linked-data/sdmx/2009/dimension#refArea=http://www.gemeentegeschiedenis.nl/amco/10640</text:p>
            </office:annotation>
          </table:table-cell>
          <table:table-cell ns42:value-type="string" table:style-name="ce28" office:value-type="string">
            <text:p>0519</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eneveld</text:p>
            <office:annotation>
              <text:p>http://purl.org/linked-data/sdmx/2009/dimension#refArea=http://www.gemeentegeschiedenis.nl/amco/10764</text:p>
            </office:annotation>
          </table:table-cell>
          <table:table-cell ns42:value-type="string" table:style-name="ce28" office:value-type="string">
            <text:p>1322</text:p>
          </table:table-cell>
          <table:table-cell table:style-name="ce33"/>
          <table:table-cell ns42:value-type="float" table:style-name="ce41" office:value="31" office:value-type="float">
            <text:p>31</text:p>
          </table:table-cell>
          <table:table-cell ns42:value-type="float" table:style-name="ce45" office:value="27" office:value-type="float">
            <text:p>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Ammers</text:p>
            <office:annotation>
              <text:p>http://purl.org/linked-data/sdmx/2009/dimension#refArea=http://www.gemeentegeschiedenis.nl/amco/11205</text:p>
            </office:annotation>
          </table:table-cell>
          <table:table-cell ns42:value-type="string" table:style-name="ce28" office:value-type="string">
            <text:p>0520</text:p>
          </table:table-cell>
          <table:table-cell table:style-name="ce31"/>
          <table:table-cell ns42:value-type="float" table:style-name="ce41" office:value="430" office:value-type="float">
            <text:p>430</text:p>
          </table:table-cell>
          <table:table-cell ns42:value-type="float" table:style-name="ce45" office:value="400" office:value-type="float">
            <text:p>40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astrecht</text:p>
            <office:annotation>
              <text:p>http://purl.org/linked-data/sdmx/2009/dimension#refArea=http://www.gemeentegeschiedenis.nl/amco/11049</text:p>
            </office:annotation>
          </table:table-cell>
          <table:table-cell ns42:value-type="string" table:style-name="ce28" office:value-type="string">
            <text:p>0521</text:p>
          </table:table-cell>
          <table:table-cell table:style-name="ce31"/>
          <table:table-cell ns42:value-type="float" table:style-name="ce41" office:value="625" office:value-type="float">
            <text:p>625</text:p>
          </table:table-cell>
          <table:table-cell ns42:value-type="float" table:style-name="ce45" office:value="689" office:value-type="float">
            <text:p>68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gestein</text:p>
            <office:annotation>
              <text:p>http://purl.org/linked-data/sdmx/2009/dimension#refArea=http://www.gemeentegeschiedenis.nl/amco/10297</text:p>
            </office:annotation>
          </table:table-cell>
          <table:table-cell ns42:value-type="string" table:style-name="ce28" office:value-type="string">
            <text:p>0522</text:p>
          </table:table-cell>
          <table:table-cell table:style-name="ce31"/>
          <table:table-cell ns42:value-type="float" table:style-name="ce41" office:value="323" office:value-type="float">
            <text:p>32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rdinxveld</text:p>
            <office:annotation>
              <text:p>http://purl.org/linked-data/sdmx/2009/dimension#refArea=http://www.gemeentegeschiedenis.nl/amco/10167</text:p>
            </office:annotation>
          </table:table-cell>
          <table:table-cell ns42:value-type="string" table:style-name="ce28" office:value-type="string">
            <text:p>1070</text:p>
          </table:table-cell>
          <table:table-cell table:style-name="ce31"/>
          <table:table-cell ns42:value-type="float" table:style-name="ce41" office:value="1419" office:value-type="float">
            <text:p>1419</text:p>
          </table:table-cell>
          <table:table-cell ns42:value-type="float" table:style-name="ce45" office:value="1365" office:value-type="float">
            <text:p>136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zerswoude</text:p>
            <office:annotation>
              <text:p>http://purl.org/linked-data/sdmx/2009/dimension#refArea=http://www.gemeentegeschiedenis.nl/amco/11257</text:p>
            </office:annotation>
          </table:table-cell>
          <table:table-cell ns42:value-type="string" table:style-name="ce28" office:value-type="string">
            <text:p>0524</text:p>
          </table:table-cell>
          <table:table-cell table:style-name="ce31"/>
          <table:table-cell ns42:value-type="float" table:style-name="ce41" office:value="1306" office:value-type="float">
            <text:p>1306</text:p>
          </table:table-cell>
          <table:table-cell ns42:value-type="float" table:style-name="ce45" office:value="1300" office:value-type="float">
            <text:p>130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nvliet</text:p>
            <office:annotation>
              <text:p>http://purl.org/linked-data/sdmx/2009/dimension#refArea=http://www.gemeentegeschiedenis.nl/amco/10823</text:p>
            </office:annotation>
          </table:table-cell>
          <table:table-cell ns42:value-type="string" table:style-name="ce28" office:value-type="string">
            <text:p>0525</text:p>
          </table:table-cell>
          <table:table-cell table:style-name="ce31"/>
          <table:table-cell ns42:value-type="float" table:style-name="ce41" office:value="321" office:value-type="float">
            <text:p>321</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jansdam</text:p>
            <office:annotation>
              <text:p>http://purl.org/linked-data/sdmx/2009/dimension#refArea=http://www.gemeentegeschiedenis.nl/amco/10540</text:p>
            </office:annotation>
          </table:table-cell>
          <table:table-cell ns42:value-type="string" table:style-name="ce28" office:value-type="string">
            <text:p>0526</text:p>
          </table:table-cell>
          <table:table-cell table:style-name="ce31"/>
          <table:table-cell ns42:value-type="float" table:style-name="ce41" office:value="381" office:value-type="float">
            <text:p>381</text:p>
          </table:table-cell>
          <table:table-cell ns42:value-type="float" table:style-name="ce45" office:value="385" office:value-type="float">
            <text:p>3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 Oudelands Ambacht</text:p>
            <office:annotation>
              <text:p>http://purl.org/linked-data/sdmx/2009/dimension#refArea=http://www.gemeentegeschiedenis.nl/amco/11207</text:p>
            </office:annotation>
          </table:table-cell>
          <table:table-cell ns42:value-type="string" table:style-name="ce28" office:value-type="string">
            <text:p>1327</text:p>
          </table:table-cell>
          <table:table-cell table:style-name="ce33"/>
          <table:table-cell ns42:value-type="float" table:style-name="ce41" office:value="91" office:value-type="float">
            <text:p>91</text:p>
          </table:table-cell>
          <table:table-cell ns42:value-type="float" table:style-name="ce45" office:value="84" office:value-type="float">
            <text:p>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 en Boeicop</text:p>
            <office:annotation>
              <text:p>http://purl.org/linked-data/sdmx/2009/dimension#refArea=http://www.gemeentegeschiedenis.nl/amco/11024</text:p>
            </office:annotation>
          </table:table-cell>
          <table:table-cell ns42:value-type="string" table:style-name="ce28" office:value-type="string">
            <text:p>0527</text:p>
          </table:table-cell>
          <table:table-cell table:style-name="ce31"/>
          <table:table-cell ns42:value-type="float" table:style-name="ce41" office:value="201" office:value-type="float">
            <text:p>201</text:p>
          </table:table-cell>
          <table:table-cell ns42:value-type="float" table:style-name="ce45" office:value="191" office:value-type="float">
            <text:p>1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nenoord</text:p>
            <office:annotation>
              <text:p>http://purl.org/linked-data/sdmx/2009/dimension#refArea=http://www.gemeentegeschiedenis.nl/amco/10821</text:p>
            </office:annotation>
          </table:table-cell>
          <table:table-cell ns42:value-type="string" table:style-name="ce28" office:value-type="string">
            <text:p>0528</text:p>
          </table:table-cell>
          <table:table-cell table:style-name="ce31"/>
          <table:table-cell ns42:value-type="float" table:style-name="ce41" office:value="461" office:value-type="float">
            <text:p>461</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lingen</text:p>
            <office:annotation>
              <text:p>http://purl.org/linked-data/sdmx/2009/dimension#refArea=http://www.gemeentegeschiedenis.nl/amco/10873</text:p>
            </office:annotation>
          </table:table-cell>
          <table:table-cell ns42:value-type="string" table:style-name="ce28" office:value-type="string">
            <text:p>1074</text:p>
          </table:table-cell>
          <table:table-cell table:style-name="ce31"/>
          <table:table-cell ns42:value-type="float" table:style-name="ce41" office:value="196" office:value-type="float">
            <text:p>196</text:p>
          </table:table-cell>
          <table:table-cell ns42:value-type="float" table:style-name="ce45" office:value="194" office:value-type="float">
            <text:p>1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ndorp</text:p>
            <office:annotation>
              <text:p>http://purl.org/linked-data/sdmx/2009/dimension#refArea=http://www.gemeentegeschiedenis.nl/amco/10217</text:p>
            </office:annotation>
          </table:table-cell>
          <table:table-cell ns42:value-type="string" table:style-name="ce28" office:value-type="string">
            <text:p>1075</text:p>
          </table:table-cell>
          <table:table-cell table:style-name="ce31"/>
          <table:table-cell ns42:value-type="float" table:style-name="ce41" office:value="197" office:value-type="float">
            <text:p>197</text:p>
          </table:table-cell>
          <table:table-cell ns42:value-type="float" table:style-name="ce45" office:value="179" office:value-type="float">
            <text:p>17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llevoetsluis</text:p>
            <office:annotation>
              <text:p>http://purl.org/linked-data/sdmx/2009/dimension#refArea=http://www.gemeentegeschiedenis.nl/amco/11078</text:p>
            </office:annotation>
          </table:table-cell>
          <table:table-cell ns42:value-type="string" table:style-name="ce28" office:value-type="string">
            <text:p>0530</text:p>
          </table:table-cell>
          <table:table-cell table:style-name="ce31"/>
          <table:table-cell ns42:value-type="float" table:style-name="ce41" office:value="962" office:value-type="float">
            <text:p>962</text:p>
          </table:table-cell>
          <table:table-cell ns42:value-type="float" table:style-name="ce45" office:value="1044" office:value-type="float">
            <text:p>104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Helvoet</text:p>
            <office:annotation>
              <text:p>http://purl.org/linked-data/sdmx/2009/dimension#refArea=http://www.gemeentegeschiedenis.nl/amco/10264</text:p>
            </office:annotation>
          </table:table-cell>
          <table:table-cell ns42:value-type="string" table:style-name="ce28" office:value-type="string">
            <text:p>1118</text:p>
          </table:table-cell>
          <table:table-cell table:style-name="ce31"/>
          <table:table-cell ns42:value-type="float" table:style-name="ce41" office:value="249" office:value-type="float">
            <text:p>249</text:p>
          </table:table-cell>
          <table:table-cell ns42:value-type="float" table:style-name="ce45" office:value="236" office:value-type="float">
            <text:p>2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ndrik-Ido-Ambacht</text:p>
            <office:annotation>
              <text:p>http://purl.org/linked-data/sdmx/2009/dimension#refArea=http://www.gemeentegeschiedenis.nl/amco/10416</text:p>
            </office:annotation>
          </table:table-cell>
          <table:table-cell ns42:value-type="string" table:style-name="ce28" office:value-type="string">
            <text:p>0531</text:p>
          </table:table-cell>
          <table:table-cell table:style-name="ce31"/>
          <table:table-cell ns42:value-type="float" table:style-name="ce41" office:value="757" office:value-type="float">
            <text:p>757</text:p>
          </table:table-cell>
          <table:table-cell ns42:value-type="float" table:style-name="ce45" office:value="780" office:value-type="float">
            <text:p>78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rkingen</text:p>
            <office:annotation>
              <text:p>http://purl.org/linked-data/sdmx/2009/dimension#refArea=http://www.gemeentegeschiedenis.nl/amco/10267</text:p>
            </office:annotation>
          </table:table-cell>
          <table:table-cell ns42:value-type="string" table:style-name="ce28" office:value-type="string">
            <text:p>1078</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ukelum</text:p>
            <office:annotation>
              <text:p>http://purl.org/linked-data/sdmx/2009/dimension#refArea=http://www.gemeentegeschiedenis.nl/amco/11308</text:p>
            </office:annotation>
          </table:table-cell>
          <table:table-cell ns42:value-type="string" table:style-name="ce28" office:value-type="string">
            <text:p>0533</text:p>
          </table:table-cell>
          <table:table-cell table:style-name="ce31"/>
          <table:table-cell ns42:value-type="float" table:style-name="ce41" office:value="253" office:value-type="float">
            <text:p>253</text:p>
          </table:table-cell>
          <table:table-cell ns42:value-type="float" table:style-name="ce45" office:value="234" office:value-type="float">
            <text:p>23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ersberg</text:p>
            <office:annotation>
              <text:p>http://purl.org/linked-data/sdmx/2009/dimension#refArea=http://www.gemeentegeschiedenis.nl/amco/10227</text:p>
            </office:annotation>
          </table:table-cell>
          <table:table-cell ns42:value-type="string" table:style-name="ce28" office:value-type="string">
            <text:p>1081</text:p>
          </table:table-cell>
          <table:table-cell table:style-name="ce31"/>
          <table:table-cell ns42:value-type="float" table:style-name="ce41" office:value="872" office:value-type="float">
            <text:p>872</text:p>
          </table:table-cell>
          <table:table-cell ns42:value-type="float" table:style-name="ce45" office:value="978" office:value-type="float">
            <text:p>97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om</text:p>
            <office:annotation>
              <text:p>http://purl.org/linked-data/sdmx/2009/dimension#refArea=http://www.gemeentegeschiedenis.nl/amco/11236</text:p>
            </office:annotation>
          </table:table-cell>
          <table:table-cell ns42:value-type="string" table:style-name="ce28" office:value-type="string">
            <text:p>0532</text:p>
          </table:table-cell>
          <table:table-cell table:style-name="ce31"/>
          <table:table-cell ns42:value-type="float" table:style-name="ce41" office:value="692" office:value-type="float">
            <text:p>692</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denpijl</text:p>
            <office:annotation>
              <text:p>http://purl.org/linked-data/sdmx/2009/dimension#refArea=http://www.gemeentegeschiedenis.nl/amco/10876</text:p>
            </office:annotation>
          </table:table-cell>
          <table:table-cell ns42:value-type="string" table:style-name="ce28" office:value-type="string">
            <text:p>1328</text:p>
          </table:table-cell>
          <table:table-cell table:style-name="ce33"/>
          <table:table-cell ns42:value-type="float" table:style-name="ce41" office:value="76" office:value-type="float">
            <text:p>76</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 van Delft</text:p>
            <office:annotation>
              <text:p>http://purl.org/linked-data/sdmx/2009/dimension#refArea=http://www.gemeentegeschiedenis.nl/amco/10089</text:p>
            </office:annotation>
          </table:table-cell>
          <table:table-cell ns42:value-type="string" table:style-name="ce28" office:value-type="string">
            <text:p>1082</text:p>
          </table:table-cell>
          <table:table-cell table:style-name="ce31"/>
          <table:table-cell ns42:value-type="float" table:style-name="ce41" office:value="429" office:value-type="float">
            <text:p>42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wegen</text:p>
            <office:annotation>
              <text:p>http://purl.org/linked-data/sdmx/2009/dimension#refArea=http://www.gemeentegeschiedenis.nl/amco/10325</text:p>
            </office:annotation>
          </table:table-cell>
          <table:table-cell ns42:value-type="string" table:style-name="ce28" office:value-type="string">
            <text:p>1329</text:p>
          </table:table-cell>
          <table:table-cell table:style-name="ce31"/>
          <table:table-cell ns42:value-type="float" table:style-name="ce41" office:value="38" office:value-type="float">
            <text:p>38</text:p>
          </table:table-cell>
          <table:table-cell ns42:value-type="float" table:style-name="ce45" office:value="38" office:value-type="float">
            <text:p>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blokland</text:p>
            <office:annotation>
              <text:p>http://purl.org/linked-data/sdmx/2009/dimension#refArea=http://www.gemeentegeschiedenis.nl/amco/11040</text:p>
            </office:annotation>
          </table:table-cell>
          <table:table-cell ns42:value-type="string" table:style-name="ce28" office:value-type="string">
            <text:p>0535</text:p>
          </table:table-cell>
          <table:table-cell table:style-name="ce31"/>
          <table:table-cell ns42:value-type="float" table:style-name="ce41" office:value="256" office:value-type="float">
            <text:p>256</text:p>
          </table:table-cell>
          <table:table-cell ns42:value-type="float" table:style-name="ce45" office:value="216" office:value-type="float">
            <text:p>2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 en Woud Harnasch</text:p>
            <office:annotation>
              <text:p>http://purl.org/linked-data/sdmx/2009/dimension#refArea=http://www.gemeentegeschiedenis.nl/amco/10163</text:p>
            </office:annotation>
          </table:table-cell>
          <table:table-cell ns42:value-type="string" table:style-name="ce28" office:value-type="string">
            <text:p>1330</text:p>
          </table:table-cell>
          <table:table-cell table:style-name="ce33"/>
          <table:table-cell ns42:value-type="float" table:style-name="ce41" office:value="30" office:value-type="float">
            <text:p>30</text:p>
          </table:table-cell>
          <table:table-cell ns42:value-type="float" table:style-name="ce45" office:value="30" office:value-type="float">
            <text:p>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Delfland</text:p>
            <office:annotation>
              <text:p>http://purl.org/linked-data/sdmx/2009/dimension#refArea=http://www.gemeentegeschiedenis.nl/amco/10835</text:p>
            </office:annotation>
          </table:table-cell>
          <table:table-cell ns42:value-type="string" table:style-name="ce28" office:value-type="string">
            <text:p>1331</text:p>
          </table:table-cell>
          <table:table-cell table:style-name="ce33"/>
          <table:table-cell ns42:value-type="float" table:style-name="ce41" office:value="17" office:value-type="float">
            <text:p>17</text:p>
          </table:table-cell>
          <table:table-cell ns42:value-type="float" table:style-name="ce45" office:value="10" office:value-type="float">
            <text:p>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Rijnland</text:p>
            <office:annotation>
              <text:p>http://purl.org/linked-data/sdmx/2009/dimension#refArea=http://www.gemeentegeschiedenis.nl/amco/10755</text:p>
            </office:annotation>
          </table:table-cell>
          <table:table-cell ns42:value-type="string" table:style-name="ce28" office:value-type="string">
            <text:p>1332</text:p>
          </table:table-cell>
          <table:table-cell table:style-name="ce33"/>
          <table:table-cell ns42:value-type="float" table:style-name="ce41" office:value="49" office:value-type="float">
            <text:p>49</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made</text:p>
            <office:annotation>
              <text:p>http://purl.org/linked-data/sdmx/2009/dimension#refArea=http://www.gemeentegeschiedenis.nl/amco/10026</text:p>
            </office:annotation>
          </table:table-cell>
          <table:table-cell ns42:value-type="string" table:style-name="ce28" office:value-type="string">
            <text:p>1333</text:p>
          </table:table-cell>
          <table:table-cell table:style-name="ce33"/>
          <table:table-cell ns42:value-type="float" table:style-name="ce41" office:value="118" office:value-type="float">
            <text:p>118</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vliet</text:p>
            <office:annotation>
              <text:p>http://purl.org/linked-data/sdmx/2009/dimension#refArea=http://www.gemeentegeschiedenis.nl/amco/10348</text:p>
            </office:annotation>
          </table:table-cell>
          <table:table-cell ns42:value-type="string" table:style-name="ce28" office:value-type="string">
            <text:p>1085</text:p>
          </table:table-cell>
          <table:table-cell table:style-name="ce31"/>
          <table:table-cell ns42:value-type="float" table:style-name="ce41" office:value="342" office:value-type="float">
            <text:p>342</text:p>
          </table:table-cell>
          <table:table-cell ns42:value-type="float" table:style-name="ce45" office:value="338" office:value-type="float">
            <text:p>3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rnaar</text:p>
            <office:annotation>
              <text:p>http://purl.org/linked-data/sdmx/2009/dimension#refArea=http://www.gemeentegeschiedenis.nl/amco/10516</text:p>
            </office:annotation>
          </table:table-cell>
          <table:table-cell ns42:value-type="string" table:style-name="ce28" office:value-type="string">
            <text:p>0536</text:p>
          </table:table-cell>
          <table:table-cell table:style-name="ce31"/>
          <table:table-cell ns42:value-type="float" table:style-name="ce41" office:value="216" office:value-type="float">
            <text:p>216</text:p>
          </table:table-cell>
          <table:table-cell ns42:value-type="float" table:style-name="ce45" office:value="176" office:value-type="float">
            <text:p>1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endrecht</text:p>
            <office:annotation>
              <text:p>http://purl.org/linked-data/sdmx/2009/dimension#refArea=http://www.gemeentegeschiedenis.nl/amco/11401</text:p>
            </office:annotation>
          </table:table-cell>
          <table:table-cell ns42:value-type="string" table:style-name="ce28" office:value-type="string">
            <text:p>1093</text:p>
          </table:table-cell>
          <table:table-cell table:style-name="ce33"/>
          <table:table-cell ns42:value-type="float" table:style-name="ce41" office:value="272" office:value-type="float">
            <text:p>272</text:p>
          </table:table-cell>
          <table:table-cell ns42:value-type="float" table:style-name="ce45" office:value="290" office:value-type="float">
            <text:p>2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wijk</text:p>
            <office:annotation>
              <text:p>http://purl.org/linked-data/sdmx/2009/dimension#refArea=http://www.gemeentegeschiedenis.nl/amco/10707</text:p>
            </office:annotation>
          </table:table-cell>
          <table:table-cell ns42:value-type="string" table:style-name="ce28" office:value-type="string">
            <text:p>0537</text:p>
          </table:table-cell>
          <table:table-cell table:style-name="ce31"/>
          <table:table-cell ns42:value-type="float" table:style-name="ce41" office:value="1963" office:value-type="float">
            <text:p>1963</text:p>
          </table:table-cell>
          <table:table-cell ns42:value-type="float" table:style-name="ce45" office:value="2037" office:value-type="float">
            <text:p>20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dichem</text:p>
            <office:annotation>
              <text:p>http://purl.org/linked-data/sdmx/2009/dimension#refArea=http://www.gemeentegeschiedenis.nl/amco/10280</text:p>
            </office:annotation>
          </table:table-cell>
          <table:table-cell ns42:value-type="string" table:style-name="ce28" office:value-type="string">
            <text:p>0538</text:p>
          </table:table-cell>
          <table:table-cell table:style-name="ce31"/>
          <table:table-cell ns42:value-type="float" table:style-name="ce41" office:value="220" office:value-type="float">
            <text:p>220</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thel en Spaland</text:p>
            <office:annotation>
              <text:p>http://purl.org/linked-data/sdmx/2009/dimension#refArea=http://www.gemeentegeschiedenis.nl/amco/10551</text:p>
            </office:annotation>
          </table:table-cell>
          <table:table-cell ns42:value-type="string" table:style-name="ce28" office:value-type="string">
            <text:p>1096</text:p>
          </table:table-cell>
          <table:table-cell table:style-name="ce31"/>
          <table:table-cell ns42:value-type="float" table:style-name="ce41" office:value="401" office:value-type="float">
            <text:p>401</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aaswaal</text:p>
            <office:annotation>
              <text:p>http://purl.org/linked-data/sdmx/2009/dimension#refArea=http://www.gemeentegeschiedenis.nl/amco/10284</text:p>
            </office:annotation>
          </table:table-cell>
          <table:table-cell ns42:value-type="string" table:style-name="ce28" office:value-type="string">
            <text:p>0539</text:p>
          </table:table-cell>
          <table:table-cell table:style-name="ce31"/>
          <table:table-cell ns42:value-type="float" table:style-name="ce41" office:value="550" office:value-type="float">
            <text:p>55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oudekerk</text:p>
            <office:annotation>
              <text:p>http://purl.org/linked-data/sdmx/2009/dimension#refArea=http://www.gemeentegeschiedenis.nl/amco/11445</text:p>
            </office:annotation>
          </table:table-cell>
          <table:table-cell ns42:value-type="string" table:style-name="ce28" office:value-type="string">
            <text:p>1256</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alingen</text:p>
            <office:annotation>
              <text:p>http://purl.org/linked-data/sdmx/2009/dimension#refArea=http://www.gemeentegeschiedenis.nl/amco/11367</text:p>
            </office:annotation>
          </table:table-cell>
          <table:table-cell ns42:value-type="string" table:style-name="ce28" office:value-type="string">
            <text:p>1099</text:p>
          </table:table-cell>
          <table:table-cell table:style-name="ce31"/>
          <table:table-cell ns42:value-type="float" table:style-name="ce41" office:value="1294" office:value-type="float">
            <text:p>1294</text:p>
          </table:table-cell>
          <table:table-cell ns42:value-type="float" table:style-name="ce45" office:value="1437" office:value-type="float">
            <text:p>14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 Lek</text:p>
            <office:annotation>
              <text:p>http://purl.org/linked-data/sdmx/2009/dimension#refArea=http://www.gemeentegeschiedenis.nl/amco/10617</text:p>
            </office:annotation>
          </table:table-cell>
          <table:table-cell ns42:value-type="string" table:style-name="ce28" office:value-type="string">
            <text:p>0541</text:p>
          </table:table-cell>
          <table:table-cell table:style-name="ce31"/>
          <table:table-cell ns42:value-type="float" table:style-name="ce41" office:value="482" office:value-type="float">
            <text:p>482</text:p>
          </table:table-cell>
          <table:table-cell ns42:value-type="float" table:style-name="ce45" office:value="503" office:value-type="float">
            <text:p>5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n IJssel</text:p>
            <office:annotation>
              <text:p>http://purl.org/linked-data/sdmx/2009/dimension#refArea=http://www.gemeentegeschiedenis.nl/amco/10859</text:p>
            </office:annotation>
          </table:table-cell>
          <table:table-cell ns42:value-type="string" table:style-name="ce28" office:value-type="string">
            <text:p>0542</text:p>
          </table:table-cell>
          <table:table-cell table:style-name="ce31"/>
          <table:table-cell ns42:value-type="float" table:style-name="ce41" office:value="395" office:value-type="float">
            <text:p>395</text:p>
          </table:table-cell>
          <table:table-cell ns42:value-type="float" table:style-name="ce45" office:value="441" office:value-type="float">
            <text:p>4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ijfhoek</text:p>
            <office:annotation>
              <text:p>http://purl.org/linked-data/sdmx/2009/dimension#refArea=http://www.gemeentegeschiedenis.nl/amco/10319</text:p>
            </office:annotation>
          </table:table-cell>
          <table:table-cell ns42:value-type="string" table:style-name="ce28" office:value-type="string">
            <text:p>1337</text:p>
          </table:table-cell>
          <table:table-cell table:style-name="ce31"/>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agblokland</text:p>
            <office:annotation>
              <text:p>http://purl.org/linked-data/sdmx/2009/dimension#refArea=http://www.gemeentegeschiedenis.nl/amco/10351</text:p>
            </office:annotation>
          </table:table-cell>
          <table:table-cell ns42:value-type="string" table:style-name="ce28" office:value-type="string">
            <text:p>1340</text:p>
          </table:table-cell>
          <table:table-cell table:style-name="ce33"/>
          <table:table-cell ns42:value-type="float" table:style-name="ce41" office:value="66" office:value-type="float">
            <text:p>66</text:p>
          </table:table-cell>
          <table:table-cell ns42:value-type="float" table:style-name="ce45" office:value="58" office:value-type="float">
            <text:p>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rak</text:p>
            <office:annotation>
              <text:p>http://purl.org/linked-data/sdmx/2009/dimension#refArea=http://www.gemeentegeschiedenis.nl/amco/11127</text:p>
            </office:annotation>
          </table:table-cell>
          <table:table-cell ns42:value-type="string" table:style-name="ce28" office:value-type="string">
            <text:p>0543</text:p>
          </table:table-cell>
          <table:table-cell table:style-name="ce31"/>
          <table:table-cell ns42:value-type="float" table:style-name="ce41" office:value="275" office:value-type="float">
            <text:p>275</text:p>
          </table:table-cell>
          <table:table-cell ns42:value-type="float" table:style-name="ce45" office:value="277" office:value-type="float">
            <text:p>2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 Ruige Weide</text:p>
            <office:annotation>
              <text:p>http://purl.org/linked-data/sdmx/2009/dimension#refArea=http://www.gemeentegeschiedenis.nl/amco/10900</text:p>
            </office:annotation>
          </table:table-cell>
          <table:table-cell ns42:value-type="string" table:style-name="ce28" office:value-type="string">
            <text:p>1101</text:p>
          </table:table-cell>
          <table:table-cell table:style-name="ce31"/>
          <table:table-cell ns42:value-type="float" table:style-name="ce41" office:value="211" office:value-type="float">
            <text:p>211</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broek</text:p>
            <office:annotation>
              <text:p>http://purl.org/linked-data/sdmx/2009/dimension#refArea=http://www.gemeentegeschiedenis.nl/amco/10465</text:p>
            </office:annotation>
          </table:table-cell>
          <table:table-cell ns42:value-type="string" table:style-name="ce28" office:value-type="string">
            <text:p>0544</text:p>
          </table:table-cell>
          <table:table-cell table:style-name="ce31"/>
          <table:table-cell ns42:value-type="float" table:style-name="ce41" office:value="271" office:value-type="float">
            <text:p>271</text:p>
          </table:table-cell>
          <table:table-cell ns42:value-type="float" table:style-name="ce45" office:value="254" office:value-type="float">
            <text:p>2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dam</text:p>
            <office:annotation>
              <text:p>http://purl.org/linked-data/sdmx/2009/dimension#refArea=http://www.gemeentegeschiedenis.nl/amco/10685</text:p>
            </office:annotation>
          </table:table-cell>
          <table:table-cell ns42:value-type="string" table:style-name="ce28" office:value-type="string">
            <text:p>0545</text:p>
          </table:table-cell>
          <table:table-cell table:style-name="ce31"/>
          <table:table-cell ns42:value-type="float" table:style-name="ce41" office:value="1205" office:value-type="float">
            <text:p>1205</text:p>
          </table:table-cell>
          <table:table-cell ns42:value-type="float" table:style-name="ce45" office:value="1182" office:value-type="float">
            <text:p>1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muiden</text:p>
            <office:annotation>
              <text:p>http://purl.org/linked-data/sdmx/2009/dimension#refArea=http://www.gemeentegeschiedenis.nl/amco/11351</text:p>
            </office:annotation>
          </table:table-cell>
          <table:table-cell ns42:value-type="string" table:style-name="ce28" office:value-type="string">
            <text:p>054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kkerkerk</text:p>
            <office:annotation>
              <text:p>http://purl.org/linked-data/sdmx/2009/dimension#refArea=http://www.gemeentegeschiedenis.nl/amco/10050</text:p>
            </office:annotation>
          </table:table-cell>
          <table:table-cell ns42:value-type="string" table:style-name="ce28" office:value-type="string">
            <text:p>0550</text:p>
          </table:table-cell>
          <table:table-cell table:style-name="ce31"/>
          <table:table-cell ns42:value-type="float" table:style-name="ce41" office:value="866" office:value-type="float">
            <text:p>866</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ekkerland</text:p>
            <office:annotation>
              <text:p>http://purl.org/linked-data/sdmx/2009/dimension#refArea=http://www.gemeentegeschiedenis.nl/amco/10547</text:p>
            </office:annotation>
          </table:table-cell>
          <table:table-cell ns42:value-type="string" table:style-name="ce28" office:value-type="string">
            <text:p>0571</text:p>
          </table:table-cell>
          <table:table-cell table:style-name="ce31"/>
          <table:table-cell ns42:value-type="float" table:style-name="ce41" office:value="468" office:value-type="float">
            <text:p>468</text:p>
          </table:table-cell>
          <table:table-cell ns42:value-type="float" table:style-name="ce45" office:value="461" office:value-type="float">
            <text:p>4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xmond</text:p>
            <office:annotation>
              <text:p>http://purl.org/linked-data/sdmx/2009/dimension#refArea=http://www.gemeentegeschiedenis.nl/amco/10930</text:p>
            </office:annotation>
          </table:table-cell>
          <table:table-cell ns42:value-type="string" table:style-name="ce28" office:value-type="string">
            <text:p>0551</text:p>
          </table:table-cell>
          <table:table-cell table:style-name="ce31"/>
          <table:table-cell ns42:value-type="float" table:style-name="ce41" office:value="602" office:value-type="float">
            <text:p>602</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rdorp</text:p>
            <office:annotation>
              <text:p>http://purl.org/linked-data/sdmx/2009/dimension#refArea=http://www.gemeentegeschiedenis.nl/amco/10058</text:p>
            </office:annotation>
          </table:table-cell>
          <table:table-cell ns42:value-type="string" table:style-name="ce28" office:value-type="string">
            <text:p>0547</text:p>
          </table:table-cell>
          <table:table-cell table:style-name="ce31"/>
          <table:table-cell ns42:value-type="float" table:style-name="ce41" office:value="631" office:value-type="float">
            <text:p>631</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Lier</text:p>
            <office:annotation>
              <text:p>http://purl.org/linked-data/sdmx/2009/dimension#refArea=http://www.gemeentegeschiedenis.nl/amco/10241</text:p>
            </office:annotation>
          </table:table-cell>
          <table:table-cell ns42:value-type="string" table:style-name="ce28" office:value-type="string">
            <text:p>0552</text:p>
          </table:table-cell>
          <table:table-cell table:style-name="ce31"/>
          <table:table-cell ns42:value-type="float" table:style-name="ce41" office:value="325" office:value-type="float">
            <text:p>325</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e Lindt</text:p>
            <office:annotation>
              <text:p>http://purl.org/linked-data/sdmx/2009/dimension#refArea=http://www.gemeentegeschiedenis.nl/amco/11042</text:p>
            </office:annotation>
          </table:table-cell>
          <table:table-cell ns42:value-type="string" table:style-name="ce28" office:value-type="string">
            <text:p>1066</text:p>
          </table:table-cell>
          <table:table-cell table:style-name="ce31"/>
          <table:table-cell ns42:value-type="float" table:style-name="ce41" office:value="307" office:value-type="float">
            <text:p>307</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eine Lindt</text:p>
            <office:annotation>
              <text:p>http://purl.org/linked-data/sdmx/2009/dimension#refArea=http://www.gemeentegeschiedenis.nl/amco/10150</text:p>
            </office:annotation>
          </table:table-cell>
          <table:table-cell ns42:value-type="string" table:style-name="ce28" office:value-type="string">
            <text:p>1338</text:p>
          </table:table-cell>
          <table:table-cell table:style-name="ce33"/>
          <table:table-cell ns42:value-type="float" table:style-name="ce41" office:value="180" office:value-type="float">
            <text:p>180</text:p>
          </table:table-cell>
          <table:table-cell ns42:value-type="float" table:style-name="ce45" office:value="184" office:value-type="float">
            <text:p>1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isse</text:p>
            <office:annotation>
              <text:p>http://purl.org/linked-data/sdmx/2009/dimension#refArea=http://www.gemeentegeschiedenis.nl/amco/10197</text:p>
            </office:annotation>
          </table:table-cell>
          <table:table-cell ns42:value-type="string" table:style-name="ce28" office:value-type="string">
            <text:p>0553</text:p>
          </table:table-cell>
          <table:table-cell table:style-name="ce31"/>
          <table:table-cell ns42:value-type="float" table:style-name="ce41" office:value="709" office:value-type="float">
            <text:p>709</text:p>
          </table:table-cell>
          <table:table-cell ns42:value-type="float" table:style-name="ce45" office:value="681" office:value-type="float">
            <text:p>68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oosduinen</text:p>
            <office:annotation>
              <text:p>http://purl.org/linked-data/sdmx/2009/dimension#refArea=http://www.gemeentegeschiedenis.nl/amco/10997</text:p>
            </office:annotation>
          </table:table-cell>
          <table:table-cell ns42:value-type="string" table:style-name="ce28" office:value-type="string">
            <text:p>1107</text:p>
          </table:table-cell>
          <table:table-cell table:style-name="ce31"/>
          <table:table-cell ns42:value-type="float" table:style-name="ce41" office:value="826" office:value-type="float">
            <text:p>826</text:p>
          </table:table-cell>
          <table:table-cell ns42:value-type="float" table:style-name="ce45" office:value="804" office:value-type="float">
            <text:p>80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Maartensregt</text:p>
            <office:annotation>
              <text:p>http://purl.org/linked-data/sdmx/2009/dimension#refArea=http://www.gemeentegeschiedenis.nl/amco/10112</text:p>
            </office:annotation>
          </table:table-cell>
          <table:table-cell ns42:value-type="string" table:style-name="ce28" office:value-type="string">
            <text:p>1373</text:p>
          </table:table-cell>
          <table:table-cell table:style-name="ce33"/>
          <table:table-cell ns42:value-type="float" table:style-name="ce41" office:value="63" office:value-type="float">
            <text:p>63</text:p>
          </table:table-cell>
          <table:table-cell ns42:value-type="float" table:style-name="ce45" office:value="56" office:value-type="float">
            <text:p>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dam</text:p>
            <office:annotation>
              <text:p>http://purl.org/linked-data/sdmx/2009/dimension#refArea=http://www.gemeentegeschiedenis.nl/amco/11019</text:p>
            </office:annotation>
          </table:table-cell>
          <table:table-cell ns42:value-type="string" table:style-name="ce28" office:value-type="string">
            <text:p>0554</text:p>
          </table:table-cell>
          <table:table-cell table:style-name="ce31"/>
          <table:table-cell ns42:value-type="float" table:style-name="ce41" office:value="203" office:value-type="float">
            <text:p>203</text:p>
          </table:table-cell>
          <table:table-cell ns42:value-type="float" table:style-name="ce45" office:value="217" office:value-type="float">
            <text:p>2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land</text:p>
            <office:annotation>
              <text:p>http://purl.org/linked-data/sdmx/2009/dimension#refArea=http://www.gemeentegeschiedenis.nl/amco/10393</text:p>
            </office:annotation>
          </table:table-cell>
          <table:table-cell ns42:value-type="string" table:style-name="ce28" office:value-type="string">
            <text:p>0555</text:p>
          </table:table-cell>
          <table:table-cell table:style-name="ce31"/>
          <table:table-cell ns42:value-type="float" table:style-name="ce41" office:value="917" office:value-type="float">
            <text:p>917</text:p>
          </table:table-cell>
          <table:table-cell ns42:value-type="float" table:style-name="ce45" office:value="874" office:value-type="float">
            <text:p>8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sluis</text:p>
            <office:annotation>
              <text:p>http://purl.org/linked-data/sdmx/2009/dimension#refArea=http://www.gemeentegeschiedenis.nl/amco/10880</text:p>
            </office:annotation>
          </table:table-cell>
          <table:table-cell ns42:value-type="string" table:style-name="ce28" office:value-type="string">
            <text:p>0556</text:p>
          </table:table-cell>
          <table:table-cell table:style-name="ce31"/>
          <table:table-cell ns42:value-type="float" table:style-name="ce41" office:value="2106" office:value-type="float">
            <text:p>2106</text:p>
          </table:table-cell>
          <table:table-cell ns42:value-type="float" table:style-name="ce45" office:value="2328" office:value-type="float">
            <text:p>23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 en Nieuw Mathenesse</text:p>
            <office:annotation>
              <text:p>http://purl.org/linked-data/sdmx/2009/dimension#refArea=http://www.gemeentegeschiedenis.nl/amco/11302</text:p>
            </office:annotation>
          </table:table-cell>
          <table:table-cell ns42:value-type="string" table:style-name="ce28" office:value-type="string">
            <text:p>1139</text:p>
          </table:table-cell>
          <table:table-cell table:style-name="ce33"/>
          <table:table-cell ns42:value-type="float" table:style-name="ce41" office:value="170" office:value-type="float">
            <text:p>170</text:p>
          </table:table-cell>
          <table:table-cell ns42:value-type="float" table:style-name="ce45" office:value="142" office:value-type="float">
            <text:p>1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dervoort</text:p>
            <office:annotation>
              <text:p>http://purl.org/linked-data/sdmx/2009/dimension#refArea=http://www.gemeentegeschiedenis.nl/amco/10435</text:p>
            </office:annotation>
          </table:table-cell>
          <table:table-cell ns42:value-type="string" table:style-name="ce28" office:value-type="string">
            <text:p>1343</text:p>
          </table:table-cell>
          <table:table-cell table:style-name="ce33"/>
          <table:table-cell ns42:value-type="float" table:style-name="ce41" office:value="214" office:value-type="float">
            <text:p>214</text:p>
          </table:table-cell>
          <table:table-cell ns42:value-type="float" table:style-name="ce45" office:value="240" office:value-type="float">
            <text:p>2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kerk</text:p>
            <office:annotation>
              <text:p>http://purl.org/linked-data/sdmx/2009/dimension#refArea=http://www.gemeentegeschiedenis.nl/amco/10618</text:p>
            </office:annotation>
          </table:table-cell>
          <table:table-cell ns42:value-type="string" table:style-name="ce28" office:value-type="string">
            <text:p>0557</text:p>
          </table:table-cell>
          <table:table-cell table:style-name="ce31"/>
          <table:table-cell ns42:value-type="float" table:style-name="ce41" office:value="485" office:value-type="float">
            <text:p>485</text:p>
          </table:table-cell>
          <table:table-cell ns42:value-type="float" table:style-name="ce45" office:value="506" office:value-type="float">
            <text:p>50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lissant</text:p>
            <office:annotation>
              <text:p>http://purl.org/linked-data/sdmx/2009/dimension#refArea=http://www.gemeentegeschiedenis.nl/amco/10918</text:p>
            </office:annotation>
          </table:table-cell>
          <table:table-cell ns42:value-type="string" table:style-name="ce28" office:value-type="string">
            <text:p>1113</text:p>
          </table:table-cell>
          <table:table-cell table:style-name="ce31"/>
          <table:table-cell ns42:value-type="float" table:style-name="ce41" office:value="251" office:value-type="float">
            <text:p>251</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burg (ZH.)</text:p>
            <office:annotation>
              <text:p>http://purl.org/linked-data/sdmx/2009/dimension#refArea=http://www.gemeentegeschiedenis.nl/amco/10483</text:p>
            </office:annotation>
          </table:table-cell>
          <table:table-cell ns42:value-type="string" table:style-name="ce28" office:value-type="string">
            <text:p>1344</text:p>
          </table:table-cell>
          <table:table-cell table:style-name="ce33"/>
          <table:table-cell ns42:value-type="float" table:style-name="ce41" office:value="148" office:value-type="float">
            <text:p>148</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harnis</text:p>
            <office:annotation>
              <text:p>http://purl.org/linked-data/sdmx/2009/dimension#refArea=http://www.gemeentegeschiedenis.nl/amco/11067</text:p>
            </office:annotation>
          </table:table-cell>
          <table:table-cell ns42:value-type="string" table:style-name="ce28" office:value-type="string">
            <text:p>0559</text:p>
          </table:table-cell>
          <table:table-cell table:style-name="ce31"/>
          <table:table-cell ns42:value-type="float" table:style-name="ce41" office:value="1251" office:value-type="float">
            <text:p>1251</text:p>
          </table:table-cell>
          <table:table-cell ns42:value-type="float" table:style-name="ce45" office:value="1324" office:value-type="float">
            <text:p>13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erkapelle</text:p>
            <office:annotation>
              <text:p>http://purl.org/linked-data/sdmx/2009/dimension#refArea=http://www.gemeentegeschiedenis.nl/amco/11383</text:p>
            </office:annotation>
          </table:table-cell>
          <table:table-cell ns42:value-type="string" table:style-name="ce28" office:value-type="string">
            <text:p>0560</text:p>
          </table:table-cell>
          <table:table-cell table:style-name="ce31"/>
          <table:table-cell ns42:value-type="float" table:style-name="ce41" office:value="199" office:value-type="float">
            <text:p>199</text:p>
          </table:table-cell>
          <table:table-cell ns42:value-type="float" table:style-name="ce45" office:value="190" office:value-type="float">
            <text:p>1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lenaarsgraaf</text:p>
            <office:annotation>
              <text:p>http://purl.org/linked-data/sdmx/2009/dimension#refArea=http://www.gemeentegeschiedenis.nl/amco/10166</text:p>
            </office:annotation>
          </table:table-cell>
          <table:table-cell ns42:value-type="string" table:style-name="ce28" office:value-type="string">
            <text:p>0561</text:p>
          </table:table-cell>
          <table:table-cell table:style-name="ce31"/>
          <table:table-cell ns42:value-type="float" table:style-name="ce41" office:value="197" office:value-type="float">
            <text:p>197</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nster</text:p>
            <office:annotation>
              <text:p>http://purl.org/linked-data/sdmx/2009/dimension#refArea=http://www.gemeentegeschiedenis.nl/amco/10019</text:p>
            </office:annotation>
          </table:table-cell>
          <table:table-cell ns42:value-type="string" table:style-name="ce28" office:value-type="string">
            <text:p>0562</text:p>
          </table:table-cell>
          <table:table-cell table:style-name="ce31"/>
          <table:table-cell ns42:value-type="float" table:style-name="ce41" office:value="1405" office:value-type="float">
            <text:p>1405</text:p>
          </table:table-cell>
          <table:table-cell ns42:value-type="float" table:style-name="ce45" office:value="1446" office:value-type="float">
            <text:p>144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ordrecht</text:p>
            <office:annotation>
              <text:p>http://purl.org/linked-data/sdmx/2009/dimension#refArea=http://www.gemeentegeschiedenis.nl/amco/10120</text:p>
            </office:annotation>
          </table:table-cell>
          <table:table-cell ns42:value-type="string" table:style-name="ce28" office:value-type="string">
            <text:p>0563</text:p>
          </table:table-cell>
          <table:table-cell table:style-name="ce31"/>
          <table:table-cell ns42:value-type="float" table:style-name="ce41" office:value="904" office:value-type="float">
            <text:p>904</text:p>
          </table:table-cell>
          <table:table-cell ns42:value-type="float" table:style-name="ce45" office:value="933" office:value-type="float">
            <text:p>9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jnsheerenland</text:p>
            <office:annotation>
              <text:p>http://purl.org/linked-data/sdmx/2009/dimension#refArea=http://www.gemeentegeschiedenis.nl/amco/11112</text:p>
            </office:annotation>
          </table:table-cell>
          <table:table-cell ns42:value-type="string" table:style-name="ce28" office:value-type="string">
            <text:p>0564</text:p>
          </table:table-cell>
          <table:table-cell table:style-name="ce31"/>
          <table:table-cell ns42:value-type="float" table:style-name="ce41" office:value="478" office:value-type="float">
            <text:p>478</text:p>
          </table:table-cell>
          <table:table-cell ns42:value-type="float" table:style-name="ce45" office:value="509" office:value-type="float">
            <text:p>50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Mijl</text:p>
            <office:annotation>
              <text:p>http://purl.org/linked-data/sdmx/2009/dimension#refArea=http://www.gemeentegeschiedenis.nl/amco/11360</text:p>
            </office:annotation>
          </table:table-cell>
          <table:table-cell ns42:value-type="string" table:style-name="ce28" office:value-type="string">
            <text:p>1345</text:p>
          </table:table-cell>
          <table:table-cell table:style-name="ce33"/>
          <table:table-cell ns42:value-type="float" table:style-name="ce41" office:value="198" office:value-type="float">
            <text:p>198</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aldwijk</text:p>
            <office:annotation>
              <text:p>http://purl.org/linked-data/sdmx/2009/dimension#refArea=http://www.gemeentegeschiedenis.nl/amco/11418</text:p>
            </office:annotation>
          </table:table-cell>
          <table:table-cell ns42:value-type="string" table:style-name="ce28" office:value-type="string">
            <text:p>0565</text:p>
          </table:table-cell>
          <table:table-cell table:style-name="ce31"/>
          <table:table-cell ns42:value-type="float" table:style-name="ce41" office:value="1588" office:value-type="float">
            <text:p>1588</text:p>
          </table:table-cell>
          <table:table-cell ns42:value-type="float" table:style-name="ce45" office:value="1581" office:value-type="float">
            <text:p>158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ters</text:p>
            <office:annotation>
              <text:p>http://purl.org/linked-data/sdmx/2009/dimension#refArea=http://www.gemeentegeschiedenis.nl/amco/11384</text:p>
            </office:annotation>
          </table:table-cell>
          <table:table-cell ns42:value-type="string" table:style-name="ce28" office:value-type="string">
            <text:p>1346</text:p>
          </table:table-cell>
          <table:table-cell table:style-name="ce33"/>
          <table:table-cell ns42:value-type="float" table:style-name="ce41" office:value="52" office:value-type="float">
            <text:p>52</text:p>
          </table:table-cell>
          <table:table-cell ns42:value-type="float" table:style-name="ce45" office:value="58" office:value-type="float">
            <text:p>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ederslingelandt</text:p>
            <office:annotation>
              <text:p>http://purl.org/linked-data/sdmx/2009/dimension#refArea=http://www.gemeentegeschiedenis.nl/amco/10693</text:p>
            </office:annotation>
          </table:table-cell>
          <table:table-cell ns42:value-type="string" table:style-name="ce28" office:value-type="string">
            <text:p>1347</text:p>
          </table:table-cell>
          <table:table-cell table:style-name="ce33"/>
          <table:table-cell ns42:value-type="float" table:style-name="ce41" office:value="53" office:value-type="float">
            <text:p>53</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nhoorn</text:p>
            <office:annotation>
              <text:p>http://purl.org/linked-data/sdmx/2009/dimension#refArea=http://www.gemeentegeschiedenis.nl/amco/10338</text:p>
            </office:annotation>
          </table:table-cell>
          <table:table-cell ns42:value-type="string" table:style-name="ce28" office:value-type="string">
            <text:p>1121</text:p>
          </table:table-cell>
          <table:table-cell table:style-name="ce31"/>
          <table:table-cell ns42:value-type="float" table:style-name="ce41" office:value="408" office:value-type="float">
            <text:p>408</text:p>
          </table:table-cell>
          <table:table-cell ns42:value-type="float" table:style-name="ce45" office:value="421" office:value-type="float">
            <text:p>4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rkerk aan den IJssel</text:p>
            <office:annotation>
              <text:p>http://purl.org/linked-data/sdmx/2009/dimension#refArea=http://www.gemeentegeschiedenis.nl/amco/10855</text:p>
            </office:annotation>
          </table:table-cell>
          <table:table-cell ns42:value-type="string" table:style-name="ce28" office:value-type="string">
            <text:p>0567</text:p>
          </table:table-cell>
          <table:table-cell table:style-name="ce31"/>
          <table:table-cell ns42:value-type="float" table:style-name="ce41" office:value="664" office:value-type="float">
            <text:p>664</text:p>
          </table:table-cell>
          <table:table-cell ns42:value-type="float" table:style-name="ce45" office:value="714" office:value-type="float">
            <text:p>7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 in Delfland</text:p>
            <office:annotation>
              <text:p>http://purl.org/linked-data/sdmx/2009/dimension#refArea=http://www.gemeentegeschiedenis.nl/amco/11273</text:p>
            </office:annotation>
          </table:table-cell>
          <table:table-cell ns42:value-type="string" table:style-name="ce28" office:value-type="string">
            <text:p>1349</text:p>
          </table:table-cell>
          <table:table-cell table:style-name="ce33"/>
          <table:table-cell ns42:value-type="float" table:style-name="ce41" office:value="73" office:value-type="float">
            <text:p>73</text:p>
          </table:table-cell>
          <table:table-cell ns42:value-type="float" table:style-name="ce45" office:value="49" office:value-type="float">
            <text:p>4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koop</text:p>
            <office:annotation>
              <text:p>http://purl.org/linked-data/sdmx/2009/dimension#refArea=http://www.gemeentegeschiedenis.nl/amco/10728</text:p>
            </office:annotation>
          </table:table-cell>
          <table:table-cell ns42:value-type="string" table:style-name="ce28" office:value-type="string">
            <text:p>0569</text:p>
          </table:table-cell>
          <table:table-cell table:style-name="ce31"/>
          <table:table-cell ns42:value-type="float" table:style-name="ce41" office:value="1022" office:value-type="float">
            <text:p>1022</text:p>
          </table:table-cell>
          <table:table-cell ns42:value-type="float" table:style-name="ce45" office:value="993" office:value-type="float">
            <text:p>9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text:p>
            <office:annotation>
              <text:p>http://purl.org/linked-data/sdmx/2009/dimension#refArea=http://www.gemeentegeschiedenis.nl/amco/11340</text:p>
            </office:annotation>
          </table:table-cell>
          <table:table-cell ns42:value-type="string" table:style-name="ce28" office:value-type="string">
            <text:p>0570</text:p>
          </table:table-cell>
          <table:table-cell table:style-name="ce31"/>
          <table:table-cell ns42:value-type="float" table:style-name="ce41" office:value="183" office:value-type="float">
            <text:p>183</text:p>
          </table:table-cell>
          <table:table-cell ns42:value-type="float" table:style-name="ce45" office:value="182" office:value-type="float">
            <text:p>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 Kortland en 's Graveland</text:p>
            <office:annotation>
              <text:p>http://purl.org/linked-data/sdmx/2009/dimension#refArea=http://www.gemeentegeschiedenis.nl/amco/11406</text:p>
            </office:annotation>
          </table:table-cell>
          <table:table-cell ns42:value-type="string" table:style-name="ce28" office:value-type="string">
            <text:p>1348</text:p>
          </table:table-cell>
          <table:table-cell table:style-name="ce33"/>
          <table:table-cell ns42:value-type="float" table:style-name="ce41" office:value="184" office:value-type="float">
            <text:p>184</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poort</text:p>
            <office:annotation>
              <text:p>http://purl.org/linked-data/sdmx/2009/dimension#refArea=http://www.gemeentegeschiedenis.nl/amco/10748</text:p>
            </office:annotation>
          </table:table-cell>
          <table:table-cell ns42:value-type="string" table:style-name="ce28" office:value-type="string">
            <text:p>0572</text:p>
          </table:table-cell>
          <table:table-cell table:style-name="ce31"/>
          <table:table-cell ns42:value-type="float" table:style-name="ce41" office:value="234" office:value-type="float">
            <text:p>234</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text:p>
            <office:annotation>
              <text:p>http://purl.org/linked-data/sdmx/2009/dimension#refArea=http://www.gemeentegeschiedenis.nl/amco/10487</text:p>
            </office:annotation>
          </table:table-cell>
          <table:table-cell ns42:value-type="string" table:style-name="ce28" office:value-type="string">
            <text:p>0573</text:p>
          </table:table-cell>
          <table:table-cell table:style-name="ce31"/>
          <table:table-cell ns42:value-type="float" table:style-name="ce41" office:value="373" office:value-type="float">
            <text:p>373</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eloos</text:p>
            <office:annotation>
              <text:p>http://purl.org/linked-data/sdmx/2009/dimension#refArea=http://www.gemeentegeschiedenis.nl/amco/10296</text:p>
            </office:annotation>
          </table:table-cell>
          <table:table-cell ns42:value-type="string" table:style-name="ce28" office:value-type="string">
            <text:p>0574</text:p>
          </table:table-cell>
          <table:table-cell table:style-name="ce31"/>
          <table:table-cell ns42:value-type="float" table:style-name="ce41" office:value="387" office:value-type="float">
            <text:p>387</text:p>
          </table:table-cell>
          <table:table-cell ns42:value-type="float" table:style-name="ce45" office:value="335" office:value-type="float">
            <text:p>3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text:p>
            <office:annotation>
              <text:p>http://purl.org/linked-data/sdmx/2009/dimension#refArea=http://www.gemeentegeschiedenis.nl/amco/10769</text:p>
            </office:annotation>
          </table:table-cell>
          <table:table-cell ns42:value-type="string" table:style-name="ce28" office:value-type="string">
            <text:p>0575</text:p>
          </table:table-cell>
          <table:table-cell table:style-name="ce31"/>
          <table:table-cell ns42:value-type="float" table:style-name="ce41" office:value="1319" office:value-type="float">
            <text:p>1319</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erhout</text:p>
            <office:annotation>
              <text:p>http://purl.org/linked-data/sdmx/2009/dimension#refArea=http://www.gemeentegeschiedenis.nl/amco/11134</text:p>
            </office:annotation>
          </table:table-cell>
          <table:table-cell ns42:value-type="string" table:style-name="ce28" office:value-type="string">
            <text:p>0576</text:p>
          </table:table-cell>
          <table:table-cell table:style-name="ce31"/>
          <table:table-cell ns42:value-type="float" table:style-name="ce41" office:value="434" office:value-type="float">
            <text:p>434</text:p>
          </table:table-cell>
          <table:table-cell ns42:value-type="float" table:style-name="ce45" office:value="391" office:value-type="float">
            <text:p>3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tdorp</text:p>
            <office:annotation>
              <text:p>http://purl.org/linked-data/sdmx/2009/dimension#refArea=http://www.gemeentegeschiedenis.nl/amco/10601</text:p>
            </office:annotation>
          </table:table-cell>
          <table:table-cell ns42:value-type="string" table:style-name="ce28" office:value-type="string">
            <text:p>0577</text:p>
          </table:table-cell>
          <table:table-cell table:style-name="ce31"/>
          <table:table-cell ns42:value-type="float" table:style-name="ce41" office:value="196" office:value-type="float">
            <text:p>196</text:p>
          </table:table-cell>
          <table:table-cell ns42:value-type="float" table:style-name="ce45" office:value="228" office:value-type="float">
            <text:p>22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umansdorp</text:p>
            <office:annotation>
              <text:p>http://purl.org/linked-data/sdmx/2009/dimension#refArea=http://www.gemeentegeschiedenis.nl/amco/11346</text:p>
            </office:annotation>
          </table:table-cell>
          <table:table-cell ns42:value-type="string" table:style-name="ce28" office:value-type="string">
            <text:p>0578</text:p>
          </table:table-cell>
          <table:table-cell table:style-name="ce31"/>
          <table:table-cell ns42:value-type="float" table:style-name="ce41" office:value="1091" office:value-type="float">
            <text:p>109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egstgeest</text:p>
            <office:annotation>
              <text:p>http://purl.org/linked-data/sdmx/2009/dimension#refArea=http://www.gemeentegeschiedenis.nl/amco/10287</text:p>
            </office:annotation>
          </table:table-cell>
          <table:table-cell ns42:value-type="string" table:style-name="ce28" office:value-type="string">
            <text:p>0579</text:p>
          </table:table-cell>
          <table:table-cell table:style-name="ce31"/>
          <table:table-cell ns42:value-type="float" table:style-name="ce41" office:value="943" office:value-type="float">
            <text:p>943</text:p>
          </table:table-cell>
          <table:table-cell ns42:value-type="float" table:style-name="ce45" office:value="585" office:value-type="float">
            <text:p>5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nwaard</text:p>
            <office:annotation>
              <text:p>http://purl.org/linked-data/sdmx/2009/dimension#refArea=http://www.gemeentegeschiedenis.nl/amco/11217</text:p>
            </office:annotation>
          </table:table-cell>
          <table:table-cell ns42:value-type="string" table:style-name="ce28" office:value-type="string">
            <text:p>1351</text:p>
          </table:table-cell>
          <table:table-cell table:style-name="ce33"/>
          <table:table-cell ns42:value-type="float" table:style-name="ce41" office:value="79" office:value-type="float">
            <text:p>79</text:p>
          </table:table-cell>
          <table:table-cell ns42:value-type="float" table:style-name="ce45" office:value="85" office:value-type="float">
            <text:p>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ltgensplaat</text:p>
            <office:annotation>
              <text:p>http://purl.org/linked-data/sdmx/2009/dimension#refArea=http://www.gemeentegeschiedenis.nl/amco/11163</text:p>
            </office:annotation>
          </table:table-cell>
          <table:table-cell ns42:value-type="string" table:style-name="ce28" office:value-type="string">
            <text:p>1133</text:p>
          </table:table-cell>
          <table:table-cell table:style-name="ce31"/>
          <table:table-cell ns42:value-type="float" table:style-name="ce41" office:value="781" office:value-type="float">
            <text:p>781</text:p>
          </table:table-cell>
          <table:table-cell ns42:value-type="float" table:style-name="ce45" office:value="775" office:value-type="float">
            <text:p>7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voorne</text:p>
            <office:annotation>
              <text:p>http://purl.org/linked-data/sdmx/2009/dimension#refArea=http://www.gemeentegeschiedenis.nl/amco/10009</text:p>
            </office:annotation>
          </table:table-cell>
          <table:table-cell ns42:value-type="string" table:style-name="ce28" office:value-type="string">
            <text:p>0581</text:p>
          </table:table-cell>
          <table:table-cell table:style-name="ce31"/>
          <table:table-cell ns42:value-type="float" table:style-name="ce41" office:value="457" office:value-type="float">
            <text:p>457</text:p>
          </table:table-cell>
          <table:table-cell ns42:value-type="float" table:style-name="ce45" office:value="453" office:value-type="float">
            <text:p>4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ttoland</text:p>
            <office:annotation>
              <text:p>http://purl.org/linked-data/sdmx/2009/dimension#refArea=http://www.gemeentegeschiedenis.nl/amco/10097</text:p>
            </office:annotation>
          </table:table-cell>
          <table:table-cell ns42:value-type="string" table:style-name="ce28" office:value-type="string">
            <text:p>0582</text:p>
          </table:table-cell>
          <table:table-cell table:style-name="ce31"/>
          <table:table-cell ns42:value-type="float" table:style-name="ce41" office:value="118" office:value-type="float">
            <text:p>118</text:p>
          </table:table-cell>
          <table:table-cell ns42:value-type="float" table:style-name="ce45" office:value="118" office:value-type="float">
            <text:p>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dorp</text:p>
            <office:annotation>
              <text:p>http://purl.org/linked-data/sdmx/2009/dimension#refArea=http://www.gemeentegeschiedenis.nl/amco/11126</text:p>
            </office:annotation>
          </table:table-cell>
          <table:table-cell ns42:value-type="string" table:style-name="ce28" office:value-type="string">
            <text:p>1142</text:p>
          </table:table-cell>
          <table:table-cell table:style-name="ce31"/>
          <table:table-cell ns42:value-type="float" table:style-name="ce41" office:value="1070" office:value-type="float">
            <text:p>1070</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nhoorn</text:p>
            <office:annotation>
              <text:p>http://purl.org/linked-data/sdmx/2009/dimension#refArea=http://www.gemeentegeschiedenis.nl/amco/10380</text:p>
            </office:annotation>
          </table:table-cell>
          <table:table-cell ns42:value-type="string" table:style-name="ce28" office:value-type="string">
            <text:p>0586</text:p>
          </table:table-cell>
          <table:table-cell table:style-name="ce31"/>
          <table:table-cell ns42:value-type="float" table:style-name="ce41" office:value="295" office:value-type="float">
            <text:p>295</text:p>
          </table:table-cell>
          <table:table-cell ns42:value-type="float" table:style-name="ce45" office:value="295" office:value-type="float">
            <text:p>2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rkerk aan den IJssel</text:p>
            <office:annotation>
              <text:p>http://purl.org/linked-data/sdmx/2009/dimension#refArea=http://www.gemeentegeschiedenis.nl/amco/10095</text:p>
            </office:annotation>
          </table:table-cell>
          <table:table-cell ns42:value-type="string" table:style-name="ce28" office:value-type="string">
            <text:p>0587</text:p>
          </table:table-cell>
          <table:table-cell table:style-name="ce31"/>
          <table:table-cell ns42:value-type="float" table:style-name="ce41" office:value="832" office:value-type="float">
            <text:p>832</text:p>
          </table:table-cell>
          <table:table-cell ns42:value-type="float" table:style-name="ce45" office:value="860" office:value-type="float">
            <text:p>86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water</text:p>
            <office:annotation>
              <text:p>http://purl.org/linked-data/sdmx/2009/dimension#refArea=http://www.gemeentegeschiedenis.nl/amco/10188</text:p>
            </office:annotation>
          </table:table-cell>
          <table:table-cell ns42:value-type="string" table:style-name="ce28" office:value-type="string">
            <text:p>0589</text:p>
          </table:table-cell>
          <table:table-cell table:style-name="ce31"/>
          <table:table-cell ns42:value-type="float" table:style-name="ce41" office:value="943" office:value-type="float">
            <text:p>94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shoorn</text:p>
            <office:annotation>
              <text:p>http://purl.org/linked-data/sdmx/2009/dimension#refArea=http://www.gemeentegeschiedenis.nl/amco/11011</text:p>
            </office:annotation>
          </table:table-cell>
          <table:table-cell ns42:value-type="string" table:style-name="ce28" office:value-type="string">
            <text:p>1147</text:p>
          </table:table-cell>
          <table:table-cell table:style-name="ce31"/>
          <table:table-cell ns42:value-type="float" table:style-name="ce41" office:value="791" office:value-type="float">
            <text:p>79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koop</text:p>
            <office:annotation>
              <text:p>http://purl.org/linked-data/sdmx/2009/dimension#refArea=http://www.gemeentegeschiedenis.nl/amco/11310</text:p>
            </office:annotation>
          </table:table-cell>
          <table:table-cell ns42:value-type="string" table:style-name="ce28" office:value-type="string">
            <text:p>1358</text:p>
          </table:table-cell>
          <table:table-cell table:style-name="ce33"/>
          <table:table-cell ns42:value-type="float" table:style-name="ce41" office:value="49" office:value-type="float">
            <text:p>4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verschie</text:p>
            <office:annotation>
              <text:p>http://purl.org/linked-data/sdmx/2009/dimension#refArea=http://www.gemeentegeschiedenis.nl/amco/10683</text:p>
            </office:annotation>
          </table:table-cell>
          <table:table-cell ns42:value-type="string" table:style-name="ce28" office:value-type="string">
            <text:p>1149</text:p>
          </table:table-cell>
          <table:table-cell table:style-name="ce31"/>
          <table:table-cell ns42:value-type="float" table:style-name="ce41" office:value="1073" office:value-type="float">
            <text:p>1073</text:p>
          </table:table-cell>
          <table:table-cell ns42:value-type="float" table:style-name="ce45" office:value="1158" office:value-type="float">
            <text:p>11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kop</text:p>
            <office:annotation>
              <text:p>http://purl.org/linked-data/sdmx/2009/dimension#refArea=http://www.gemeentegeschiedenis.nl/amco/11244</text:p>
            </office:annotation>
          </table:table-cell>
          <table:table-cell ns42:value-type="string" table:style-name="ce28" office:value-type="string">
            <text:p>1151</text:p>
          </table:table-cell>
          <table:table-cell table:style-name="ce31"/>
          <table:table-cell ns42:value-type="float" table:style-name="ce41" office:value="135" office:value-type="float">
            <text:p>135</text:p>
          </table:table-cell>
          <table:table-cell ns42:value-type="float" table:style-name="ce45" office:value="140" office:value-type="float">
            <text:p>1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ndrecht</text:p>
            <office:annotation>
              <text:p>http://purl.org/linked-data/sdmx/2009/dimension#refArea=http://www.gemeentegeschiedenis.nl/amco/10427</text:p>
            </office:annotation>
          </table:table-cell>
          <table:table-cell ns42:value-type="string" table:style-name="ce28" office:value-type="string">
            <text:p>0590</text:p>
          </table:table-cell>
          <table:table-cell table:style-name="ce31"/>
          <table:table-cell ns42:value-type="float" table:style-name="ce41" office:value="800" office:value-type="float">
            <text:p>800</text:p>
          </table:table-cell>
          <table:table-cell ns42:value-type="float" table:style-name="ce45" office:value="794" office:value-type="float">
            <text:p>7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rnis</text:p>
            <office:annotation>
              <text:p>http://purl.org/linked-data/sdmx/2009/dimension#refArea=http://www.gemeentegeschiedenis.nl/amco/11245</text:p>
            </office:annotation>
          </table:table-cell>
          <table:table-cell ns42:value-type="string" table:style-name="ce28" office:value-type="string">
            <text:p>1152</text:p>
          </table:table-cell>
          <table:table-cell table:style-name="ce31"/>
          <table:table-cell ns42:value-type="float" table:style-name="ce41" office:value="645" office:value-type="float">
            <text:p>645</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ursum</text:p>
            <office:annotation>
              <text:p>http://purl.org/linked-data/sdmx/2009/dimension#refArea=http://www.gemeentegeschiedenis.nl/amco/10391</text:p>
            </office:annotation>
          </table:table-cell>
          <table:table-cell ns42:value-type="string" table:style-name="ce28" office:value-type="string">
            <text:p>1154</text:p>
          </table:table-cell>
          <table:table-cell table:style-name="ce31"/>
          <table:table-cell ns42:value-type="float" table:style-name="ce41" office:value="103" office:value-type="float">
            <text:p>103</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ershil</text:p>
            <office:annotation>
              <text:p>http://purl.org/linked-data/sdmx/2009/dimension#refArea=http://www.gemeentegeschiedenis.nl/amco/10179</text:p>
            </office:annotation>
          </table:table-cell>
          <table:table-cell ns42:value-type="string" table:style-name="ce28" office:value-type="string">
            <text:p>0591</text:p>
          </table:table-cell>
          <table:table-cell table:style-name="ce31"/>
          <table:table-cell ns42:value-type="float" table:style-name="ce41" office:value="308" office:value-type="float">
            <text:p>308</text:p>
          </table:table-cell>
          <table:table-cell ns42:value-type="float" table:style-name="ce45" office:value="284" office:value-type="float">
            <text:p>2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oortugaal</text:p>
            <office:annotation>
              <text:p>http://purl.org/linked-data/sdmx/2009/dimension#refArea=http://www.gemeentegeschiedenis.nl/amco/11395</text:p>
            </office:annotation>
          </table:table-cell>
          <table:table-cell ns42:value-type="string" table:style-name="ce28" office:value-type="string">
            <text:p>0592</text:p>
          </table:table-cell>
          <table:table-cell table:style-name="ce31"/>
          <table:table-cell ns42:value-type="float" table:style-name="ce41" office:value="307" office:value-type="float">
            <text:p>307</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uttershoek</text:p>
            <office:annotation>
              <text:p>http://purl.org/linked-data/sdmx/2009/dimension#refArea=http://www.gemeentegeschiedenis.nl/amco/10222</text:p>
            </office:annotation>
          </table:table-cell>
          <table:table-cell ns42:value-type="string" table:style-name="ce28" office:value-type="string">
            <text:p>0593</text:p>
          </table:table-cell>
          <table:table-cell table:style-name="ce31"/>
          <table:table-cell ns42:value-type="float" table:style-name="ce41" office:value="641" office:value-type="float">
            <text:p>641</text:p>
          </table:table-cell>
          <table:table-cell ns42:value-type="float" table:style-name="ce45" office:value="653" office:value-type="float">
            <text:p>6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jnacker</text:p>
            <office:annotation>
              <text:p>http://purl.org/linked-data/sdmx/2009/dimension#refArea=http://www.gemeentegeschiedenis.nl/amco/10031</text:p>
            </office:annotation>
          </table:table-cell>
          <table:table-cell ns42:value-type="string" table:style-name="ce28" office:value-type="string">
            <text:p>0594</text:p>
          </table:table-cell>
          <table:table-cell table:style-name="ce31"/>
          <table:table-cell ns42:value-type="float" table:style-name="ce41" office:value="610" office:value-type="float">
            <text:p>610</text:p>
          </table:table-cell>
          <table:table-cell ns42:value-type="float" table:style-name="ce45" office:value="645" office:value-type="float">
            <text:p>64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eeuwijk</text:p>
            <office:annotation>
              <text:p>http://purl.org/linked-data/sdmx/2009/dimension#refArea=http://www.gemeentegeschiedenis.nl/amco/10485</text:p>
            </office:annotation>
          </table:table-cell>
          <table:table-cell ns42:value-type="string" table:style-name="ce28" office:value-type="string">
            <text:p>0595</text:p>
          </table:table-cell>
          <table:table-cell table:style-name="ce31"/>
          <table:table-cell ns42:value-type="float" table:style-name="ce41" office:value="500" office:value-type="float">
            <text:p>500</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hoon</text:p>
            <office:annotation>
              <text:p>http://purl.org/linked-data/sdmx/2009/dimension#refArea=http://www.gemeentegeschiedenis.nl/amco/10903</text:p>
            </office:annotation>
          </table:table-cell>
          <table:table-cell ns42:value-type="string" table:style-name="ce28" office:value-type="string">
            <text:p>0596</text:p>
          </table:table-cell>
          <table:table-cell table:style-name="ce31"/>
          <table:table-cell ns42:value-type="float" table:style-name="ce41" office:value="538" office:value-type="float">
            <text:p>538</text:p>
          </table:table-cell>
          <table:table-cell ns42:value-type="float" table:style-name="ce45" office:value="544" office:value-type="float">
            <text:p>5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burg</text:p>
            <office:annotation>
              <text:p>http://purl.org/linked-data/sdmx/2009/dimension#refArea=http://www.gemeentegeschiedenis.nl/amco/11118</text:p>
            </office:annotation>
          </table:table-cell>
          <table:table-cell ns42:value-type="string" table:style-name="ce28" office:value-type="string">
            <text:p>0602</text:p>
          </table:table-cell>
          <table:table-cell table:style-name="ce31"/>
          <table:table-cell ns42:value-type="float" table:style-name="ce41" office:value="647" office:value-type="float">
            <text:p>647</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dderkerk</text:p>
            <office:annotation>
              <text:p>http://purl.org/linked-data/sdmx/2009/dimension#refArea=http://www.gemeentegeschiedenis.nl/amco/10646</text:p>
            </office:annotation>
          </table:table-cell>
          <table:table-cell ns42:value-type="string" table:style-name="ce28" office:value-type="string">
            <text:p>0597</text:p>
          </table:table-cell>
          <table:table-cell table:style-name="ce31"/>
          <table:table-cell ns42:value-type="float" table:style-name="ce41" office:value="1722" office:value-type="float">
            <text:p>1722</text:p>
          </table:table-cell>
          <table:table-cell ns42:value-type="float" table:style-name="ce45" office:value="1832" office:value-type="float">
            <text:p>183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etveld</text:p>
            <office:annotation>
              <text:p>http://purl.org/linked-data/sdmx/2009/dimension#refArea=http://www.gemeentegeschiedenis.nl/amco/10828</text:p>
            </office:annotation>
          </table:table-cell>
          <table:table-cell ns42:value-type="string" table:style-name="ce28" office:value-type="string">
            <text:p>1160</text:p>
          </table:table-cell>
          <table:table-cell table:style-name="ce31"/>
          <table:table-cell ns42:value-type="float" table:style-name="ce41" office:value="164" office:value-type="float">
            <text:p>164</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ckanje</text:p>
            <office:annotation>
              <text:p>http://purl.org/linked-data/sdmx/2009/dimension#refArea=http://www.gemeentegeschiedenis.nl/amco/10464</text:p>
            </office:annotation>
          </table:table-cell>
          <table:table-cell ns42:value-type="string" table:style-name="ce28" office:value-type="string">
            <text:p>0598</text:p>
          </table:table-cell>
          <table:table-cell table:style-name="ce31"/>
          <table:table-cell ns42:value-type="float" table:style-name="ce41" office:value="449" office:value-type="float">
            <text:p>44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xenisse</text:p>
            <office:annotation>
              <text:p>http://purl.org/linked-data/sdmx/2009/dimension#refArea=http://www.gemeentegeschiedenis.nl/amco/11054</text:p>
            </office:annotation>
          </table:table-cell>
          <table:table-cell ns42:value-type="string" table:style-name="ce28" office:value-type="string">
            <text:p>1363</text:p>
          </table:table-cell>
          <table:table-cell table:style-name="ce33"/>
          <table:table-cell ns42:value-type="float" table:style-name="ce41" office:value="25" office:value-type="float">
            <text:p>25</text:p>
          </table:table-cell>
          <table:table-cell ns42:value-type="float" table:style-name="ce45" office:value="17" office:value-type="float">
            <text:p>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zenburg</text:p>
            <office:annotation>
              <text:p>http://purl.org/linked-data/sdmx/2009/dimension#refArea=http://www.gemeentegeschiedenis.nl/amco/11314</text:p>
            </office:annotation>
          </table:table-cell>
          <table:table-cell ns42:value-type="string" table:style-name="ce28" office:value-type="string">
            <text:p>0600</text:p>
          </table:table-cell>
          <table:table-cell table:style-name="ce31"/>
          <table:table-cell ns42:value-type="float" table:style-name="ce41" office:value="400" office:value-type="float">
            <text:p>400</text:p>
          </table:table-cell>
          <table:table-cell ns42:value-type="float" table:style-name="ce45" office:value="368" office:value-type="float">
            <text:p>3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uijven</text:p>
            <office:annotation>
              <text:p>http://purl.org/linked-data/sdmx/2009/dimension#refArea=http://www.gemeentegeschiedenis.nl/amco/11009</text:p>
            </office:annotation>
          </table:table-cell>
          <table:table-cell ns42:value-type="string" table:style-name="ce28" office:value-type="string">
            <text:p>1364</text:p>
          </table:table-cell>
          <table:table-cell table:style-name="ce33"/>
          <table:table-cell ns42:value-type="float" table:style-name="ce41" office:value="32" office:value-type="float">
            <text:p>3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aterwoude</text:p>
            <office:annotation>
              <text:p>http://purl.org/linked-data/sdmx/2009/dimension#refArea=http://www.gemeentegeschiedenis.nl/amco/11129</text:p>
            </office:annotation>
          </table:table-cell>
          <table:table-cell ns42:value-type="string" table:style-name="ce28" office:value-type="string">
            <text:p>0601</text:p>
          </table:table-cell>
          <table:table-cell table:style-name="ce31"/>
          <table:table-cell ns42:value-type="float" table:style-name="ce41" office:value="274" office:value-type="float">
            <text:p>274</text:p>
          </table:table-cell>
          <table:table-cell ns42:value-type="float" table:style-name="ce45" office:value="276" office:value-type="float">
            <text:p>2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oort</text:p>
            <office:annotation>
              <text:p>http://purl.org/linked-data/sdmx/2009/dimension#refArea=http://www.gemeentegeschiedenis.nl/amco/10503</text:p>
            </office:annotation>
          </table:table-cell>
          <table:table-cell ns42:value-type="string" table:style-name="ce28" office:value-type="string">
            <text:p>1362</text:p>
          </table:table-cell>
          <table:table-cell table:style-name="ce33"/>
          <table:table-cell ns42:value-type="float" table:style-name="ce41" office:value="49" office:value-type="float">
            <text:p>49</text:p>
          </table:table-cell>
          <table:table-cell ns42:value-type="float" table:style-name="ce45" office:value="53" office:value-type="float">
            <text:p>5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wijk (ZH.)</text:p>
            <office:annotation>
              <text:p>http://purl.org/linked-data/sdmx/2009/dimension#refArea=http://www.gemeentegeschiedenis.nl/amco/11133</text:p>
            </office:annotation>
          </table:table-cell>
          <table:table-cell ns42:value-type="string" table:style-name="ce28" office:value-type="string">
            <text:p>0603</text:p>
          </table:table-cell>
          <table:table-cell table:style-name="ce31"/>
          <table:table-cell ns42:value-type="float" table:style-name="ce41" office:value="1022" office:value-type="float">
            <text:p>1022</text:p>
          </table:table-cell>
          <table:table-cell ns42:value-type="float" table:style-name="ce45" office:value="1110" office:value-type="float">
            <text:p>11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ndelinge-Ambacht</text:p>
            <office:annotation>
              <text:p>http://purl.org/linked-data/sdmx/2009/dimension#refArea=http://www.gemeentegeschiedenis.nl/amco/11328</text:p>
            </office:annotation>
          </table:table-cell>
          <table:table-cell ns42:value-type="string" table:style-name="ce28" office:value-type="string">
            <text:p>1365</text:p>
          </table:table-cell>
          <table:table-cell table:style-name="ce33"/>
          <table:table-cell ns42:value-type="float" table:style-name="ce41" office:value="200" office:value-type="float">
            <text:p>200</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ssenheim</text:p>
            <office:annotation>
              <text:p>http://purl.org/linked-data/sdmx/2009/dimension#refArea=http://www.gemeentegeschiedenis.nl/amco/10612</text:p>
            </office:annotation>
          </table:table-cell>
          <table:table-cell ns42:value-type="string" table:style-name="ce28" office:value-type="string">
            <text:p>0604</text:p>
          </table:table-cell>
          <table:table-cell table:style-name="ce31"/>
          <table:table-cell ns42:value-type="float" table:style-name="ce41" office:value="459" office:value-type="float">
            <text:p>459</text:p>
          </table:table-cell>
          <table:table-cell ns42:value-type="float" table:style-name="ce45" office:value="421" office:value-type="float">
            <text:p>4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elluinen</text:p>
            <office:annotation>
              <text:p>http://purl.org/linked-data/sdmx/2009/dimension#refArea=http://www.gemeentegeschiedenis.nl/amco/11399</text:p>
            </office:annotation>
          </table:table-cell>
          <table:table-cell ns42:value-type="string" table:style-name="ce28" office:value-type="string">
            <text:p>0605</text:p>
          </table:table-cell>
          <table:table-cell table:style-name="ce31"/>
          <table:table-cell ns42:value-type="float" table:style-name="ce41" office:value="126" office:value-type="float">
            <text:p>126</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broek</text:p>
            <office:annotation>
              <text:p>http://purl.org/linked-data/sdmx/2009/dimension#refArea=http://www.gemeentegeschiedenis.nl/amco/11306</text:p>
            </office:annotation>
          </table:table-cell>
          <table:table-cell ns42:value-type="string" table:style-name="ce28" office:value-type="string">
            <text:p>1170</text:p>
          </table:table-cell>
          <table:table-cell table:style-name="ce31"/>
          <table:table-cell ns42:value-type="float" table:style-name="ce41" office:value="117" office:value-type="float">
            <text:p>117</text:p>
          </table:table-cell>
          <table:table-cell ns42:value-type="float" table:style-name="ce45" office:value="103" office:value-type="float">
            <text:p>1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pluiden</text:p>
            <office:annotation>
              <text:p>http://purl.org/linked-data/sdmx/2009/dimension#refArea=http://www.gemeentegeschiedenis.nl/amco/10130</text:p>
            </office:annotation>
          </table:table-cell>
          <table:table-cell ns42:value-type="string" table:style-name="ce28" office:value-type="string">
            <text:p>0607</text:p>
          </table:table-cell>
          <table:table-cell table:style-name="ce31"/>
          <table:table-cell ns42:value-type="float" table:style-name="ce41" office:value="211" office:value-type="float">
            <text:p>211</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hoven</text:p>
            <office:annotation>
              <text:p>http://purl.org/linked-data/sdmx/2009/dimension#refArea=http://www.gemeentegeschiedenis.nl/amco/10980</text:p>
            </office:annotation>
          </table:table-cell>
          <table:table-cell ns42:value-type="string" table:style-name="ce28" office:value-type="string">
            <text:p>0608</text:p>
          </table:table-cell>
          <table:table-cell table:style-name="ce31"/>
          <table:table-cell ns42:value-type="float" table:style-name="ce41" office:value="1143" office:value-type="float">
            <text:p>1143</text:p>
          </table:table-cell>
          <table:table-cell ns42:value-type="float" table:style-name="ce45" office:value="1342" office:value-type="float">
            <text:p>134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rewoerd</text:p>
            <office:annotation>
              <text:p>http://purl.org/linked-data/sdmx/2009/dimension#refArea=http://www.gemeentegeschiedenis.nl/amco/10214</text:p>
            </office:annotation>
          </table:table-cell>
          <table:table-cell ns42:value-type="string" table:style-name="ce28" office:value-type="string">
            <text:p>0609</text:p>
          </table:table-cell>
          <table:table-cell table:style-name="ce31"/>
          <table:table-cell ns42:value-type="float" table:style-name="ce41" office:value="321" office:value-type="float">
            <text:p>321</text:p>
          </table:table-cell>
          <table:table-cell ns42:value-type="float" table:style-name="ce45" office:value="312" office:value-type="float">
            <text:p>31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uddebeurs en Simonshaven</text:p>
            <office:annotation>
              <text:p>http://purl.org/linked-data/sdmx/2009/dimension#refArea=http://www.gemeentegeschiedenis.nl/amco/10626</text:p>
            </office:annotation>
          </table:table-cell>
          <table:table-cell ns42:value-type="string" table:style-name="ce28" office:value-type="string">
            <text:p>1371</text:p>
          </table:table-cell>
          <table:table-cell table:style-name="ce35"/>
          <table:table-cell ns42:value-type="float" table:style-name="ce41" office:value="125" office:value-type="float">
            <text:p>125</text:p>
          </table:table-cell>
          <table:table-cell ns42:value-type="float" table:style-name="ce45" office:value="106" office:value-type="float">
            <text:p>10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iedrecht</text:p>
            <office:annotation>
              <text:p>http://purl.org/linked-data/sdmx/2009/dimension#refArea=http://www.gemeentegeschiedenis.nl/amco/11331</text:p>
            </office:annotation>
          </table:table-cell>
          <table:table-cell ns42:value-type="string" table:style-name="ce28" office:value-type="string">
            <text:p>0610</text:p>
          </table:table-cell>
          <table:table-cell table:style-name="ce31"/>
          <table:table-cell ns42:value-type="float" table:style-name="ce41" office:value="2043" office:value-type="float">
            <text:p>2043</text:p>
          </table:table-cell>
          <table:table-cell ns42:value-type="float" table:style-name="ce45" office:value="1985" office:value-type="float">
            <text:p>19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uipwijk</text:p>
            <office:annotation>
              <text:p>http://purl.org/linked-data/sdmx/2009/dimension#refArea=http://www.gemeentegeschiedenis.nl/amco/11402</text:p>
            </office:annotation>
          </table:table-cell>
          <table:table-cell ns42:value-type="string" table:style-name="ce28" office:value-type="string">
            <text:p>1182</text:p>
          </table:table-cell>
          <table:table-cell table:style-name="ce33"/>
          <table:table-cell ns42:value-type="float" table:style-name="ce41" office:value="376" office:value-type="float">
            <text:p>376</text:p>
          </table:table-cell>
          <table:table-cell ns42:value-type="float" table:style-name="ce45" office:value="399" office:value-type="float">
            <text:p>39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ommelsdijk</text:p>
            <office:annotation>
              <text:p>http://purl.org/linked-data/sdmx/2009/dimension#refArea=http://www.gemeentegeschiedenis.nl/amco/11097</text:p>
            </office:annotation>
          </table:table-cell>
          <table:table-cell ns42:value-type="string" table:style-name="ce28" office:value-type="string">
            <text:p>1184</text:p>
          </table:table-cell>
          <table:table-cell table:style-name="ce31"/>
          <table:table-cell ns42:value-type="float" table:style-name="ce41" office:value="1039" office:value-type="float">
            <text:p>1039</text:p>
          </table:table-cell>
          <table:table-cell ns42:value-type="float" table:style-name="ce45" office:value="1019" office:value-type="float">
            <text:p>10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text:p>
            <office:annotation>
              <text:p>http://purl.org/linked-data/sdmx/2009/dimension#refArea=http://www.gemeentegeschiedenis.nl/amco/11397</text:p>
            </office:annotation>
          </table:table-cell>
          <table:table-cell ns42:value-type="string" table:style-name="ce28" office:value-type="string">
            <text:p>1375</text:p>
          </table:table-cell>
          <table:table-cell table:style-name="ce33"/>
          <table:table-cell ns42:value-type="float" table:style-name="ce41" office:value="154" office:value-type="float">
            <text:p>154</text:p>
          </table:table-cell>
          <table:table-cell ns42:value-type="float" table:style-name="ce45" office:value="157" office:value-type="float">
            <text:p>15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enisse</text:p>
            <office:annotation>
              <text:p>http://purl.org/linked-data/sdmx/2009/dimension#refArea=http://www.gemeentegeschiedenis.nl/amco/10735</text:p>
            </office:annotation>
          </table:table-cell>
          <table:table-cell ns42:value-type="string" table:style-name="ce28" office:value-type="string">
            <text:p>0612</text:p>
          </table:table-cell>
          <table:table-cell table:style-name="ce31"/>
          <table:table-cell ns42:value-type="float" table:style-name="ce41" office:value="437" office:value-type="float">
            <text:p>437</text:p>
          </table:table-cell>
          <table:table-cell ns42:value-type="float" table:style-name="ce45" office:value="448" office:value-type="float">
            <text:p>44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ad aan 't Haringvliet</text:p>
            <office:annotation>
              <text:p>http://purl.org/linked-data/sdmx/2009/dimension#refArea=http://www.gemeentegeschiedenis.nl/amco/11239</text:p>
            </office:annotation>
          </table:table-cell>
          <table:table-cell ns42:value-type="string" table:style-name="ce28" office:value-type="string">
            <text:p>1188</text:p>
          </table:table-cell>
          <table:table-cell table:style-name="ce31"/>
          <table:table-cell ns42:value-type="float" table:style-name="ce41" office:value="334" office:value-type="float">
            <text:p>334</text:p>
          </table:table-cell>
          <table:table-cell ns42:value-type="float" table:style-name="ce45" office:value="354" office:value-type="float">
            <text:p>35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in (ZH.)</text:p>
            <office:annotation>
              <text:p>http://purl.org/linked-data/sdmx/2009/dimension#refArea=http://www.gemeentegeschiedenis.nl/amco/11437</text:p>
            </office:annotation>
          </table:table-cell>
          <table:table-cell ns42:value-type="string" table:style-name="ce28" office:value-type="string">
            <text:p>1194</text:p>
          </table:table-cell>
          <table:table-cell table:style-name="ce33"/>
          <table:table-cell ns42:value-type="float" table:style-name="ce41" office:value="261" office:value-type="float">
            <text:p>261</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llendam</text:p>
            <office:annotation>
              <text:p>http://purl.org/linked-data/sdmx/2009/dimension#refArea=http://www.gemeentegeschiedenis.nl/amco/10087</text:p>
            </office:annotation>
          </table:table-cell>
          <table:table-cell ns42:value-type="string" table:style-name="ce28" office:value-type="string">
            <text:p>1195</text:p>
          </table:table-cell>
          <table:table-cell table:style-name="ce31"/>
          <table:table-cell ns42:value-type="float" table:style-name="ce41" office:value="335" office:value-type="float">
            <text:p>335</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lwijk</text:p>
            <office:annotation>
              <text:p>http://purl.org/linked-data/sdmx/2009/dimension#refArea=http://www.gemeentegeschiedenis.nl/amco/11250</text:p>
            </office:annotation>
          </table:table-cell>
          <table:table-cell ns42:value-type="string" table:style-name="ce28" office:value-type="string">
            <text:p>0615</text:p>
          </table:table-cell>
          <table:table-cell table:style-name="ce31"/>
          <table:table-cell ns42:value-type="float" table:style-name="ce41" office:value="667" office:value-type="float">
            <text:p>667</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mpwijk</text:p>
            <office:annotation>
              <text:p>http://purl.org/linked-data/sdmx/2009/dimension#refArea=http://www.gemeentegeschiedenis.nl/amco/10742</text:p>
            </office:annotation>
          </table:table-cell>
          <table:table-cell ns42:value-type="string" table:style-name="ce28" office:value-type="string">
            <text:p>1197</text:p>
          </table:table-cell>
          <table:table-cell table:style-name="ce31"/>
          <table:table-cell ns42:value-type="float" table:style-name="ce41" office:value="1053" office:value-type="float">
            <text:p>1053</text:p>
          </table:table-cell>
          <table:table-cell ns42:value-type="float" table:style-name="ce45" office:value="1084" office:value-type="float">
            <text:p>10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rmpolder</text:p>
            <office:annotation>
              <text:p>http://purl.org/linked-data/sdmx/2009/dimension#refArea=http://www.gemeentegeschiedenis.nl/amco/10108</text:p>
            </office:annotation>
          </table:table-cell>
          <table:table-cell ns42:value-type="string" table:style-name="ce28" office:value-type="string">
            <text:p>1378</text:p>
          </table:table-cell>
          <table:table-cell table:style-name="ce33"/>
          <table:table-cell ns42:value-type="float" table:style-name="ce41" office:value="110" office:value-type="float">
            <text:p>110</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efkerk</text:p>
            <office:annotation>
              <text:p>http://purl.org/linked-data/sdmx/2009/dimension#refArea=http://www.gemeentegeschiedenis.nl/amco/11105</text:p>
            </office:annotation>
          </table:table-cell>
          <table:table-cell ns42:value-type="string" table:style-name="ce28" office:value-type="string">
            <text:p>0616</text:p>
          </table:table-cell>
          <table:table-cell table:style-name="ce31"/>
          <table:table-cell ns42:value-type="float" table:style-name="ce41" office:value="591" office:value-type="float">
            <text:p>591</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velshoek</text:p>
            <office:annotation>
              <text:p>http://purl.org/linked-data/sdmx/2009/dimension#refArea=http://www.gemeentegeschiedenis.nl/amco/10553</text:p>
            </office:annotation>
          </table:table-cell>
          <table:table-cell ns42:value-type="string" table:style-name="ce28" office:value-type="string">
            <text:p>1380</text:p>
          </table:table-cell>
          <table:table-cell table:style-name="ce33"/>
          <table:table-cell ns42:value-type="float" table:style-name="ce41" office:value="31" office:value-type="float">
            <text:p>31</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 en Nieuwe Struiten</text:p>
            <office:annotation>
              <text:p>http://purl.org/linked-data/sdmx/2009/dimension#refArea=http://www.gemeentegeschiedenis.nl/amco/10347</text:p>
            </office:annotation>
          </table:table-cell>
          <table:table-cell ns42:value-type="string" table:style-name="ce28" office:value-type="string">
            <text:p>1356</text:p>
          </table:table-cell>
          <table:table-cell table:style-name="ce33"/>
          <table:table-cell ns42:value-type="float" table:style-name="ce41" office:value="166" office:value-type="float">
            <text:p>166</text:p>
          </table:table-cell>
          <table:table-cell ns42:value-type="float" table:style-name="ce45" office:value="120" office:value-type="float">
            <text:p>12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text:p>
            <office:annotation>
              <text:p>http://purl.org/linked-data/sdmx/2009/dimension#refArea=http://www.gemeentegeschiedenis.nl/amco/10558</text:p>
            </office:annotation>
          </table:table-cell>
          <table:table-cell ns42:value-type="string" table:style-name="ce28" office:value-type="string">
            <text:p>0617</text:p>
          </table:table-cell>
          <table:table-cell table:style-name="ce31"/>
          <table:table-cell ns42:value-type="float" table:style-name="ce41" office:value="1247" office:value-type="float">
            <text:p>1247</text:p>
          </table:table-cell>
          <table:table-cell ns42:value-type="float" table:style-name="ce45" office:value="1262" office:value-type="float">
            <text:p>126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sas</text:p>
            <office:annotation>
              <text:p>http://purl.org/linked-data/sdmx/2009/dimension#refArea=http://www.gemeentegeschiedenis.nl/amco/11429</text:p>
            </office:annotation>
          </table:table-cell>
          <table:table-cell ns42:value-type="string" table:style-name="ce28" office:value-type="string">
            <text:p>1381</text:p>
          </table:table-cell>
          <table:table-cell table:style-name="ce33"/>
          <table:table-cell ns42:value-type="float" table:style-name="ce41" office:value="109" office:value-type="float">
            <text:p>109</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empel</text:p>
            <office:annotation>
              <text:p>http://purl.org/linked-data/sdmx/2009/dimension#refArea=http://www.gemeentegeschiedenis.nl/amco/10175</text:p>
            </office:annotation>
          </table:table-cell>
          <table:table-cell ns42:value-type="string" table:style-name="ce28" office:value-type="string">
            <text:p>138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ienhoven (ZH.)</text:p>
            <office:annotation>
              <text:p>http://purl.org/linked-data/sdmx/2009/dimension#refArea=http://www.gemeentegeschiedenis.nl/amco/10706</text:p>
            </office:annotation>
          </table:table-cell>
          <table:table-cell ns42:value-type="string" table:style-name="ce28" office:value-type="string">
            <text:p>0618</text:p>
          </table:table-cell>
          <table:table-cell table:style-name="ce31"/>
          <table:table-cell ns42:value-type="float" table:style-name="ce41" office:value="116" office:value-type="float">
            <text:p>116</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 Tonge</text:p>
            <office:annotation>
              <text:p>http://purl.org/linked-data/sdmx/2009/dimension#refArea=http://www.gemeentegeschiedenis.nl/amco/10502</text:p>
            </office:annotation>
          </table:table-cell>
          <table:table-cell ns42:value-type="string" table:style-name="ce28" office:value-type="string">
            <text:p>1119</text:p>
          </table:table-cell>
          <table:table-cell table:style-name="ce31"/>
          <table:table-cell ns42:value-type="float" table:style-name="ce41" office:value="507" office:value-type="float">
            <text:p>507</text:p>
          </table:table-cell>
          <table:table-cell ns42:value-type="float" table:style-name="ce45" office:value="519" office:value-type="float">
            <text:p>5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Tonge</text:p>
            <office:annotation>
              <text:p>http://purl.org/linked-data/sdmx/2009/dimension#refArea=http://www.gemeentegeschiedenis.nl/amco/10714</text:p>
            </office:annotation>
          </table:table-cell>
          <table:table-cell ns42:value-type="string" table:style-name="ce28" office:value-type="string">
            <text:p>1143</text:p>
          </table:table-cell>
          <table:table-cell table:style-name="ce31"/>
          <table:table-cell ns42:value-type="float" table:style-name="ce41" office:value="966" office:value-type="float">
            <text:p>966</text:p>
          </table:table-cell>
          <table:table-cell ns42:value-type="float" table:style-name="ce45" office:value="973" office:value-type="float">
            <text:p>9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alkenburg (ZH.)</text:p>
            <office:annotation>
              <text:p>http://purl.org/linked-data/sdmx/2009/dimension#refArea=http://www.gemeentegeschiedenis.nl/amco/10028</text:p>
            </office:annotation>
          </table:table-cell>
          <table:table-cell ns42:value-type="string" table:style-name="ce28" office:value-type="string">
            <text:p>0619</text:p>
          </table:table-cell>
          <table:table-cell table:style-name="ce31"/>
          <table:table-cell ns42:value-type="float" table:style-name="ce41" office:value="220" office:value-type="float">
            <text:p>220</text:p>
          </table:table-cell>
          <table:table-cell ns42:value-type="float" table:style-name="ce45" office:value="241" office:value-type="float">
            <text:p>2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Vennip</text:p>
            <office:annotation>
              <text:p>http://purl.org/linked-data/sdmx/2009/dimension#refArea=http://www.gemeentegeschiedenis.nl/amco/10541</text:p>
            </office:annotation>
          </table:table-cell>
          <table:table-cell ns42:value-type="string" table:style-name="ce28" office:value-type="string">
            <text:p>138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eur</text:p>
            <office:annotation>
              <text:p>http://purl.org/linked-data/sdmx/2009/dimension#refArea=http://www.gemeentegeschiedenis.nl/amco/10366</text:p>
            </office:annotation>
          </table:table-cell>
          <table:table-cell ns42:value-type="string" table:style-name="ce28" office:value-type="string">
            <text:p>1209</text:p>
          </table:table-cell>
          <table:table-cell table:style-name="ce31"/>
          <table:table-cell ns42:value-type="float" table:style-name="ce41" office:value="408" office:value-type="float">
            <text:p>408</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anen</text:p>
            <office:annotation>
              <text:p>http://purl.org/linked-data/sdmx/2009/dimension#refArea=http://www.gemeentegeschiedenis.nl/amco/10887</text:p>
            </office:annotation>
          </table:table-cell>
          <table:table-cell ns42:value-type="string" table:style-name="ce28" office:value-type="string">
            <text:p>0620</text:p>
          </table:table-cell>
          <table:table-cell table:style-name="ce31"/>
          <table:table-cell ns42:value-type="float" table:style-name="ce41" office:value="1151" office:value-type="float">
            <text:p>1151</text:p>
          </table:table-cell>
          <table:table-cell ns42:value-type="float" table:style-name="ce45" office:value="1217" office:value-type="float">
            <text:p>12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erpolders</text:p>
            <office:annotation>
              <text:p>http://purl.org/linked-data/sdmx/2009/dimension#refArea=http://www.gemeentegeschiedenis.nl/amco/11056</text:p>
            </office:annotation>
          </table:table-cell>
          <table:table-cell ns42:value-type="string" table:style-name="ce28" office:value-type="string">
            <text:p>0621</text:p>
          </table:table-cell>
          <table:table-cell table:style-name="ce31"/>
          <table:table-cell ns42:value-type="float" table:style-name="ce41" office:value="192" office:value-type="float">
            <text:p>192</text:p>
          </table:table-cell>
          <table:table-cell ns42:value-type="float" table:style-name="ce45" office:value="168" office:value-type="float">
            <text:p>16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n</text:p>
            <office:annotation>
              <text:p>http://purl.org/linked-data/sdmx/2009/dimension#refArea=http://www.gemeentegeschiedenis.nl/amco/10811</text:p>
            </office:annotation>
          </table:table-cell>
          <table:table-cell ns42:value-type="string" table:style-name="ce28" office:value-type="string">
            <text:p>0622</text:p>
          </table:table-cell>
          <table:table-cell table:style-name="ce31"/>
          <table:table-cell ns42:value-type="float" table:style-name="ce41" office:value="3294" office:value-type="float">
            <text:p>3294</text:p>
          </table:table-cell>
          <table:table-cell ns42:value-type="float" table:style-name="ce45" office:value="3529" office:value-type="float">
            <text:p>35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r-Ambacht</text:p>
            <office:annotation>
              <text:p>http://purl.org/linked-data/sdmx/2009/dimension#refArea=http://www.gemeentegeschiedenis.nl/amco/10790</text:p>
            </office:annotation>
          </table:table-cell>
          <table:table-cell ns42:value-type="string" table:style-name="ce28" office:value-type="string">
            <text:p>1210</text:p>
          </table:table-cell>
          <table:table-cell table:style-name="ce31"/>
          <table:table-cell ns42:value-type="float" table:style-name="ce41" office:value="247" office:value-type="float">
            <text:p>247</text:p>
          </table:table-cell>
          <table:table-cell ns42:value-type="float" table:style-name="ce45" office:value="221" office:value-type="float">
            <text:p>2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et</text:p>
            <office:annotation>
              <text:p>http://purl.org/linked-data/sdmx/2009/dimension#refArea=http://www.gemeentegeschiedenis.nl/amco/10090</text:p>
            </office:annotation>
          </table:table-cell>
          <table:table-cell ns42:value-type="string" table:style-name="ce28" office:value-type="string">
            <text:p>1388</text:p>
          </table:table-cell>
          <table:table-cell table:style-name="ce33"/>
          <table:table-cell ns42:value-type="float" table:style-name="ce41" office:value="22" office:value-type="float">
            <text:p>2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st</text:p>
            <office:annotation>
              <text:p>http://purl.org/linked-data/sdmx/2009/dimension#refArea=http://www.gemeentegeschiedenis.nl/amco/11174</text:p>
            </office:annotation>
          </table:table-cell>
          <table:table-cell ns42:value-type="string" table:style-name="ce28" office:value-type="string">
            <text:p>0623</text:p>
          </table:table-cell>
          <table:table-cell table:style-name="ce31"/>
          <table:table-cell ns42:value-type="float" table:style-name="ce41" office:value="167" office:value-type="float">
            <text:p>167</text:p>
          </table:table-cell>
          <table:table-cell ns42:value-type="float" table:style-name="ce45" office:value="138" office:value-type="float">
            <text:p>1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burg</text:p>
            <office:annotation>
              <text:p>http://purl.org/linked-data/sdmx/2009/dimension#refArea=http://www.gemeentegeschiedenis.nl/amco/11103</text:p>
            </office:annotation>
          </table:table-cell>
          <table:table-cell ns42:value-type="string" table:style-name="ce28" office:value-type="string">
            <text:p>0624</text:p>
          </table:table-cell>
          <table:table-cell table:style-name="ce31"/>
          <table:table-cell ns42:value-type="float" table:style-name="ce41" office:value="930" office:value-type="float">
            <text:p>930</text:p>
          </table:table-cell>
          <table:table-cell ns42:value-type="float" table:style-name="ce45" office:value="1025" office:value-type="float">
            <text:p>10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hout</text:p>
            <office:annotation>
              <text:p>http://purl.org/linked-data/sdmx/2009/dimension#refArea=http://www.gemeentegeschiedenis.nl/amco/10017</text:p>
            </office:annotation>
          </table:table-cell>
          <table:table-cell ns42:value-type="string" table:style-name="ce28" office:value-type="string">
            <text:p>0625</text:p>
          </table:table-cell>
          <table:table-cell table:style-name="ce31"/>
          <table:table-cell ns42:value-type="float" table:style-name="ce41" office:value="263" office:value-type="float">
            <text:p>263</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schoten</text:p>
            <office:annotation>
              <text:p>http://purl.org/linked-data/sdmx/2009/dimension#refArea=http://www.gemeentegeschiedenis.nl/amco/10537</text:p>
            </office:annotation>
          </table:table-cell>
          <table:table-cell ns42:value-type="string" table:style-name="ce28" office:value-type="string">
            <text:p>0626</text:p>
          </table:table-cell>
          <table:table-cell table:style-name="ce31"/>
          <table:table-cell ns42:value-type="float" table:style-name="ce41" office:value="617" office:value-type="float">
            <text:p>617</text:p>
          </table:table-cell>
          <table:table-cell ns42:value-type="float" table:style-name="ce45" office:value="691" office:value-type="float">
            <text:p>6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nban</text:p>
            <office:annotation>
              <text:p>http://purl.org/linked-data/sdmx/2009/dimension#refArea=http://www.gemeentegeschiedenis.nl/amco/10853</text:p>
            </office:annotation>
          </table:table-cell>
          <table:table-cell ns42:value-type="string" table:style-name="ce28" office:value-type="string">
            <text:p>1215</text:p>
          </table:table-cell>
          <table:table-cell table:style-name="ce31"/>
          <table:table-cell ns42:value-type="float" table:style-name="ce41" office:value="428" office:value-type="float">
            <text:p>428</text:p>
          </table:table-cell>
          <table:table-cell ns42:value-type="float" table:style-name="ce45" office:value="394" office:value-type="float">
            <text:p>3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hoeven</text:p>
            <office:annotation>
              <text:p>http://purl.org/linked-data/sdmx/2009/dimension#refArea=http://www.gemeentegeschiedenis.nl/amco/10615</text:p>
            </office:annotation>
          </table:table-cell>
          <table:table-cell ns42:value-type="string" table:style-name="ce28" office:value-type="string">
            <text:p>1391</text:p>
          </table:table-cell>
          <table:table-cell table:style-name="ce33"/>
          <table:table-cell ns42:value-type="float" table:style-name="ce41" office:value="10" office:value-type="float">
            <text:p>10</text:p>
          </table:table-cell>
          <table:table-cell ns42:value-type="float" table:style-name="ce45" office:value="7" office:value-type="float">
            <text:p>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arder</text:p>
            <office:annotation>
              <text:p>http://purl.org/linked-data/sdmx/2009/dimension#refArea=http://www.gemeentegeschiedenis.nl/amco/10830</text:p>
            </office:annotation>
          </table:table-cell>
          <table:table-cell ns42:value-type="string" table:style-name="ce28" office:value-type="string">
            <text:p>1217</text:p>
          </table:table-cell>
          <table:table-cell table:style-name="ce31"/>
          <table:table-cell ns42:value-type="float" table:style-name="ce41" office:value="226" office:value-type="float">
            <text:p>226</text:p>
          </table:table-cell>
          <table:table-cell ns42:value-type="float" table:style-name="ce45" office:value="214" office:value-type="float">
            <text:p>2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addinxveen</text:p>
            <office:annotation>
              <text:p>http://purl.org/linked-data/sdmx/2009/dimension#refArea=http://www.gemeentegeschiedenis.nl/amco/11342</text:p>
            </office:annotation>
          </table:table-cell>
          <table:table-cell ns42:value-type="string" table:style-name="ce28" office:value-type="string">
            <text:p>1125</text:p>
          </table:table-cell>
          <table:table-cell table:style-name="ce33"/>
          <table:table-cell ns42:value-type="float" table:style-name="ce41" office:value="559" office:value-type="float">
            <text:p>559</text:p>
          </table:table-cell>
          <table:table-cell ns42:value-type="float" table:style-name="ce45" office:value="561" office:value-type="float">
            <text:p>56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addinxveen</text:p>
            <office:annotation>
              <text:p>http://purl.org/linked-data/sdmx/2009/dimension#refArea=http://www.gemeentegeschiedenis.nl/amco/10081</text:p>
            </office:annotation>
          </table:table-cell>
          <table:table-cell ns42:value-type="string" table:style-name="ce28" office:value-type="string">
            <text:p>1239</text:p>
          </table:table-cell>
          <table:table-cell table:style-name="ce33"/>
          <table:table-cell ns42:value-type="float" table:style-name="ce41" office:value="252" office:value-type="float">
            <text:p>252</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rmond</text:p>
            <office:annotation>
              <text:p>http://purl.org/linked-data/sdmx/2009/dimension#refArea=http://www.gemeentegeschiedenis.nl/amco/10204</text:p>
            </office:annotation>
          </table:table-cell>
          <table:table-cell ns42:value-type="string" table:style-name="ce28" office:value-type="string">
            <text:p>0628</text:p>
          </table:table-cell>
          <table:table-cell table:style-name="ce31"/>
          <table:table-cell ns42:value-type="float" table:style-name="ce41" office:value="505" office:value-type="float">
            <text:p>505</text:p>
          </table:table-cell>
          <table:table-cell ns42:value-type="float" table:style-name="ce45" office:value="480" office:value-type="float">
            <text:p>4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ssenaar</text:p>
            <office:annotation>
              <text:p>http://purl.org/linked-data/sdmx/2009/dimension#refArea=http://www.gemeentegeschiedenis.nl/amco/10164</text:p>
            </office:annotation>
          </table:table-cell>
          <table:table-cell ns42:value-type="string" table:style-name="ce28" office:value-type="string">
            <text:p>0629</text:p>
          </table:table-cell>
          <table:table-cell table:style-name="ce31"/>
          <table:table-cell ns42:value-type="float" table:style-name="ce41" office:value="1229" office:value-type="float">
            <text:p>1229</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teringen</text:p>
            <office:annotation>
              <text:p>http://purl.org/linked-data/sdmx/2009/dimension#refArea=http://www.gemeentegeschiedenis.nl/amco/11329</text:p>
            </office:annotation>
          </table:table-cell>
          <table:table-cell ns42:value-type="string" table:style-name="ce28" office:value-type="string">
            <text:p>0630</text:p>
          </table:table-cell>
          <table:table-cell table:style-name="ce31"/>
          <table:table-cell ns42:value-type="float" table:style-name="ce41" office:value="749" office:value-type="float">
            <text:p>749</text:p>
          </table:table-cell>
          <table:table-cell ns42:value-type="float" table:style-name="ce45" office:value="767" office:value-type="float">
            <text:p>7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maas</text:p>
            <office:annotation>
              <text:p>http://purl.org/linked-data/sdmx/2009/dimension#refArea=http://www.gemeentegeschiedenis.nl/amco/10695</text:p>
            </office:annotation>
          </table:table-cell>
          <table:table-cell ns42:value-type="string" table:style-name="ce28" office:value-type="string">
            <text:p>0631</text:p>
          </table:table-cell>
          <table:table-cell table:style-name="ce31"/>
          <table:table-cell ns42:value-type="float" table:style-name="ce41" office:value="322" office:value-type="float">
            <text:p>322</text:p>
          </table:table-cell>
          <table:table-cell ns42:value-type="float" table:style-name="ce45" office:value="317" office:value-type="float">
            <text:p>3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eldrecht</text:p>
            <office:annotation>
              <text:p>http://purl.org/linked-data/sdmx/2009/dimension#refArea=http://www.gemeentegeschiedenis.nl/amco/11353</text:p>
            </office:annotation>
          </table:table-cell>
          <table:table-cell ns42:value-type="string" table:style-name="ce28" office:value-type="string">
            <text:p>1396</text:p>
          </table:table-cell>
          <table:table-cell table:style-name="ce33"/>
          <table:table-cell ns42:value-type="float" table:style-name="ce41" office:value="212" office:value-type="float">
            <text:p>212</text:p>
          </table:table-cell>
          <table:table-cell ns42:value-type="float" table:style-name="ce45" office:value="195" office:value-type="float">
            <text:p>1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erden</text:p>
            <office:annotation>
              <text:p>http://purl.org/linked-data/sdmx/2009/dimension#refArea=http://www.gemeentegeschiedenis.nl/amco/10974</text:p>
            </office:annotation>
          </table:table-cell>
          <table:table-cell ns42:value-type="string" table:style-name="ce28" office:value-type="string">
            <text:p>0632</text:p>
          </table:table-cell>
          <table:table-cell table:style-name="ce31"/>
          <table:table-cell ns42:value-type="float" table:style-name="ce41" office:value="1447" office:value-type="float">
            <text:p>1447</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ubrugge</text:p>
            <office:annotation>
              <text:p>http://purl.org/linked-data/sdmx/2009/dimension#refArea=http://www.gemeentegeschiedenis.nl/amco/10461</text:p>
            </office:annotation>
          </table:table-cell>
          <table:table-cell ns42:value-type="string" table:style-name="ce28" office:value-type="string">
            <text:p>0633</text:p>
          </table:table-cell>
          <table:table-cell table:style-name="ce31"/>
          <table:table-cell ns42:value-type="float" table:style-name="ce41" office:value="672" office:value-type="float">
            <text:p>672</text:p>
          </table:table-cell>
          <table:table-cell ns42:value-type="float" table:style-name="ce45" office:value="687" office:value-type="float">
            <text:p>6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jngaarden</text:p>
            <office:annotation>
              <text:p>http://purl.org/linked-data/sdmx/2009/dimension#refArea=http://www.gemeentegeschiedenis.nl/amco/10263</text:p>
            </office:annotation>
          </table:table-cell>
          <table:table-cell ns42:value-type="string" table:style-name="ce28" office:value-type="string">
            <text:p>0634</text:p>
          </table:table-cell>
          <table:table-cell table:style-name="ce31"/>
          <table:table-cell ns42:value-type="float" table:style-name="ce41" office:value="119" office:value-type="float">
            <text:p>119</text:p>
          </table:table-cell>
          <table:table-cell ns42:value-type="float" table:style-name="ce45" office:value="122" office:value-type="float">
            <text:p>1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IJsselmonde</text:p>
            <office:annotation>
              <text:p>http://purl.org/linked-data/sdmx/2009/dimension#refArea=http://www.gemeentegeschiedenis.nl/amco/11357</text:p>
            </office:annotation>
          </table:table-cell>
          <table:table-cell ns42:value-type="string" table:style-name="ce28" office:value-type="string">
            <text:p>1230</text:p>
          </table:table-cell>
          <table:table-cell table:style-name="ce31"/>
          <table:table-cell ns42:value-type="float" table:style-name="ce41" office:value="879" office:value-type="float">
            <text:p>879</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gwaart</text:p>
            <office:annotation>
              <text:p>http://purl.org/linked-data/sdmx/2009/dimension#refArea=http://www.gemeentegeschiedenis.nl/amco/10185</text:p>
            </office:annotation>
          </table:table-cell>
          <table:table-cell ns42:value-type="string" table:style-name="ce28" office:value-type="string">
            <text:p>1234</text:p>
          </table:table-cell>
          <table:table-cell table:style-name="ce31"/>
          <table:table-cell ns42:value-type="float" table:style-name="ce41" office:value="675" office:value-type="float">
            <text:p>675</text:p>
          </table:table-cell>
          <table:table-cell ns42:value-type="float" table:style-name="ce45" office:value="705" office:value-type="float">
            <text:p>7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oven</text:p>
            <office:annotation>
              <text:p>http://purl.org/linked-data/sdmx/2009/dimension#refArea=http://www.gemeentegeschiedenis.nl/amco/11317</text:p>
            </office:annotation>
          </table:table-cell>
          <table:table-cell ns42:value-type="string" table:style-name="ce28" office:value-type="string">
            <text:p>0635</text:p>
          </table:table-cell>
          <table:table-cell table:style-name="ce31"/>
          <table:table-cell ns42:value-type="float" table:style-name="ce41" office:value="461" office:value-type="float">
            <text:p>461</text:p>
          </table:table-cell>
          <table:table-cell ns42:value-type="float" table:style-name="ce45" office:value="442" office:value-type="float">
            <text:p>4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uizen</text:p>
            <office:annotation>
              <text:p>http://purl.org/linked-data/sdmx/2009/dimension#refArea=http://www.gemeentegeschiedenis.nl/amco/11377</text:p>
            </office:annotation>
          </table:table-cell>
          <table:table-cell ns42:value-type="string" table:style-name="ce28" office:value-type="string">
            <text:p>0636</text:p>
          </table:table-cell>
          <table:table-cell table:style-name="ce31"/>
          <table:table-cell ns42:value-type="float" table:style-name="ce41" office:value="633" office:value-type="float">
            <text:p>633</text:p>
          </table:table-cell>
          <table:table-cell ns42:value-type="float" table:style-name="ce45" office:value="669" office:value-type="float">
            <text:p>66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meer</text:p>
            <office:annotation>
              <text:p>http://purl.org/linked-data/sdmx/2009/dimension#refArea=http://www.gemeentegeschiedenis.nl/amco/10766</text:p>
            </office:annotation>
          </table:table-cell>
          <table:table-cell ns42:value-type="string" table:style-name="ce28" office:value-type="string">
            <text:p>0637</text:p>
          </table:table-cell>
          <table:table-cell table:style-name="ce31"/>
          <table:table-cell ns42:value-type="float" table:style-name="ce41" office:value="421" office:value-type="float">
            <text:p>421</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woude</text:p>
            <office:annotation>
              <text:p>http://purl.org/linked-data/sdmx/2009/dimension#refArea=http://www.gemeentegeschiedenis.nl/amco/11074</text:p>
            </office:annotation>
          </table:table-cell>
          <table:table-cell ns42:value-type="string" table:style-name="ce28" office:value-type="string">
            <text:p>0638</text:p>
          </table:table-cell>
          <table:table-cell table:style-name="ce31"/>
          <table:table-cell ns42:value-type="float" table:style-name="ce41" office:value="1024" office:value-type="float">
            <text:p>1024</text:p>
          </table:table-cell>
          <table:table-cell ns42:value-type="float" table:style-name="ce45" office:value="1033" office:value-type="float">
            <text:p>10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uteveen</text:p>
            <office:annotation>
              <text:p>http://purl.org/linked-data/sdmx/2009/dimension#refArea=http://www.gemeentegeschiedenis.nl/amco/11231</text:p>
            </office:annotation>
          </table:table-cell>
          <table:table-cell ns42:value-type="string" table:style-name="ce28" office:value-type="string">
            <text:p>1400</text:p>
          </table:table-cell>
          <table:table-cell table:style-name="ce33"/>
          <table:table-cell ns42:value-type="float" table:style-name="ce41" office:value="114" office:value-type="float">
            <text:p>114</text:p>
          </table:table-cell>
          <table:table-cell ns42:value-type="float" table:style-name="ce45" office:value="92" office:value-type="float">
            <text:p>9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roek (ZH.)</text:p>
            <office:annotation>
              <text:p>http://purl.org/linked-data/sdmx/2009/dimension#refArea=http://www.gemeentegeschiedenis.nl/amco/10751</text:p>
            </office:annotation>
          </table:table-cell>
          <table:table-cell ns42:value-type="string" table:style-name="ce28" office:value-type="string">
            <text:p>1402</text:p>
          </table:table-cell>
          <table:table-cell table:style-name="ce33"/>
          <table:table-cell ns42:value-type="float" table:style-name="ce41" office:value="44" office:value-type="float">
            <text:p>44</text:p>
          </table:table-cell>
          <table:table-cell ns42:value-type="float" table:style-name="ce45" office:value="47" office:value-type="float">
            <text:p>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land</text:p>
            <office:annotation>
              <text:p>http://purl.org/linked-data/sdmx/2009/dimension#refArea=http://www.gemeentegeschiedenis.nl/amco/10316</text:p>
            </office:annotation>
          </table:table-cell>
          <table:table-cell ns42:value-type="string" table:style-name="ce28" office:value-type="string">
            <text:p>0640</text:p>
          </table:table-cell>
          <table:table-cell table:style-name="ce31"/>
          <table:table-cell ns42:value-type="float" table:style-name="ce41" office:value="638" office:value-type="float">
            <text:p>638</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ijk</text:p>
            <office:annotation>
              <text:p>http://purl.org/linked-data/sdmx/2009/dimension#refArea=http://www.gemeentegeschiedenis.nl/amco/10343</text:p>
            </office:annotation>
          </table:table-cell>
          <table:table-cell ns42:value-type="string" table:style-name="ce28" office:value-type="string">
            <text:p>1403</text:p>
          </table:table-cell>
          <table:table-cell table:style-name="ce33"/>
          <table:table-cell ns42:value-type="float" table:style-name="ce41" office:value="6" office:value-type="float">
            <text:p>6</text:p>
          </table:table-cell>
          <table:table-cell ns42:value-type="float" table:style-name="ce45" office:value="10" office:value-type="float">
            <text:p>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mmerdam</text:p>
            <office:annotation>
              <text:p>http://purl.org/linked-data/sdmx/2009/dimension#refArea=http://www.gemeentegeschiedenis.nl/amco/10675</text:p>
            </office:annotation>
          </table:table-cell>
          <table:table-cell ns42:value-type="string" table:style-name="ce28" office:value-type="string">
            <text:p>1244</text:p>
          </table:table-cell>
          <table:table-cell table:style-name="ce31"/>
          <table:table-cell ns42:value-type="float" table:style-name="ce41" office:value="607" office:value-type="float">
            <text:p>607</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rtewaal</text:p>
            <office:annotation>
              <text:p>http://purl.org/linked-data/sdmx/2009/dimension#refArea=http://www.gemeentegeschiedenis.nl/amco/10703</text:p>
            </office:annotation>
          </table:table-cell>
          <table:table-cell ns42:value-type="string" table:style-name="ce28" office:value-type="string">
            <text:p>0641</text:p>
          </table:table-cell>
          <table:table-cell table:style-name="ce31"/>
          <table:table-cell ns42:value-type="float" table:style-name="ce41" office:value="431" office:value-type="float">
            <text:p>431</text:p>
          </table:table-cell>
          <table:table-cell ns42:value-type="float" table:style-name="ce45" office:value="455" office:value-type="float">
            <text:p>4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ijndrecht</text:p>
            <office:annotation>
              <text:p>http://purl.org/linked-data/sdmx/2009/dimension#refArea=http://www.gemeentegeschiedenis.nl/amco/10468</text:p>
            </office:annotation>
          </table:table-cell>
          <table:table-cell ns42:value-type="string" table:style-name="ce28" office:value-type="string">
            <text:p>0642</text:p>
          </table:table-cell>
          <table:table-cell table:style-name="ce31"/>
          <table:table-cell ns42:value-type="float" table:style-name="ce41" office:value="393" office:value-type="float">
            <text:p>393</text:p>
          </table:table-cell>
          <table:table-cell ns42:value-type="float" table:style-name="ce45" office:value="394" office:value-type="float">
            <text:p>3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1"/>
          <table:table-cell table:style-name="ce20"/>
          <table:table-cell table:style-name="ce28"/>
          <table:table-cell table:style-name="ce34"/>
          <table:table-cell table:style-name="ce41"/>
          <table:table-cell table:style-name="ce45">
            <office:annotation draw:style-name="gr1" svg:height="68.26pt" draw:caption-point-y="24.26pt" svg:width="189.75pt" svg:x="777pt" draw:caption-point-x="-12.3pt" svg:y="5427.75pt" draw:text-style-name="P2">
              <dc:creator>CDM</dc:creator>
              <dc:date>2017-10-25T00:00:00</dc:date>
              <text:p text:style-name="P1"><text:span text:style-name="T5">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Utrecht</text:p>
            <office:annotation>
              <text:p>http://purl.org/linked-data/sdmx/2009/dimension#refArea=http://www.gemeentegeschiedenis.nl/amco/10722</text:p>
            </office:annotation>
          </table:table-cell>
          <table:table-cell ns42:value-type="string" table:style-name="ce28" office:value-type="string">
            <text:p>0344</text:p>
          </table:table-cell>
          <table:table-cell table:style-name="ce31"/>
          <table:table-cell ns42:value-type="float" table:style-name="ce41" office:value="20390" office:value-type="float">
            <text:p>20390</text:p>
          </table:table-cell>
          <table:table-cell ns42:value-type="float" table:style-name="ce45" office:value="23017" office:value-type="float">
            <text:p>230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sfoort</text:p>
            <office:annotation>
              <text:p>http://purl.org/linked-data/sdmx/2009/dimension#refArea=http://www.gemeentegeschiedenis.nl/amco/10948</text:p>
            </office:annotation>
          </table:table-cell>
          <table:table-cell ns42:value-type="string" table:style-name="ce28" office:value-type="string">
            <text:p>0307</text:p>
          </table:table-cell>
          <table:table-cell table:style-name="ce31"/>
          <table:table-cell ns42:value-type="float" table:style-name="ce41" office:value="5585" office:value-type="float">
            <text:p>5585</text:p>
          </table:table-cell>
          <table:table-cell ns42:value-type="float" table:style-name="ce45" office:value="6197" office:value-type="float">
            <text:p>619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Baambrugge</text:p>
            <office:annotation>
              <text:p>http://purl.org/linked-data/sdmx/2009/dimension#refArea=http://www.gemeentegeschiedenis.nl/amco/11184</text:p>
            </office:annotation>
          </table:table-cell>
          <table:table-cell ns42:value-type="string" table:style-name="ce28" office:value-type="string">
            <text:p>1003</text:p>
          </table:table-cell>
          <table:table-cell table:style-name="ce31"/>
          <table:table-cell ns42:value-type="float" table:style-name="ce41" office:value="555" office:value-type="float">
            <text:p>555</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Proosdij</text:p>
            <office:annotation>
              <text:p>http://purl.org/linked-data/sdmx/2009/dimension#refArea=http://www.gemeentegeschiedenis.nl/amco/10712</text:p>
            </office:annotation>
          </table:table-cell>
          <table:table-cell ns42:value-type="string" table:style-name="ce28" office:value-type="string">
            <text:p>1004</text:p>
          </table:table-cell>
          <table:table-cell table:style-name="ce31"/>
          <table:table-cell ns42:value-type="float" table:style-name="ce41" office:value="580" office:value-type="float">
            <text:p>580</text:p>
          </table:table-cell>
          <table:table-cell ns42:value-type="float" table:style-name="ce45" office:value="531" office:value-type="float">
            <text:p>5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hoven</text:p>
            <office:annotation>
              <text:p>http://purl.org/linked-data/sdmx/2009/dimension#refArea=http://www.gemeentegeschiedenis.nl/amco/10141</text:p>
            </office:annotation>
          </table:table-cell>
          <table:table-cell ns42:value-type="string" table:style-name="ce28" office:value-type="string">
            <text:p>1302</text:p>
          </table:table-cell>
          <table:table-cell table:style-name="ce33"/>
          <table:table-cell ns42:value-type="float" table:style-name="ce41" office:value="55" office:value-type="float">
            <text:p>55</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tienhoven (U.)</text:p>
            <office:annotation>
              <text:p>http://purl.org/linked-data/sdmx/2009/dimension#refArea=http://www.gemeentegeschiedenis.nl/amco/10524</text:p>
            </office:annotation>
          </table:table-cell>
          <table:table-cell ns42:value-type="string" table:style-name="ce28" office:value-type="string">
            <text:p>1005</text:p>
          </table:table-cell>
          <table:table-cell table:style-name="ce31"/>
          <table:table-cell ns42:value-type="float" table:style-name="ce41" office:value="174" office:value-type="float">
            <text:p>174</text:p>
          </table:table-cell>
          <table:table-cell ns42:value-type="float" table:style-name="ce45" office:value="154" office:value-type="float">
            <text:p>1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ongen</text:p>
            <office:annotation>
              <text:p>http://purl.org/linked-data/sdmx/2009/dimension#refArea=http://www.gemeentegeschiedenis.nl/amco/11372</text:p>
            </office:annotation>
          </table:table-cell>
          <table:table-cell ns42:value-type="string" table:style-name="ce28" office:value-type="string">
            <text:p>0306</text:p>
          </table:table-cell>
          <table:table-cell table:style-name="ce31"/>
          <table:table-cell ns42:value-type="float" table:style-name="ce41" office:value="763" office:value-type="float">
            <text:p>763</text:p>
          </table:table-cell>
          <table:table-cell ns42:value-type="float" table:style-name="ce45" office:value="782" office:value-type="float">
            <text:p>78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aarn</text:p>
            <office:annotation>
              <text:p>http://purl.org/linked-data/sdmx/2009/dimension#refArea=http://www.gemeentegeschiedenis.nl/amco/11411</text:p>
            </office:annotation>
          </table:table-cell>
          <table:table-cell ns42:value-type="string" table:style-name="ce28" office:value-type="string">
            <text:p>0308</text:p>
          </table:table-cell>
          <table:table-cell table:style-name="ce31"/>
          <table:table-cell ns42:value-type="float" table:style-name="ce41" office:value="777" office:value-type="float">
            <text:p>777</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enschop</text:p>
            <office:annotation>
              <text:p>http://purl.org/linked-data/sdmx/2009/dimension#refArea=http://www.gemeentegeschiedenis.nl/amco/11330</text:p>
            </office:annotation>
          </table:table-cell>
          <table:table-cell ns42:value-type="string" table:style-name="ce28" office:value-type="string">
            <text:p>0309</text:p>
          </table:table-cell>
          <table:table-cell table:style-name="ce31"/>
          <table:table-cell ns42:value-type="float" table:style-name="ce41" office:value="657" office:value-type="float">
            <text:p>657</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Bilt</text:p>
            <office:annotation>
              <text:p>http://purl.org/linked-data/sdmx/2009/dimension#refArea=http://www.gemeentegeschiedenis.nl/amco/10168</text:p>
            </office:annotation>
          </table:table-cell>
          <table:table-cell ns42:value-type="string" table:style-name="ce28" office:value-type="string">
            <text:p>0310</text:p>
          </table:table-cell>
          <table:table-cell table:style-name="ce31"/>
          <table:table-cell ns42:value-type="float" table:style-name="ce41" office:value="626" office:value-type="float">
            <text:p>626</text:p>
          </table:table-cell>
          <table:table-cell ns42:value-type="float" table:style-name="ce45" office:value="546" office:value-type="float">
            <text:p>5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Nijenrode</text:p>
            <office:annotation>
              <text:p>http://purl.org/linked-data/sdmx/2009/dimension#refArea=http://www.gemeentegeschiedenis.nl/amco/10807</text:p>
            </office:annotation>
          </table:table-cell>
          <table:table-cell ns42:value-type="string" table:style-name="ce28" office:value-type="string">
            <text:p>1028</text:p>
          </table:table-cell>
          <table:table-cell table:style-name="ce31"/>
          <table:table-cell ns42:value-type="float" table:style-name="ce41" office:value="681" office:value-type="float">
            <text:p>681</text:p>
          </table:table-cell>
          <table:table-cell ns42:value-type="float" table:style-name="ce45" office:value="736" office:value-type="float">
            <text:p>73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Sint Pieters</text:p>
            <office:annotation>
              <text:p>http://purl.org/linked-data/sdmx/2009/dimension#refArea=http://www.gemeentegeschiedenis.nl/amco/11149</text:p>
            </office:annotation>
          </table:table-cell>
          <table:table-cell ns42:value-type="string" table:style-name="ce28" office:value-type="string">
            <text:p>1029</text:p>
          </table:table-cell>
          <table:table-cell table:style-name="ce31"/>
          <table:table-cell ns42:value-type="float" table:style-name="ce41" office:value="317" office:value-type="float">
            <text:p>31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nik</text:p>
            <office:annotation>
              <text:p>http://purl.org/linked-data/sdmx/2009/dimension#refArea=http://www.gemeentegeschiedenis.nl/amco/10820</text:p>
            </office:annotation>
          </table:table-cell>
          <table:table-cell ns42:value-type="string" table:style-name="ce28" office:value-type="string">
            <text:p>0312</text:p>
          </table:table-cell>
          <table:table-cell table:style-name="ce31"/>
          <table:table-cell ns42:value-type="float" table:style-name="ce41" office:value="398" office:value-type="float">
            <text:p>398</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schoten</text:p>
            <office:annotation>
              <text:p>http://purl.org/linked-data/sdmx/2009/dimension#refArea=http://www.gemeentegeschiedenis.nl/amco/11343</text:p>
            </office:annotation>
          </table:table-cell>
          <table:table-cell ns42:value-type="string" table:style-name="ce28" office:value-type="string">
            <text:p>0313</text:p>
          </table:table-cell>
          <table:table-cell table:style-name="ce31"/>
          <table:table-cell ns42:value-type="float" table:style-name="ce41" office:value="468" office:value-type="float">
            <text:p>468</text:p>
          </table:table-cell>
          <table:table-cell ns42:value-type="float" table:style-name="ce45" office:value="432" office:value-type="float">
            <text:p>4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abouw</text:p>
            <office:annotation>
              <text:p>http://purl.org/linked-data/sdmx/2009/dimension#refArea=http://www.gemeentegeschiedenis.nl/amco/11275</text:p>
            </office:annotation>
          </table:table-cell>
          <table:table-cell ns42:value-type="string" table:style-name="ce28" office:value-type="string">
            <text:p>1310</text:p>
          </table:table-cell>
          <table:table-cell table:style-name="ce33"/>
          <table:table-cell ns42:value-type="float" table:style-name="ce41" office:value="53" office:value-type="float">
            <text:p>53</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othen</text:p>
            <office:annotation>
              <text:p>http://purl.org/linked-data/sdmx/2009/dimension#refArea=http://www.gemeentegeschiedenis.nl/amco/11316</text:p>
            </office:annotation>
          </table:table-cell>
          <table:table-cell ns42:value-type="string" table:style-name="ce28" office:value-type="string">
            <text:p>0314</text:p>
          </table:table-cell>
          <table:table-cell table:style-name="ce31"/>
          <table:table-cell ns42:value-type="float" table:style-name="ce41" office:value="331" office:value-type="float">
            <text:p>331</text:p>
          </table:table-cell>
          <table:table-cell ns42:value-type="float" table:style-name="ce45" office:value="287" office:value-type="float">
            <text:p>28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arthuizen</text:p>
            <office:annotation>
              <text:p>http://purl.org/linked-data/sdmx/2009/dimension#refArea=http://www.gemeentegeschiedenis.nl/amco/11168</text:p>
            </office:annotation>
          </table:table-cell>
          <table:table-cell ns42:value-type="string" table:style-name="ce28" office:value-type="string">
            <text:p>1312</text:p>
          </table:table-cell>
          <table:table-cell table:style-name="ce33"/>
          <table:table-cell ns42:value-type="float" table:style-name="ce41" office:value="108" office:value-type="float">
            <text:p>108</text:p>
          </table:table-cell>
          <table:table-cell ns42:value-type="float" table:style-name="ce45" office:value="102" office:value-type="float">
            <text:p>1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oorn</text:p>
            <office:annotation>
              <text:p>http://purl.org/linked-data/sdmx/2009/dimension#refArea=http://www.gemeentegeschiedenis.nl/amco/10213</text:p>
            </office:annotation>
          </table:table-cell>
          <table:table-cell ns42:value-type="string" table:style-name="ce28" office:value-type="string">
            <text:p>0315</text:p>
          </table:table-cell>
          <table:table-cell table:style-name="ce31"/>
          <table:table-cell ns42:value-type="float" table:style-name="ce41" office:value="427" office:value-type="float">
            <text:p>427</text:p>
          </table:table-cell>
          <table:table-cell ns42:value-type="float" table:style-name="ce45" office:value="439" office:value-type="float">
            <text:p>43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riebergen</text:p>
            <office:annotation>
              <text:p>http://purl.org/linked-data/sdmx/2009/dimension#refArea=http://www.gemeentegeschiedenis.nl/amco/10777</text:p>
            </office:annotation>
          </table:table-cell>
          <table:table-cell ns42:value-type="string" table:style-name="ce28" office:value-type="string">
            <text:p>1048</text:p>
          </table:table-cell>
          <table:table-cell table:style-name="ce31"/>
          <table:table-cell ns42:value-type="float" table:style-name="ce41" office:value="367" office:value-type="float">
            <text:p>367</text:p>
          </table:table-cell>
          <table:table-cell ns42:value-type="float" table:style-name="ce45" office:value="294" office:value-type="float">
            <text:p>29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uist</text:p>
            <office:annotation>
              <text:p>http://purl.org/linked-data/sdmx/2009/dimension#refArea=http://www.gemeentegeschiedenis.nl/amco/10070</text:p>
            </office:annotation>
          </table:table-cell>
          <table:table-cell ns42:value-type="string" table:style-name="ce28" office:value-type="string">
            <text:p>1314</text:p>
          </table:table-cell>
          <table:table-cell table:style-name="ce33"/>
          <table:table-cell ns42:value-type="float" table:style-name="ce41" office:value="72" office:value-type="float">
            <text:p>72</text:p>
          </table:table-cell>
          <table:table-cell ns42:value-type="float" table:style-name="ce45" office:value="88" office:value-type="float">
            <text:p>8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Eemnes</text:p>
            <office:annotation>
              <text:p>http://purl.org/linked-data/sdmx/2009/dimension#refArea=http://www.gemeentegeschiedenis.nl/amco/10248</text:p>
            </office:annotation>
          </table:table-cell>
          <table:table-cell ns42:value-type="string" table:style-name="ce28" office:value-type="string">
            <text:p>0317</text:p>
          </table:table-cell>
          <table:table-cell table:style-name="ce31"/>
          <table:table-cell ns42:value-type="float" table:style-name="ce41" office:value="687" office:value-type="float">
            <text:p>687</text:p>
          </table:table-cell>
          <table:table-cell ns42:value-type="float" table:style-name="ce45" office:value="664" office:value-type="float">
            <text:p>6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erverscop</text:p>
            <office:annotation>
              <text:p>http://purl.org/linked-data/sdmx/2009/dimension#refArea=http://www.gemeentegeschiedenis.nl/amco/11336</text:p>
            </office:annotation>
          </table:table-cell>
          <table:table-cell ns42:value-type="string" table:style-name="ce28" office:value-type="string">
            <text:p>1318</text:p>
          </table:table-cell>
          <table:table-cell table:style-name="ce33"/>
          <table:table-cell ns42:value-type="float" table:style-name="ce41" office:value="71" office:value-type="float">
            <text:p>71</text:p>
          </table:table-cell>
          <table:table-cell ns42:value-type="float" table:style-name="ce45" office:value="63" office:value-type="float">
            <text:p>6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ravesloot</text:p>
            <office:annotation>
              <text:p>http://purl.org/linked-data/sdmx/2009/dimension#refArea=http://www.gemeentegeschiedenis.nl/amco/10882</text:p>
            </office:annotation>
          </table:table-cell>
          <table:table-cell ns42:value-type="string" table:style-name="ce28" office:value-type="string">
            <text:p>1321</text:p>
          </table:table-cell>
          <table:table-cell table:style-name="ce33"/>
          <table:table-cell ns42:value-type="float" table:style-name="ce41" office:value="45" office:value-type="float">
            <text:p>45</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arzuilens</text:p>
            <office:annotation>
              <text:p>http://purl.org/linked-data/sdmx/2009/dimension#refArea=http://www.gemeentegeschiedenis.nl/amco/10737</text:p>
            </office:annotation>
          </table:table-cell>
          <table:table-cell ns42:value-type="string" table:style-name="ce28" office:value-type="string">
            <text:p>1069</text:p>
          </table:table-cell>
          <table:table-cell table:style-name="ce31"/>
          <table:table-cell ns42:value-type="float" table:style-name="ce41" office:value="152" office:value-type="float">
            <text:p>152</text:p>
          </table:table-cell>
          <table:table-cell ns42:value-type="float" table:style-name="ce45" office:value="137" office:value-type="float">
            <text:p>13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rmelen</text:p>
            <office:annotation>
              <text:p>http://purl.org/linked-data/sdmx/2009/dimension#refArea=http://www.gemeentegeschiedenis.nl/amco/10183</text:p>
            </office:annotation>
          </table:table-cell>
          <table:table-cell ns42:value-type="string" table:style-name="ce28" office:value-type="string">
            <text:p>0318</text:p>
          </table:table-cell>
          <table:table-cell table:style-name="ce31"/>
          <table:table-cell ns42:value-type="float" table:style-name="ce41" office:value="533" office:value-type="float">
            <text:p>533</text:p>
          </table:table-cell>
          <table:table-cell ns42:value-type="float" table:style-name="ce45" office:value="572" office:value-type="float">
            <text:p>5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enkoop</text:p>
            <office:annotation>
              <text:p>http://purl.org/linked-data/sdmx/2009/dimension#refArea=http://www.gemeentegeschiedenis.nl/amco/10611</text:p>
            </office:annotation>
          </table:table-cell>
          <table:table-cell ns42:value-type="string" table:style-name="ce28" office:value-type="string">
            <text:p>0319</text:p>
          </table:table-cell>
          <table:table-cell table:style-name="ce31"/>
          <table:table-cell ns42:value-type="float" table:style-name="ce41" office:value="173" office:value-type="float">
            <text:p>173</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ogland</text:p>
            <office:annotation>
              <text:p>http://purl.org/linked-data/sdmx/2009/dimension#refArea=http://www.gemeentegeschiedenis.nl/amco/10545</text:p>
            </office:annotation>
          </table:table-cell>
          <table:table-cell ns42:value-type="string" table:style-name="ce28" office:value-type="string">
            <text:p>0320</text:p>
          </table:table-cell>
          <table:table-cell table:style-name="ce31"/>
          <table:table-cell ns42:value-type="float" table:style-name="ce41" office:value="905" office:value-type="float">
            <text:p>905</text:p>
          </table:table-cell>
          <table:table-cell ns42:value-type="float" table:style-name="ce45" office:value="906" office:value-type="float">
            <text:p>90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uten</text:p>
            <office:annotation>
              <text:p>http://purl.org/linked-data/sdmx/2009/dimension#refArea=http://www.gemeentegeschiedenis.nl/amco/10230</text:p>
            </office:annotation>
          </table:table-cell>
          <table:table-cell ns42:value-type="string" table:style-name="ce28" office:value-type="string">
            <text:p>0321</text:p>
          </table:table-cell>
          <table:table-cell table:style-name="ce31"/>
          <table:table-cell ns42:value-type="float" table:style-name="ce41" office:value="428" office:value-type="float">
            <text:p>428</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aarsveld</text:p>
            <office:annotation>
              <text:p>http://purl.org/linked-data/sdmx/2009/dimension#refArea=http://www.gemeentegeschiedenis.nl/amco/10847</text:p>
            </office:annotation>
          </table:table-cell>
          <table:table-cell ns42:value-type="string" table:style-name="ce28" office:value-type="string">
            <text:p>1091</text:p>
          </table:table-cell>
          <table:table-cell table:style-name="ce31"/>
          <table:table-cell ns42:value-type="float" table:style-name="ce41" office:value="529" office:value-type="float">
            <text:p>529</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utphaas</text:p>
            <office:annotation>
              <text:p>http://purl.org/linked-data/sdmx/2009/dimension#refArea=http://www.gemeentegeschiedenis.nl/amco/10374</text:p>
            </office:annotation>
          </table:table-cell>
          <table:table-cell ns42:value-type="string" table:style-name="ce28" office:value-type="string">
            <text:p>0322</text:p>
          </table:table-cell>
          <table:table-cell table:style-name="ce31"/>
          <table:table-cell ns42:value-type="float" table:style-name="ce41" office:value="913" office:value-type="float">
            <text:p>913</text:p>
          </table:table-cell>
          <table:table-cell ns42:value-type="float" table:style-name="ce45" office:value="861" office:value-type="float">
            <text:p>86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Houtdijken</text:p>
            <office:annotation>
              <text:p>http://purl.org/linked-data/sdmx/2009/dimension#refArea=http://www.gemeentegeschiedenis.nl/amco/10554</text:p>
            </office:annotation>
          </table:table-cell>
          <table:table-cell ns42:value-type="string" table:style-name="ce28" office:value-type="string">
            <text:p>1335</text:p>
          </table:table-cell>
          <table:table-cell table:style-name="ce33"/>
          <table:table-cell ns42:value-type="float" table:style-name="ce41" office:value="336" office:value-type="float">
            <text:p>336</text:p>
          </table:table-cell>
          <table:table-cell ns42:value-type="float" table:style-name="ce45" office:value="331" office:value-type="float">
            <text:p>3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Mijzijde</text:p>
            <office:annotation>
              <text:p>http://purl.org/linked-data/sdmx/2009/dimension#refArea=http://www.gemeentegeschiedenis.nl/amco/10555</text:p>
            </office:annotation>
          </table:table-cell>
          <table:table-cell ns42:value-type="string" table:style-name="ce28" office:value-type="string">
            <text:p>1336</text:p>
          </table:table-cell>
          <table:table-cell table:style-name="ce33"/>
          <table:table-cell ns42:value-type="float" table:style-name="ce41" office:value="203" office:value-type="float">
            <text:p>203</text:p>
          </table:table-cell>
          <table:table-cell ns42:value-type="float" table:style-name="ce45" office:value="189" office:value-type="float">
            <text:p>18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ockengen</text:p>
            <office:annotation>
              <text:p>http://purl.org/linked-data/sdmx/2009/dimension#refArea=http://www.gemeentegeschiedenis.nl/amco/10765</text:p>
            </office:annotation>
          </table:table-cell>
          <table:table-cell ns42:value-type="string" table:style-name="ce28" office:value-type="string">
            <text:p>0324</text:p>
          </table:table-cell>
          <table:table-cell table:style-name="ce31"/>
          <table:table-cell ns42:value-type="float" table:style-name="ce41" office:value="319" office:value-type="float">
            <text:p>319</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ag-Nieuwkoop</text:p>
            <office:annotation>
              <text:p>http://purl.org/linked-data/sdmx/2009/dimension#refArea=http://www.gemeentegeschiedenis.nl/amco/10305</text:p>
            </office:annotation>
          </table:table-cell>
          <table:table-cell ns42:value-type="string" table:style-name="ce28" office:value-type="string">
            <text:p>1100</text:p>
          </table:table-cell>
          <table:table-cell table:style-name="ce31"/>
          <table:table-cell ns42:value-type="float" table:style-name="ce41" office:value="176" office:value-type="float">
            <text:p>176</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ngbroek</text:p>
            <office:annotation>
              <text:p>http://purl.org/linked-data/sdmx/2009/dimension#refArea=http://www.gemeentegeschiedenis.nl/amco/11413</text:p>
            </office:annotation>
          </table:table-cell>
          <table:table-cell ns42:value-type="string" table:style-name="ce28" office:value-type="string">
            <text:p>0325</text:p>
          </table:table-cell>
          <table:table-cell table:style-name="ce31"/>
          <table:table-cell ns42:value-type="float" table:style-name="ce41" office:value="490" office:value-type="float">
            <text:p>490</text:p>
          </table:table-cell>
          <table:table-cell ns42:value-type="float" table:style-name="ce45" office:value="443" office:value-type="float">
            <text:p>44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ersum</text:p>
            <office:annotation>
              <text:p>http://purl.org/linked-data/sdmx/2009/dimension#refArea=http://www.gemeentegeschiedenis.nl/amco/11142</text:p>
            </office:annotation>
          </table:table-cell>
          <table:table-cell ns42:value-type="string" table:style-name="ce28" office:value-type="string">
            <text:p>0326</text:p>
          </table:table-cell>
          <table:table-cell table:style-name="ce31"/>
          <table:table-cell ns42:value-type="float" table:style-name="ce41" office:value="382" office:value-type="float">
            <text:p>382</text:p>
          </table:table-cell>
          <table:table-cell ns42:value-type="float" table:style-name="ce45" office:value="356" office:value-type="float">
            <text:p>35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usden</text:p>
            <office:annotation>
              <text:p>http://purl.org/linked-data/sdmx/2009/dimension#refArea=http://www.gemeentegeschiedenis.nl/amco/10978</text:p>
            </office:annotation>
          </table:table-cell>
          <table:table-cell ns42:value-type="string" table:style-name="ce28" office:value-type="string">
            <text:p>0327</text:p>
          </table:table-cell>
          <table:table-cell table:style-name="ce31"/>
          <table:table-cell ns42:value-type="float" table:style-name="ce41" office:value="690" office:value-type="float">
            <text:p>690</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inschoten</text:p>
            <office:annotation>
              <text:p>http://purl.org/linked-data/sdmx/2009/dimension#refArea=http://www.gemeentegeschiedenis.nl/amco/11324</text:p>
            </office:annotation>
          </table:table-cell>
          <table:table-cell ns42:value-type="string" table:style-name="ce28" office:value-type="string">
            <text:p>0328</text:p>
          </table:table-cell>
          <table:table-cell table:style-name="ce31"/>
          <table:table-cell ns42:value-type="float" table:style-name="ce41" office:value="386" office:value-type="float">
            <text:p>386</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n</text:p>
            <office:annotation>
              <text:p>http://purl.org/linked-data/sdmx/2009/dimension#refArea=http://www.gemeentegeschiedenis.nl/amco/11202</text:p>
            </office:annotation>
          </table:table-cell>
          <table:table-cell ns42:value-type="string" table:style-name="ce28" office:value-type="string">
            <text:p>0329</text:p>
          </table:table-cell>
          <table:table-cell table:style-name="ce31"/>
          <table:table-cell ns42:value-type="float" table:style-name="ce41" office:value="599" office:value-type="float">
            <text:p>599</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rsloot</text:p>
            <office:annotation>
              <text:p>http://purl.org/linked-data/sdmx/2009/dimension#refArea=http://www.gemeentegeschiedenis.nl/amco/10208</text:p>
            </office:annotation>
          </table:table-cell>
          <table:table-cell ns42:value-type="string" table:style-name="ce28" office:value-type="string">
            <text:p>1105</text:p>
          </table:table-cell>
          <table:table-cell table:style-name="ce31"/>
          <table:table-cell ns42:value-type="float" table:style-name="ce41" office:value="127" office:value-type="float">
            <text:p>127</text:p>
          </table:table-cell>
          <table:table-cell ns42:value-type="float" table:style-name="ce45" office:value="124" office:value-type="float">
            <text:p>12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osdrecht</text:p>
            <office:annotation>
              <text:p>http://purl.org/linked-data/sdmx/2009/dimension#refArea=http://www.gemeentegeschiedenis.nl/amco/10639</text:p>
            </office:annotation>
          </table:table-cell>
          <table:table-cell ns42:value-type="string" table:style-name="ce28" office:value-type="string">
            <text:p>0330</text:p>
          </table:table-cell>
          <table:table-cell table:style-name="ce31"/>
          <table:table-cell ns42:value-type="float" table:style-name="ce41" office:value="1359" office:value-type="float">
            <text:p>1359</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pik</text:p>
            <office:annotation>
              <text:p>http://purl.org/linked-data/sdmx/2009/dimension#refArea=http://www.gemeentegeschiedenis.nl/amco/10333</text:p>
            </office:annotation>
          </table:table-cell>
          <table:table-cell ns42:value-type="string" table:style-name="ce28" office:value-type="string">
            <text:p>0331</text:p>
          </table:table-cell>
          <table:table-cell table:style-name="ce31"/>
          <table:table-cell ns42:value-type="float" table:style-name="ce41" office:value="575" office:value-type="float">
            <text:p>575</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n</text:p>
            <office:annotation>
              <text:p>http://purl.org/linked-data/sdmx/2009/dimension#refArea=http://www.gemeentegeschiedenis.nl/amco/10392</text:p>
            </office:annotation>
          </table:table-cell>
          <table:table-cell ns42:value-type="string" table:style-name="ce28" office:value-type="string">
            <text:p>0332</text:p>
          </table:table-cell>
          <table:table-cell table:style-name="ce31"/>
          <table:table-cell ns42:value-type="float" table:style-name="ce41" office:value="185" office:value-type="float">
            <text:p>185</text:p>
          </table:table-cell>
          <table:table-cell ns42:value-type="float" table:style-name="ce45" office:value="167" office:value-type="float">
            <text:p>16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text:p>
            <office:annotation>
              <text:p>http://purl.org/linked-data/sdmx/2009/dimension#refArea=http://www.gemeentegeschiedenis.nl/amco/10191</text:p>
            </office:annotation>
          </table:table-cell>
          <table:table-cell ns42:value-type="string" table:style-name="ce28" office:value-type="string">
            <text:p>0333</text:p>
          </table:table-cell>
          <table:table-cell table:style-name="ce31"/>
          <table:table-cell ns42:value-type="float" table:style-name="ce41" office:value="755" office:value-type="float">
            <text:p>755</text:p>
          </table:table-cell>
          <table:table-cell ns42:value-type="float" table:style-name="ce45" office:value="832" office:value-type="float">
            <text:p>8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broek</text:p>
            <office:annotation>
              <text:p>http://purl.org/linked-data/sdmx/2009/dimension#refArea=http://www.gemeentegeschiedenis.nl/amco/10171</text:p>
            </office:annotation>
          </table:table-cell>
          <table:table-cell ns42:value-type="string" table:style-name="ce28" office:value-type="string">
            <text:p>1342</text:p>
          </table:table-cell>
          <table:table-cell table:style-name="ce33"/>
          <table:table-cell ns42:value-type="float" table:style-name="ce41" office:value="574" office:value-type="float">
            <text:p>574</text:p>
          </table:table-cell>
          <table:table-cell ns42:value-type="float" table:style-name="ce45" office:value="602" office:value-type="float">
            <text:p>6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veen</text:p>
            <office:annotation>
              <text:p>http://purl.org/linked-data/sdmx/2009/dimension#refArea=http://www.gemeentegeschiedenis.nl/amco/10874</text:p>
            </office:annotation>
          </table:table-cell>
          <table:table-cell ns42:value-type="string" table:style-name="ce28" office:value-type="string">
            <text:p>1108</text:p>
          </table:table-cell>
          <table:table-cell table:style-name="ce31"/>
          <table:table-cell ns42:value-type="float" table:style-name="ce41" office:value="57" office:value-type="float">
            <text:p>57</text:p>
          </table:table-cell>
          <table:table-cell ns42:value-type="float" table:style-name="ce45" office:value="63" office:value-type="float">
            <text:p>6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tensdijk</text:p>
            <office:annotation>
              <text:p>http://purl.org/linked-data/sdmx/2009/dimension#refArea=http://www.gemeentegeschiedenis.nl/amco/10691</text:p>
            </office:annotation>
          </table:table-cell>
          <table:table-cell ns42:value-type="string" table:style-name="ce28" office:value-type="string">
            <text:p>0334</text:p>
          </table:table-cell>
          <table:table-cell table:style-name="ce31"/>
          <table:table-cell ns42:value-type="float" table:style-name="ce41" office:value="766" office:value-type="float">
            <text:p>766</text:p>
          </table:table-cell>
          <table:table-cell ns42:value-type="float" table:style-name="ce45" office:value="674" office:value-type="float">
            <text:p>67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ontfoort</text:p>
            <office:annotation>
              <text:p>http://purl.org/linked-data/sdmx/2009/dimension#refArea=http://www.gemeentegeschiedenis.nl/amco/10033</text:p>
            </office:annotation>
          </table:table-cell>
          <table:table-cell ns42:value-type="string" table:style-name="ce28" office:value-type="string">
            <text:p>0335</text:p>
          </table:table-cell>
          <table:table-cell table:style-name="ce31"/>
          <table:table-cell ns42:value-type="float" table:style-name="ce41" office:value="787" office:value-type="float">
            <text:p>787</text:p>
          </table:table-cell>
          <table:table-cell ns42:value-type="float" table:style-name="ce45" office:value="884" office:value-type="float">
            <text:p>88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ijdrecht</text:p>
            <office:annotation>
              <text:p>http://purl.org/linked-data/sdmx/2009/dimension#refArea=http://www.gemeentegeschiedenis.nl/amco/11379</text:p>
            </office:annotation>
          </table:table-cell>
          <table:table-cell ns42:value-type="string" table:style-name="ce28" office:value-type="string">
            <text:p>0336</text:p>
          </table:table-cell>
          <table:table-cell table:style-name="ce31"/>
          <table:table-cell ns42:value-type="float" table:style-name="ce41" office:value="1112" office:value-type="float">
            <text:p>1112</text:p>
          </table:table-cell>
          <table:table-cell ns42:value-type="float" table:style-name="ce45" office:value="1153" office:value-type="float">
            <text:p>115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igtevecht</text:p>
            <office:annotation>
              <text:p>http://purl.org/linked-data/sdmx/2009/dimension#refArea=http://www.gemeentegeschiedenis.nl/amco/10160</text:p>
            </office:annotation>
          </table:table-cell>
          <table:table-cell ns42:value-type="string" table:style-name="ce28" office:value-type="string">
            <text:p>0337</text:p>
          </table:table-cell>
          <table:table-cell table:style-name="ce31"/>
          <table:table-cell ns42:value-type="float" table:style-name="ce41" office:value="197" office:value-type="float">
            <text:p>197</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dijk</text:p>
            <office:annotation>
              <text:p>http://purl.org/linked-data/sdmx/2009/dimension#refArea=http://www.gemeentegeschiedenis.nl/amco/11003</text:p>
            </office:annotation>
          </table:table-cell>
          <table:table-cell ns42:value-type="string" table:style-name="ce28" office:value-type="string">
            <text:p>1131</text:p>
          </table:table-cell>
          <table:table-cell table:style-name="ce31"/>
          <table:table-cell ns42:value-type="float" table:style-name="ce41" office:value="189" office:value-type="float">
            <text:p>189</text:p>
          </table:table-cell>
          <table:table-cell ns42:value-type="float" table:style-name="ce45" office:value="150" office:value-type="float">
            <text:p>15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enrijn</text:p>
            <office:annotation>
              <text:p>http://purl.org/linked-data/sdmx/2009/dimension#refArea=http://www.gemeentegeschiedenis.nl/amco/10114</text:p>
            </office:annotation>
          </table:table-cell>
          <table:table-cell ns42:value-type="string" table:style-name="ce28" office:value-type="string">
            <text:p>1144</text:p>
          </table:table-cell>
          <table:table-cell table:style-name="ce31"/>
          <table:table-cell ns42:value-type="float" table:style-name="ce41" office:value="189" office:value-type="float">
            <text:p>189</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huizen</text:p>
            <office:annotation>
              <text:p>http://purl.org/linked-data/sdmx/2009/dimension#refArea=http://www.gemeentegeschiedenis.nl/amco/11171</text:p>
            </office:annotation>
          </table:table-cell>
          <table:table-cell ns42:value-type="string" table:style-name="ce28" office:value-type="string">
            <text:p>1357</text:p>
          </table:table-cell>
          <table:table-cell table:style-name="ce33"/>
          <table:table-cell ns42:value-type="float" table:style-name="ce41" office:value="156" office:value-type="float">
            <text:p>156</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Wulven</text:p>
            <office:annotation>
              <text:p>http://purl.org/linked-data/sdmx/2009/dimension#refArea=http://www.gemeentegeschiedenis.nl/amco/11356</text:p>
            </office:annotation>
          </table:table-cell>
          <table:table-cell ns42:value-type="string" table:style-name="ce28" office:value-type="string">
            <text:p>1355</text:p>
          </table:table-cell>
          <table:table-cell table:style-name="ce31"/>
          <table:table-cell ns42:value-type="float" table:style-name="ce41" office:value="157" office:value-type="float">
            <text:p>157</text:p>
          </table:table-cell>
          <table:table-cell ns42:value-type="float" table:style-name="ce45" office:value="129" office:value-type="float">
            <text:p>12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oord-Polsbroek</text:p>
            <office:annotation>
              <text:p>http://purl.org/linked-data/sdmx/2009/dimension#refArea=http://www.gemeentegeschiedenis.nl/amco/10993</text:p>
            </office:annotation>
          </table:table-cell>
          <table:table-cell ns42:value-type="string" table:style-name="ce28" office:value-type="string">
            <text:p>1350</text:p>
          </table:table-cell>
          <table:table-cell table:style-name="ce33"/>
          <table:table-cell ns42:value-type="float" table:style-name="ce41" office:value="192" office:value-type="float">
            <text:p>192</text:p>
          </table:table-cell>
          <table:table-cell ns42:value-type="float" table:style-name="ce45" office:value="193" office:value-type="float">
            <text:p>19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d-Polsbroek</text:p>
            <office:annotation>
              <text:p>http://purl.org/linked-data/sdmx/2009/dimension#refArea=http://www.gemeentegeschiedenis.nl/amco/10229</text:p>
            </office:annotation>
          </table:table-cell>
          <table:table-cell ns42:value-type="string" table:style-name="ce28" office:value-type="string">
            <text:p>1401</text:p>
          </table:table-cell>
          <table:table-cell table:style-name="ce33"/>
          <table:table-cell ns42:value-type="float" table:style-name="ce41" office:value="112" office:value-type="float">
            <text:p>112</text:p>
          </table:table-cell>
          <table:table-cell ns42:value-type="float" table:style-name="ce45" office:value="121" office:value-type="float">
            <text:p>12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Portengen</text:p>
            <office:annotation>
              <text:p>http://purl.org/linked-data/sdmx/2009/dimension#refArea=http://www.gemeentegeschiedenis.nl/amco/10016</text:p>
            </office:annotation>
          </table:table-cell>
          <table:table-cell ns42:value-type="string" table:style-name="ce28" office:value-type="string">
            <text:p>1359</text:p>
          </table:table-cell>
          <table:table-cell table:style-name="ce33"/>
          <table:table-cell ns42:value-type="float" table:style-name="ce41" office:value="28" office:value-type="float">
            <text:p>28</text:p>
          </table:table-cell>
          <table:table-cell ns42:value-type="float" table:style-name="ce45" office:value="30" office:value-type="float">
            <text:p>3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enswoude</text:p>
            <office:annotation>
              <text:p>http://purl.org/linked-data/sdmx/2009/dimension#refArea=http://www.gemeentegeschiedenis.nl/amco/10269</text:p>
            </office:annotation>
          </table:table-cell>
          <table:table-cell ns42:value-type="string" table:style-name="ce28" office:value-type="string">
            <text:p>0339</text:p>
          </table:table-cell>
          <table:table-cell table:style-name="ce31"/>
          <table:table-cell ns42:value-type="float" table:style-name="ce41" office:value="494" office:value-type="float">
            <text:p>494</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enen</text:p>
            <office:annotation>
              <text:p>http://purl.org/linked-data/sdmx/2009/dimension#refArea=http://www.gemeentegeschiedenis.nl/amco/10309</text:p>
            </office:annotation>
          </table:table-cell>
          <table:table-cell ns42:value-type="string" table:style-name="ce28" office:value-type="string">
            <text:p>0340</text:p>
          </table:table-cell>
          <table:table-cell table:style-name="ce31"/>
          <table:table-cell ns42:value-type="float" table:style-name="ce41" office:value="1373" office:value-type="float">
            <text:p>1373</text:p>
          </table:table-cell>
          <table:table-cell ns42:value-type="float" table:style-name="ce45" office:value="1301" office:value-type="float">
            <text:p>130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ijnauwen</text:p>
            <office:annotation>
              <text:p>http://purl.org/linked-data/sdmx/2009/dimension#refArea=http://www.gemeentegeschiedenis.nl/amco/10051</text:p>
            </office:annotation>
          </table:table-cell>
          <table:table-cell ns42:value-type="string" table:style-name="ce28" office:value-type="string">
            <text:p>1360</text:p>
          </table:table-cell>
          <table:table-cell table:style-name="ce33"/>
          <table:table-cell ns42:value-type="float" table:style-name="ce41" office:value="33" office:value-type="float">
            <text:p>33</text:p>
          </table:table-cell>
          <table:table-cell ns42:value-type="float" table:style-name="ce45" office:value="31" office:value-type="float">
            <text:p>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uwiel</text:p>
            <office:annotation>
              <text:p>http://purl.org/linked-data/sdmx/2009/dimension#refArea=http://www.gemeentegeschiedenis.nl/amco/10526</text:p>
            </office:annotation>
          </table:table-cell>
          <table:table-cell ns42:value-type="string" table:style-name="ce28" office:value-type="string">
            <text:p>1164</text:p>
          </table:table-cell>
          <table:table-cell table:style-name="ce31"/>
          <table:table-cell ns42:value-type="float" table:style-name="ce41" office:value="188" office:value-type="float">
            <text:p>188</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ijsenburg</text:p>
            <office:annotation>
              <text:p>http://purl.org/linked-data/sdmx/2009/dimension#refArea=http://www.gemeentegeschiedenis.nl/amco/10613</text:p>
            </office:annotation>
          </table:table-cell>
          <table:table-cell ns42:value-type="string" table:style-name="ce28" office:value-type="string">
            <text:p>1166</text:p>
          </table:table-cell>
          <table:table-cell table:style-name="ce31"/>
          <table:table-cell ns42:value-type="float" table:style-name="ce41" office:value="124" office:value-type="float">
            <text:p>124</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alkwijk</text:p>
            <office:annotation>
              <text:p>http://purl.org/linked-data/sdmx/2009/dimension#refArea=http://www.gemeentegeschiedenis.nl/amco/10378</text:p>
            </office:annotation>
          </table:table-cell>
          <table:table-cell ns42:value-type="string" table:style-name="ce28" office:value-type="string">
            <text:p>1169</text:p>
          </table:table-cell>
          <table:table-cell table:style-name="ce31"/>
          <table:table-cell ns42:value-type="float" table:style-name="ce41" office:value="521" office:value-type="float">
            <text:p>521</text:p>
          </table:table-cell>
          <table:table-cell ns42:value-type="float" table:style-name="ce45" office:value="473" office:value-type="float">
            <text:p>47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onauwen</text:p>
            <office:annotation>
              <text:p>http://purl.org/linked-data/sdmx/2009/dimension#refArea=http://www.gemeentegeschiedenis.nl/amco/11098</text:p>
            </office:annotation>
          </table:table-cell>
          <table:table-cell ns42:value-type="string" table:style-name="ce28" office:value-type="string">
            <text:p>1370</text:p>
          </table:table-cell>
          <table:table-cell table:style-name="ce33"/>
          <table:table-cell ns42:value-type="float" table:style-name="ce41" office:value="111" office:value-type="float">
            <text:p>111</text:p>
          </table:table-cell>
          <table:table-cell ns42:value-type="float" table:style-name="ce45" office:value="109" office:value-type="float">
            <text:p>1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nelrewaard</text:p>
            <office:annotation>
              <text:p>http://purl.org/linked-data/sdmx/2009/dimension#refArea=http://www.gemeentegeschiedenis.nl/amco/10802</text:p>
            </office:annotation>
          </table:table-cell>
          <table:table-cell ns42:value-type="string" table:style-name="ce28" office:value-type="string">
            <text:p>0341</text:p>
          </table:table-cell>
          <table:table-cell table:style-name="ce31"/>
          <table:table-cell ns42:value-type="float" table:style-name="ce41" office:value="185" office:value-type="float">
            <text:p>185</text:p>
          </table:table-cell>
          <table:table-cell ns42:value-type="float" table:style-name="ce45" office:value="162" office:value-type="float">
            <text:p>16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oest</text:p>
            <office:annotation>
              <text:p>http://purl.org/linked-data/sdmx/2009/dimension#refArea=http://www.gemeentegeschiedenis.nl/amco/11021</text:p>
            </office:annotation>
          </table:table-cell>
          <table:table-cell ns42:value-type="string" table:style-name="ce28" office:value-type="string">
            <text:p>0342</text:p>
          </table:table-cell>
          <table:table-cell table:style-name="ce31"/>
          <table:table-cell ns42:value-type="float" table:style-name="ce41" office:value="1168" office:value-type="float">
            <text:p>1168</text:p>
          </table:table-cell>
          <table:table-cell ns42:value-type="float" table:style-name="ce45" office:value="1060" office:value-type="float">
            <text:p>1060</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erkenburg</text:p>
            <office:annotation>
              <text:p>http://purl.org/linked-data/sdmx/2009/dimension#refArea=http://www.gemeentegeschiedenis.nl/amco/10697</text:p>
            </office:annotation>
          </table:table-cell>
          <table:table-cell ns42:value-type="string" table:style-name="ce28" office:value-type="string">
            <text:p>1377</text:p>
          </table:table-cell>
          <table:table-cell table:style-name="ce33"/>
          <table:table-cell ns42:value-type="float" table:style-name="ce41" office:value="129" office:value-type="float">
            <text:p>129</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outenburg</text:p>
            <office:annotation>
              <text:p>http://purl.org/linked-data/sdmx/2009/dimension#refArea=http://www.gemeentegeschiedenis.nl/amco/10438</text:p>
            </office:annotation>
          </table:table-cell>
          <table:table-cell ns42:value-type="string" table:style-name="ce28" office:value-type="string">
            <text:p>0343</text:p>
          </table:table-cell>
          <table:table-cell table:style-name="ce31"/>
          <table:table-cell ns42:value-type="float" table:style-name="ce41" office:value="334" office:value-type="float">
            <text:p>334</text:p>
          </table:table-cell>
          <table:table-cell ns42:value-type="float" table:style-name="ce45" office:value="278" office:value-type="float">
            <text:p>27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eckop</text:p>
            <office:annotation>
              <text:p>http://purl.org/linked-data/sdmx/2009/dimension#refArea=http://www.gemeentegeschiedenis.nl/amco/10499</text:p>
            </office:annotation>
          </table:table-cell>
          <table:table-cell ns42:value-type="string" table:style-name="ce28" office:value-type="string">
            <text:p>1382</text:p>
          </table:table-cell>
          <table:table-cell table:style-name="ce33"/>
          <table:table-cell ns42:value-type="float" table:style-name="ce41" office:value="90" office:value-type="float">
            <text:p>90</text:p>
          </table:table-cell>
          <table:table-cell ns42:value-type="float" table:style-name="ce45" office:value="76" office:value-type="float">
            <text:p>7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ienhoven (U.)</text:p>
            <office:annotation>
              <text:p>http://purl.org/linked-data/sdmx/2009/dimension#refArea=http://www.gemeentegeschiedenis.nl/amco/10035</text:p>
            </office:annotation>
          </table:table-cell>
          <table:table-cell ns42:value-type="string" table:style-name="ce28" office:value-type="string">
            <text:p>1202</text:p>
          </table:table-cell>
          <table:table-cell table:style-name="ce31"/>
          <table:table-cell ns42:value-type="float" table:style-name="ce41" office:value="155" office:value-type="float">
            <text:p>155</text:p>
          </table:table-cell>
          <table:table-cell ns42:value-type="float" table:style-name="ce45" office:value="129" office:value-type="float">
            <text:p>12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ull en 't Waal</text:p>
            <office:annotation>
              <text:p>http://purl.org/linked-data/sdmx/2009/dimension#refArea=http://www.gemeentegeschiedenis.nl/amco/11022</text:p>
            </office:annotation>
          </table:table-cell>
          <table:table-cell ns42:value-type="string" table:style-name="ce28" office:value-type="string">
            <text:p>1205</text:p>
          </table:table-cell>
          <table:table-cell table:style-name="ce31"/>
          <table:table-cell ns42:value-type="float" table:style-name="ce41" office:value="241" office:value-type="float">
            <text:p>241</text:p>
          </table:table-cell>
          <table:table-cell ns42:value-type="float" table:style-name="ce45" office:value="217" office:value-type="float">
            <text:p>2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enendaal</text:p>
            <office:annotation>
              <text:p>http://purl.org/linked-data/sdmx/2009/dimension#refArea=http://www.gemeentegeschiedenis.nl/amco/11052</text:p>
            </office:annotation>
          </table:table-cell>
          <table:table-cell ns42:value-type="string" table:style-name="ce28" office:value-type="string">
            <text:p>0345</text:p>
          </table:table-cell>
          <table:table-cell table:style-name="ce31"/>
          <table:table-cell ns42:value-type="float" table:style-name="ce41" office:value="1316" office:value-type="float">
            <text:p>1316</text:p>
          </table:table-cell>
          <table:table-cell ns42:value-type="float" table:style-name="ce45" office:value="1366" office:value-type="float">
            <text:p>13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ldhuizen</text:p>
            <office:annotation>
              <text:p>http://purl.org/linked-data/sdmx/2009/dimension#refArea=http://www.gemeentegeschiedenis.nl/amco/10713</text:p>
            </office:annotation>
          </table:table-cell>
          <table:table-cell ns42:value-type="string" table:style-name="ce28" office:value-type="string">
            <text:p>1207</text:p>
          </table:table-cell>
          <table:table-cell table:style-name="ce31"/>
          <table:table-cell ns42:value-type="float" table:style-name="ce41" office:value="152" office:value-type="float">
            <text:p>152</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inkeveen</text:p>
            <office:annotation>
              <text:p>http://purl.org/linked-data/sdmx/2009/dimension#refArea=http://www.gemeentegeschiedenis.nl/amco/11048</text:p>
            </office:annotation>
          </table:table-cell>
          <table:table-cell ns42:value-type="string" table:style-name="ce28" office:value-type="string">
            <text:p>1387</text:p>
          </table:table-cell>
          <table:table-cell table:style-name="ce31"/>
          <table:table-cell ns42:value-type="float" table:style-name="ce41" office:value="593" office:value-type="float">
            <text:p>593</text:p>
          </table:table-cell>
          <table:table-cell ns42:value-type="float" table:style-name="ce45" office:value="566" office:value-type="float">
            <text:p>5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leuten</text:p>
            <office:annotation>
              <text:p>http://purl.org/linked-data/sdmx/2009/dimension#refArea=http://www.gemeentegeschiedenis.nl/amco/10658</text:p>
            </office:annotation>
          </table:table-cell>
          <table:table-cell ns42:value-type="string" table:style-name="ce28" office:value-type="string">
            <text:p>1211</text:p>
          </table:table-cell>
          <table:table-cell table:style-name="ce31"/>
          <table:table-cell ns42:value-type="float" table:style-name="ce41" office:value="491" office:value-type="float">
            <text:p>491</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land</text:p>
            <office:annotation>
              <text:p>http://purl.org/linked-data/sdmx/2009/dimension#refArea=http://www.gemeentegeschiedenis.nl/amco/10898</text:p>
            </office:annotation>
          </table:table-cell>
          <table:table-cell ns42:value-type="string" table:style-name="ce28" office:value-type="string">
            <text:p>1213</text:p>
          </table:table-cell>
          <table:table-cell table:style-name="ce31"/>
          <table:table-cell ns42:value-type="float" table:style-name="ce41" office:value="296" office:value-type="float">
            <text:p>296</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swijk</text:p>
            <office:annotation>
              <text:p>http://purl.org/linked-data/sdmx/2009/dimension#refArea=http://www.gemeentegeschiedenis.nl/amco/10441</text:p>
            </office:annotation>
          </table:table-cell>
          <table:table-cell ns42:value-type="string" table:style-name="ce28" office:value-type="string">
            <text:p>0348</text:p>
          </table:table-cell>
          <table:table-cell table:style-name="ce31"/>
          <table:table-cell ns42:value-type="float" table:style-name="ce41" office:value="507" office:value-type="float">
            <text:p>507</text:p>
          </table:table-cell>
          <table:table-cell ns42:value-type="float" table:style-name="ce45" office:value="505" office:value-type="float">
            <text:p>50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Vuursche</text:p>
            <office:annotation>
              <text:p>http://purl.org/linked-data/sdmx/2009/dimension#refArea=http://www.gemeentegeschiedenis.nl/amco/11441</text:p>
            </office:annotation>
          </table:table-cell>
          <table:table-cell ns42:value-type="string" table:style-name="ce28" office:value-type="string">
            <text:p>1392</text:p>
          </table:table-cell>
          <table:table-cell table:style-name="ce33"/>
          <table:table-cell ns42:value-type="float" table:style-name="ce41" office:value="115" office:value-type="float">
            <text:p>115</text:p>
          </table:table-cell>
          <table:table-cell ns42:value-type="float" table:style-name="ce45" office:value="97" office:value-type="float">
            <text:p>9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averveen</text:p>
            <office:annotation>
              <text:p>http://purl.org/linked-data/sdmx/2009/dimension#refArea=http://www.gemeentegeschiedenis.nl/amco/11365</text:p>
            </office:annotation>
          </table:table-cell>
          <table:table-cell ns42:value-type="string" table:style-name="ce28" office:value-type="string">
            <text:p>1393</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rkhoven</text:p>
            <office:annotation>
              <text:p>http://purl.org/linked-data/sdmx/2009/dimension#refArea=http://www.gemeentegeschiedenis.nl/amco/11299</text:p>
            </office:annotation>
          </table:table-cell>
          <table:table-cell ns42:value-type="string" table:style-name="ce28" office:value-type="string">
            <text:p>1223</text:p>
          </table:table-cell>
          <table:table-cell table:style-name="ce31"/>
          <table:table-cell ns42:value-type="float" table:style-name="ce41" office:value="393" office:value-type="float">
            <text:p>393</text:p>
          </table:table-cell>
          <table:table-cell ns42:value-type="float" table:style-name="ce45" office:value="355" office:value-type="float">
            <text:p>3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stbroek</text:p>
            <office:annotation>
              <text:p>http://purl.org/linked-data/sdmx/2009/dimension#refArea=http://www.gemeentegeschiedenis.nl/amco/10145</text:p>
            </office:annotation>
          </table:table-cell>
          <table:table-cell ns42:value-type="string" table:style-name="ce28" office:value-type="string">
            <text:p>1224</text:p>
          </table:table-cell>
          <table:table-cell table:style-name="ce31"/>
          <table:table-cell ns42:value-type="float" table:style-name="ce41" office:value="311" office:value-type="float">
            <text:p>311</text:p>
          </table:table-cell>
          <table:table-cell ns42:value-type="float" table:style-name="ce45" office:value="309" office:value-type="float">
            <text:p>3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eskop</text:p>
            <office:annotation>
              <text:p>http://purl.org/linked-data/sdmx/2009/dimension#refArea=http://www.gemeentegeschiedenis.nl/amco/10758</text:p>
            </office:annotation>
          </table:table-cell>
          <table:table-cell ns42:value-type="string" table:style-name="ce28" office:value-type="string">
            <text:p>0349</text:p>
          </table:table-cell>
          <table:table-cell table:style-name="ce31"/>
          <table:table-cell ns42:value-type="float" table:style-name="ce41" office:value="253" office:value-type="float">
            <text:p>253</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ige-Langerak</text:p>
            <office:annotation>
              <text:p>http://purl.org/linked-data/sdmx/2009/dimension#refArea=http://www.gemeentegeschiedenis.nl/amco/10368</text:p>
            </office:annotation>
          </table:table-cell>
          <table:table-cell ns42:value-type="string" table:style-name="ce28" office:value-type="string">
            <text:p>1226</text:p>
          </table:table-cell>
          <table:table-cell table:style-name="ce31"/>
          <table:table-cell ns42:value-type="float" table:style-name="ce41" office:value="179" office:value-type="float">
            <text:p>179</text:p>
          </table:table-cell>
          <table:table-cell ns42:value-type="float" table:style-name="ce45" office:value="192" office:value-type="float">
            <text:p>19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nis</text:p>
            <office:annotation>
              <text:p>http://purl.org/linked-data/sdmx/2009/dimension#refArea=http://www.gemeentegeschiedenis.nl/amco/10365</text:p>
            </office:annotation>
          </table:table-cell>
          <table:table-cell ns42:value-type="string" table:style-name="ce28" office:value-type="string">
            <text:p>0350</text:p>
          </table:table-cell>
          <table:table-cell table:style-name="ce31"/>
          <table:table-cell ns42:value-type="float" table:style-name="ce41" office:value="598" office:value-type="float">
            <text:p>598</text:p>
          </table:table-cell>
          <table:table-cell ns42:value-type="float" table:style-name="ce45" office:value="598" office:value-type="float">
            <text:p>59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oudenberg</text:p>
            <office:annotation>
              <text:p>http://purl.org/linked-data/sdmx/2009/dimension#refArea=http://www.gemeentegeschiedenis.nl/amco/11398</text:p>
            </office:annotation>
          </table:table-cell>
          <table:table-cell ns42:value-type="string" table:style-name="ce28" office:value-type="string">
            <text:p>0351</text:p>
          </table:table-cell>
          <table:table-cell table:style-name="ce31"/>
          <table:table-cell ns42:value-type="float" table:style-name="ce41" office:value="881" office:value-type="float">
            <text:p>881</text:p>
          </table:table-cell>
          <table:table-cell ns42:value-type="float" table:style-name="ce45" office:value="884" office:value-type="float">
            <text:p>88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ulverhorst</text:p>
            <office:annotation>
              <text:p>http://purl.org/linked-data/sdmx/2009/dimension#refArea=http://www.gemeentegeschiedenis.nl/amco/10817</text:p>
            </office:annotation>
          </table:table-cell>
          <table:table-cell ns42:value-type="string" table:style-name="ce28" office:value-type="string">
            <text:p>1398</text:p>
          </table:table-cell>
          <table:table-cell table:style-name="ce33"/>
          <table:table-cell ns42:value-type="float" table:style-name="ce41" office:value="65" office:value-type="float">
            <text:p>65</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jk bij Duurstede</text:p>
            <office:annotation>
              <text:p>http://purl.org/linked-data/sdmx/2009/dimension#refArea=http://www.gemeentegeschiedenis.nl/amco/10760</text:p>
            </office:annotation>
          </table:table-cell>
          <table:table-cell ns42:value-type="string" table:style-name="ce28" office:value-type="string">
            <text:p>0352</text:p>
          </table:table-cell>
          <table:table-cell table:style-name="ce31"/>
          <table:table-cell ns42:value-type="float" table:style-name="ce41" office:value="1100" office:value-type="float">
            <text:p>1100</text:p>
          </table:table-cell>
          <table:table-cell ns42:value-type="float" table:style-name="ce45" office:value="1081" office:value-type="float">
            <text:p>10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IJsselstein</text:p>
            <office:annotation>
              <text:p>http://purl.org/linked-data/sdmx/2009/dimension#refArea=http://www.gemeentegeschiedenis.nl/amco/10152</text:p>
            </office:annotation>
          </table:table-cell>
          <table:table-cell ns42:value-type="string" table:style-name="ce28" office:value-type="string">
            <text:p>0353</text:p>
          </table:table-cell>
          <table:table-cell table:style-name="ce31"/>
          <table:table-cell ns42:value-type="float" table:style-name="ce41" office:value="1455" office:value-type="float">
            <text:p>1455</text:p>
          </table:table-cell>
          <table:table-cell ns42:value-type="float" table:style-name="ce45" office:value="1555" office:value-type="float">
            <text:p>15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gveld</text:p>
            <office:annotation>
              <text:p>http://purl.org/linked-data/sdmx/2009/dimension#refArea=http://www.gemeentegeschiedenis.nl/amco/10949</text:p>
            </office:annotation>
          </table:table-cell>
          <table:table-cell ns42:value-type="string" table:style-name="ce28" office:value-type="string">
            <text:p>0354</text:p>
          </table:table-cell>
          <table:table-cell table:style-name="ce31"/>
          <table:table-cell ns42:value-type="float" table:style-name="ce41" office:value="290" office:value-type="float">
            <text:p>290</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ist</text:p>
            <office:annotation>
              <text:p>http://purl.org/linked-data/sdmx/2009/dimension#refArea=http://www.gemeentegeschiedenis.nl/amco/10324</text:p>
            </office:annotation>
          </table:table-cell>
          <table:table-cell ns42:value-type="string" table:style-name="ce28" office:value-type="string">
            <text:p>0355</text:p>
          </table:table-cell>
          <table:table-cell table:style-name="ce31"/>
          <table:table-cell ns42:value-type="float" table:style-name="ce41" office:value="1194" office:value-type="float">
            <text:p>1194</text:p>
          </table:table-cell>
          <table:table-cell ns42:value-type="float" table:style-name="ce45" office:value="1283" office:value-type="float">
            <text:p>128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vender</text:p>
            <office:annotation>
              <text:p>http://purl.org/linked-data/sdmx/2009/dimension#refArea=http://www.gemeentegeschiedenis.nl/amco/11151</text:p>
            </office:annotation>
          </table:table-cell>
          <table:table-cell ns42:value-type="string" table:style-name="ce28" office:value-type="string">
            <text:p>1399</text:p>
          </table:table-cell>
          <table:table-cell table:style-name="ce33"/>
          <table:table-cell ns42:value-type="float" table:style-name="ce41" office:value="59" office:value-type="float">
            <text:p>5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len</text:p>
            <office:annotation>
              <text:p>http://purl.org/linked-data/sdmx/2009/dimension#refArea=http://www.gemeentegeschiedenis.nl/amco/10059</text:p>
            </office:annotation>
          </table:table-cell>
          <table:table-cell ns42:value-type="string" table:style-name="ce28" office:value-type="string">
            <text:p>1242</text:p>
          </table:table-cell>
          <table:table-cell table:style-name="ce31"/>
          <table:table-cell ns42:value-type="float" table:style-name="ce41" office:value="369" office:value-type="float">
            <text:p>369</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iddelburg (Z.)</text:p>
            <office:annotation>
              <text:p>http://purl.org/linked-data/sdmx/2009/dimension#refArea=http://www.gemeentegeschiedenis.nl/amco/10483</text:p>
            </office:annotation>
          </table:table-cell>
          <table:table-cell ns42:value-type="string" table:style-name="ce28" office:value-type="string">
            <text:p>0687</text:p>
          </table:table-cell>
          <table:table-cell table:style-name="ce31"/>
          <table:table-cell ns42:value-type="float" table:style-name="ce41" office:value="6469" office:value-type="float">
            <text:p>6469</text:p>
          </table:table-cell>
          <table:table-cell ns42:value-type="float" table:style-name="ce45" office:value="8231" office:value-type="float">
            <text:p>82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lissingen</text:p>
            <office:annotation>
              <text:p>http://purl.org/linked-data/sdmx/2009/dimension#refArea=http://www.gemeentegeschiedenis.nl/amco/10270</text:p>
            </office:annotation>
          </table:table-cell>
          <table:table-cell ns42:value-type="string" table:style-name="ce28" office:value-type="string">
            <text:p>0718</text:p>
          </table:table-cell>
          <table:table-cell table:style-name="ce31"/>
          <table:table-cell ns42:value-type="float" table:style-name="ce41" office:value="4108" office:value-type="float">
            <text:p>4108</text:p>
          </table:table-cell>
          <table:table-cell ns42:value-type="float" table:style-name="ce45" office:value="3921" office:value-type="float">
            <text:p>392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gtekerke</text:p>
            <office:annotation>
              <text:p>http://purl.org/linked-data/sdmx/2009/dimension#refArea=http://www.gemeentegeschiedenis.nl/amco/10531</text:p>
            </office:annotation>
          </table:table-cell>
          <table:table-cell ns42:value-type="string" table:style-name="ce28" office:value-type="string">
            <text:p>1000</text:p>
          </table:table-cell>
          <table:table-cell table:style-name="ce31"/>
          <table:table-cell ns42:value-type="float" table:style-name="ce41" office:value="185" office:value-type="float">
            <text:p>185</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rdenburg</text:p>
            <office:annotation>
              <text:p>http://purl.org/linked-data/sdmx/2009/dimension#refArea=http://www.gemeentegeschiedenis.nl/amco/11020</text:p>
            </office:annotation>
          </table:table-cell>
          <table:table-cell ns42:value-type="string" table:style-name="ce28" office:value-type="string">
            <text:p>0648</text:p>
          </table:table-cell>
          <table:table-cell table:style-name="ce31"/>
          <table:table-cell ns42:value-type="float" table:style-name="ce41" office:value="681" office:value-type="float">
            <text:p>681</text:p>
          </table:table-cell>
          <table:table-cell ns42:value-type="float" table:style-name="ce45" office:value="744" office:value-type="float">
            <text:p>74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rnemuiden</text:p>
            <office:annotation>
              <text:p>http://purl.org/linked-data/sdmx/2009/dimension#refArea=http://www.gemeentegeschiedenis.nl/amco/11419</text:p>
            </office:annotation>
          </table:table-cell>
          <table:table-cell ns42:value-type="string" table:style-name="ce28" office:value-type="string">
            <text:p>0649</text:p>
          </table:table-cell>
          <table:table-cell table:style-name="ce31"/>
          <table:table-cell ns42:value-type="float" table:style-name="ce41" office:value="561" office:value-type="float">
            <text:p>561</text:p>
          </table:table-cell>
          <table:table-cell ns42:value-type="float" table:style-name="ce45" office:value="657" office:value-type="float">
            <text:p>6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xel</text:p>
            <office:annotation>
              <text:p>http://purl.org/linked-data/sdmx/2009/dimension#refArea=http://www.gemeentegeschiedenis.nl/amco/11289</text:p>
            </office:annotation>
          </table:table-cell>
          <table:table-cell ns42:value-type="string" table:style-name="ce28" office:value-type="string">
            <text:p>0650</text:p>
          </table:table-cell>
          <table:table-cell table:style-name="ce31"/>
          <table:table-cell ns42:value-type="float" table:style-name="ce41" office:value="1077" office:value-type="float">
            <text:p>1077</text:p>
          </table:table-cell>
          <table:table-cell ns42:value-type="float" table:style-name="ce45" office:value="1154" office:value-type="float">
            <text:p>115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arland</text:p>
            <office:annotation>
              <text:p>http://purl.org/linked-data/sdmx/2009/dimension#refArea=http://www.gemeentegeschiedenis.nl/amco/10634</text:p>
            </office:annotation>
          </table:table-cell>
          <table:table-cell ns42:value-type="string" table:style-name="ce28" office:value-type="string">
            <text:p>0651</text:p>
          </table:table-cell>
          <table:table-cell table:style-name="ce31"/>
          <table:table-cell ns42:value-type="float" table:style-name="ce41" office:value="292" office:value-type="float">
            <text:p>292</text:p>
          </table:table-cell>
          <table:table-cell ns42:value-type="float" table:style-name="ce45" office:value="274" office:value-type="float">
            <text:p>27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th</text:p>
            <office:annotation>
              <text:p>http://purl.org/linked-data/sdmx/2009/dimension#refArea=http://www.gemeentegeschiedenis.nl/amco/10623</text:p>
            </office:annotation>
          </table:table-cell>
          <table:table-cell ns42:value-type="string" table:style-name="ce28" office:value-type="string">
            <text:p>1018</text:p>
          </table:table-cell>
          <table:table-cell table:style-name="ce33"/>
          <table:table-cell ns42:value-type="float" table:style-name="ce41" office:value="134" office:value-type="float">
            <text:p>134</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ervliet</text:p>
            <office:annotation>
              <text:p>http://purl.org/linked-data/sdmx/2009/dimension#refArea=http://www.gemeentegeschiedenis.nl/amco/10257</text:p>
            </office:annotation>
          </table:table-cell>
          <table:table-cell ns42:value-type="string" table:style-name="ce28" office:value-type="string">
            <text:p>0652</text:p>
          </table:table-cell>
          <table:table-cell table:style-name="ce31"/>
          <table:table-cell ns42:value-type="float" table:style-name="ce41" office:value="754" office:value-type="float">
            <text:p>754</text:p>
          </table:table-cell>
          <table:table-cell ns42:value-type="float" table:style-name="ce45" office:value="713" office:value-type="float">
            <text:p>7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ggekerke</text:p>
            <office:annotation>
              <text:p>http://purl.org/linked-data/sdmx/2009/dimension#refArea=http://www.gemeentegeschiedenis.nl/amco/11364</text:p>
            </office:annotation>
          </table:table-cell>
          <table:table-cell ns42:value-type="string" table:style-name="ce28" office:value-type="string">
            <text:p>1022</text:p>
          </table:table-cell>
          <table:table-cell table:style-name="ce31"/>
          <table:table-cell ns42:value-type="float" table:style-name="ce41" office:value="228" office:value-type="float">
            <text:p>228</text:p>
          </table:table-cell>
          <table:table-cell ns42:value-type="float" table:style-name="ce45" office:value="230" office:value-type="float">
            <text:p>2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mmenede</text:p>
            <office:annotation>
              <text:p>http://purl.org/linked-data/sdmx/2009/dimension#refArea=http://www.gemeentegeschiedenis.nl/amco/10785</text:p>
            </office:annotation>
          </table:table-cell>
          <table:table-cell ns42:value-type="string" table:style-name="ce28" office:value-type="string">
            <text:p>1025</text:p>
          </table:table-cell>
          <table:table-cell table:style-name="ce33"/>
          <table:table-cell ns42:value-type="float" table:style-name="ce41" office:value="204" office:value-type="float">
            <text:p>204</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rssele</text:p>
            <office:annotation>
              <text:p>http://purl.org/linked-data/sdmx/2009/dimension#refArea=http://www.gemeentegeschiedenis.nl/amco/10043</text:p>
            </office:annotation>
          </table:table-cell>
          <table:table-cell ns42:value-type="string" table:style-name="ce28" office:value-type="string">
            <text:p>1254</text:p>
          </table:table-cell>
          <table:table-cell table:style-name="ce31"/>
          <table:table-cell ns42:value-type="float" table:style-name="ce41" office:value="371" office:value-type="float">
            <text:p>371</text:p>
          </table:table-cell>
          <table:table-cell ns42:value-type="float" table:style-name="ce45" office:value="348" office:value-type="float">
            <text:p>34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schkapelle</text:p>
            <office:annotation>
              <text:p>http://purl.org/linked-data/sdmx/2009/dimension#refArea=http://www.gemeentegeschiedenis.nl/amco/10605</text:p>
            </office:annotation>
          </table:table-cell>
          <table:table-cell ns42:value-type="string" table:style-name="ce28" office:value-type="string">
            <text:p>1027</text:p>
          </table:table-cell>
          <table:table-cell table:style-name="ce31"/>
          <table:table-cell ns42:value-type="float" table:style-name="ce41" office:value="410" office:value-type="float">
            <text:p>410</text:p>
          </table:table-cell>
          <table:table-cell ns42:value-type="float" table:style-name="ce45" office:value="431" office:value-type="float">
            <text:p>4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eskens</text:p>
            <office:annotation>
              <text:p>http://purl.org/linked-data/sdmx/2009/dimension#refArea=http://www.gemeentegeschiedenis.nl/amco/10233</text:p>
            </office:annotation>
          </table:table-cell>
          <table:table-cell ns42:value-type="string" table:style-name="ce28" office:value-type="string">
            <text:p>0655</text:p>
          </table:table-cell>
          <table:table-cell table:style-name="ce31"/>
          <table:table-cell ns42:value-type="float" table:style-name="ce41" office:value="572" office:value-type="float">
            <text:p>572</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ouwershaven</text:p>
            <office:annotation>
              <text:p>http://purl.org/linked-data/sdmx/2009/dimension#refArea=http://www.gemeentegeschiedenis.nl/amco/10030</text:p>
            </office:annotation>
          </table:table-cell>
          <table:table-cell ns42:value-type="string" table:style-name="ce28" office:value-type="string">
            <text:p>0656</text:p>
          </table:table-cell>
          <table:table-cell table:style-name="ce31"/>
          <table:table-cell ns42:value-type="float" table:style-name="ce41" office:value="441" office:value-type="float">
            <text:p>441</text:p>
          </table:table-cell>
          <table:table-cell ns42:value-type="float" table:style-name="ce45" office:value="515" office:value-type="float">
            <text:p>51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uinisse</text:p>
            <office:annotation>
              <text:p>http://purl.org/linked-data/sdmx/2009/dimension#refArea=http://www.gemeentegeschiedenis.nl/amco/11291</text:p>
            </office:annotation>
          </table:table-cell>
          <table:table-cell ns42:value-type="string" table:style-name="ce28" office:value-type="string">
            <text:p>0657</text:p>
          </table:table-cell>
          <table:table-cell table:style-name="ce31"/>
          <table:table-cell ns42:value-type="float" table:style-name="ce41" office:value="624" office:value-type="float">
            <text:p>624</text:p>
          </table:table-cell>
          <table:table-cell ns42:value-type="float" table:style-name="ce45" office:value="542" office:value-type="float">
            <text:p>5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urgh</text:p>
            <office:annotation>
              <text:p>http://purl.org/linked-data/sdmx/2009/dimension#refArea=http://www.gemeentegeschiedenis.nl/amco/11000</text:p>
            </office:annotation>
          </table:table-cell>
          <table:table-cell ns42:value-type="string" table:style-name="ce28" office:value-type="string">
            <text:p>1035</text:p>
          </table:table-cell>
          <table:table-cell table:style-name="ce31"/>
          <table:table-cell ns42:value-type="float" table:style-name="ce41" office:value="256" office:value-type="float">
            <text:p>256</text:p>
          </table:table-cell>
          <table:table-cell ns42:value-type="float" table:style-name="ce45" office:value="245" office:value-type="float">
            <text:p>24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adzand</text:p>
            <office:annotation>
              <text:p>http://purl.org/linked-data/sdmx/2009/dimension#refArea=http://www.gemeentegeschiedenis.nl/amco/11002</text:p>
            </office:annotation>
          </table:table-cell>
          <table:table-cell ns42:value-type="string" table:style-name="ce28" office:value-type="string">
            <text:p>0658</text:p>
          </table:table-cell>
          <table:table-cell table:style-name="ce31"/>
          <table:table-cell ns42:value-type="float" table:style-name="ce41" office:value="491" office:value-type="float">
            <text:p>491</text:p>
          </table:table-cell>
          <table:table-cell ns42:value-type="float" table:style-name="ce45" office:value="483" office:value-type="float">
            <text:p>4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s</text:p>
            <office:annotation>
              <text:p>http://purl.org/linked-data/sdmx/2009/dimension#refArea=http://www.gemeentegeschiedenis.nl/amco/10919</text:p>
            </office:annotation>
          </table:table-cell>
          <table:table-cell ns42:value-type="string" table:style-name="ce28" office:value-type="string">
            <text:p>1094</text:p>
          </table:table-cell>
          <table:table-cell table:style-name="ce31"/>
          <table:table-cell ns42:value-type="float" table:style-name="ce41" office:value="190" office:value-type="float">
            <text:p>190</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linge</text:p>
            <office:annotation>
              <text:p>http://purl.org/linked-data/sdmx/2009/dimension#refArea=http://www.gemeentegeschiedenis.nl/amco/10965</text:p>
            </office:annotation>
          </table:table-cell>
          <table:table-cell ns42:value-type="string" table:style-name="ce28" office:value-type="string">
            <text:p>0659</text:p>
          </table:table-cell>
          <table:table-cell table:style-name="ce31"/>
          <table:table-cell ns42:value-type="float" table:style-name="ce41" office:value="599" office:value-type="float">
            <text:p>59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olijnsplaat</text:p>
            <office:annotation>
              <text:p>http://purl.org/linked-data/sdmx/2009/dimension#refArea=http://www.gemeentegeschiedenis.nl/amco/10121</text:p>
            </office:annotation>
          </table:table-cell>
          <table:table-cell ns42:value-type="string" table:style-name="ce28" office:value-type="string">
            <text:p>1038</text:p>
          </table:table-cell>
          <table:table-cell table:style-name="ce31"/>
          <table:table-cell ns42:value-type="float" table:style-name="ce41" office:value="796" office:value-type="float">
            <text:p>796</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rtgene</text:p>
            <office:annotation>
              <text:p>http://purl.org/linked-data/sdmx/2009/dimension#refArea=http://www.gemeentegeschiedenis.nl/amco/10250</text:p>
            </office:annotation>
          </table:table-cell>
          <table:table-cell ns42:value-type="string" table:style-name="ce28" office:value-type="string">
            <text:p>0682</text:p>
          </table:table-cell>
          <table:table-cell table:style-name="ce31"/>
          <table:table-cell ns42:value-type="float" table:style-name="ce41" office:value="388" office:value-type="float">
            <text:p>388</text:p>
          </table:table-cell>
          <table:table-cell ns42:value-type="float" table:style-name="ce45" office:value="413" office:value-type="float">
            <text:p>4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omburg</text:p>
            <office:annotation>
              <text:p>http://purl.org/linked-data/sdmx/2009/dimension#refArea=http://www.gemeentegeschiedenis.nl/amco/10236</text:p>
            </office:annotation>
          </table:table-cell>
          <table:table-cell ns42:value-type="string" table:style-name="ce28" office:value-type="string">
            <text:p>0660</text:p>
          </table:table-cell>
          <table:table-cell table:style-name="ce31"/>
          <table:table-cell ns42:value-type="float" table:style-name="ce41" office:value="421" office:value-type="float">
            <text:p>421</text:p>
          </table:table-cell>
          <table:table-cell ns42:value-type="float" table:style-name="ce45" office:value="399" office:value-type="float">
            <text:p>39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eischor</text:p>
            <office:annotation>
              <text:p>http://purl.org/linked-data/sdmx/2009/dimension#refArea=http://www.gemeentegeschiedenis.nl/amco/10885</text:p>
            </office:annotation>
          </table:table-cell>
          <table:table-cell ns42:value-type="string" table:style-name="ce28" office:value-type="string">
            <text:p>1047</text:p>
          </table:table-cell>
          <table:table-cell table:style-name="ce31"/>
          <table:table-cell ns42:value-type="float" table:style-name="ce41" office:value="415" office:value-type="float">
            <text:p>415</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iewegen</text:p>
            <office:annotation>
              <text:p>http://purl.org/linked-data/sdmx/2009/dimension#refArea=http://www.gemeentegeschiedenis.nl/amco/11115</text:p>
            </office:annotation>
          </table:table-cell>
          <table:table-cell ns42:value-type="string" table:style-name="ce28" office:value-type="string">
            <text:p>0661</text:p>
          </table:table-cell>
          <table:table-cell table:style-name="ce31"/>
          <table:table-cell ns42:value-type="float" table:style-name="ce41" office:value="207" office:value-type="float">
            <text:p>207</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uivendijke</text:p>
            <office:annotation>
              <text:p>http://purl.org/linked-data/sdmx/2009/dimension#refArea=http://www.gemeentegeschiedenis.nl/amco/10335</text:p>
            </office:annotation>
          </table:table-cell>
          <table:table-cell ns42:value-type="string" table:style-name="ce28" office:value-type="string">
            <text:p>1050</text:p>
          </table:table-cell>
          <table:table-cell table:style-name="ce31"/>
          <table:table-cell ns42:value-type="float" table:style-name="ce41" office:value="184" office:value-type="float">
            <text:p>184</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ede</text:p>
            <office:annotation>
              <text:p>http://purl.org/linked-data/sdmx/2009/dimension#refArea=http://www.gemeentegeschiedenis.nl/amco/11128</text:p>
            </office:annotation>
          </table:table-cell>
          <table:table-cell ns42:value-type="string" table:style-name="ce28" office:value-type="string">
            <text:p>1052</text:p>
          </table:table-cell>
          <table:table-cell table:style-name="ce31"/>
          <table:table-cell ns42:value-type="float" table:style-name="ce41" office:value="602" office:value-type="float">
            <text:p>602</text:p>
          </table:table-cell>
          <table:table-cell ns42:value-type="float" table:style-name="ce45" office:value="610" office:value-type="float">
            <text:p>61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kerzee</text:p>
            <office:annotation>
              <text:p>http://purl.org/linked-data/sdmx/2009/dimension#refArea=http://www.gemeentegeschiedenis.nl/amco/10184</text:p>
            </office:annotation>
          </table:table-cell>
          <table:table-cell ns42:value-type="string" table:style-name="ce28" office:value-type="string">
            <text:p>1053</text:p>
          </table:table-cell>
          <table:table-cell table:style-name="ce31"/>
          <table:table-cell ns42:value-type="float" table:style-name="ce41" office:value="195" office:value-type="float">
            <text:p>195</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meet</text:p>
            <office:annotation>
              <text:p>http://purl.org/linked-data/sdmx/2009/dimension#refArea=http://www.gemeentegeschiedenis.nl/amco/10102</text:p>
            </office:annotation>
          </table:table-cell>
          <table:table-cell ns42:value-type="string" table:style-name="ce28" office:value-type="string">
            <text:p>1054</text:p>
          </table:table-cell>
          <table:table-cell table:style-name="ce31"/>
          <table:table-cell ns42:value-type="float" table:style-name="ce41" office:value="225" office:value-type="float">
            <text:p>225</text:p>
          </table:table-cell>
          <table:table-cell ns42:value-type="float" table:style-name="ce45" office:value="163" office:value-type="float">
            <text:p>16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woutsdijk</text:p>
            <office:annotation>
              <text:p>http://purl.org/linked-data/sdmx/2009/dimension#refArea=http://www.gemeentegeschiedenis.nl/amco/11300</text:p>
            </office:annotation>
          </table:table-cell>
          <table:table-cell ns42:value-type="string" table:style-name="ce28" office:value-type="string">
            <text:p>0663</text:p>
          </table:table-cell>
          <table:table-cell table:style-name="ce31"/>
          <table:table-cell ns42:value-type="float" table:style-name="ce41" office:value="311" office:value-type="float">
            <text:p>311</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apinge</text:p>
            <office:annotation>
              <text:p>http://purl.org/linked-data/sdmx/2009/dimension#refArea=http://www.gemeentegeschiedenis.nl/amco/10306</text:p>
            </office:annotation>
          </table:table-cell>
          <table:table-cell ns42:value-type="string" table:style-name="ce28" office:value-type="string">
            <text:p>1317</text:p>
          </table:table-cell>
          <table:table-cell table:style-name="ce33"/>
          <table:table-cell ns42:value-type="float" table:style-name="ce41" office:value="100" office:value-type="float">
            <text:p>100</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oes</text:p>
            <office:annotation>
              <text:p>http://purl.org/linked-data/sdmx/2009/dimension#refArea=http://www.gemeentegeschiedenis.nl/amco/10674</text:p>
            </office:annotation>
          </table:table-cell>
          <table:table-cell ns42:value-type="string" table:style-name="ce28" office:value-type="string">
            <text:p>0664</text:p>
          </table:table-cell>
          <table:table-cell table:style-name="ce31"/>
          <table:table-cell ns42:value-type="float" table:style-name="ce41" office:value="2268" office:value-type="float">
            <text:p>2268</text:p>
          </table:table-cell>
          <table:table-cell ns42:value-type="float" table:style-name="ce45" office:value="2620" office:value-type="float">
            <text:p>26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aauw en Langendam</text:p>
            <office:annotation>
              <text:p>http://purl.org/linked-data/sdmx/2009/dimension#refArea=http://www.gemeentegeschiedenis.nl/amco/10312</text:p>
            </office:annotation>
          </table:table-cell>
          <table:table-cell ns42:value-type="string" table:style-name="ce28" office:value-type="string">
            <text:p>0665</text:p>
          </table:table-cell>
          <table:table-cell table:style-name="ce31"/>
          <table:table-cell ns42:value-type="float" table:style-name="ce41" office:value="680" office:value-type="float">
            <text:p>680</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Gravenpolder</text:p>
            <office:annotation>
              <text:p>http://purl.org/linked-data/sdmx/2009/dimension#refArea=http://www.gemeentegeschiedenis.nl/amco/11059</text:p>
            </office:annotation>
          </table:table-cell>
          <table:table-cell ns42:value-type="string" table:style-name="ce28" office:value-type="string">
            <text:p>0666</text:p>
          </table:table-cell>
          <table:table-cell table:style-name="ce31"/>
          <table:table-cell ns42:value-type="float" table:style-name="ce41" office:value="305" office:value-type="float">
            <text:p>305</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oede</text:p>
            <office:annotation>
              <text:p>http://purl.org/linked-data/sdmx/2009/dimension#refArea=http://www.gemeentegeschiedenis.nl/amco/11312</text:p>
            </office:annotation>
          </table:table-cell>
          <table:table-cell ns42:value-type="string" table:style-name="ce28" office:value-type="string">
            <text:p>0667</text:p>
          </table:table-cell>
          <table:table-cell table:style-name="ce31"/>
          <table:table-cell ns42:value-type="float" table:style-name="ce41" office:value="1099" office:value-type="float">
            <text:p>1099</text:p>
          </table:table-cell>
          <table:table-cell ns42:value-type="float" table:style-name="ce45" office:value="1119" office:value-type="float">
            <text:p>11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ijpskerke</text:p>
            <office:annotation>
              <text:p>http://purl.org/linked-data/sdmx/2009/dimension#refArea=http://www.gemeentegeschiedenis.nl/amco/10801</text:p>
            </office:annotation>
          </table:table-cell>
          <table:table-cell ns42:value-type="string" table:style-name="ce28" office:value-type="string">
            <text:p>1067</text:p>
          </table:table-cell>
          <table:table-cell table:style-name="ce31"/>
          <table:table-cell ns42:value-type="float" table:style-name="ce41" office:value="322" office:value-type="float">
            <text:p>322</text:p>
          </table:table-cell>
          <table:table-cell ns42:value-type="float" table:style-name="ce45" office:value="323" office:value-type="float">
            <text:p>32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aamstede</text:p>
            <office:annotation>
              <text:p>http://purl.org/linked-data/sdmx/2009/dimension#refArea=http://www.gemeentegeschiedenis.nl/amco/10701</text:p>
            </office:annotation>
          </table:table-cell>
          <table:table-cell ns42:value-type="string" table:style-name="ce28" office:value-type="string">
            <text:p>1068</text:p>
          </table:table-cell>
          <table:table-cell table:style-name="ce31"/>
          <table:table-cell ns42:value-type="float" table:style-name="ce41" office:value="331" office:value-type="float">
            <text:p>331</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btskerke</text:p>
            <office:annotation>
              <text:p>http://purl.org/linked-data/sdmx/2009/dimension#refArea=http://www.gemeentegeschiedenis.nl/amco/10337</text:p>
            </office:annotation>
          </table:table-cell>
          <table:table-cell ns42:value-type="string" table:style-name="ce28" office:value-type="string">
            <text:p>0669</text:p>
          </table:table-cell>
          <table:table-cell table:style-name="ce31"/>
          <table:table-cell ns42:value-type="float" table:style-name="ce41" office:value="151" office:value-type="float">
            <text:p>151</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rendskerke</text:p>
            <office:annotation>
              <text:p>http://purl.org/linked-data/sdmx/2009/dimension#refArea=http://www.gemeentegeschiedenis.nl/amco/10875</text:p>
            </office:annotation>
          </table:table-cell>
          <table:table-cell ns42:value-type="string" table:style-name="ce28" office:value-type="string">
            <text:p>0670</text:p>
          </table:table-cell>
          <table:table-cell table:style-name="ce31"/>
          <table:table-cell ns42:value-type="float" table:style-name="ce41" office:value="763" office:value-type="float">
            <text:p>763</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 Hendrikskinderen</text:p>
            <office:annotation>
              <text:p>http://purl.org/linked-data/sdmx/2009/dimension#refArea=http://www.gemeentegeschiedenis.nl/amco/10117</text:p>
            </office:annotation>
          </table:table-cell>
          <table:table-cell ns42:value-type="string" table:style-name="ce28" office:value-type="string">
            <text:p>1326</text:p>
          </table:table-cell>
          <table:table-cell table:style-name="ce31"/>
          <table:table-cell ns42:value-type="float" table:style-name="ce41" office:value="108" office:value-type="float">
            <text:p>108</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enhoek</text:p>
            <office:annotation>
              <text:p>http://purl.org/linked-data/sdmx/2009/dimension#refArea=http://www.gemeentegeschiedenis.nl/amco/10721</text:p>
            </office:annotation>
          </table:table-cell>
          <table:table-cell ns42:value-type="string" table:style-name="ce28" office:value-type="string">
            <text:p>0671</text:p>
          </table:table-cell>
          <table:table-cell table:style-name="ce31"/>
          <table:table-cell ns42:value-type="float" table:style-name="ce41" office:value="321" office:value-type="float">
            <text:p>321</text:p>
          </table:table-cell>
          <table:table-cell ns42:value-type="float" table:style-name="ce45" office:value="330" office:value-type="float">
            <text:p>33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lle</text:p>
            <office:annotation>
              <text:p>http://purl.org/linked-data/sdmx/2009/dimension#refArea=http://www.gemeentegeschiedenis.nl/amco/11309</text:p>
            </office:annotation>
          </table:table-cell>
          <table:table-cell ns42:value-type="string" table:style-name="ce28" office:value-type="string">
            <text:p>1073</text:p>
          </table:table-cell>
          <table:table-cell table:style-name="ce31"/>
          <table:table-cell ns42:value-type="float" table:style-name="ce41" office:value="291" office:value-type="float">
            <text:p>291</text:p>
          </table:table-cell>
          <table:table-cell ns42:value-type="float" table:style-name="ce45" office:value="289" office:value-type="float">
            <text:p>28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nkenszand</text:p>
            <office:annotation>
              <text:p>http://purl.org/linked-data/sdmx/2009/dimension#refArea=http://www.gemeentegeschiedenis.nl/amco/10413</text:p>
            </office:annotation>
          </table:table-cell>
          <table:table-cell ns42:value-type="string" table:style-name="ce28" office:value-type="string">
            <text:p>0672</text:p>
          </table:table-cell>
          <table:table-cell table:style-name="ce31"/>
          <table:table-cell ns42:value-type="float" table:style-name="ce41" office:value="607" office:value-type="float">
            <text:p>607</text:p>
          </table:table-cell>
          <table:table-cell ns42:value-type="float" table:style-name="ce45" office:value="622" office:value-type="float">
            <text:p>62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ngstdijk</text:p>
            <office:annotation>
              <text:p>http://purl.org/linked-data/sdmx/2009/dimension#refArea=http://www.gemeentegeschiedenis.nl/amco/10636</text:p>
            </office:annotation>
          </table:table-cell>
          <table:table-cell ns42:value-type="string" table:style-name="ce28" office:value-type="string">
            <text:p>1077</text:p>
          </table:table-cell>
          <table:table-cell table:style-name="ce31"/>
          <table:table-cell ns42:value-type="float" table:style-name="ce41" office:value="321" office:value-type="float">
            <text:p>321</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dekenskerke</text:p>
            <office:annotation>
              <text:p>http://purl.org/linked-data/sdmx/2009/dimension#refArea=http://www.gemeentegeschiedenis.nl/amco/11072</text:p>
            </office:annotation>
          </table:table-cell>
          <table:table-cell ns42:value-type="string" table:style-name="ce28" office:value-type="string">
            <text:p>0673</text:p>
          </table:table-cell>
          <table:table-cell table:style-name="ce31"/>
          <table:table-cell ns42:value-type="float" table:style-name="ce41" office:value="350" office:value-type="float">
            <text:p>350</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k</text:p>
            <office:annotation>
              <text:p>http://purl.org/linked-data/sdmx/2009/dimension#refArea=http://www.gemeentegeschiedenis.nl/amco/10038</text:p>
            </office:annotation>
          </table:table-cell>
          <table:table-cell ns42:value-type="string" table:style-name="ce28" office:value-type="string">
            <text:p>0674</text:p>
          </table:table-cell>
          <table:table-cell table:style-name="ce31"/>
          <table:table-cell ns42:value-type="float" table:style-name="ce41" office:value="635" office:value-type="float">
            <text:p>635</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ntenisse</text:p>
            <office:annotation>
              <text:p>http://purl.org/linked-data/sdmx/2009/dimension#refArea=http://www.gemeentegeschiedenis.nl/amco/11123</text:p>
            </office:annotation>
          </table:table-cell>
          <table:table-cell ns42:value-type="string" table:style-name="ce28" office:value-type="string">
            <text:p>0675</text:p>
          </table:table-cell>
          <table:table-cell table:style-name="ce31"/>
          <table:table-cell ns42:value-type="float" table:style-name="ce41" office:value="2089" office:value-type="float">
            <text:p>2089</text:p>
          </table:table-cell>
          <table:table-cell ns42:value-type="float" table:style-name="ce45" office:value="2133" office:value-type="float">
            <text:p>213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ofdplaat</text:p>
            <office:annotation>
              <text:p>http://purl.org/linked-data/sdmx/2009/dimension#refArea=http://www.gemeentegeschiedenis.nl/amco/10147</text:p>
            </office:annotation>
          </table:table-cell>
          <table:table-cell ns42:value-type="string" table:style-name="ce28" office:value-type="string">
            <text:p>0676</text:p>
          </table:table-cell>
          <table:table-cell table:style-name="ce31"/>
          <table:table-cell ns42:value-type="float" table:style-name="ce41" office:value="482" office:value-type="float">
            <text:p>482</text:p>
          </table:table-cell>
          <table:table-cell ns42:value-type="float" table:style-name="ce45" office:value="510" office:value-type="float">
            <text:p>51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ulst</text:p>
            <office:annotation>
              <text:p>http://purl.org/linked-data/sdmx/2009/dimension#refArea=http://www.gemeentegeschiedenis.nl/amco/11408</text:p>
            </office:annotation>
          </table:table-cell>
          <table:table-cell ns42:value-type="string" table:style-name="ce28" office:value-type="string">
            <text:p>0677</text:p>
          </table:table-cell>
          <table:table-cell table:style-name="ce31"/>
          <table:table-cell ns42:value-type="float" table:style-name="ce41" office:value="931" office:value-type="float">
            <text:p>931</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pelle</text:p>
            <office:annotation>
              <text:p>http://purl.org/linked-data/sdmx/2009/dimension#refArea=http://www.gemeentegeschiedenis.nl/amco/11223</text:p>
            </office:annotation>
          </table:table-cell>
          <table:table-cell ns42:value-type="string" table:style-name="ce28" office:value-type="string">
            <text:p>0678</text:p>
          </table:table-cell>
          <table:table-cell table:style-name="ce31"/>
          <table:table-cell ns42:value-type="float" table:style-name="ce41" office:value="615" office:value-type="float">
            <text:p>615</text:p>
          </table:table-cell>
          <table:table-cell ns42:value-type="float" table:style-name="ce45" office:value="583" office:value-type="float">
            <text:p>5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tendijke</text:p>
            <office:annotation>
              <text:p>http://purl.org/linked-data/sdmx/2009/dimension#refArea=http://www.gemeentegeschiedenis.nl/amco/11218</text:p>
            </office:annotation>
          </table:table-cell>
          <table:table-cell ns42:value-type="string" table:style-name="ce28" office:value-type="string">
            <text:p>0679</text:p>
          </table:table-cell>
          <table:table-cell table:style-name="ce31"/>
          <table:table-cell ns42:value-type="float" table:style-name="ce41" office:value="317" office:value-type="float">
            <text:p>317</text:p>
          </table:table-cell>
          <table:table-cell ns42:value-type="float" table:style-name="ce45" office:value="276" office:value-type="float">
            <text:p>27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erkwerve</text:p>
            <office:annotation>
              <text:p>http://purl.org/linked-data/sdmx/2009/dimension#refArea=http://www.gemeentegeschiedenis.nl/amco/10837</text:p>
            </office:annotation>
          </table:table-cell>
          <table:table-cell ns42:value-type="string" table:style-name="ce28" office:value-type="string">
            <text:p>1095</text:p>
          </table:table-cell>
          <table:table-cell table:style-name="ce31"/>
          <table:table-cell ns42:value-type="float" table:style-name="ce41" office:value="288" office:value-type="float">
            <text:p>288</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everskerke</text:p>
            <office:annotation>
              <text:p>http://purl.org/linked-data/sdmx/2009/dimension#refArea=http://www.gemeentegeschiedenis.nl/amco/10519</text:p>
            </office:annotation>
          </table:table-cell>
          <table:table-cell ns42:value-type="string" table:style-name="ce28" office:value-type="string">
            <text:p>1339</text:p>
          </table:table-cell>
          <table:table-cell table:style-name="ce33"/>
          <table:table-cell ns42:value-type="float" table:style-name="ce41" office:value="93" office:value-type="float">
            <text:p>93</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oetinge</text:p>
            <office:annotation>
              <text:p>http://purl.org/linked-data/sdmx/2009/dimension#refArea=http://www.gemeentegeschiedenis.nl/amco/10155</text:p>
            </office:annotation>
          </table:table-cell>
          <table:table-cell ns42:value-type="string" table:style-name="ce28" office:value-type="string">
            <text:p>0680</text:p>
          </table:table-cell>
          <table:table-cell table:style-name="ce31"/>
          <table:table-cell ns42:value-type="float" table:style-name="ce41" office:value="373" office:value-type="float">
            <text:p>373</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ewacht</text:p>
            <office:annotation>
              <text:p>http://purl.org/linked-data/sdmx/2009/dimension#refArea=http://www.gemeentegeschiedenis.nl/amco/10892</text:p>
            </office:annotation>
          </table:table-cell>
          <table:table-cell ns42:value-type="string" table:style-name="ce28" office:value-type="string">
            <text:p>0681</text:p>
          </table:table-cell>
          <table:table-cell table:style-name="ce31"/>
          <table:table-cell ns42:value-type="float" table:style-name="ce41" office:value="737" office:value-type="float">
            <text:p>73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udekerke</text:p>
            <office:annotation>
              <text:p>http://purl.org/linked-data/sdmx/2009/dimension#refArea=http://www.gemeentegeschiedenis.nl/amco/11428</text:p>
            </office:annotation>
          </table:table-cell>
          <table:table-cell ns42:value-type="string" table:style-name="ce28" office:value-type="string">
            <text:p>1098</text:p>
          </table:table-cell>
          <table:table-cell table:style-name="ce31"/>
          <table:table-cell ns42:value-type="float" table:style-name="ce41" office:value="584" office:value-type="float">
            <text:p>584</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abbendijke</text:p>
            <office:annotation>
              <text:p>http://purl.org/linked-data/sdmx/2009/dimension#refArea=http://www.gemeentegeschiedenis.nl/amco/11038</text:p>
            </office:annotation>
          </table:table-cell>
          <table:table-cell ns42:value-type="string" table:style-name="ce28" office:value-type="string">
            <text:p>0684</text:p>
          </table:table-cell>
          <table:table-cell table:style-name="ce31"/>
          <table:table-cell ns42:value-type="float" table:style-name="ce41" office:value="329" office:value-type="float">
            <text:p>329</text:p>
          </table:table-cell>
          <table:table-cell ns42:value-type="float" table:style-name="ce45" office:value="357" office:value-type="float">
            <text:p>3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uiningen</text:p>
            <office:annotation>
              <text:p>http://purl.org/linked-data/sdmx/2009/dimension#refArea=http://www.gemeentegeschiedenis.nl/amco/10077</text:p>
            </office:annotation>
          </table:table-cell>
          <table:table-cell ns42:value-type="string" table:style-name="ce28" office:value-type="string">
            <text:p>0685</text:p>
          </table:table-cell>
          <table:table-cell table:style-name="ce31"/>
          <table:table-cell ns42:value-type="float" table:style-name="ce41" office:value="554" office:value-type="float">
            <text:p>554</text:p>
          </table:table-cell>
          <table:table-cell ns42:value-type="float" table:style-name="ce45" office:value="536" office:value-type="float">
            <text:p>5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eliskerke</text:p>
            <office:annotation>
              <text:p>http://purl.org/linked-data/sdmx/2009/dimension#refArea=http://www.gemeentegeschiedenis.nl/amco/11221</text:p>
            </office:annotation>
          </table:table-cell>
          <table:table-cell ns42:value-type="string" table:style-name="ce28" office:value-type="string">
            <text:p>1112</text:p>
          </table:table-cell>
          <table:table-cell table:style-name="ce31"/>
          <table:table-cell ns42:value-type="float" table:style-name="ce41" office:value="192" office:value-type="float">
            <text:p>192</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erneuzen</text:p>
            <office:annotation>
              <text:p>http://purl.org/linked-data/sdmx/2009/dimension#refArea=http://www.gemeentegeschiedenis.nl/amco/10704</text:p>
            </office:annotation>
          </table:table-cell>
          <table:table-cell ns42:value-type="string" table:style-name="ce28" office:value-type="string">
            <text:p>0715</text:p>
          </table:table-cell>
          <table:table-cell table:style-name="ce31"/>
          <table:table-cell ns42:value-type="float" table:style-name="ce41" office:value="905" office:value-type="float">
            <text:p>905</text:p>
          </table:table-cell>
          <table:table-cell ns42:value-type="float" table:style-name="ce45" office:value="998" office:value-type="float">
            <text:p>99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erkerk</text:p>
            <office:annotation>
              <text:p>http://purl.org/linked-data/sdmx/2009/dimension#refArea=http://www.gemeentegeschiedenis.nl/amco/10911</text:p>
            </office:annotation>
          </table:table-cell>
          <table:table-cell ns42:value-type="string" table:style-name="ce28" office:value-type="string">
            <text:p>1121</text:p>
          </table:table-cell>
          <table:table-cell table:style-name="ce31"/>
          <table:table-cell ns42:value-type="float" table:style-name="ce41" office:value="482" office:value-type="float">
            <text:p>482</text:p>
          </table:table-cell>
          <table:table-cell ns42:value-type="float" table:style-name="ce45" office:value="484" office:value-type="float">
            <text:p>48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 en Sint Joosland</text:p>
            <office:annotation>
              <text:p>http://purl.org/linked-data/sdmx/2009/dimension#refArea=http://www.gemeentegeschiedenis.nl/amco/11340</text:p>
            </office:annotation>
          </table:table-cell>
          <table:table-cell ns42:value-type="string" table:style-name="ce28" office:value-type="string">
            <text:p>1117</text:p>
          </table:table-cell>
          <table:table-cell table:style-name="ce31"/>
          <table:table-cell ns42:value-type="float" table:style-name="ce41" office:value="313" office:value-type="float">
            <text:p>31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vliet</text:p>
            <office:annotation>
              <text:p>http://purl.org/linked-data/sdmx/2009/dimension#refArea=http://www.gemeentegeschiedenis.nl/amco/11165</text:p>
            </office:annotation>
          </table:table-cell>
          <table:table-cell ns42:value-type="string" table:style-name="ce28" office:value-type="string">
            <text:p>0690</text:p>
          </table:table-cell>
          <table:table-cell table:style-name="ce31"/>
          <table:table-cell ns42:value-type="float" table:style-name="ce41" office:value="334" office:value-type="float">
            <text:p>334</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sse</text:p>
            <office:annotation>
              <text:p>http://purl.org/linked-data/sdmx/2009/dimension#refArea=http://www.gemeentegeschiedenis.nl/amco/11086</text:p>
            </office:annotation>
          </table:table-cell>
          <table:table-cell ns42:value-type="string" table:style-name="ce28" office:value-type="string">
            <text:p>0691</text:p>
          </table:table-cell>
          <table:table-cell table:style-name="ce31"/>
          <table:table-cell ns42:value-type="float" table:style-name="ce41" office:value="238" office:value-type="float">
            <text:p>238</text:p>
          </table:table-cell>
          <table:table-cell ns42:value-type="float" table:style-name="ce45" office:value="238" office:value-type="float">
            <text:p>23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gouwe</text:p>
            <office:annotation>
              <text:p>http://purl.org/linked-data/sdmx/2009/dimension#refArea=http://www.gemeentegeschiedenis.nl/amco/11107</text:p>
            </office:annotation>
          </table:table-cell>
          <table:table-cell ns42:value-type="string" table:style-name="ce28" office:value-type="string">
            <text:p>1128</text:p>
          </table:table-cell>
          <table:table-cell table:style-name="ce31"/>
          <table:table-cell ns42:value-type="float" table:style-name="ce41" office:value="279" office:value-type="float">
            <text:p>279</text:p>
          </table:table-cell>
          <table:table-cell ns42:value-type="float" table:style-name="ce45" office:value="254" office:value-type="float">
            <text:p>25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welle</text:p>
            <office:annotation>
              <text:p>http://purl.org/linked-data/sdmx/2009/dimension#refArea=http://www.gemeentegeschiedenis.nl/amco/10055</text:p>
            </office:annotation>
          </table:table-cell>
          <table:table-cell ns42:value-type="string" table:style-name="ce28" office:value-type="string">
            <text:p>1129</text:p>
          </table:table-cell>
          <table:table-cell table:style-name="ce31"/>
          <table:table-cell ns42:value-type="float" table:style-name="ce41" office:value="180" office:value-type="float">
            <text:p>180</text:p>
          </table:table-cell>
          <table:table-cell ns42:value-type="float" table:style-name="ce45" office:value="164" office:value-type="float">
            <text:p>1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burg</text:p>
            <office:annotation>
              <text:p>http://purl.org/linked-data/sdmx/2009/dimension#refArea=http://www.gemeentegeschiedenis.nl/amco/10782</text:p>
            </office:annotation>
          </table:table-cell>
          <table:table-cell ns42:value-type="string" table:style-name="ce28" office:value-type="string">
            <text:p>0692</text:p>
          </table:table-cell>
          <table:table-cell table:style-name="ce31"/>
          <table:table-cell ns42:value-type="float" table:style-name="ce41" office:value="612" office:value-type="float">
            <text:p>612</text:p>
          </table:table-cell>
          <table:table-cell ns42:value-type="float" table:style-name="ce45" office:value="639" office:value-type="float">
            <text:p>63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erland</text:p>
            <office:annotation>
              <text:p>http://purl.org/linked-data/sdmx/2009/dimension#refArea=http://www.gemeentegeschiedenis.nl/amco/11237</text:p>
            </office:annotation>
          </table:table-cell>
          <table:table-cell ns42:value-type="string" table:style-name="ce28" office:value-type="string">
            <text:p>1136</text:p>
          </table:table-cell>
          <table:table-cell table:style-name="ce31"/>
          <table:table-cell ns42:value-type="float" table:style-name="ce41" office:value="596" office:value-type="float">
            <text:p>596</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kapelle</text:p>
            <office:annotation>
              <text:p>http://purl.org/linked-data/sdmx/2009/dimension#refArea=http://www.gemeentegeschiedenis.nl/amco/10720</text:p>
            </office:annotation>
          </table:table-cell>
          <table:table-cell ns42:value-type="string" table:style-name="ce28" office:value-type="string">
            <text:p>1137</text:p>
          </table:table-cell>
          <table:table-cell table:style-name="ce31"/>
          <table:table-cell ns42:value-type="float" table:style-name="ce41" office:value="383" office:value-type="float">
            <text:p>383</text:p>
          </table:table-cell>
          <table:table-cell ns42:value-type="float" table:style-name="ce45" office:value="390" office:value-type="float">
            <text:p>39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Souburg</text:p>
            <office:annotation>
              <text:p>http://purl.org/linked-data/sdmx/2009/dimension#refArea=http://www.gemeentegeschiedenis.nl/amco/11396</text:p>
            </office:annotation>
          </table:table-cell>
          <table:table-cell ns42:value-type="string" table:style-name="ce28" office:value-type="string">
            <text:p>1353</text:p>
          </table:table-cell>
          <table:table-cell table:style-name="ce33"/>
          <table:table-cell ns42:value-type="float" table:style-name="ce41" office:value="264" office:value-type="float">
            <text:p>264</text:p>
          </table:table-cell>
          <table:table-cell ns42:value-type="float" table:style-name="ce45" office:value="277" office:value-type="float">
            <text:p>27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Souburg</text:p>
            <office:annotation>
              <text:p>http://purl.org/linked-data/sdmx/2009/dimension#refArea=http://www.gemeentegeschiedenis.nl/amco/10500</text:p>
            </office:annotation>
          </table:table-cell>
          <table:table-cell ns42:value-type="string" table:style-name="ce28" office:value-type="string">
            <text:p>1395</text:p>
          </table:table-cell>
          <table:table-cell table:style-name="ce33"/>
          <table:table-cell ns42:value-type="float" table:style-name="ce41" office:value="157" office:value-type="float">
            <text:p>157</text:p>
          </table:table-cell>
          <table:table-cell ns42:value-type="float" table:style-name="ce45" office:value="159" office:value-type="float">
            <text:p>1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ssenisse</text:p>
            <office:annotation>
              <text:p>http://purl.org/linked-data/sdmx/2009/dimension#refArea=http://www.gemeentegeschiedenis.nl/amco/10841</text:p>
            </office:annotation>
          </table:table-cell>
          <table:table-cell ns42:value-type="string" table:style-name="ce28" office:value-type="string">
            <text:p>1138</text:p>
          </table:table-cell>
          <table:table-cell table:style-name="ce31"/>
          <table:table-cell ns42:value-type="float" table:style-name="ce41" office:value="364" office:value-type="float">
            <text:p>364</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elande</text:p>
            <office:annotation>
              <text:p>http://purl.org/linked-data/sdmx/2009/dimension#refArea=http://www.gemeentegeschiedenis.nl/amco/11139</text:p>
            </office:annotation>
          </table:table-cell>
          <table:table-cell ns42:value-type="string" table:style-name="ce28" office:value-type="string">
            <text:p>0695</text:p>
          </table:table-cell>
          <table:table-cell table:style-name="ce31"/>
          <table:table-cell ns42:value-type="float" table:style-name="ce41" office:value="228" office:value-type="float">
            <text:p>228</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Vosmeer</text:p>
            <office:annotation>
              <text:p>http://purl.org/linked-data/sdmx/2009/dimension#refArea=http://www.gemeentegeschiedenis.nl/amco/10134</text:p>
            </office:annotation>
          </table:table-cell>
          <table:table-cell ns42:value-type="string" table:style-name="ce28" office:value-type="string">
            <text:p>0696</text:p>
          </table:table-cell>
          <table:table-cell table:style-name="ce31"/>
          <table:table-cell ns42:value-type="float" table:style-name="ce41" office:value="645" office:value-type="float">
            <text:p>645</text:p>
          </table:table-cell>
          <table:table-cell ns42:value-type="float" table:style-name="ce45" office:value="617" office:value-type="float">
            <text:p>6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werkerk</text:p>
            <office:annotation>
              <text:p>http://purl.org/linked-data/sdmx/2009/dimension#refArea=http://www.gemeentegeschiedenis.nl/amco/10968</text:p>
            </office:annotation>
          </table:table-cell>
          <table:table-cell ns42:value-type="string" table:style-name="ce28" office:value-type="string">
            <text:p>1148</text:p>
          </table:table-cell>
          <table:table-cell table:style-name="ce31"/>
          <table:table-cell ns42:value-type="float" table:style-name="ce41" office:value="312" office:value-type="float">
            <text:p>312</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rslag</text:p>
            <office:annotation>
              <text:p>http://purl.org/linked-data/sdmx/2009/dimension#refArea=http://www.gemeentegeschiedenis.nl/amco/10730</text:p>
            </office:annotation>
          </table:table-cell>
          <table:table-cell ns42:value-type="string" table:style-name="ce28" office:value-type="string">
            <text:p>0697</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zand</text:p>
            <office:annotation>
              <text:p>http://purl.org/linked-data/sdmx/2009/dimension#refArea=http://www.gemeentegeschiedenis.nl/amco/11422</text:p>
            </office:annotation>
          </table:table-cell>
          <table:table-cell ns42:value-type="string" table:style-name="ce28" office:value-type="string">
            <text:p>0698</text:p>
          </table:table-cell>
          <table:table-cell table:style-name="ce31"/>
          <table:table-cell ns42:value-type="float" table:style-name="ce41" office:value="340" office:value-type="float">
            <text:p>340</text:p>
          </table:table-cell>
          <table:table-cell ns42:value-type="float" table:style-name="ce45" office:value="327" office:value-type="float">
            <text:p>3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hilippine</text:p>
            <office:annotation>
              <text:p>http://purl.org/linked-data/sdmx/2009/dimension#refArea=http://www.gemeentegeschiedenis.nl/amco/10486</text:p>
            </office:annotation>
          </table:table-cell>
          <table:table-cell ns42:value-type="string" table:style-name="ce28" office:value-type="string">
            <text:p>0699</text:p>
          </table:table-cell>
          <table:table-cell table:style-name="ce31"/>
          <table:table-cell ns42:value-type="float" table:style-name="ce41" office:value="218" office:value-type="float">
            <text:p>218</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oortvliet</text:p>
            <office:annotation>
              <text:p>http://purl.org/linked-data/sdmx/2009/dimension#refArea=http://www.gemeentegeschiedenis.nl/amco/11181</text:p>
            </office:annotation>
          </table:table-cell>
          <table:table-cell ns42:value-type="string" table:style-name="ce28" office:value-type="string">
            <text:p>0700</text:p>
          </table:table-cell>
          <table:table-cell table:style-name="ce31"/>
          <table:table-cell ns42:value-type="float" table:style-name="ce41" office:value="535" office:value-type="float">
            <text:p>535</text:p>
          </table:table-cell>
          <table:table-cell ns42:value-type="float" table:style-name="ce45" office:value="543" office:value-type="float">
            <text:p>54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nesse</text:p>
            <office:annotation>
              <text:p>http://purl.org/linked-data/sdmx/2009/dimension#refArea=http://www.gemeentegeschiedenis.nl/amco/10412</text:p>
            </office:annotation>
          </table:table-cell>
          <table:table-cell ns42:value-type="string" table:style-name="ce28" office:value-type="string">
            <text:p>1159</text:p>
          </table:table-cell>
          <table:table-cell table:style-name="ce31"/>
          <table:table-cell ns42:value-type="float" table:style-name="ce41" office:value="198" office:value-type="float">
            <text:p>198</text:p>
          </table:table-cell>
          <table:table-cell ns42:value-type="float" table:style-name="ce45" office:value="197" office:value-type="float">
            <text:p>1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tranchement</text:p>
            <office:annotation>
              <text:p>http://purl.org/linked-data/sdmx/2009/dimension#refArea=http://www.gemeentegeschiedenis.nl/amco/10400</text:p>
            </office:annotation>
          </table:table-cell>
          <table:table-cell ns42:value-type="string" table:style-name="ce28" office:value-type="string">
            <text:p>0701</text:p>
          </table:table-cell>
          <table:table-cell table:style-name="ce31"/>
          <table:table-cell ns42:value-type="float" table:style-name="ce41" office:value="327" office:value-type="float">
            <text:p>32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lland</text:p>
            <office:annotation>
              <text:p>http://purl.org/linked-data/sdmx/2009/dimension#refArea=http://www.gemeentegeschiedenis.nl/amco/10479</text:p>
            </office:annotation>
          </table:table-cell>
          <table:table-cell ns42:value-type="string" table:style-name="ce28" office:value-type="string">
            <text:p>1161</text:p>
          </table:table-cell>
          <table:table-cell table:style-name="ce31"/>
          <table:table-cell ns42:value-type="float" table:style-name="ce41" office:value="169" office:value-type="float">
            <text:p>169</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tthem</text:p>
            <office:annotation>
              <text:p>http://purl.org/linked-data/sdmx/2009/dimension#refArea=http://www.gemeentegeschiedenis.nl/amco/10652</text:p>
            </office:annotation>
          </table:table-cell>
          <table:table-cell ns42:value-type="string" table:style-name="ce28" office:value-type="string">
            <text:p>1163</text:p>
          </table:table-cell>
          <table:table-cell table:style-name="ce31"/>
          <table:table-cell ns42:value-type="float" table:style-name="ce41" office:value="207" office:value-type="float">
            <text:p>207</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as van Gent</text:p>
            <office:annotation>
              <text:p>http://purl.org/linked-data/sdmx/2009/dimension#refArea=http://www.gemeentegeschiedenis.nl/amco/11405</text:p>
            </office:annotation>
          </table:table-cell>
          <table:table-cell ns42:value-type="string" table:style-name="ce28" office:value-type="string">
            <text:p>0704</text:p>
          </table:table-cell>
          <table:table-cell table:style-name="ce31"/>
          <table:table-cell ns42:value-type="float" table:style-name="ce41" office:value="423" office:value-type="float">
            <text:p>423</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erpenisse</text:p>
            <office:annotation>
              <text:p>http://purl.org/linked-data/sdmx/2009/dimension#refArea=http://www.gemeentegeschiedenis.nl/amco/10375</text:p>
            </office:annotation>
          </table:table-cell>
          <table:table-cell ns42:value-type="string" table:style-name="ce28" office:value-type="string">
            <text:p>0705</text:p>
          </table:table-cell>
          <table:table-cell table:style-name="ce31"/>
          <table:table-cell ns42:value-type="float" table:style-name="ce41" office:value="534" office:value-type="float">
            <text:p>534</text:p>
          </table:table-cell>
          <table:table-cell ns42:value-type="float" table:style-name="ce45" office:value="516" office:value-type="float">
            <text:p>5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ondijke</text:p>
            <office:annotation>
              <text:p>http://purl.org/linked-data/sdmx/2009/dimension#refArea=http://www.gemeentegeschiedenis.nl/amco/10189</text:p>
            </office:annotation>
          </table:table-cell>
          <table:table-cell ns42:value-type="string" table:style-name="ce28" office:value-type="string">
            <text:p>0706</text:p>
          </table:table-cell>
          <table:table-cell table:style-name="ce31"/>
          <table:table-cell ns42:value-type="float" table:style-name="ce41" office:value="639" office:value-type="float">
            <text:p>639</text:p>
          </table:table-cell>
          <table:table-cell ns42:value-type="float" table:style-name="ce45" office:value="727" office:value-type="float">
            <text:p>7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re</text:p>
            <office:annotation>
              <text:p>http://purl.org/linked-data/sdmx/2009/dimension#refArea=http://www.gemeentegeschiedenis.nl/amco/10544</text:p>
            </office:annotation>
          </table:table-cell>
          <table:table-cell ns42:value-type="string" table:style-name="ce28" office:value-type="string">
            <text:p>1172</text:p>
          </table:table-cell>
          <table:table-cell table:style-name="ce31"/>
          <table:table-cell ns42:value-type="float" table:style-name="ce41" office:value="169" office:value-type="float">
            <text:p>169</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Schouwen-Duivenland)</text:p>
            <office:annotation>
              <text:p>http://purl.org/linked-data/sdmx/2009/dimension#refArea=http://www.gemeentegeschiedenis.nl/amco/11014</text:p>
            </office:annotation>
          </table:table-cell>
          <table:table-cell ns42:value-type="string" table:style-name="ce28" office:value-type="string">
            <text:p>1175</text:p>
          </table:table-cell>
          <table:table-cell table:style-name="ce31"/>
          <table:table-cell ns42:value-type="float" table:style-name="ce41" office:value="110" office:value-type="float">
            <text:p>110</text:p>
          </table:table-cell>
          <table:table-cell ns42:value-type="float" table:style-name="ce45" office:value="104" office:value-type="float">
            <text:p>10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Walcheren)</text:p>
            <office:annotation>
              <text:p>http://purl.org/linked-data/sdmx/2009/dimension#refArea=http://www.gemeentegeschiedenis.nl/amco/11256</text:p>
            </office:annotation>
          </table:table-cell>
          <table:table-cell ns42:value-type="string" table:style-name="ce28" office:value-type="string">
            <text:p>1176</text:p>
          </table:table-cell>
          <table:table-cell table:style-name="ce31"/>
          <table:table-cell ns42:value-type="float" table:style-name="ce41" office:value="398" office:value-type="float">
            <text:p>398</text:p>
          </table:table-cell>
          <table:table-cell ns42:value-type="float" table:style-name="ce45" office:value="397" office:value-type="float">
            <text:p>3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Annaland</text:p>
            <office:annotation>
              <text:p>http://purl.org/linked-data/sdmx/2009/dimension#refArea=http://www.gemeentegeschiedenis.nl/amco/11200</text:p>
            </office:annotation>
          </table:table-cell>
          <table:table-cell ns42:value-type="string" table:style-name="ce28" office:value-type="string">
            <text:p>0708</text:p>
          </table:table-cell>
          <table:table-cell table:style-name="ce31"/>
          <table:table-cell ns42:value-type="float" table:style-name="ce41" office:value="847" office:value-type="float">
            <text:p>847</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Anna Termuiden</text:p>
            <office:annotation>
              <text:p>http://purl.org/linked-data/sdmx/2009/dimension#refArea=http://www.gemeentegeschiedenis.nl/amco/11012</text:p>
            </office:annotation>
          </table:table-cell>
          <table:table-cell ns42:value-type="string" table:style-name="ce28" office:value-type="string">
            <text:p>1177</text:p>
          </table:table-cell>
          <table:table-cell table:style-name="ce31"/>
          <table:table-cell ns42:value-type="float" table:style-name="ce41" office:value="131" office:value-type="float">
            <text:p>131</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Jansteen</text:p>
            <office:annotation>
              <text:p>http://purl.org/linked-data/sdmx/2009/dimension#refArea=http://www.gemeentegeschiedenis.nl/amco/10864</text:p>
            </office:annotation>
          </table:table-cell>
          <table:table-cell ns42:value-type="string" table:style-name="ce28" office:value-type="string">
            <text:p>0709</text:p>
          </table:table-cell>
          <table:table-cell table:style-name="ce31"/>
          <table:table-cell ns42:value-type="float" table:style-name="ce41" office:value="686" office:value-type="float">
            <text:p>686</text:p>
          </table:table-cell>
          <table:table-cell ns42:value-type="float" table:style-name="ce45" office:value="691" office:value-type="float">
            <text:p>6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Kruis</text:p>
            <office:annotation>
              <text:p>http://purl.org/linked-data/sdmx/2009/dimension#refArea=http://www.gemeentegeschiedenis.nl/amco/10235</text:p>
            </office:annotation>
          </table:table-cell>
          <table:table-cell ns42:value-type="string" table:style-name="ce28" office:value-type="string">
            <text:p>1178</text:p>
          </table:table-cell>
          <table:table-cell table:style-name="ce31"/>
          <table:table-cell ns42:value-type="float" table:style-name="ce41" office:value="292" office:value-type="float">
            <text:p>292</text:p>
          </table:table-cell>
          <table:table-cell ns42:value-type="float" table:style-name="ce45" office:value="259" office:value-type="float">
            <text:p>2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Laurens</text:p>
            <office:annotation>
              <text:p>http://purl.org/linked-data/sdmx/2009/dimension#refArea=http://www.gemeentegeschiedenis.nl/amco/10106</text:p>
            </office:annotation>
          </table:table-cell>
          <table:table-cell ns42:value-type="string" table:style-name="ce28" office:value-type="string">
            <text:p>1179</text:p>
          </table:table-cell>
          <table:table-cell table:style-name="ce31"/>
          <table:table-cell ns42:value-type="float" table:style-name="ce41" office:value="197" office:value-type="float">
            <text:p>197</text:p>
          </table:table-cell>
          <table:table-cell ns42:value-type="float" table:style-name="ce45" office:value="218" office:value-type="float">
            <text:p>21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Maartensdijk</text:p>
            <office:annotation>
              <text:p>http://purl.org/linked-data/sdmx/2009/dimension#refArea=http://www.gemeentegeschiedenis.nl/amco/10716</text:p>
            </office:annotation>
          </table:table-cell>
          <table:table-cell ns42:value-type="string" table:style-name="ce28" office:value-type="string">
            <text:p>0711</text:p>
          </table:table-cell>
          <table:table-cell table:style-name="ce31"/>
          <table:table-cell ns42:value-type="float" table:style-name="ce41" office:value="867" office:value-type="float">
            <text:p>867</text:p>
          </table:table-cell>
          <table:table-cell ns42:value-type="float" table:style-name="ce45" office:value="863" office:value-type="float">
            <text:p>86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Philipsland</text:p>
            <office:annotation>
              <text:p>http://purl.org/linked-data/sdmx/2009/dimension#refArea=http://www.gemeentegeschiedenis.nl/amco/10394</text:p>
            </office:annotation>
          </table:table-cell>
          <table:table-cell ns42:value-type="string" table:style-name="ce28" office:value-type="string">
            <text:p>0712</text:p>
          </table:table-cell>
          <table:table-cell table:style-name="ce31"/>
          <table:table-cell ns42:value-type="float" table:style-name="ce41" office:value="280" office:value-type="float">
            <text:p>280</text:p>
          </table:table-cell>
          <table:table-cell ns42:value-type="float" table:style-name="ce45" office:value="236" office:value-type="float">
            <text:p>2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luis</text:p>
            <office:annotation>
              <text:p>http://purl.org/linked-data/sdmx/2009/dimension#refArea=http://www.gemeentegeschiedenis.nl/amco/10895</text:p>
            </office:annotation>
          </table:table-cell>
          <table:table-cell ns42:value-type="string" table:style-name="ce28" office:value-type="string">
            <text:p>0713</text:p>
          </table:table-cell>
          <table:table-cell table:style-name="ce31"/>
          <table:table-cell ns42:value-type="float" table:style-name="ce41" office:value="741" office:value-type="float">
            <text:p>741</text:p>
          </table:table-cell>
          <table:table-cell ns42:value-type="float" table:style-name="ce45" office:value="900" office:value-type="float">
            <text:p>90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avenisse</text:p>
            <office:annotation>
              <text:p>http://purl.org/linked-data/sdmx/2009/dimension#refArea=http://www.gemeentegeschiedenis.nl/amco/10619</text:p>
            </office:annotation>
          </table:table-cell>
          <table:table-cell ns42:value-type="string" table:style-name="ce28" office:value-type="string">
            <text:p>0714</text:p>
          </table:table-cell>
          <table:table-cell table:style-name="ce31"/>
          <table:table-cell ns42:value-type="float" table:style-name="ce41" office:value="536" office:value-type="float">
            <text:p>536</text:p>
          </table:table-cell>
          <table:table-cell ns42:value-type="float" table:style-name="ce45" office:value="546" office:value-type="float">
            <text:p>54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oppeldijk</text:p>
            <office:annotation>
              <text:p>http://purl.org/linked-data/sdmx/2009/dimension#refArea=http://www.gemeentegeschiedenis.nl/amco/10100</text:p>
            </office:annotation>
          </table:table-cell>
          <table:table-cell ns42:value-type="string" table:style-name="ce28" office:value-type="string">
            <text:p>1198</text:p>
          </table:table-cell>
          <table:table-cell table:style-name="ce31"/>
          <table:table-cell ns42:value-type="float" table:style-name="ce41" office:value="700" office:value-type="float">
            <text:p>700</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holen</text:p>
            <office:annotation>
              <text:p>http://purl.org/linked-data/sdmx/2009/dimension#refArea=http://www.gemeentegeschiedenis.nl/amco/10376</text:p>
            </office:annotation>
          </table:table-cell>
          <table:table-cell ns42:value-type="string" table:style-name="ce28" office:value-type="string">
            <text:p>0716</text:p>
          </table:table-cell>
          <table:table-cell table:style-name="ce31"/>
          <table:table-cell ns42:value-type="float" table:style-name="ce41" office:value="1093" office:value-type="float">
            <text:p>1093</text:p>
          </table:table-cell>
          <table:table-cell ns42:value-type="float" table:style-name="ce45" office:value="1066" office:value-type="float">
            <text:p>106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eere</text:p>
            <office:annotation>
              <text:p>http://purl.org/linked-data/sdmx/2009/dimension#refArea=http://www.gemeentegeschiedenis.nl/amco/10369</text:p>
            </office:annotation>
          </table:table-cell>
          <table:table-cell ns42:value-type="string" table:style-name="ce28" office:value-type="string">
            <text:p>0717</text:p>
          </table:table-cell>
          <table:table-cell table:style-name="ce31"/>
          <table:table-cell ns42:value-type="float" table:style-name="ce41" office:value="445" office:value-type="float">
            <text:p>445</text:p>
          </table:table-cell>
          <table:table-cell ns42:value-type="float" table:style-name="ce45" office:value="476" office:value-type="float">
            <text:p>47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rouwenpolder</text:p>
            <office:annotation>
              <text:p>http://purl.org/linked-data/sdmx/2009/dimension#refArea=http://www.gemeentegeschiedenis.nl/amco/10635</text:p>
            </office:annotation>
          </table:table-cell>
          <table:table-cell ns42:value-type="string" table:style-name="ce28" office:value-type="string">
            <text:p>1214</text:p>
          </table:table-cell>
          <table:table-cell table:style-name="ce31"/>
          <table:table-cell ns42:value-type="float" table:style-name="ce41" office:value="346" office:value-type="float">
            <text:p>346</text:p>
          </table:table-cell>
          <table:table-cell ns42:value-type="float" table:style-name="ce45" office:value="314" office:value-type="float">
            <text:p>31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arde</text:p>
            <office:annotation>
              <text:p>http://purl.org/linked-data/sdmx/2009/dimension#refArea=http://www.gemeentegeschiedenis.nl/amco/10082</text:p>
            </office:annotation>
          </table:table-cell>
          <table:table-cell ns42:value-type="string" table:style-name="ce28" office:value-type="string">
            <text:p>0721</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terlandkerkje</text:p>
            <office:annotation>
              <text:p>http://purl.org/linked-data/sdmx/2009/dimension#refArea=http://www.gemeentegeschiedenis.nl/amco/10352</text:p>
            </office:annotation>
          </table:table-cell>
          <table:table-cell ns42:value-type="string" table:style-name="ce28" office:value-type="string">
            <text:p>0722</text:p>
          </table:table-cell>
          <table:table-cell table:style-name="ce31"/>
          <table:table-cell ns42:value-type="float" table:style-name="ce41" office:value="283" office:value-type="float">
            <text:p>28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meldinge</text:p>
            <office:annotation>
              <text:p>http://purl.org/linked-data/sdmx/2009/dimension#refArea=http://www.gemeentegeschiedenis.nl/amco/11145</text:p>
            </office:annotation>
          </table:table-cell>
          <table:table-cell ns42:value-type="string" table:style-name="ce28" office:value-type="string">
            <text:p>0723</text:p>
          </table:table-cell>
          <table:table-cell table:style-name="ce31"/>
          <table:table-cell ns42:value-type="float" table:style-name="ce41" office:value="365" office:value-type="float">
            <text:p>365</text:p>
          </table:table-cell>
          <table:table-cell ns42:value-type="float" table:style-name="ce45" office:value="392" office:value-type="float">
            <text:p>39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dorpe</text:p>
            <office:annotation>
              <text:p>http://purl.org/linked-data/sdmx/2009/dimension#refArea=http://www.gemeentegeschiedenis.nl/amco/10915</text:p>
            </office:annotation>
          </table:table-cell>
          <table:table-cell ns42:value-type="string" table:style-name="ce28" office:value-type="string">
            <text:p>0724</text:p>
          </table:table-cell>
          <table:table-cell table:style-name="ce31"/>
          <table:table-cell ns42:value-type="float" table:style-name="ce41" office:value="592" office:value-type="float">
            <text:p>592</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kapelle</text:p>
            <office:annotation>
              <text:p>http://purl.org/linked-data/sdmx/2009/dimension#refArea=http://www.gemeentegeschiedenis.nl/amco/10931</text:p>
            </office:annotation>
          </table:table-cell>
          <table:table-cell ns42:value-type="string" table:style-name="ce28" office:value-type="string">
            <text:p>0726</text:p>
          </table:table-cell>
          <table:table-cell table:style-name="ce31"/>
          <table:table-cell ns42:value-type="float" table:style-name="ce41" office:value="850" office:value-type="float">
            <text:p>850</text:p>
          </table:table-cell>
          <table:table-cell ns42:value-type="float" table:style-name="ce45" office:value="841" office:value-type="float">
            <text:p>84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issekerke</text:p>
            <office:annotation>
              <text:p>http://purl.org/linked-data/sdmx/2009/dimension#refArea=http://www.gemeentegeschiedenis.nl/amco/11436</text:p>
            </office:annotation>
          </table:table-cell>
          <table:table-cell ns42:value-type="string" table:style-name="ce28" office:value-type="string">
            <text:p>1253</text:p>
          </table:table-cell>
          <table:table-cell table:style-name="ce31"/>
          <table:table-cell ns42:value-type="float" table:style-name="ce41" office:value="1007" office:value-type="float">
            <text:p>1007</text:p>
          </table:table-cell>
          <table:table-cell ns42:value-type="float" table:style-name="ce45" office:value="1031" office:value-type="float">
            <text:p>1031</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olphaartsdijk</text:p>
            <office:annotation>
              <text:p>http://purl.org/linked-data/sdmx/2009/dimension#refArea=http://www.gemeentegeschiedenis.nl/amco/10543</text:p>
            </office:annotation>
          </table:table-cell>
          <table:table-cell ns42:value-type="string" table:style-name="ce28" office:value-type="string">
            <text:p>0728</text:p>
          </table:table-cell>
          <table:table-cell table:style-name="ce31"/>
          <table:table-cell ns42:value-type="float" table:style-name="ce41" office:value="513" office:value-type="float">
            <text:p>513</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Yerseke</text:p>
            <office:annotation>
              <text:p>http://purl.org/linked-data/sdmx/2009/dimension#refArea=http://www.gemeentegeschiedenis.nl/amco/11247</text:p>
            </office:annotation>
          </table:table-cell>
          <table:table-cell ns42:value-type="string" table:style-name="ce28" office:value-type="string">
            <text:p>0729</text:p>
          </table:table-cell>
          <table:table-cell table:style-name="ce31"/>
          <table:table-cell ns42:value-type="float" table:style-name="ce41" office:value="399" office:value-type="float">
            <text:p>399</text:p>
          </table:table-cell>
          <table:table-cell ns42:value-type="float" table:style-name="ce45" office:value="344" office:value-type="float">
            <text:p>34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IJzendijke</text:p>
            <office:annotation>
              <text:p>http://purl.org/linked-data/sdmx/2009/dimension#refArea=http://www.gemeentegeschiedenis.nl/amco/10688</text:p>
            </office:annotation>
          </table:table-cell>
          <table:table-cell ns42:value-type="string" table:style-name="ce28" office:value-type="string">
            <text:p>0730</text:p>
          </table:table-cell>
          <table:table-cell table:style-name="ce31"/>
          <table:table-cell ns42:value-type="float" table:style-name="ce41" office:value="1137" office:value-type="float">
            <text:p>1137</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aamslag</text:p>
            <office:annotation>
              <text:p>http://purl.org/linked-data/sdmx/2009/dimension#refArea=http://www.gemeentegeschiedenis.nl/amco/11173</text:p>
            </office:annotation>
          </table:table-cell>
          <table:table-cell ns42:value-type="string" table:style-name="ce28" office:value-type="string">
            <text:p>0731</text:p>
          </table:table-cell>
          <table:table-cell table:style-name="ce31"/>
          <table:table-cell ns42:value-type="float" table:style-name="ce41" office:value="970" office:value-type="float">
            <text:p>970</text:p>
          </table:table-cell>
          <table:table-cell ns42:value-type="float" table:style-name="ce45" office:value="924" office:value-type="float">
            <text:p>92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ierikzee</text:p>
            <office:annotation>
              <text:p>http://purl.org/linked-data/sdmx/2009/dimension#refArea=http://www.gemeentegeschiedenis.nl/amco/10843</text:p>
            </office:annotation>
          </table:table-cell>
          <table:table-cell ns42:value-type="string" table:style-name="ce28" office:value-type="string">
            <text:p>0732</text:p>
          </table:table-cell>
          <table:table-cell table:style-name="ce31"/>
          <table:table-cell ns42:value-type="float" table:style-name="ce41" office:value="2893" office:value-type="float">
            <text:p>2893</text:p>
          </table:table-cell>
          <table:table-cell ns42:value-type="float" table:style-name="ce45" office:value="3559" office:value-type="float">
            <text:p>355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nnemaire</text:p>
            <office:annotation>
              <text:p>http://purl.org/linked-data/sdmx/2009/dimension#refArea=http://www.gemeentegeschiedenis.nl/amco/10040</text:p>
            </office:annotation>
          </table:table-cell>
          <table:table-cell ns42:value-type="string" table:style-name="ce28" office:value-type="string">
            <text:p>1236</text:p>
          </table:table-cell>
          <table:table-cell table:style-name="ce31"/>
          <table:table-cell ns42:value-type="float" table:style-name="ce41" office:value="205" office:value-type="float">
            <text:p>205</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utelande</text:p>
            <office:annotation>
              <text:p>http://purl.org/linked-data/sdmx/2009/dimension#refArea=http://www.gemeentegeschiedenis.nl/amco/10779</text:p>
            </office:annotation>
          </table:table-cell>
          <table:table-cell ns42:value-type="string" table:style-name="ce28" office:value-type="string">
            <text:p>2886</text:p>
          </table:table-cell>
          <table:table-cell table:style-name="ce31"/>
          <table:table-cell ns42:value-type="float" table:style-name="ce41" office:value="245" office:value-type="float">
            <text:p>245</text:p>
          </table:table-cell>
          <table:table-cell ns42:value-type="float" table:style-name="ce45" office:value="257" office:value-type="float">
            <text:p>2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dorpe</text:p>
            <office:annotation>
              <text:p>http://purl.org/linked-data/sdmx/2009/dimension#refArea=http://www.gemeentegeschiedenis.nl/amco/11087</text:p>
            </office:annotation>
          </table:table-cell>
          <table:table-cell ns42:value-type="string" table:style-name="ce28" office:value-type="string">
            <text:p>0734</text:p>
          </table:table-cell>
          <table:table-cell table:style-name="ce31"/>
          <table:table-cell ns42:value-type="float" table:style-name="ce41" office:value="423" office:value-type="float">
            <text:p>423</text:p>
          </table:table-cell>
          <table:table-cell ns42:value-type="float" table:style-name="ce45" office:value="442" office:value-type="float">
            <text:p>4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zande</text:p>
            <office:annotation>
              <text:p>http://purl.org/linked-data/sdmx/2009/dimension#refArea=http://www.gemeentegeschiedenis.nl/amco/10437</text:p>
            </office:annotation>
          </table:table-cell>
          <table:table-cell ns42:value-type="string" table:style-name="ce28" office:value-type="string">
            <text:p>0735</text:p>
          </table:table-cell>
          <table:table-cell table:style-name="ce31"/>
          <table:table-cell ns42:value-type="float" table:style-name="ce41" office:value="470" office:value-type="float">
            <text:p>470</text:p>
          </table:table-cell>
          <table:table-cell ns42:value-type="float" table:style-name="ce45" office:value="456" office:value-type="float">
            <text:p>45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1"/>
          <table:table-cell table:style-name="ce20"/>
          <table:table-cell table:style-name="ce28"/>
          <table:table-cell table:style-name="ce34"/>
          <table:table-cell table:style-name="ce41">
            <office:annotation draw:style-name="gr1" svg:height="45.01pt" draw:caption-point-y="17.52pt" svg:width="130.51pt" svg:x="726.75pt" draw:caption-point-x="-12.3pt" svg:y="8214.75pt" draw:text-style-name="P2">
              <dc:creator>CDM</dc:creator>
              <dc:date>2017-10-25T00:00:00</dc:date>
              <text:p text:style-name="P1"><text:span text:style-name="T5">Bronfout: In de opgaven van de mannen zit een afwijking van 90. In welke gemeente(n) is niet duidelijk.</text:span></text:p>
            </office:annotation>
          </table:table-cell>
          <table:table-cell table:style-name="ce45">
            <office:annotation draw:style-name="gr1" svg:height="45.01pt" draw:caption-point-y="17.52pt" svg:width="132.75pt" svg:x="777pt" draw:caption-point-x="-12.3pt" svg:y="8214.75pt" draw:text-style-name="P2">
              <dc:creator>CDM</dc:creator>
              <dc:date>2017-10-25T00:00:00</dc:date>
              <text:p text:style-name="P1"><text:span text:style-name="T5">Bronfout: In de opgaven van de vrouwen zit een afwijking van 20. In welke gemeente(n) is niet duidelijk.</text:span></text:p>
            </office:annotation>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Hertogenbosch</text:p>
            <office:annotation>
              <text:p>http://purl.org/linked-data/sdmx/2009/dimension#refArea=http://www.gemeentegeschiedenis.nl/amco/10054</text:p>
            </office:annotation>
          </table:table-cell>
          <table:table-cell ns42:value-type="string" table:style-name="ce28" office:value-type="string">
            <text:p>0796</text:p>
          </table:table-cell>
          <table:table-cell table:style-name="ce31"/>
          <table:table-cell ns42:value-type="float" table:style-name="ce41" office:value="10424" office:value-type="float">
            <text:p>10424</text:p>
          </table:table-cell>
          <table:table-cell ns42:value-type="float" table:style-name="ce45" office:value="10065" office:value-type="float">
            <text:p>1006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reda</text:p>
            <office:annotation>
              <text:p>http://purl.org/linked-data/sdmx/2009/dimension#refArea=http://www.gemeentegeschiedenis.nl/amco/10154</text:p>
            </office:annotation>
          </table:table-cell>
          <table:table-cell ns42:value-type="string" table:style-name="ce28" office:value-type="string">
            <text:p>0758</text:p>
          </table:table-cell>
          <table:table-cell table:style-name="ce31"/>
          <table:table-cell ns42:value-type="float" table:style-name="ce41" office:value="6747" office:value-type="float">
            <text:p>6747</text:p>
          </table:table-cell>
          <table:table-cell ns42:value-type="float" table:style-name="ce45" office:value="6367" office:value-type="float">
            <text:p>636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ilburg</text:p>
            <office:annotation>
              <text:p>http://purl.org/linked-data/sdmx/2009/dimension#refArea=http://www.gemeentegeschiedenis.nl/amco/10792</text:p>
            </office:annotation>
          </table:table-cell>
          <table:table-cell ns42:value-type="string" table:style-name="ce28" office:value-type="string">
            <text:p>0855</text:p>
          </table:table-cell>
          <table:table-cell table:style-name="ce31"/>
          <table:table-cell ns42:value-type="float" table:style-name="ce41" office:value="5627" office:value-type="float">
            <text:p>5627</text:p>
          </table:table-cell>
          <table:table-cell ns42:value-type="float" table:style-name="ce45" office:value="6099" office:value-type="float">
            <text:p>6099</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lst</text:p>
            <office:annotation>
              <text:p>http://purl.org/linked-data/sdmx/2009/dimension#refArea=http://www.gemeentegeschiedenis.nl/amco/11423</text:p>
            </office:annotation>
          </table:table-cell>
          <table:table-cell ns42:value-type="string" table:style-name="ce28" office:value-type="string">
            <text:p>10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rle-Rixtel</text:p>
            <office:annotation>
              <text:p>http://purl.org/linked-data/sdmx/2009/dimension#refArea=http://www.gemeentegeschiedenis.nl/amco/10757</text:p>
            </office:annotation>
          </table:table-cell>
          <table:table-cell ns42:value-type="string" table:style-name="ce28" office:value-type="string">
            <text:p>07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em, Maren en Kessel</text:p>
            <office:annotation>
              <text:p>http://purl.org/linked-data/sdmx/2009/dimension#refArea=http://www.gemeentegeschiedenis.nl/amco/10495</text:p>
            </office:annotation>
          </table:table-cell>
          <table:table-cell ns42:value-type="string" table:style-name="ce28" office:value-type="string">
            <text:p>10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mkerk</text:p>
            <office:annotation>
              <text:p>http://purl.org/linked-data/sdmx/2009/dimension#refArea=http://www.gemeentegeschiedenis.nl/amco/10788</text:p>
            </office:annotation>
          </table:table-cell>
          <table:table-cell ns42:value-type="string" table:style-name="ce28" office:value-type="string">
            <text:p>07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phen en Riel</text:p>
            <office:annotation>
              <text:p>http://purl.org/linked-data/sdmx/2009/dimension#refArea=http://www.gemeentegeschiedenis.nl/amco/10710</text:p>
            </office:annotation>
          </table:table-cell>
          <table:table-cell ns42:value-type="string" table:style-name="ce28" office:value-type="string">
            <text:p>07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ndel</text:p>
            <office:annotation>
              <text:p>http://purl.org/linked-data/sdmx/2009/dimension#refArea=http://www.gemeentegeschiedenis.nl/amco/10871</text:p>
            </office:annotation>
          </table:table-cell>
          <table:table-cell ns42:value-type="string" table:style-name="ce28" office:value-type="string">
            <text:p>07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sten</text:p>
            <office:annotation>
              <text:p>http://purl.org/linked-data/sdmx/2009/dimension#refArea=http://www.gemeentegeschiedenis.nl/amco/10478</text:p>
            </office:annotation>
          </table:table-cell>
          <table:table-cell ns42:value-type="string" table:style-name="ce28" office:value-type="string">
            <text:p>07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dwijk</text:p>
            <office:annotation>
              <text:p>http://purl.org/linked-data/sdmx/2009/dimension#refArea=http://www.gemeentegeschiedenis.nl/amco/10006</text:p>
            </office:annotation>
          </table:table-cell>
          <table:table-cell ns42:value-type="string" table:style-name="ce28" office:value-type="string">
            <text:p>10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le-Nassau</text:p>
            <office:annotation>
              <text:p>http://purl.org/linked-data/sdmx/2009/dimension#refArea=http://www.gemeentegeschiedenis.nl/amco/10060</text:p>
            </office:annotation>
          </table:table-cell>
          <table:table-cell ns42:value-type="string" table:style-name="ce28" office:value-type="string">
            <text:p>07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kel en Milheeze</text:p>
            <office:annotation>
              <text:p>http://purl.org/linked-data/sdmx/2009/dimension#refArea=http://www.gemeentegeschiedenis.nl/amco/10749</text:p>
            </office:annotation>
          </table:table-cell>
          <table:table-cell ns42:value-type="string" table:style-name="ce28" office:value-type="string">
            <text:p>07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k en Donk</text:p>
            <office:annotation>
              <text:p>http://purl.org/linked-data/sdmx/2009/dimension#refArea=http://www.gemeentegeschiedenis.nl/amco/10173</text:p>
            </office:annotation>
          </table:table-cell>
          <table:table-cell ns42:value-type="string" table:style-name="ce28" office:value-type="string">
            <text:p>07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rs</text:p>
            <office:annotation>
              <text:p>http://purl.org/linked-data/sdmx/2009/dimension#refArea=http://www.gemeentegeschiedenis.nl/amco/11410</text:p>
            </office:annotation>
          </table:table-cell>
          <table:table-cell ns42:value-type="string" table:style-name="ce28" office:value-type="string">
            <text:p>07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hem</text:p>
            <office:annotation>
              <text:p>http://purl.org/linked-data/sdmx/2009/dimension#refArea=http://www.gemeentegeschiedenis.nl/amco/10733</text:p>
            </office:annotation>
          </table:table-cell>
          <table:table-cell ns42:value-type="string" table:style-name="ce28" office:value-type="string">
            <text:p>07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n op Zoom</text:p>
            <office:annotation>
              <text:p>http://purl.org/linked-data/sdmx/2009/dimension#refArea=http://www.gemeentegeschiedenis.nl/amco/11037</text:p>
            </office:annotation>
          </table:table-cell>
          <table:table-cell ns42:value-type="string" table:style-name="ce28" office:value-type="string">
            <text:p>0748</text:p>
          </table:table-cell>
          <table:table-cell table:style-name="ce31"/>
          <table:table-cell ns42:value-type="float" table:style-name="ce41" office:value="3589" office:value-type="float">
            <text:p>3589</text:p>
          </table:table-cell>
          <table:table-cell ns42:value-type="float" table:style-name="ce45" office:value="3656" office:value-type="float">
            <text:p>365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yk</text:p>
            <office:annotation>
              <text:p>http://purl.org/linked-data/sdmx/2009/dimension#refArea=http://www.gemeentegeschiedenis.nl/amco/11160</text:p>
            </office:annotation>
          </table:table-cell>
          <table:table-cell ns42:value-type="string" table:style-name="ce28" office:value-type="string">
            <text:p>074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kel-Enschot</text:p>
            <office:annotation>
              <text:p>http://purl.org/linked-data/sdmx/2009/dimension#refArea=http://www.gemeentegeschiedenis.nl/amco/11132</text:p>
            </office:annotation>
          </table:table-cell>
          <table:table-cell ns42:value-type="string" table:style-name="ce28" office:value-type="string">
            <text:p>075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licum</text:p>
            <office:annotation>
              <text:p>http://purl.org/linked-data/sdmx/2009/dimension#refArea=http://www.gemeentegeschiedenis.nl/amco/10362</text:p>
            </office:annotation>
          </table:table-cell>
          <table:table-cell ns42:value-type="string" table:style-name="ce28" office:value-type="string">
            <text:p>075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oijen</text:p>
            <office:annotation>
              <text:p>http://purl.org/linked-data/sdmx/2009/dimension#refArea=http://www.gemeentegeschiedenis.nl/amco/10056</text:p>
            </office:annotation>
          </table:table-cell>
          <table:table-cell ns42:value-type="string" table:style-name="ce28" office:value-type="string">
            <text:p>102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t</text:p>
            <office:annotation>
              <text:p>http://purl.org/linked-data/sdmx/2009/dimension#refArea=http://www.gemeentegeschiedenis.nl/amco/10442</text:p>
            </office:annotation>
          </table:table-cell>
          <table:table-cell ns42:value-type="string" table:style-name="ce28" office:value-type="string">
            <text:p>07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ugen en Rijkevoort</text:p>
            <office:annotation>
              <text:p>http://purl.org/linked-data/sdmx/2009/dimension#refArea=http://www.gemeentegeschiedenis.nl/amco/10252</text:p>
            </office:annotation>
          </table:table-cell>
          <table:table-cell ns42:value-type="string" table:style-name="ce28" office:value-type="string">
            <text:p>10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ladel en Netersel</text:p>
            <office:annotation>
              <text:p>http://purl.org/linked-data/sdmx/2009/dimension#refArea=http://www.gemeentegeschiedenis.nl/amco/11006</text:p>
            </office:annotation>
          </table:table-cell>
          <table:table-cell ns42:value-type="string" table:style-name="ce28" office:value-type="string">
            <text:p>075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ekel</text:p>
            <office:annotation>
              <text:p>http://purl.org/linked-data/sdmx/2009/dimension#refArea=http://www.gemeentegeschiedenis.nl/amco/10432</text:p>
            </office:annotation>
          </table:table-cell>
          <table:table-cell ns42:value-type="string" table:style-name="ce28" office:value-type="string">
            <text:p>07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khoven</text:p>
            <office:annotation>
              <text:p>http://purl.org/linked-data/sdmx/2009/dimension#refArea=http://www.gemeentegeschiedenis.nl/amco/11083</text:p>
            </office:annotation>
          </table:table-cell>
          <table:table-cell ns42:value-type="string" table:style-name="ce28" office:value-type="string">
            <text:p>10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rkel en Schaft</text:p>
            <office:annotation>
              <text:p>http://purl.org/linked-data/sdmx/2009/dimension#refArea=http://www.gemeentegeschiedenis.nl/amco/11013</text:p>
            </office:annotation>
          </table:table-cell>
          <table:table-cell ns42:value-type="string" table:style-name="ce28" office:value-type="string">
            <text:p>102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meer</text:p>
            <office:annotation>
              <text:p>http://purl.org/linked-data/sdmx/2009/dimension#refArea=http://www.gemeentegeschiedenis.nl/amco/11227</text:p>
            </office:annotation>
          </table:table-cell>
          <table:table-cell ns42:value-type="string" table:style-name="ce28" office:value-type="string">
            <text:p>07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tel</text:p>
            <office:annotation>
              <text:p>http://purl.org/linked-data/sdmx/2009/dimension#refArea=http://www.gemeentegeschiedenis.nl/amco/10083</text:p>
            </office:annotation>
          </table:table-cell>
          <table:table-cell ns42:value-type="string" table:style-name="ce28" office:value-type="string">
            <text:p>07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udel</text:p>
            <office:annotation>
              <text:p>http://purl.org/linked-data/sdmx/2009/dimension#refArea=http://www.gemeentegeschiedenis.nl/amco/10219</text:p>
            </office:annotation>
          </table:table-cell>
          <table:table-cell ns42:value-type="string" table:style-name="ce28" office:value-type="string">
            <text:p>07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apelle</text:p>
            <office:annotation>
              <text:p>http://purl.org/linked-data/sdmx/2009/dimension#refArea=http://www.gemeentegeschiedenis.nl/amco/11233</text:p>
            </office:annotation>
          </table:table-cell>
          <table:table-cell ns42:value-type="string" table:style-name="ce28" office:value-type="string">
            <text:p>10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haam</text:p>
            <office:annotation>
              <text:p>http://purl.org/linked-data/sdmx/2009/dimension#refArea=http://www.gemeentegeschiedenis.nl/amco/11433</text:p>
            </office:annotation>
          </table:table-cell>
          <table:table-cell ns42:value-type="string" table:style-name="ce28" office:value-type="string">
            <text:p>07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romvoirt</text:p>
            <office:annotation>
              <text:p>http://purl.org/linked-data/sdmx/2009/dimension#refArea=http://www.gemeentegeschiedenis.nl/amco/10053</text:p>
            </office:annotation>
          </table:table-cell>
          <table:table-cell ns42:value-type="string" table:style-name="ce28" office:value-type="string">
            <text:p>10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uijk en Sint Agatha</text:p>
            <office:annotation>
              <text:p>http://purl.org/linked-data/sdmx/2009/dimension#refArea=http://www.gemeentegeschiedenis.nl/amco/10023</text:p>
            </office:annotation>
          </table:table-cell>
          <table:table-cell ns42:value-type="string" table:style-name="ce28" office:value-type="string">
            <text:p>07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ne en Liessel</text:p>
            <office:annotation>
              <text:p>http://purl.org/linked-data/sdmx/2009/dimension#refArea=http://www.gemeentegeschiedenis.nl/amco/10379</text:p>
            </office:annotation>
          </table:table-cell>
          <table:table-cell ns42:value-type="string" table:style-name="ce28" office:value-type="string">
            <text:p>10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sen en Dennenburg</text:p>
            <office:annotation>
              <text:p>http://purl.org/linked-data/sdmx/2009/dimension#refArea=http://www.gemeentegeschiedenis.nl/amco/10209</text:p>
            </office:annotation>
          </table:table-cell>
          <table:table-cell ns42:value-type="string" table:style-name="ce28" office:value-type="string">
            <text:p>10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den, Demen en Langel</text:p>
            <office:annotation>
              <text:p>http://purl.org/linked-data/sdmx/2009/dimension#refArea=http://www.gemeentegeschiedenis.nl/amco/11138</text:p>
            </office:annotation>
          </table:table-cell>
          <table:table-cell ns42:value-type="string" table:style-name="ce28" office:value-type="string">
            <text:p>10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ssen</text:p>
            <office:annotation>
              <text:p>http://purl.org/linked-data/sdmx/2009/dimension#refArea=http://www.gemeentegeschiedenis.nl/amco/11185</text:p>
            </office:annotation>
          </table:table-cell>
          <table:table-cell ns42:value-type="string" table:style-name="ce28" office:value-type="string">
            <text:p>07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eloord en Prinsenland</text:p>
            <office:annotation>
              <text:p>http://purl.org/linked-data/sdmx/2009/dimension#refArea=http://www.gemeentegeschiedenis.nl/amco/11193</text:p>
            </office:annotation>
          </table:table-cell>
          <table:table-cell ns42:value-type="string" table:style-name="ce28" office:value-type="string">
            <text:p>07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her</text:p>
            <office:annotation>
              <text:p>http://purl.org/linked-data/sdmx/2009/dimension#refArea=http://www.gemeentegeschiedenis.nl/amco/10690</text:p>
            </office:annotation>
          </table:table-cell>
          <table:table-cell ns42:value-type="string" table:style-name="ce28" office:value-type="string">
            <text:p>10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mmelen</text:p>
            <office:annotation>
              <text:p>http://purl.org/linked-data/sdmx/2009/dimension#refArea=http://www.gemeentegeschiedenis.nl/amco/10424</text:p>
            </office:annotation>
          </table:table-cell>
          <table:table-cell ns42:value-type="string" table:style-name="ce28" office:value-type="string">
            <text:p>10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ngen</text:p>
            <office:annotation>
              <text:p>http://purl.org/linked-data/sdmx/2009/dimension#refArea=http://www.gemeentegeschiedenis.nl/amco/11412</text:p>
            </office:annotation>
          </table:table-cell>
          <table:table-cell ns42:value-type="string" table:style-name="ce28" office:value-type="string">
            <text:p>07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ongelen, Hangoord, Gansoyen, Doeveren</text:p>
            <office:annotation>
              <text:p>http://purl.org/linked-data/sdmx/2009/dimension#refArea=http://www.gemeentegeschiedenis.nl/amco/10111</text:p>
            </office:annotation>
          </table:table-cell>
          <table:table-cell ns42:value-type="string" table:style-name="ce28" office:value-type="string">
            <text:p>12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unen</text:p>
            <office:annotation>
              <text:p>http://purl.org/linked-data/sdmx/2009/dimension#refArea=http://www.gemeentegeschiedenis.nl/amco/10428</text:p>
            </office:annotation>
          </table:table-cell>
          <table:table-cell ns42:value-type="string" table:style-name="ce28" office:value-type="string">
            <text:p>07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izel en Steensel</text:p>
            <office:annotation>
              <text:p>http://purl.org/linked-data/sdmx/2009/dimension#refArea=http://www.gemeentegeschiedenis.nl/amco/11005</text:p>
            </office:annotation>
          </table:table-cell>
          <table:table-cell ns42:value-type="string" table:style-name="ce28" office:value-type="string">
            <text:p>10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n Dungen</text:p>
            <office:annotation>
              <text:p>http://purl.org/linked-data/sdmx/2009/dimension#refArea=http://www.gemeentegeschiedenis.nl/amco/10491</text:p>
            </office:annotation>
          </table:table-cell>
          <table:table-cell ns42:value-type="string" table:style-name="ce28" office:value-type="string">
            <text:p>07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ssen, Munster en Muilkerk</text:p>
            <office:annotation>
              <text:p>http://purl.org/linked-data/sdmx/2009/dimension#refArea=http://www.gemeentegeschiedenis.nl/amco/10261</text:p>
            </office:annotation>
          </table:table-cell>
          <table:table-cell ns42:value-type="string" table:style-name="ce28" office:value-type="string">
            <text:p>12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rsel</text:p>
            <office:annotation>
              <text:p>http://purl.org/linked-data/sdmx/2009/dimension#refArea=http://www.gemeentegeschiedenis.nl/amco/10741</text:p>
            </office:annotation>
          </table:table-cell>
          <table:table-cell ns42:value-type="string" table:style-name="ce28" office:value-type="string">
            <text:p>077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indhoven</text:p>
            <office:annotation>
              <text:p>http://purl.org/linked-data/sdmx/2009/dimension#refArea=http://www.gemeentegeschiedenis.nl/amco/11298</text:p>
            </office:annotation>
          </table:table-cell>
          <table:table-cell ns42:value-type="string" table:style-name="ce28" office:value-type="string">
            <text:p>0772</text:p>
          </table:table-cell>
          <table:table-cell table:style-name="ce31"/>
          <table:table-cell ns42:value-type="float" table:style-name="ce41" office:value="1490" office:value-type="float">
            <text:p>1490</text:p>
          </table:table-cell>
          <table:table-cell ns42:value-type="float" table:style-name="ce45" office:value="1506" office:value-type="float">
            <text:p>150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mikhoven</text:p>
            <office:annotation>
              <text:p>http://purl.org/linked-data/sdmx/2009/dimension#refArea=http://www.gemeentegeschiedenis.nl/amco/10621</text:p>
            </office:annotation>
          </table:table-cell>
          <table:table-cell ns42:value-type="string" table:style-name="ce28" office:value-type="string">
            <text:p>10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pel en Meerwijk</text:p>
            <office:annotation>
              <text:p>http://purl.org/linked-data/sdmx/2009/dimension#refArea=http://www.gemeentegeschiedenis.nl/amco/10295</text:p>
            </office:annotation>
          </table:table-cell>
          <table:table-cell ns42:value-type="string" table:style-name="ce28" office:value-type="string">
            <text:p>077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ngelen</text:p>
            <office:annotation>
              <text:p>http://purl.org/linked-data/sdmx/2009/dimension#refArea=http://www.gemeentegeschiedenis.nl/amco/10322</text:p>
            </office:annotation>
          </table:table-cell>
          <table:table-cell ns42:value-type="string" table:style-name="ce28" office:value-type="string">
            <text:p>077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rp</text:p>
            <office:annotation>
              <text:p>http://purl.org/linked-data/sdmx/2009/dimension#refArea=http://www.gemeentegeschiedenis.nl/amco/10385</text:p>
            </office:annotation>
          </table:table-cell>
          <table:table-cell ns42:value-type="string" table:style-name="ce28" office:value-type="string">
            <text:p>07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text:p>
            <office:annotation>
              <text:p>http://purl.org/linked-data/sdmx/2009/dimension#refArea=http://www.gemeentegeschiedenis.nl/amco/10709</text:p>
            </office:annotation>
          </table:table-cell>
          <table:table-cell ns42:value-type="string" table:style-name="ce28" office:value-type="string">
            <text:p>07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aren</text:p>
            <office:annotation>
              <text:p>http://purl.org/linked-data/sdmx/2009/dimension#refArea=http://www.gemeentegeschiedenis.nl/amco/10299</text:p>
            </office:annotation>
          </table:table-cell>
          <table:table-cell ns42:value-type="string" table:style-name="ce28" office:value-type="string">
            <text:p>10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tten en Leur</text:p>
            <office:annotation>
              <text:p>http://purl.org/linked-data/sdmx/2009/dimension#refArea=http://www.gemeentegeschiedenis.nl/amco/10750</text:p>
            </office:annotation>
          </table:table-cell>
          <table:table-cell ns42:value-type="string" table:style-name="ce28" office:value-type="string">
            <text:p>12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Fijnaart en Heijningen</text:p>
            <office:annotation>
              <text:p>http://purl.org/linked-data/sdmx/2009/dimension#refArea=http://www.gemeentegeschiedenis.nl/amco/10206</text:p>
            </office:annotation>
          </table:table-cell>
          <table:table-cell ns42:value-type="string" table:style-name="ce28" office:value-type="string">
            <text:p>07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assel</text:p>
            <office:annotation>
              <text:p>http://purl.org/linked-data/sdmx/2009/dimension#refArea=http://www.gemeentegeschiedenis.nl/amco/10705</text:p>
            </office:annotation>
          </table:table-cell>
          <table:table-cell ns42:value-type="string" table:style-name="ce28" office:value-type="string">
            <text:p>10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ertruidenberg</text:p>
            <office:annotation>
              <text:p>http://purl.org/linked-data/sdmx/2009/dimension#refArea=http://www.gemeentegeschiedenis.nl/amco/10101</text:p>
            </office:annotation>
          </table:table-cell>
          <table:table-cell ns42:value-type="string" table:style-name="ce28" office:value-type="string">
            <text:p>0779</text:p>
          </table:table-cell>
          <table:table-cell table:style-name="ce31"/>
          <table:table-cell ns42:value-type="float" table:style-name="ce41" office:value="758" office:value-type="float">
            <text:p>758</text:p>
          </table:table-cell>
          <table:table-cell ns42:value-type="float" table:style-name="ce45" office:value="800" office:value-type="float">
            <text:p>80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ffen</text:p>
            <office:annotation>
              <text:p>http://purl.org/linked-data/sdmx/2009/dimension#refArea=http://www.gemeentegeschiedenis.nl/amco/10370</text:p>
            </office:annotation>
          </table:table-cell>
          <table:table-cell ns42:value-type="string" table:style-name="ce28" office:value-type="string">
            <text:p>078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ldrop</text:p>
            <office:annotation>
              <text:p>http://purl.org/linked-data/sdmx/2009/dimension#refArea=http://www.gemeentegeschiedenis.nl/amco/10529</text:p>
            </office:annotation>
          </table:table-cell>
          <table:table-cell ns42:value-type="string" table:style-name="ce28" office:value-type="string">
            <text:p>078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mert</text:p>
            <office:annotation>
              <text:p>http://purl.org/linked-data/sdmx/2009/dimension#refArea=http://www.gemeentegeschiedenis.nl/amco/10277</text:p>
            </office:annotation>
          </table:table-cell>
          <table:table-cell ns42:value-type="string" table:style-name="ce28" office:value-type="string">
            <text:p>078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stel en Blaarthem</text:p>
            <office:annotation>
              <text:p>http://purl.org/linked-data/sdmx/2009/dimension#refArea=http://www.gemeentegeschiedenis.nl/amco/11269</text:p>
            </office:annotation>
          </table:table-cell>
          <table:table-cell ns42:value-type="string" table:style-name="ce28" office:value-type="string">
            <text:p>10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essen</text:p>
            <office:annotation>
              <text:p>http://purl.org/linked-data/sdmx/2009/dimension#refArea=http://www.gemeentegeschiedenis.nl/amco/10193</text:p>
            </office:annotation>
          </table:table-cell>
          <table:table-cell ns42:value-type="string" table:style-name="ce28" office:value-type="string">
            <text:p>07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lze en Rijen</text:p>
            <office:annotation>
              <text:p>http://purl.org/linked-data/sdmx/2009/dimension#refArea=http://www.gemeentegeschiedenis.nl/amco/11375</text:p>
            </office:annotation>
          </table:table-cell>
          <table:table-cell ns42:value-type="string" table:style-name="ce28" office:value-type="string">
            <text:p>078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nneken en Bavel</text:p>
            <office:annotation>
              <text:p>http://purl.org/linked-data/sdmx/2009/dimension#refArea=http://www.gemeentegeschiedenis.nl/amco/10406</text:p>
            </office:annotation>
          </table:table-cell>
          <table:table-cell ns42:value-type="string" table:style-name="ce28" office:value-type="string">
            <text:p>10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oirle</text:p>
            <office:annotation>
              <text:p>http://purl.org/linked-data/sdmx/2009/dimension#refArea=http://www.gemeentegeschiedenis.nl/amco/10971</text:p>
            </office:annotation>
          </table:table-cell>
          <table:table-cell ns42:value-type="string" table:style-name="ce28" office:value-type="string">
            <text:p>078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rave</text:p>
            <office:annotation>
              <text:p>http://purl.org/linked-data/sdmx/2009/dimension#refArea=http://www.gemeentegeschiedenis.nl/amco/10165</text:p>
            </office:annotation>
          </table:table-cell>
          <table:table-cell ns42:value-type="string" table:style-name="ce28" office:value-type="string">
            <text:p>0786</text:p>
          </table:table-cell>
          <table:table-cell table:style-name="ce31"/>
          <table:table-cell ns42:value-type="float" table:style-name="ce41" office:value="1458" office:value-type="float">
            <text:p>1458</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 Gravenmoer</text:p>
            <office:annotation>
              <text:p>http://purl.org/linked-data/sdmx/2009/dimension#refArea=http://www.gemeentegeschiedenis.nl/amco/10469</text:p>
            </office:annotation>
          </table:table-cell>
          <table:table-cell ns42:value-type="string" table:style-name="ce28" office:value-type="string">
            <text:p>07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aren</text:p>
            <office:annotation>
              <text:p>http://purl.org/linked-data/sdmx/2009/dimension#refArea=http://www.gemeentegeschiedenis.nl/amco/11155</text:p>
            </office:annotation>
          </table:table-cell>
          <table:table-cell ns42:value-type="string" table:style-name="ce28" office:value-type="string">
            <text:p>07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lsteren</text:p>
            <office:annotation>
              <text:p>http://purl.org/linked-data/sdmx/2009/dimension#refArea=http://www.gemeentegeschiedenis.nl/amco/10387</text:p>
            </office:annotation>
          </table:table-cell>
          <table:table-cell ns42:value-type="string" table:style-name="ce28" office:value-type="string">
            <text:p>078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ps</text:p>
            <office:annotation>
              <text:p>http://purl.org/linked-data/sdmx/2009/dimension#refArea=http://www.gemeentegeschiedenis.nl/amco/11283</text:p>
            </office:annotation>
          </table:table-cell>
          <table:table-cell ns42:value-type="string" table:style-name="ce28" office:value-type="string">
            <text:p>079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dikhuizen</text:p>
            <office:annotation>
              <text:p>http://purl.org/linked-data/sdmx/2009/dimension#refArea=http://www.gemeentegeschiedenis.nl/amco/11130</text:p>
            </office:annotation>
          </table:table-cell>
          <table:table-cell ns42:value-type="string" table:style-name="ce28" office:value-type="string">
            <text:p>10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then, Genderen en Heesbeen</text:p>
            <office:annotation>
              <text:p>http://purl.org/linked-data/sdmx/2009/dimension#refArea=http://www.gemeentegeschiedenis.nl/amco/10010</text:p>
            </office:annotation>
          </table:table-cell>
          <table:table-cell ns42:value-type="string" table:style-name="ce28" office:value-type="string">
            <text:p>12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ch</text:p>
            <office:annotation>
              <text:p>http://purl.org/linked-data/sdmx/2009/dimension#refArea=http://www.gemeentegeschiedenis.nl/amco/10149</text:p>
            </office:annotation>
          </table:table-cell>
          <table:table-cell ns42:value-type="string" table:style-name="ce28" office:value-type="string">
            <text:p>079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wijk</text:p>
            <office:annotation>
              <text:p>http://purl.org/linked-data/sdmx/2009/dimension#refArea=http://www.gemeentegeschiedenis.nl/amco/11229</text:p>
            </office:annotation>
          </table:table-cell>
          <table:table-cell ns42:value-type="string" table:style-name="ce28" office:value-type="string">
            <text:p>107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ze</text:p>
            <office:annotation>
              <text:p>http://purl.org/linked-data/sdmx/2009/dimension#refArea=http://www.gemeentegeschiedenis.nl/amco/10462</text:p>
            </office:annotation>
          </table:table-cell>
          <table:table-cell ns42:value-type="string" table:style-name="ce28" office:value-type="string">
            <text:p>079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mond</text:p>
            <office:annotation>
              <text:p>http://purl.org/linked-data/sdmx/2009/dimension#refArea=http://www.gemeentegeschiedenis.nl/amco/10932</text:p>
            </office:annotation>
          </table:table-cell>
          <table:table-cell ns42:value-type="string" table:style-name="ce28" office:value-type="string">
            <text:p>079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voirt</text:p>
            <office:annotation>
              <text:p>http://purl.org/linked-data/sdmx/2009/dimension#refArea=http://www.gemeentegeschiedenis.nl/amco/10389</text:p>
            </office:annotation>
          </table:table-cell>
          <table:table-cell ns42:value-type="string" table:style-name="ce28" office:value-type="string">
            <text:p>079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en</text:p>
            <office:annotation>
              <text:p>http://purl.org/linked-data/sdmx/2009/dimension#refArea=http://www.gemeentegeschiedenis.nl/amco/11262</text:p>
            </office:annotation>
          </table:table-cell>
          <table:table-cell ns42:value-type="string" table:style-name="ce28" office:value-type="string">
            <text:p>10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t</text:p>
            <office:annotation>
              <text:p>http://purl.org/linked-data/sdmx/2009/dimension#refArea=http://www.gemeentegeschiedenis.nl/amco/10845</text:p>
            </office:annotation>
          </table:table-cell>
          <table:table-cell ns42:value-type="string" table:style-name="ce28" office:value-type="string">
            <text:p>1080</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usden</text:p>
            <office:annotation>
              <text:p>http://purl.org/linked-data/sdmx/2009/dimension#refArea=http://www.gemeentegeschiedenis.nl/amco/10916</text:p>
            </office:annotation>
          </table:table-cell>
          <table:table-cell ns42:value-type="string" table:style-name="ce28" office:value-type="string">
            <text:p>0797</text:p>
          </table:table-cell>
          <table:table-cell table:style-name="ce31"/>
          <table:table-cell ns42:value-type="float" table:style-name="ce41" office:value="824" office:value-type="float">
            <text:p>824</text:p>
          </table:table-cell>
          <table:table-cell ns42:value-type="float" table:style-name="ce45" office:value="1010" office:value-type="float">
            <text:p>101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ilvarenbeek</text:p>
            <office:annotation>
              <text:p>http://purl.org/linked-data/sdmx/2009/dimension#refArea=http://www.gemeentegeschiedenis.nl/amco/11297</text:p>
            </office:annotation>
          </table:table-cell>
          <table:table-cell ns42:value-type="string" table:style-name="ce28" office:value-type="string">
            <text:p>079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even</text:p>
            <office:annotation>
              <text:p>http://purl.org/linked-data/sdmx/2009/dimension#refArea=http://www.gemeentegeschiedenis.nl/amco/10065</text:p>
            </office:annotation>
          </table:table-cell>
          <table:table-cell ns42:value-type="string" table:style-name="ce28" office:value-type="string">
            <text:p>079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loon, Hapert en Casteren</text:p>
            <office:annotation>
              <text:p>http://purl.org/linked-data/sdmx/2009/dimension#refArea=http://www.gemeentegeschiedenis.nl/amco/10657</text:p>
            </office:annotation>
          </table:table-cell>
          <table:table-cell ns42:value-type="string" table:style-name="ce28" office:value-type="string">
            <text:p>080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Mierde</text:p>
            <office:annotation>
              <text:p>http://purl.org/linked-data/sdmx/2009/dimension#refArea=http://www.gemeentegeschiedenis.nl/amco/10476</text:p>
            </office:annotation>
          </table:table-cell>
          <table:table-cell ns42:value-type="string" table:style-name="ce28" office:value-type="string">
            <text:p>080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jbergen</text:p>
            <office:annotation>
              <text:p>http://purl.org/linked-data/sdmx/2009/dimension#refArea=http://www.gemeentegeschiedenis.nl/amco/10466</text:p>
            </office:annotation>
          </table:table-cell>
          <table:table-cell ns42:value-type="string" table:style-name="ce28" office:value-type="string">
            <text:p>08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sseling en Neerloon</text:p>
            <office:annotation>
              <text:p>http://purl.org/linked-data/sdmx/2009/dimension#refArea=http://www.gemeentegeschiedenis.nl/amco/10049</text:p>
            </office:annotation>
          </table:table-cell>
          <table:table-cell ns42:value-type="string" table:style-name="ce28" office:value-type="string">
            <text:p>10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Klundert</text:p>
            <office:annotation>
              <text:p>http://purl.org/linked-data/sdmx/2009/dimension#refArea=http://www.gemeentegeschiedenis.nl/amco/10656</text:p>
            </office:annotation>
          </table:table-cell>
          <table:table-cell ns42:value-type="string" table:style-name="ce28" office:value-type="string">
            <text:p>08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eende</text:p>
            <office:annotation>
              <text:p>http://purl.org/linked-data/sdmx/2009/dimension#refArea=http://www.gemeentegeschiedenis.nl/amco/11017</text:p>
            </office:annotation>
          </table:table-cell>
          <table:table-cell ns42:value-type="string" table:style-name="ce28" office:value-type="string">
            <text:p>080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mpde</text:p>
            <office:annotation>
              <text:p>http://purl.org/linked-data/sdmx/2009/dimension#refArea=http://www.gemeentegeschiedenis.nl/amco/10390</text:p>
            </office:annotation>
          </table:table-cell>
          <table:table-cell ns42:value-type="string" table:style-name="ce28" office:value-type="string">
            <text:p>08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rop</text:p>
            <office:annotation>
              <text:p>http://purl.org/linked-data/sdmx/2009/dimension#refArea=http://www.gemeentegeschiedenis.nl/amco/11279</text:p>
            </office:annotation>
          </table:table-cell>
          <table:table-cell ns42:value-type="string" table:style-name="ce28" office:value-type="string">
            <text:p>11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shout</text:p>
            <office:annotation>
              <text:p>http://purl.org/linked-data/sdmx/2009/dimension#refArea=http://www.gemeentegeschiedenis.nl/amco/10637</text:p>
            </office:annotation>
          </table:table-cell>
          <table:table-cell ns42:value-type="string" table:style-name="ce28" office:value-type="string">
            <text:p>08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nden</text:p>
            <office:annotation>
              <text:p>http://purl.org/linked-data/sdmx/2009/dimension#refArea=http://www.gemeentegeschiedenis.nl/amco/11305</text:p>
            </office:annotation>
          </table:table-cell>
          <table:table-cell ns42:value-type="string" table:style-name="ce28" office:value-type="string">
            <text:p>11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text:p>
            <office:annotation>
              <text:p>http://purl.org/linked-data/sdmx/2009/dimension#refArea=http://www.gemeentegeschiedenis.nl/amco/11219</text:p>
            </office:annotation>
          </table:table-cell>
          <table:table-cell ns42:value-type="string" table:style-name="ce28" office:value-type="string">
            <text:p>08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oijen</text:p>
            <office:annotation>
              <text:p>http://purl.org/linked-data/sdmx/2009/dimension#refArea=http://www.gemeentegeschiedenis.nl/amco/10024</text:p>
            </office:annotation>
          </table:table-cell>
          <table:table-cell ns42:value-type="string" table:style-name="ce28" office:value-type="string">
            <text:p>11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oon op Zand</text:p>
            <office:annotation>
              <text:p>http://purl.org/linked-data/sdmx/2009/dimension#refArea=http://www.gemeentegeschiedenis.nl/amco/11259</text:p>
            </office:annotation>
          </table:table-cell>
          <table:table-cell ns42:value-type="string" table:style-name="ce28" office:value-type="string">
            <text:p>08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uyksgestel</text:p>
            <office:annotation>
              <text:p>http://purl.org/linked-data/sdmx/2009/dimension#refArea=http://www.gemeentegeschiedenis.nl/amco/10011</text:p>
            </office:annotation>
          </table:table-cell>
          <table:table-cell ns42:value-type="string" table:style-name="ce28" office:value-type="string">
            <text:p>081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rheeze</text:p>
            <office:annotation>
              <text:p>http://purl.org/linked-data/sdmx/2009/dimension#refArea=http://www.gemeentegeschiedenis.nl/amco/11143</text:p>
            </office:annotation>
          </table:table-cell>
          <table:table-cell ns42:value-type="string" table:style-name="ce28" office:value-type="string">
            <text:p>081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shees en Overloon</text:p>
            <office:annotation>
              <text:p>http://purl.org/linked-data/sdmx/2009/dimension#refArea=http://www.gemeentegeschiedenis.nl/amco/10532</text:p>
            </office:annotation>
          </table:table-cell>
          <table:table-cell ns42:value-type="string" table:style-name="ce28" office:value-type="string">
            <text:p>11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de en Drimmelen</text:p>
            <office:annotation>
              <text:p>http://purl.org/linked-data/sdmx/2009/dimension#refArea=http://www.gemeentegeschiedenis.nl/amco/10258</text:p>
            </office:annotation>
          </table:table-cell>
          <table:table-cell ns42:value-type="string" table:style-name="ce28" office:value-type="string">
            <text:p>08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euwen, Heel en Babylonienbroek</text:p>
            <office:annotation>
              <text:p>http://purl.org/linked-data/sdmx/2009/dimension#refArea=http://www.gemeentegeschiedenis.nl/amco/10216</text:p>
            </office:annotation>
          </table:table-cell>
          <table:table-cell ns42:value-type="string" table:style-name="ce28" office:value-type="string">
            <text:p>12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gen, Haren en Macharen</text:p>
            <office:annotation>
              <text:p>http://purl.org/linked-data/sdmx/2009/dimension#refArea=http://www.gemeentegeschiedenis.nl/amco/10988</text:p>
            </office:annotation>
          </table:table-cell>
          <table:table-cell ns42:value-type="string" table:style-name="ce28" office:value-type="string">
            <text:p>081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 Michielsgestel</text:p>
            <office:annotation>
              <text:p>http://purl.org/linked-data/sdmx/2009/dimension#refArea=http://www.gemeentegeschiedenis.nl/amco/10496</text:p>
            </office:annotation>
          </table:table-cell>
          <table:table-cell ns42:value-type="string" table:style-name="ce28" office:value-type="string">
            <text:p>08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erlo</text:p>
            <office:annotation>
              <text:p>http://purl.org/linked-data/sdmx/2009/dimension#refArea=http://www.gemeentegeschiedenis.nl/amco/10215</text:p>
            </office:annotation>
          </table:table-cell>
          <table:table-cell ns42:value-type="string" table:style-name="ce28" office:value-type="string">
            <text:p>081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ll en Sint Hubert</text:p>
            <office:annotation>
              <text:p>http://purl.org/linked-data/sdmx/2009/dimension#refArea=http://www.gemeentegeschiedenis.nl/amco/10535</text:p>
            </office:annotation>
          </table:table-cell>
          <table:table-cell ns42:value-type="string" table:style-name="ce28" office:value-type="string">
            <text:p>08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oergestel</text:p>
            <office:annotation>
              <text:p>http://purl.org/linked-data/sdmx/2009/dimension#refArea=http://www.gemeentegeschiedenis.nl/amco/11191</text:p>
            </office:annotation>
          </table:table-cell>
          <table:table-cell ns42:value-type="string" table:style-name="ce28" office:value-type="string">
            <text:p>08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kuijk</text:p>
            <office:annotation>
              <text:p>http://purl.org/linked-data/sdmx/2009/dimension#refArea=http://www.gemeentegeschiedenis.nl/amco/11278</text:p>
            </office:annotation>
          </table:table-cell>
          <table:table-cell ns42:value-type="string" table:style-name="ce28" office:value-type="string">
            <text:p>112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Vossemeer</text:p>
            <office:annotation>
              <text:p>http://purl.org/linked-data/sdmx/2009/dimension#refArea=http://www.gemeentegeschiedenis.nl/amco/10401</text:p>
            </office:annotation>
          </table:table-cell>
          <table:table-cell ns42:value-type="string" table:style-name="ce28" office:value-type="string">
            <text:p>081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stelrode</text:p>
            <office:annotation>
              <text:p>http://purl.org/linked-data/sdmx/2009/dimension#refArea=http://www.gemeentegeschiedenis.nl/amco/10094</text:p>
            </office:annotation>
          </table:table-cell>
          <table:table-cell ns42:value-type="string" table:style-name="ce28" office:value-type="string">
            <text:p>081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land</text:p>
            <office:annotation>
              <text:p>http://purl.org/linked-data/sdmx/2009/dimension#refArea=http://www.gemeentegeschiedenis.nl/amco/10118</text:p>
            </office:annotation>
          </table:table-cell>
          <table:table-cell ns42:value-type="string" table:style-name="ce28" office:value-type="string">
            <text:p>08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enen, Gerwen en Nederwetten</text:p>
            <office:annotation>
              <text:p>http://purl.org/linked-data/sdmx/2009/dimension#refArea=http://www.gemeentegeschiedenis.nl/amco/10761</text:p>
            </office:annotation>
          </table:table-cell>
          <table:table-cell ns42:value-type="string" table:style-name="ce28" office:value-type="string">
            <text:p>082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Oedenrode</text:p>
            <office:annotation>
              <text:p>http://purl.org/linked-data/sdmx/2009/dimension#refArea=http://www.gemeentegeschiedenis.nl/amco/10399</text:p>
            </office:annotation>
          </table:table-cell>
          <table:table-cell ns42:value-type="string" table:style-name="ce28" office:value-type="string">
            <text:p>08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ffelt</text:p>
            <office:annotation>
              <text:p>http://purl.org/linked-data/sdmx/2009/dimension#refArea=http://www.gemeentegeschiedenis.nl/amco/10360</text:p>
            </office:annotation>
          </table:table-cell>
          <table:table-cell ns42:value-type="string" table:style-name="ce28" office:value-type="string">
            <text:p>08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rle</text:p>
            <office:annotation>
              <text:p>http://purl.org/linked-data/sdmx/2009/dimension#refArea=http://www.gemeentegeschiedenis.nl/amco/10119</text:p>
            </office:annotation>
          </table:table-cell>
          <table:table-cell ns42:value-type="string" table:style-name="ce28" office:value-type="string">
            <text:p>113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jen en Teeffelen</text:p>
            <office:annotation>
              <text:p>http://purl.org/linked-data/sdmx/2009/dimension#refArea=http://www.gemeentegeschiedenis.nl/amco/10869</text:p>
            </office:annotation>
          </table:table-cell>
          <table:table-cell ns42:value-type="string" table:style-name="ce28" office:value-type="string">
            <text:p>11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rschot</text:p>
            <office:annotation>
              <text:p>http://purl.org/linked-data/sdmx/2009/dimension#refArea=http://www.gemeentegeschiedenis.nl/amco/10225</text:p>
            </office:annotation>
          </table:table-cell>
          <table:table-cell ns42:value-type="string" table:style-name="ce28" office:value-type="string">
            <text:p>08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sterwijk</text:p>
            <office:annotation>
              <text:p>http://purl.org/linked-data/sdmx/2009/dimension#refArea=http://www.gemeentegeschiedenis.nl/amco/10103</text:p>
            </office:annotation>
          </table:table-cell>
          <table:table-cell ns42:value-type="string" table:style-name="ce28" office:value-type="string">
            <text:p>082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 West- en Middelbeers</text:p>
            <office:annotation>
              <text:p>http://purl.org/linked-data/sdmx/2009/dimension#refArea=http://www.gemeentegeschiedenis.nl/amco/10220</text:p>
            </office:annotation>
          </table:table-cell>
          <table:table-cell ns42:value-type="string" table:style-name="ce28" office:value-type="string">
            <text:p>082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erhout</text:p>
            <office:annotation>
              <text:p>http://purl.org/linked-data/sdmx/2009/dimension#refArea=http://www.gemeentegeschiedenis.nl/amco/11280</text:p>
            </office:annotation>
          </table:table-cell>
          <table:table-cell ns42:value-type="string" table:style-name="ce28" office:value-type="string">
            <text:p>0826</text:p>
          </table:table-cell>
          <table:table-cell table:style-name="ce31"/>
          <table:table-cell ns42:value-type="float" table:style-name="ce41" office:value="3562" office:value-type="float">
            <text:p>3562</text:p>
          </table:table-cell>
          <table:table-cell ns42:value-type="float" table:style-name="ce45" office:value="3725" office:value-type="float">
            <text:p>372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16" office:value-type="string">
            <text:p>Oploo, Sint Anthonis en Ledeacker</text:p>
            <office:annotation>
              <text:p>http://purl.org/linked-data/sdmx/2009/dimension#refArea=http://www.gemeentegeschiedenis.nl/amco/11415</text:p>
            </office:annotation>
          </table:table-cell>
          <table:table-cell ns42:value-type="string" table:style-name="ce28" office:value-type="string">
            <text:p>0827</text:p>
          </table:table-cell>
          <table:table-cell table:style-name="ce31"/>
          <table:table-cell table:style-name="ce42"/>
          <table:table-cell table:style-name="ce46"/>
          <table:table-cell table:number-columns-repeated="1016"/>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text:p>
            <office:annotation>
              <text:p>http://purl.org/linked-data/sdmx/2009/dimension#refArea=http://www.gemeentegeschiedenis.nl/amco/10834</text:p>
            </office:annotation>
          </table:table-cell>
          <table:table-cell ns42:value-type="string" table:style-name="ce28" office:value-type="string">
            <text:p>082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endrecht</text:p>
            <office:annotation>
              <text:p>http://purl.org/linked-data/sdmx/2009/dimension#refArea=http://www.gemeentegeschiedenis.nl/amco/10929</text:p>
            </office:annotation>
          </table:table-cell>
          <table:table-cell ns42:value-type="string" table:style-name="ce28" office:value-type="string">
            <text:p>082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 en Nieuw Gastel</text:p>
            <office:annotation>
              <text:p>http://purl.org/linked-data/sdmx/2009/dimension#refArea=http://www.gemeentegeschiedenis.nl/amco/11363</text:p>
            </office:annotation>
          </table:table-cell>
          <table:table-cell ns42:value-type="string" table:style-name="ce28" office:value-type="string">
            <text:p>083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enbosch</text:p>
            <office:annotation>
              <text:p>http://purl.org/linked-data/sdmx/2009/dimension#refArea=http://www.gemeentegeschiedenis.nl/amco/10397</text:p>
            </office:annotation>
          </table:table-cell>
          <table:table-cell ns42:value-type="string" table:style-name="ce28" office:value-type="string">
            <text:p>083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heusden</text:p>
            <office:annotation>
              <text:p>http://purl.org/linked-data/sdmx/2009/dimension#refArea=http://www.gemeentegeschiedenis.nl/amco/10812</text:p>
            </office:annotation>
          </table:table-cell>
          <table:table-cell ns42:value-type="string" table:style-name="ce28" office:value-type="string">
            <text:p>114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rincenhage</text:p>
            <office:annotation>
              <text:p>http://purl.org/linked-data/sdmx/2009/dimension#refArea=http://www.gemeentegeschiedenis.nl/amco/10762</text:p>
            </office:annotation>
          </table:table-cell>
          <table:table-cell ns42:value-type="string" table:style-name="ce28" office:value-type="string">
            <text:p>11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utte</text:p>
            <office:annotation>
              <text:p>http://purl.org/linked-data/sdmx/2009/dimension#refArea=http://www.gemeentegeschiedenis.nl/amco/10099</text:p>
            </office:annotation>
          </table:table-cell>
          <table:table-cell ns42:value-type="string" table:style-name="ce28" office:value-type="string">
            <text:p>08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amsdonk</text:p>
            <office:annotation>
              <text:p>http://purl.org/linked-data/sdmx/2009/dimension#refArea=http://www.gemeentegeschiedenis.nl/amco/11391</text:p>
            </office:annotation>
          </table:table-cell>
          <table:table-cell ns42:value-type="string" table:style-name="ce28" office:value-type="string">
            <text:p>083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venstein</text:p>
            <office:annotation>
              <text:p>http://purl.org/linked-data/sdmx/2009/dimension#refArea=http://www.gemeentegeschiedenis.nl/amco/10805</text:p>
            </office:annotation>
          </table:table-cell>
          <table:table-cell ns42:value-type="string" table:style-name="ce28" office:value-type="string">
            <text:p>08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ek</text:p>
            <office:annotation>
              <text:p>http://purl.org/linked-data/sdmx/2009/dimension#refArea=http://www.gemeentegeschiedenis.nl/amco/10671</text:p>
            </office:annotation>
          </table:table-cell>
          <table:table-cell ns42:value-type="string" table:style-name="ce28" office:value-type="string">
            <text:p>11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usel</text:p>
            <office:annotation>
              <text:p>http://purl.org/linked-data/sdmx/2009/dimension#refArea=http://www.gemeentegeschiedenis.nl/amco/10162</text:p>
            </office:annotation>
          </table:table-cell>
          <table:table-cell ns42:value-type="string" table:style-name="ce28" office:value-type="string">
            <text:p>08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ethoven</text:p>
            <office:annotation>
              <text:p>http://purl.org/linked-data/sdmx/2009/dimension#refArea=http://www.gemeentegeschiedenis.nl/amco/10455</text:p>
            </office:annotation>
          </table:table-cell>
          <table:table-cell ns42:value-type="string" table:style-name="ce28" office:value-type="string">
            <text:p>083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osendaal en Nispen</text:p>
            <office:annotation>
              <text:p>http://purl.org/linked-data/sdmx/2009/dimension#refArea=http://www.gemeentegeschiedenis.nl/amco/10407</text:p>
            </office:annotation>
          </table:table-cell>
          <table:table-cell ns42:value-type="string" table:style-name="ce28" office:value-type="string">
            <text:p>083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smalen</text:p>
            <office:annotation>
              <text:p>http://purl.org/linked-data/sdmx/2009/dimension#refArea=http://www.gemeentegeschiedenis.nl/amco/10970</text:p>
            </office:annotation>
          </table:table-cell>
          <table:table-cell ns42:value-type="string" table:style-name="ce28" office:value-type="string">
            <text:p>08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ucphen</text:p>
            <office:annotation>
              <text:p>http://purl.org/linked-data/sdmx/2009/dimension#refArea=http://www.gemeentegeschiedenis.nl/amco/11152</text:p>
            </office:annotation>
          </table:table-cell>
          <table:table-cell ns42:value-type="string" table:style-name="ce28" office:value-type="string">
            <text:p>08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bergen</text:p>
            <office:annotation>
              <text:p>http://purl.org/linked-data/sdmx/2009/dimension#refArea=http://www.gemeentegeschiedenis.nl/amco/10866</text:p>
            </office:annotation>
          </table:table-cell>
          <table:table-cell ns42:value-type="string" table:style-name="ce28" office:value-type="string">
            <text:p>08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wijk (NB.)</text:p>
            <office:annotation>
              <text:p>http://purl.org/linked-data/sdmx/2009/dimension#refArea=http://www.gemeentegeschiedenis.nl/amco/11016</text:p>
            </office:annotation>
          </table:table-cell>
          <table:table-cell ns42:value-type="string" table:style-name="ce28" office:value-type="string">
            <text:p>08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ambeek</text:p>
            <office:annotation>
              <text:p>http://purl.org/linked-data/sdmx/2009/dimension#refArea=http://www.gemeentegeschiedenis.nl/amco/10339</text:p>
            </office:annotation>
          </table:table-cell>
          <table:table-cell ns42:value-type="string" table:style-name="ce28" office:value-type="string">
            <text:p>11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aijk</text:p>
            <office:annotation>
              <text:p>http://purl.org/linked-data/sdmx/2009/dimension#refArea=http://www.gemeentegeschiedenis.nl/amco/10276</text:p>
            </office:annotation>
          </table:table-cell>
          <table:table-cell ns42:value-type="string" table:style-name="ce28" office:value-type="string">
            <text:p>084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ijndel</text:p>
            <office:annotation>
              <text:p>http://purl.org/linked-data/sdmx/2009/dimension#refArea=http://www.gemeentegeschiedenis.nl/amco/11178</text:p>
            </office:annotation>
          </table:table-cell>
          <table:table-cell ns42:value-type="string" table:style-name="ce28" office:value-type="string">
            <text:p>08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erendonk</text:p>
            <office:annotation>
              <text:p>http://purl.org/linked-data/sdmx/2009/dimension#refArea=http://www.gemeentegeschiedenis.nl/amco/10047</text:p>
            </office:annotation>
          </table:table-cell>
          <table:table-cell ns42:value-type="string" table:style-name="ce28" office:value-type="string">
            <text:p>11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meren</text:p>
            <office:annotation>
              <text:p>http://purl.org/linked-data/sdmx/2009/dimension#refArea=http://www.gemeentegeschiedenis.nl/amco/10203</text:p>
            </office:annotation>
          </table:table-cell>
          <table:table-cell ns42:value-type="string" table:style-name="ce28" office:value-type="string">
            <text:p>08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n en Breugel</text:p>
            <office:annotation>
              <text:p>http://purl.org/linked-data/sdmx/2009/dimension#refArea=http://www.gemeentegeschiedenis.nl/amco/10549</text:p>
            </office:annotation>
          </table:table-cell>
          <table:table-cell ns42:value-type="string" table:style-name="ce28" office:value-type="string">
            <text:p>084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prang</text:p>
            <office:annotation>
              <text:p>http://purl.org/linked-data/sdmx/2009/dimension#refArea=http://www.gemeentegeschiedenis.nl/amco/10659</text:p>
            </office:annotation>
          </table:table-cell>
          <table:table-cell ns42:value-type="string" table:style-name="ce28" office:value-type="string">
            <text:p>11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anddaarbuiten</text:p>
            <office:annotation>
              <text:p>http://purl.org/linked-data/sdmx/2009/dimension#refArea=http://www.gemeentegeschiedenis.nl/amco/11212</text:p>
            </office:annotation>
          </table:table-cell>
          <table:table-cell ns42:value-type="string" table:style-name="ce28" office:value-type="string">
            <text:p>08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eenbergen en Kruisland</text:p>
            <office:annotation>
              <text:p>http://purl.org/linked-data/sdmx/2009/dimension#refArea=http://www.gemeentegeschiedenis.nl/amco/10731</text:p>
            </office:annotation>
          </table:table-cell>
          <table:table-cell ns42:value-type="string" table:style-name="ce28" office:value-type="string">
            <text:p>13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iphout</text:p>
            <office:annotation>
              <text:p>http://purl.org/linked-data/sdmx/2009/dimension#refArea=http://www.gemeentegeschiedenis.nl/amco/11386</text:p>
            </office:annotation>
          </table:table-cell>
          <table:table-cell ns42:value-type="string" table:style-name="ce28" office:value-type="string">
            <text:p>119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atum</text:p>
            <office:annotation>
              <text:p>http://purl.org/linked-data/sdmx/2009/dimension#refArea=http://www.gemeentegeschiedenis.nl/amco/10172</text:p>
            </office:annotation>
          </table:table-cell>
          <table:table-cell ns42:value-type="string" table:style-name="ce28" office:value-type="string">
            <text:p>119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ijp</text:p>
            <office:annotation>
              <text:p>http://purl.org/linked-data/sdmx/2009/dimension#refArea=http://www.gemeentegeschiedenis.nl/amco/10521</text:p>
            </office:annotation>
          </table:table-cell>
          <table:table-cell ns42:value-type="string" table:style-name="ce28" office:value-type="string">
            <text:p>12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rheijden</text:p>
            <office:annotation>
              <text:p>http://purl.org/linked-data/sdmx/2009/dimension#refArea=http://www.gemeentegeschiedenis.nl/amco/10905</text:p>
            </office:annotation>
          </table:table-cell>
          <table:table-cell ns42:value-type="string" table:style-name="ce28" office:value-type="string">
            <text:p>08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teringen</text:p>
            <office:annotation>
              <text:p>http://purl.org/linked-data/sdmx/2009/dimension#refArea=http://www.gemeentegeschiedenis.nl/amco/10677</text:p>
            </office:annotation>
          </table:table-cell>
          <table:table-cell ns42:value-type="string" table:style-name="ce28" office:value-type="string">
            <text:p>0854</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ongelre</text:p>
            <office:annotation>
              <text:p>http://purl.org/linked-data/sdmx/2009/dimension#refArea=http://www.gemeentegeschiedenis.nl/amco/11240</text:p>
            </office:annotation>
          </table:table-cell>
          <table:table-cell ns42:value-type="string" table:style-name="ce28" office:value-type="string">
            <text:p>12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text:p>
            <office:annotation>
              <text:p>http://purl.org/linked-data/sdmx/2009/dimension#refArea=http://www.gemeentegeschiedenis.nl/amco/11141</text:p>
            </office:annotation>
          </table:table-cell>
          <table:table-cell ns42:value-type="string" table:style-name="ce28" office:value-type="string">
            <text:p>08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hout</text:p>
            <office:annotation>
              <text:p>http://purl.org/linked-data/sdmx/2009/dimension#refArea=http://www.gemeentegeschiedenis.nl/amco/11268</text:p>
            </office:annotation>
          </table:table-cell>
          <table:table-cell ns42:value-type="string" table:style-name="ce28" office:value-type="string">
            <text:p>08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alkenswaard</text:p>
            <office:annotation>
              <text:p>http://purl.org/linked-data/sdmx/2009/dimension#refArea=http://www.gemeentegeschiedenis.nl/amco/11031</text:p>
            </office:annotation>
          </table:table-cell>
          <table:table-cell ns42:value-type="string" table:style-name="ce28" office:value-type="string">
            <text:p>08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en</text:p>
            <office:annotation>
              <text:p>http://purl.org/linked-data/sdmx/2009/dimension#refArea=http://www.gemeentegeschiedenis.nl/amco/10015</text:p>
            </office:annotation>
          </table:table-cell>
          <table:table-cell ns42:value-type="string" table:style-name="ce28" office:value-type="string">
            <text:p>08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ghel</text:p>
            <office:annotation>
              <text:p>http://purl.org/linked-data/sdmx/2009/dimension#refArea=http://www.gemeentegeschiedenis.nl/amco/10985</text:p>
            </office:annotation>
          </table:table-cell>
          <table:table-cell ns42:value-type="string" table:style-name="ce28" office:value-type="string">
            <text:p>08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dhoven en Meerveldhoven</text:p>
            <office:annotation>
              <text:p>http://purl.org/linked-data/sdmx/2009/dimension#refArea=http://www.gemeentegeschiedenis.nl/amco/10071</text:p>
            </office:annotation>
          </table:table-cell>
          <table:table-cell ns42:value-type="string" table:style-name="ce28" office:value-type="string">
            <text:p>12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p</text:p>
            <office:annotation>
              <text:p>http://purl.org/linked-data/sdmx/2009/dimension#refArea=http://www.gemeentegeschiedenis.nl/amco/10698</text:p>
            </office:annotation>
          </table:table-cell>
          <table:table-cell ns42:value-type="string" table:style-name="ce28" office:value-type="string">
            <text:p>12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ssem, Wintelre en Knegsel</text:p>
            <office:annotation>
              <text:p>http://purl.org/linked-data/sdmx/2009/dimension#refArea=http://www.gemeentegeschiedenis.nl/amco/11414</text:p>
            </office:annotation>
          </table:table-cell>
          <table:table-cell ns42:value-type="string" table:style-name="ce28" office:value-type="string">
            <text:p>086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ierlingsbeek</text:p>
            <office:annotation>
              <text:p>http://purl.org/linked-data/sdmx/2009/dimension#refArea=http://www.gemeentegeschiedenis.nl/amco/10066</text:p>
            </office:annotation>
          </table:table-cell>
          <table:table-cell ns42:value-type="string" table:style-name="ce28" office:value-type="string">
            <text:p>08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erden</text:p>
            <office:annotation>
              <text:p>http://purl.org/linked-data/sdmx/2009/dimension#refArea=http://www.gemeentegeschiedenis.nl/amco/10268</text:p>
            </office:annotation>
          </table:table-cell>
          <table:table-cell ns42:value-type="string" table:style-name="ce28" office:value-type="string">
            <text:p>12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jmen</text:p>
            <office:annotation>
              <text:p>http://purl.org/linked-data/sdmx/2009/dimension#refArea=http://www.gemeentegeschiedenis.nl/amco/11293</text:p>
            </office:annotation>
          </table:table-cell>
          <table:table-cell ns42:value-type="string" table:style-name="ce28" office:value-type="string">
            <text:p>08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rijhoeve-Capelle</text:p>
            <office:annotation>
              <text:p>http://purl.org/linked-data/sdmx/2009/dimension#refArea=http://www.gemeentegeschiedenis.nl/amco/10870</text:p>
            </office:annotation>
          </table:table-cell>
          <table:table-cell ns42:value-type="string" table:style-name="ce28" office:value-type="string">
            <text:p>12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ught</text:p>
            <office:annotation>
              <text:p>http://purl.org/linked-data/sdmx/2009/dimension#refArea=http://www.gemeentegeschiedenis.nl/amco/11224</text:p>
            </office:annotation>
          </table:table-cell>
          <table:table-cell ns42:value-type="string" table:style-name="ce28" office:value-type="string">
            <text:p>08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re</text:p>
            <office:annotation>
              <text:p>http://purl.org/linked-data/sdmx/2009/dimension#refArea=http://www.gemeentegeschiedenis.nl/amco/10959</text:p>
            </office:annotation>
          </table:table-cell>
          <table:table-cell ns42:value-type="string" table:style-name="ce28" office:value-type="string">
            <text:p>08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wijk</text:p>
            <office:annotation>
              <text:p>http://purl.org/linked-data/sdmx/2009/dimension#refArea=http://www.gemeentegeschiedenis.nl/amco/11359</text:p>
            </office:annotation>
          </table:table-cell>
          <table:table-cell ns42:value-type="string" table:style-name="ce28" office:value-type="string">
            <text:p>08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nroij</text:p>
            <office:annotation>
              <text:p>http://purl.org/linked-data/sdmx/2009/dimension#refArea=http://www.gemeentegeschiedenis.nl/amco/10265</text:p>
            </office:annotation>
          </table:table-cell>
          <table:table-cell ns42:value-type="string" table:style-name="ce28" office:value-type="string">
            <text:p>08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spik</text:p>
            <office:annotation>
              <text:p>http://purl.org/linked-data/sdmx/2009/dimension#refArea=http://www.gemeentegeschiedenis.nl/amco/10402</text:p>
            </office:annotation>
          </table:table-cell>
          <table:table-cell ns42:value-type="string" table:style-name="ce28" office:value-type="string">
            <text:p>086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 Werken en Sleeuwijk</text:p>
            <office:annotation>
              <text:p>http://purl.org/linked-data/sdmx/2009/dimension#refArea=http://www.gemeentegeschiedenis.nl/amco/10116</text:p>
            </office:annotation>
          </table:table-cell>
          <table:table-cell ns42:value-type="string" table:style-name="ce28" office:value-type="string">
            <text:p>12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rkendam</text:p>
            <office:annotation>
              <text:p>http://purl.org/linked-data/sdmx/2009/dimension#refArea=http://www.gemeentegeschiedenis.nl/amco/10078</text:p>
            </office:annotation>
          </table:table-cell>
          <table:table-cell ns42:value-type="string" table:style-name="ce28" office:value-type="string">
            <text:p>087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sterhoven</text:p>
            <office:annotation>
              <text:p>http://purl.org/linked-data/sdmx/2009/dimension#refArea=http://www.gemeentegeschiedenis.nl/amco/11041</text:p>
            </office:annotation>
          </table:table-cell>
          <table:table-cell ns42:value-type="string" table:style-name="ce28" office:value-type="string">
            <text:p>08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llemstad</text:p>
            <office:annotation>
              <text:p>http://purl.org/linked-data/sdmx/2009/dimension#refArea=http://www.gemeentegeschiedenis.nl/amco/10827</text:p>
            </office:annotation>
          </table:table-cell>
          <table:table-cell ns42:value-type="string" table:style-name="ce28" office:value-type="string">
            <text:p>0872</text:p>
          </table:table-cell>
          <table:table-cell table:style-name="ce31"/>
          <table:table-cell ns42:value-type="float" table:style-name="ce41" office:value="920" office:value-type="float">
            <text:p>920</text:p>
          </table:table-cell>
          <table:table-cell ns42:value-type="float" table:style-name="ce45" office:value="947" office:value-type="float">
            <text:p>94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drecht</text:p>
            <office:annotation>
              <text:p>http://purl.org/linked-data/sdmx/2009/dimension#refArea=http://www.gemeentegeschiedenis.nl/amco/10602</text:p>
            </office:annotation>
          </table:table-cell>
          <table:table-cell ns42:value-type="string" table:style-name="ce28" office:value-type="string">
            <text:p>087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el</text:p>
            <office:annotation>
              <text:p>http://purl.org/linked-data/sdmx/2009/dimension#refArea=http://www.gemeentegeschiedenis.nl/amco/10894</text:p>
            </office:annotation>
          </table:table-cell>
          <table:table-cell ns42:value-type="string" table:style-name="ce28" office:value-type="string">
            <text:p>1228</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drichem</text:p>
            <office:annotation>
              <text:p>http://purl.org/linked-data/sdmx/2009/dimension#refArea=http://www.gemeentegeschiedenis.nl/amco/10282</text:p>
            </office:annotation>
          </table:table-cell>
          <table:table-cell ns42:value-type="string" table:style-name="ce28" office:value-type="string">
            <text:p>087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w</text:p>
            <office:annotation>
              <text:p>http://purl.org/linked-data/sdmx/2009/dimension#refArea=http://www.gemeentegeschiedenis.nl/amco/10808</text:p>
            </office:annotation>
          </table:table-cell>
          <table:table-cell ns42:value-type="string" table:style-name="ce28" office:value-type="string">
            <text:p>08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jk en Aalburg</text:p>
            <office:annotation>
              <text:p>http://purl.org/linked-data/sdmx/2009/dimension#refArea=http://www.gemeentegeschiedenis.nl/amco/11084</text:p>
            </office:annotation>
          </table:table-cell>
          <table:table-cell ns42:value-type="string" table:style-name="ce28" office:value-type="string">
            <text:p>08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and</text:p>
            <office:annotation>
              <text:p>http://purl.org/linked-data/sdmx/2009/dimension#refArea=http://www.gemeentegeschiedenis.nl/amco/10759</text:p>
            </office:annotation>
          </table:table-cell>
          <table:table-cell ns42:value-type="string" table:style-name="ce28" office:value-type="string">
            <text:p>087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st</text:p>
            <office:annotation>
              <text:p>http://purl.org/linked-data/sdmx/2009/dimension#refArea=http://www.gemeentegeschiedenis.nl/amco/10096</text:p>
            </office:annotation>
          </table:table-cell>
          <table:table-cell ns42:value-type="string" table:style-name="ce28" office:value-type="string">
            <text:p>12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sgehuchten</text:p>
            <office:annotation>
              <text:p>http://purl.org/linked-data/sdmx/2009/dimension#refArea=http://www.gemeentegeschiedenis.nl/amco/10329</text:p>
            </office:annotation>
          </table:table-cell>
          <table:table-cell ns42:value-type="string" table:style-name="ce28" office:value-type="string">
            <text:p>12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venbergen</text:p>
            <office:annotation>
              <text:p>http://purl.org/linked-data/sdmx/2009/dimension#refArea=http://www.gemeentegeschiedenis.nl/amco/10046</text:p>
            </office:annotation>
          </table:table-cell>
          <table:table-cell ns42:value-type="string" table:style-name="ce28" office:value-type="string">
            <text:p>08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undert</text:p>
            <office:annotation>
              <text:p>http://purl.org/linked-data/sdmx/2009/dimension#refArea=http://www.gemeentegeschiedenis.nl/amco/11192</text:p>
            </office:annotation>
          </table:table-cell>
          <table:table-cell ns42:value-type="string" table:style-name="ce28" office:value-type="string">
            <text:p>08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Zwaluwe</text:p>
            <office:annotation>
              <text:p>http://purl.org/linked-data/sdmx/2009/dimension#refArea=http://www.gemeentegeschiedenis.nl/amco/11318</text:p>
            </office:annotation>
          </table:table-cell>
          <table:table-cell ns42:value-type="string" table:style-name="ce28" office:value-type="string">
            <text:p>08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tricht</text:p>
            <office:annotation>
              <text:p>http://purl.org/linked-data/sdmx/2009/dimension#refArea=http://www.gemeentegeschiedenis.nl/amco/10182</text:p>
            </office:annotation>
          </table:table-cell>
          <table:table-cell ns42:value-type="string" table:style-name="ce28" office:value-type="string">
            <text:p>0935</text:p>
          </table:table-cell>
          <table:table-cell table:style-name="ce31"/>
          <table:table-cell ns42:value-type="float" table:style-name="ce41" office:value="12102" office:value-type="float">
            <text:p>12102</text:p>
          </table:table-cell>
          <table:table-cell ns42:value-type="float" table:style-name="ce45" office:value="12342" office:value-type="float">
            <text:p>1234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by</text:p>
            <office:annotation>
              <text:p>http://purl.org/linked-data/sdmx/2009/dimension#refArea=http://www.gemeentegeschiedenis.nl/amco/10922</text:p>
            </office:annotation>
          </table:table-cell>
          <table:table-cell ns42:value-type="string" table:style-name="ce28" office:value-type="string">
            <text:p>0883</text:p>
          </table:table-cell>
          <table:table-cell table:style-name="ce31"/>
          <table:table-cell ns42:value-type="float" table:style-name="ce41" office:value="339" office:value-type="float">
            <text:p>339</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stenrade</text:p>
            <office:annotation>
              <text:p>http://purl.org/linked-data/sdmx/2009/dimension#refArea=http://www.gemeentegeschiedenis.nl/amco/10062</text:p>
            </office:annotation>
          </table:table-cell>
          <table:table-cell ns42:value-type="string" table:style-name="ce28" office:value-type="string">
            <text:p>0884</text:p>
          </table:table-cell>
          <table:table-cell table:style-name="ce31"/>
          <table:table-cell ns42:value-type="float" table:style-name="ce41" office:value="222" office:value-type="float">
            <text:p>222</text:p>
          </table:table-cell>
          <table:table-cell ns42:value-type="float" table:style-name="ce45" office:value="233" office:value-type="float">
            <text:p>23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rcen en Velden</text:p>
            <office:annotation>
              <text:p>http://purl.org/linked-data/sdmx/2009/dimension#refArea=http://www.gemeentegeschiedenis.nl/amco/10202</text:p>
            </office:annotation>
          </table:table-cell>
          <table:table-cell ns42:value-type="string" table:style-name="ce28" office:value-type="string">
            <text:p>0885</text:p>
          </table:table-cell>
          <table:table-cell table:style-name="ce31"/>
          <table:table-cell ns42:value-type="float" table:style-name="ce41" office:value="760" office:value-type="float">
            <text:p>760</text:p>
          </table:table-cell>
          <table:table-cell ns42:value-type="float" table:style-name="ce45" office:value="787" office:value-type="float">
            <text:p>7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aexem</text:p>
            <office:annotation>
              <text:p>http://purl.org/linked-data/sdmx/2009/dimension#refArea=http://www.gemeentegeschiedenis.nl/amco/11255</text:p>
            </office:annotation>
          </table:table-cell>
          <table:table-cell ns42:value-type="string" table:style-name="ce28" office:value-type="string">
            <text:p>0886</text:p>
          </table:table-cell>
          <table:table-cell table:style-name="ce31"/>
          <table:table-cell ns42:value-type="float" table:style-name="ce41" office:value="232" office:value-type="float">
            <text:p>232</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gden</text:p>
            <office:annotation>
              <text:p>http://purl.org/linked-data/sdmx/2009/dimension#refArea=http://www.gemeentegeschiedenis.nl/amco/11089</text:p>
            </office:annotation>
          </table:table-cell>
          <table:table-cell ns42:value-type="string" table:style-name="ce28" office:value-type="string">
            <text:p>0887</text:p>
          </table:table-cell>
          <table:table-cell table:style-name="ce31"/>
          <table:table-cell ns42:value-type="float" table:style-name="ce41" office:value="256" office:value-type="float">
            <text:p>256</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k (L.)</text:p>
            <office:annotation>
              <text:p>http://purl.org/linked-data/sdmx/2009/dimension#refArea=http://www.gemeentegeschiedenis.nl/amco/11374</text:p>
            </office:annotation>
          </table:table-cell>
          <table:table-cell ns42:value-type="string" table:style-name="ce28" office:value-type="string">
            <text:p>0888</text:p>
          </table:table-cell>
          <table:table-cell table:style-name="ce31"/>
          <table:table-cell ns42:value-type="float" table:style-name="ce41" office:value="1166" office:value-type="float">
            <text:p>1166</text:p>
          </table:table-cell>
          <table:table-cell ns42:value-type="float" table:style-name="ce45" office:value="1177" office:value-type="float">
            <text:p>11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sel</text:p>
            <office:annotation>
              <text:p>http://purl.org/linked-data/sdmx/2009/dimension#refArea=http://www.gemeentegeschiedenis.nl/amco/10195</text:p>
            </office:annotation>
          </table:table-cell>
          <table:table-cell ns42:value-type="string" table:style-name="ce28" office:value-type="string">
            <text:p>0889</text:p>
          </table:table-cell>
          <table:table-cell table:style-name="ce31"/>
          <table:table-cell ns42:value-type="float" table:style-name="ce41" office:value="614" office:value-type="float">
            <text:p>614</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lfeld</text:p>
            <office:annotation>
              <text:p>http://purl.org/linked-data/sdmx/2009/dimension#refArea=http://www.gemeentegeschiedenis.nl/amco/10292</text:p>
            </office:annotation>
          </table:table-cell>
          <table:table-cell ns42:value-type="string" table:style-name="ce28" office:value-type="string">
            <text:p>0890</text:p>
          </table:table-cell>
          <table:table-cell table:style-name="ce31"/>
          <table:table-cell ns42:value-type="float" table:style-name="ce41" office:value="235" office:value-type="float">
            <text:p>235</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melen</text:p>
            <office:annotation>
              <text:p>http://purl.org/linked-data/sdmx/2009/dimension#refArea=http://www.gemeentegeschiedenis.nl/amco/10878</text:p>
            </office:annotation>
          </table:table-cell>
          <table:table-cell ns42:value-type="string" table:style-name="ce28" office:value-type="string">
            <text:p>0891</text:p>
          </table:table-cell>
          <table:table-cell table:style-name="ce31"/>
          <table:table-cell ns42:value-type="float" table:style-name="ce41" office:value="118" office:value-type="float">
            <text:p>118</text:p>
          </table:table-cell>
          <table:table-cell ns42:value-type="float" table:style-name="ce45" office:value="105" office:value-type="float">
            <text:p>1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 en Terblijt</text:p>
            <office:annotation>
              <text:p>http://purl.org/linked-data/sdmx/2009/dimension#refArea=http://www.gemeentegeschiedenis.nl/amco/10796</text:p>
            </office:annotation>
          </table:table-cell>
          <table:table-cell ns42:value-type="string" table:style-name="ce28" office:value-type="string">
            <text:p>0892</text:p>
          </table:table-cell>
          <table:table-cell table:style-name="ce31"/>
          <table:table-cell ns42:value-type="float" table:style-name="ce41" office:value="377" office:value-type="float">
            <text:p>377</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en (L.)</text:p>
            <office:annotation>
              <text:p>http://purl.org/linked-data/sdmx/2009/dimension#refArea=http://www.gemeentegeschiedenis.nl/amco/11281</text:p>
            </office:annotation>
          </table:table-cell>
          <table:table-cell ns42:value-type="string" table:style-name="ce28" office:value-type="string">
            <text:p>0893</text:p>
          </table:table-cell>
          <table:table-cell table:style-name="ce31"/>
          <table:table-cell ns42:value-type="float" table:style-name="ce41" office:value="1710" office:value-type="float">
            <text:p>1710</text:p>
          </table:table-cell>
          <table:table-cell ns42:value-type="float" table:style-name="ce45" office:value="1735" office:value-type="float">
            <text:p>1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ingelrade</text:p>
            <office:annotation>
              <text:p>http://purl.org/linked-data/sdmx/2009/dimension#refArea=http://www.gemeentegeschiedenis.nl/amco/10967</text:p>
            </office:annotation>
          </table:table-cell>
          <table:table-cell ns42:value-type="string" table:style-name="ce28" office:value-type="string">
            <text:p>0894</text:p>
          </table:table-cell>
          <table:table-cell table:style-name="ce31"/>
          <table:table-cell ns42:value-type="float" table:style-name="ce41" office:value="230" office:value-type="float">
            <text:p>230</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choltz</text:p>
            <office:annotation>
              <text:p>http://purl.org/linked-data/sdmx/2009/dimension#refArea=http://www.gemeentegeschiedenis.nl/amco/10986</text:p>
            </office:annotation>
          </table:table-cell>
          <table:table-cell ns42:value-type="string" table:style-name="ce28" office:value-type="string">
            <text:p>0895</text:p>
          </table:table-cell>
          <table:table-cell table:style-name="ce31"/>
          <table:table-cell ns42:value-type="float" table:style-name="ce41" office:value="468" office:value-type="float">
            <text:p>468</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gharen</text:p>
            <office:annotation>
              <text:p>http://purl.org/linked-data/sdmx/2009/dimension#refArea=http://www.gemeentegeschiedenis.nl/amco/11334</text:p>
            </office:annotation>
          </table:table-cell>
          <table:table-cell ns42:value-type="string" table:style-name="ce28" office:value-type="string">
            <text:p>0896</text:p>
          </table:table-cell>
          <table:table-cell table:style-name="ce31"/>
          <table:table-cell ns42:value-type="float" table:style-name="ce41" office:value="200" office:value-type="float">
            <text:p>200</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n</text:p>
            <office:annotation>
              <text:p>http://purl.org/linked-data/sdmx/2009/dimension#refArea=http://www.gemeentegeschiedenis.nl/amco/10927</text:p>
            </office:annotation>
          </table:table-cell>
          <table:table-cell ns42:value-type="string" table:style-name="ce28" office:value-type="string">
            <text:p>0897</text:p>
          </table:table-cell>
          <table:table-cell table:style-name="ce31"/>
          <table:table-cell ns42:value-type="float" table:style-name="ce41" office:value="661" office:value-type="float">
            <text:p>661</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huizen</text:p>
            <office:annotation>
              <text:p>http://purl.org/linked-data/sdmx/2009/dimension#refArea=http://www.gemeentegeschiedenis.nl/amco/10856</text:p>
            </office:annotation>
          </table:table-cell>
          <table:table-cell ns42:value-type="string" table:style-name="ce28" office:value-type="string">
            <text:p>0898</text:p>
          </table:table-cell>
          <table:table-cell table:style-name="ce31"/>
          <table:table-cell ns42:value-type="float" table:style-name="ce41" office:value="418" office:value-type="float">
            <text:p>418</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sittard</text:p>
            <office:annotation>
              <text:p>http://purl.org/linked-data/sdmx/2009/dimension#refArea=http://www.gemeentegeschiedenis.nl/amco/10655</text:p>
            </office:annotation>
          </table:table-cell>
          <table:table-cell ns42:value-type="string" table:style-name="ce28" office:value-type="string">
            <text:p>1032</text:p>
          </table:table-cell>
          <table:table-cell table:style-name="ce31"/>
          <table:table-cell ns42:value-type="float" table:style-name="ce41" office:value="301" office:value-type="float">
            <text:p>301</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unssum</text:p>
            <office:annotation>
              <text:p>http://purl.org/linked-data/sdmx/2009/dimension#refArea=http://www.gemeentegeschiedenis.nl/amco/10533</text:p>
            </office:annotation>
          </table:table-cell>
          <table:table-cell ns42:value-type="string" table:style-name="ce28" office:value-type="string">
            <text:p>0899</text:p>
          </table:table-cell>
          <table:table-cell table:style-name="ce31"/>
          <table:table-cell ns42:value-type="float" table:style-name="ce41" office:value="482" office:value-type="float">
            <text:p>482</text:p>
          </table:table-cell>
          <table:table-cell ns42:value-type="float" table:style-name="ce45" office:value="525" office:value-type="float">
            <text:p>5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ggenum</text:p>
            <office:annotation>
              <text:p>http://purl.org/linked-data/sdmx/2009/dimension#refArea=http://www.gemeentegeschiedenis.nl/amco/10857</text:p>
            </office:annotation>
          </table:table-cell>
          <table:table-cell ns42:value-type="string" table:style-name="ce28" office:value-type="string">
            <text:p>1033</text:p>
          </table:table-cell>
          <table:table-cell table:style-name="ce31"/>
          <table:table-cell ns42:value-type="float" table:style-name="ce41" office:value="300" office:value-type="float">
            <text:p>300</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nde</text:p>
            <office:annotation>
              <text:p>http://purl.org/linked-data/sdmx/2009/dimension#refArea=http://www.gemeentegeschiedenis.nl/amco/10831</text:p>
            </office:annotation>
          </table:table-cell>
          <table:table-cell ns42:value-type="string" table:style-name="ce28" office:value-type="string">
            <text:p>0900</text:p>
          </table:table-cell>
          <table:table-cell table:style-name="ce31"/>
          <table:table-cell ns42:value-type="float" table:style-name="ce41" office:value="296" office:value-type="float">
            <text:p>296</text:p>
          </table:table-cell>
          <table:table-cell ns42:value-type="float" table:style-name="ce45" office:value="294" office:value-type="float">
            <text:p>29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Cadier en Keer</text:p>
            <office:annotation>
              <text:p>http://purl.org/linked-data/sdmx/2009/dimension#refArea=http://www.gemeentegeschiedenis.nl/amco/11447</text:p>
            </office:annotation>
          </table:table-cell>
          <table:table-cell ns42:value-type="string" table:style-name="ce28" office:value-type="string">
            <text:p>0901</text:p>
          </table:table-cell>
          <table:table-cell table:style-name="ce31"/>
          <table:table-cell ns42:value-type="float" table:style-name="ce41" office:value="297" office:value-type="float">
            <text:p>297</text:p>
          </table:table-cell>
          <table:table-cell ns42:value-type="float" table:style-name="ce45" office:value="271" office:value-type="float">
            <text:p>27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cht</text:p>
            <office:annotation>
              <text:p>http://purl.org/linked-data/sdmx/2009/dimension#refArea=http://www.gemeentegeschiedenis.nl/amco/10941</text:p>
            </office:annotation>
          </table:table-cell>
          <table:table-cell ns42:value-type="string" table:style-name="ce28" office:value-type="string">
            <text:p>0902</text:p>
          </table:table-cell>
          <table:table-cell table:style-name="ce31"/>
          <table:table-cell ns42:value-type="float" table:style-name="ce41" office:value="1643" office:value-type="float">
            <text:p>1643</text:p>
          </table:table-cell>
          <table:table-cell ns42:value-type="float" table:style-name="ce45" office:value="1567" office:value-type="float">
            <text:p>15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lsloo</text:p>
            <office:annotation>
              <text:p>http://purl.org/linked-data/sdmx/2009/dimension#refArea=http://www.gemeentegeschiedenis.nl/amco/11187</text:p>
            </office:annotation>
          </table:table-cell>
          <table:table-cell ns42:value-type="string" table:style-name="ce28" office:value-type="string">
            <text:p>0903</text:p>
          </table:table-cell>
          <table:table-cell table:style-name="ce31"/>
          <table:table-cell ns42:value-type="float" table:style-name="ce41" office:value="366" office:value-type="float">
            <text:p>366</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gelshoven</text:p>
            <office:annotation>
              <text:p>http://purl.org/linked-data/sdmx/2009/dimension#refArea=http://www.gemeentegeschiedenis.nl/amco/10960</text:p>
            </office:annotation>
          </table:table-cell>
          <table:table-cell ns42:value-type="string" table:style-name="ce28" office:value-type="string">
            <text:p>0904</text:p>
          </table:table-cell>
          <table:table-cell table:style-name="ce31"/>
          <table:table-cell ns42:value-type="float" table:style-name="ce41" office:value="231" office:value-type="float">
            <text:p>231</text:p>
          </table:table-cell>
          <table:table-cell ns42:value-type="float" table:style-name="ce45" office:value="214" office:value-type="float">
            <text:p>21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sden</text:p>
            <office:annotation>
              <text:p>http://purl.org/linked-data/sdmx/2009/dimension#refArea=http://www.gemeentegeschiedenis.nl/amco/10314</text:p>
            </office:annotation>
          </table:table-cell>
          <table:table-cell ns42:value-type="string" table:style-name="ce28" office:value-type="string">
            <text:p>0905</text:p>
          </table:table-cell>
          <table:table-cell table:style-name="ce31"/>
          <table:table-cell ns42:value-type="float" table:style-name="ce41" office:value="926" office:value-type="float">
            <text:p>926</text:p>
          </table:table-cell>
          <table:table-cell ns42:value-type="float" table:style-name="ce45" office:value="966" office:value-type="float">
            <text:p>9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leen</text:p>
            <office:annotation>
              <text:p>http://purl.org/linked-data/sdmx/2009/dimension#refArea=http://www.gemeentegeschiedenis.nl/amco/10048</text:p>
            </office:annotation>
          </table:table-cell>
          <table:table-cell ns42:value-type="string" table:style-name="ce28" office:value-type="string">
            <text:p>0906</text:p>
          </table:table-cell>
          <table:table-cell table:style-name="ce31"/>
          <table:table-cell ns42:value-type="float" table:style-name="ce41" office:value="1089" office:value-type="float">
            <text:p>1089</text:p>
          </table:table-cell>
          <table:table-cell ns42:value-type="float" table:style-name="ce45" office:value="1077" office:value-type="float">
            <text:p>10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nnep</text:p>
            <office:annotation>
              <text:p>http://purl.org/linked-data/sdmx/2009/dimension#refArea=http://www.gemeentegeschiedenis.nl/amco/10542</text:p>
            </office:annotation>
          </table:table-cell>
          <table:table-cell ns42:value-type="string" table:style-name="ce28" office:value-type="string">
            <text:p>0907</text:p>
          </table:table-cell>
          <table:table-cell table:style-name="ce31"/>
          <table:table-cell ns42:value-type="float" table:style-name="ce41" office:value="503" office:value-type="float">
            <text:p>503</text:p>
          </table:table-cell>
          <table:table-cell ns42:value-type="float" table:style-name="ce45" office:value="539" office:value-type="float">
            <text:p>53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ulle</text:p>
            <office:annotation>
              <text:p>http://purl.org/linked-data/sdmx/2009/dimension#refArea=http://www.gemeentegeschiedenis.nl/amco/10530</text:p>
            </office:annotation>
          </table:table-cell>
          <table:table-cell ns42:value-type="string" table:style-name="ce28" office:value-type="string">
            <text:p>0908</text:p>
          </table:table-cell>
          <table:table-cell table:style-name="ce31"/>
          <table:table-cell ns42:value-type="float" table:style-name="ce41" office:value="454" office:value-type="float">
            <text:p>454</text:p>
          </table:table-cell>
          <table:table-cell ns42:value-type="float" table:style-name="ce45" office:value="469" office:value-type="float">
            <text:p>4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athem</text:p>
            <office:annotation>
              <text:p>http://purl.org/linked-data/sdmx/2009/dimension#refArea=http://www.gemeentegeschiedenis.nl/amco/11008</text:p>
            </office:annotation>
          </table:table-cell>
          <table:table-cell ns42:value-type="string" table:style-name="ce28" office:value-type="string">
            <text:p>0909</text:p>
          </table:table-cell>
          <table:table-cell table:style-name="ce31"/>
          <table:table-cell ns42:value-type="float" table:style-name="ce41" office:value="486" office:value-type="float">
            <text:p>486</text:p>
          </table:table-cell>
          <table:table-cell ns42:value-type="float" table:style-name="ce45" office:value="463" office:value-type="float">
            <text:p>4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evenbicht</text:p>
            <office:annotation>
              <text:p>http://purl.org/linked-data/sdmx/2009/dimension#refArea=http://www.gemeentegeschiedenis.nl/amco/10624</text:p>
            </office:annotation>
          </table:table-cell>
          <table:table-cell ns42:value-type="string" table:style-name="ce28" office:value-type="string">
            <text:p>0910</text:p>
          </table:table-cell>
          <table:table-cell table:style-name="ce31"/>
          <table:table-cell ns42:value-type="float" table:style-name="ce41" office:value="498" office:value-type="float">
            <text:p>498</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onsveld</text:p>
            <office:annotation>
              <text:p>http://purl.org/linked-data/sdmx/2009/dimension#refArea=http://www.gemeentegeschiedenis.nl/amco/10323</text:p>
            </office:annotation>
          </table:table-cell>
          <table:table-cell ns42:value-type="string" table:style-name="ce28" office:value-type="string">
            <text:p>0911</text:p>
          </table:table-cell>
          <table:table-cell table:style-name="ce31"/>
          <table:table-cell ns42:value-type="float" table:style-name="ce41" office:value="718" office:value-type="float">
            <text:p>718</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ubbenvorst</text:p>
            <office:annotation>
              <text:p>http://purl.org/linked-data/sdmx/2009/dimension#refArea=http://www.gemeentegeschiedenis.nl/amco/10176</text:p>
            </office:annotation>
          </table:table-cell>
          <table:table-cell ns42:value-type="string" table:style-name="ce28" office:value-type="string">
            <text:p>0912</text:p>
          </table:table-cell>
          <table:table-cell table:style-name="ce31"/>
          <table:table-cell ns42:value-type="float" table:style-name="ce41" office:value="557" office:value-type="float">
            <text:p>557</text:p>
          </table:table-cell>
          <table:table-cell ns42:value-type="float" table:style-name="ce45" office:value="613" office:value-type="float">
            <text:p>6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ulpen</text:p>
            <office:annotation>
              <text:p>http://purl.org/linked-data/sdmx/2009/dimension#refArea=http://www.gemeentegeschiedenis.nl/amco/11032</text:p>
            </office:annotation>
          </table:table-cell>
          <table:table-cell ns42:value-type="string" table:style-name="ce28" office:value-type="string">
            <text:p>0913</text:p>
          </table:table-cell>
          <table:table-cell table:style-name="ce31"/>
          <table:table-cell ns42:value-type="float" table:style-name="ce41" office:value="887" office:value-type="float">
            <text:p>887</text:p>
          </table:table-cell>
          <table:table-cell ns42:value-type="float" table:style-name="ce45" office:value="915" office:value-type="float">
            <text:p>91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aelen</text:p>
            <office:annotation>
              <text:p>http://purl.org/linked-data/sdmx/2009/dimension#refArea=http://www.gemeentegeschiedenis.nl/amco/10321</text:p>
            </office:annotation>
          </table:table-cell>
          <table:table-cell ns42:value-type="string" table:style-name="ce28" office:value-type="string">
            <text:p>0914</text:p>
          </table:table-cell>
          <table:table-cell table:style-name="ce31"/>
          <table:table-cell ns42:value-type="float" table:style-name="ce41" office:value="306" office:value-type="float">
            <text:p>306</text:p>
          </table:table-cell>
          <table:table-cell ns42:value-type="float" table:style-name="ce45" office:value="293" office:value-type="float">
            <text:p>2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l</text:p>
            <office:annotation>
              <text:p>http://purl.org/linked-data/sdmx/2009/dimension#refArea=http://www.gemeentegeschiedenis.nl/amco/11208</text:p>
            </office:annotation>
          </table:table-cell>
          <table:table-cell ns42:value-type="string" table:style-name="ce28" office:value-type="string">
            <text:p>1937</text:p>
          </table:table-cell>
          <table:table-cell table:style-name="ce31"/>
          <table:table-cell ns42:value-type="float" table:style-name="ce41" office:value="359" office:value-type="float">
            <text:p>359</text:p>
          </table:table-cell>
          <table:table-cell ns42:value-type="float" table:style-name="ce45" office:value="387" office:value-type="float">
            <text:p>3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text:p>
            <office:annotation>
              <text:p>http://purl.org/linked-data/sdmx/2009/dimension#refArea=http://www.gemeentegeschiedenis.nl/amco/11407</text:p>
            </office:annotation>
          </table:table-cell>
          <table:table-cell ns42:value-type="string" table:style-name="ce28" office:value-type="string">
            <text:p>0916</text:p>
          </table:table-cell>
          <table:table-cell table:style-name="ce31"/>
          <table:table-cell ns42:value-type="float" table:style-name="ce41" office:value="562" office:value-type="float">
            <text:p>562</text:p>
          </table:table-cell>
          <table:table-cell ns42:value-type="float" table:style-name="ce45" office:value="590" office:value-type="float">
            <text:p>59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len</text:p>
            <office:annotation>
              <text:p>http://purl.org/linked-data/sdmx/2009/dimension#refArea=http://www.gemeentegeschiedenis.nl/amco/10902</text:p>
            </office:annotation>
          </table:table-cell>
          <table:table-cell ns42:value-type="string" table:style-name="ce28" office:value-type="string">
            <text:p>0917</text:p>
          </table:table-cell>
          <table:table-cell table:style-name="ce31"/>
          <table:table-cell ns42:value-type="float" table:style-name="ce41" office:value="2029" office:value-type="float">
            <text:p>2029</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lden</text:p>
            <office:annotation>
              <text:p>http://purl.org/linked-data/sdmx/2009/dimension#refArea=http://www.gemeentegeschiedenis.nl/amco/10205</text:p>
            </office:annotation>
          </table:table-cell>
          <table:table-cell ns42:value-type="string" table:style-name="ce28" office:value-type="string">
            <text:p>0918</text:p>
          </table:table-cell>
          <table:table-cell table:style-name="ce31"/>
          <table:table-cell ns42:value-type="float" table:style-name="ce41" office:value="1164" office:value-type="float">
            <text:p>1164</text:p>
          </table:table-cell>
          <table:table-cell ns42:value-type="float" table:style-name="ce45" office:value="1266" office:value-type="float">
            <text:p>12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lick en Herkenbosch</text:p>
            <office:annotation>
              <text:p>http://purl.org/linked-data/sdmx/2009/dimension#refArea=http://www.gemeentegeschiedenis.nl/amco/10196</text:p>
            </office:annotation>
          </table:table-cell>
          <table:table-cell ns42:value-type="string" table:style-name="ce28" office:value-type="string">
            <text:p>0939</text:p>
          </table:table-cell>
          <table:table-cell table:style-name="ce31"/>
          <table:table-cell ns42:value-type="float" table:style-name="ce41" office:value="582" office:value-type="float">
            <text:p>582</text:p>
          </table:table-cell>
          <table:table-cell ns42:value-type="float" table:style-name="ce45" office:value="575" office:value-type="float">
            <text:p>5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rten</text:p>
            <office:annotation>
              <text:p>http://purl.org/linked-data/sdmx/2009/dimension#refArea=http://www.gemeentegeschiedenis.nl/amco/10138</text:p>
            </office:annotation>
          </table:table-cell>
          <table:table-cell ns42:value-type="string" table:style-name="ce28" office:value-type="string">
            <text:p>0919</text:p>
          </table:table-cell>
          <table:table-cell table:style-name="ce31"/>
          <table:table-cell ns42:value-type="float" table:style-name="ce41" office:value="333" office:value-type="float">
            <text:p>333</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ythuysen</text:p>
            <office:annotation>
              <text:p>http://purl.org/linked-data/sdmx/2009/dimension#refArea=http://www.gemeentegeschiedenis.nl/amco/10840</text:p>
            </office:annotation>
          </table:table-cell>
          <table:table-cell ns42:value-type="string" table:style-name="ce28" office:value-type="string">
            <text:p>0920</text:p>
          </table:table-cell>
          <table:table-cell table:style-name="ce31"/>
          <table:table-cell ns42:value-type="float" table:style-name="ce41" office:value="608" office:value-type="float">
            <text:p>608</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ensbroek</text:p>
            <office:annotation>
              <text:p>http://purl.org/linked-data/sdmx/2009/dimension#refArea=http://www.gemeentegeschiedenis.nl/amco/11177</text:p>
            </office:annotation>
          </table:table-cell>
          <table:table-cell ns42:value-type="string" table:style-name="ce28" office:value-type="string">
            <text:p>0921</text:p>
          </table:table-cell>
          <table:table-cell table:style-name="ce31"/>
          <table:table-cell ns42:value-type="float" table:style-name="ce41" office:value="604" office:value-type="float">
            <text:p>604</text:p>
          </table:table-cell>
          <table:table-cell ns42:value-type="float" table:style-name="ce45" office:value="585" office:value-type="float">
            <text:p>58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n</text:p>
            <office:annotation>
              <text:p>http://purl.org/linked-data/sdmx/2009/dimension#refArea=http://www.gemeentegeschiedenis.nl/amco/11176</text:p>
            </office:annotation>
          </table:table-cell>
          <table:table-cell ns42:value-type="string" table:style-name="ce28" office:value-type="string">
            <text:p>0922</text:p>
          </table:table-cell>
          <table:table-cell table:style-name="ce31"/>
          <table:table-cell ns42:value-type="float" table:style-name="ce41" office:value="337" office:value-type="float">
            <text:p>337</text:p>
          </table:table-cell>
          <table:table-cell ns42:value-type="float" table:style-name="ce45" office:value="351" office:value-type="float">
            <text:p>35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st</text:p>
            <office:annotation>
              <text:p>http://purl.org/linked-data/sdmx/2009/dimension#refArea=http://www.gemeentegeschiedenis.nl/amco/11108</text:p>
            </office:annotation>
          </table:table-cell>
          <table:table-cell ns42:value-type="string" table:style-name="ce28" office:value-type="string">
            <text:p>0923</text:p>
          </table:table-cell>
          <table:table-cell table:style-name="ce31"/>
          <table:table-cell ns42:value-type="float" table:style-name="ce41" office:value="2347" office:value-type="float">
            <text:p>2347</text:p>
          </table:table-cell>
          <table:table-cell ns42:value-type="float" table:style-name="ce45" office:value="2413" office:value-type="float">
            <text:p>24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uthem</text:p>
            <office:annotation>
              <text:p>http://purl.org/linked-data/sdmx/2009/dimension#refArea=http://www.gemeentegeschiedenis.nl/amco/11111</text:p>
            </office:annotation>
          </table:table-cell>
          <table:table-cell ns42:value-type="string" table:style-name="ce28" office:value-type="string">
            <text:p>1086</text:p>
          </table:table-cell>
          <table:table-cell table:style-name="ce31"/>
          <table:table-cell ns42:value-type="float" table:style-name="ce41" office:value="365" office:value-type="float">
            <text:p>365</text:p>
          </table:table-cell>
          <table:table-cell ns42:value-type="float" table:style-name="ce45" office:value="367" office:value-type="float">
            <text:p>3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lsberg</text:p>
            <office:annotation>
              <text:p>http://purl.org/linked-data/sdmx/2009/dimension#refArea=http://www.gemeentegeschiedenis.nl/amco/11216</text:p>
            </office:annotation>
          </table:table-cell>
          <table:table-cell ns42:value-type="string" table:style-name="ce28" office:value-type="string">
            <text:p>0924</text:p>
          </table:table-cell>
          <table:table-cell table:style-name="ce31"/>
          <table:table-cell ns42:value-type="float" table:style-name="ce41" office:value="514" office:value-type="float">
            <text:p>514</text:p>
          </table:table-cell>
          <table:table-cell ns42:value-type="float" table:style-name="ce45" office:value="509" office:value-type="float">
            <text:p>5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nsel</text:p>
            <office:annotation>
              <text:p>http://purl.org/linked-data/sdmx/2009/dimension#refArea=http://www.gemeentegeschiedenis.nl/amco/10784</text:p>
            </office:annotation>
          </table:table-cell>
          <table:table-cell ns42:value-type="string" table:style-name="ce28" office:value-type="string">
            <text:p>0925</text:p>
          </table:table-cell>
          <table:table-cell table:style-name="ce31"/>
          <table:table-cell ns42:value-type="float" table:style-name="ce41" office:value="515" office:value-type="float">
            <text:p>515</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en</text:p>
            <office:annotation>
              <text:p>http://purl.org/linked-data/sdmx/2009/dimension#refArea=http://www.gemeentegeschiedenis.nl/amco/10458</text:p>
            </office:annotation>
          </table:table-cell>
          <table:table-cell ns42:value-type="string" table:style-name="ce28" office:value-type="string">
            <text:p>0926</text:p>
          </table:table-cell>
          <table:table-cell table:style-name="ce31"/>
          <table:table-cell ns42:value-type="float" table:style-name="ce41" office:value="210" office:value-type="float">
            <text:p>210</text:p>
          </table:table-cell>
          <table:table-cell ns42:value-type="float" table:style-name="ce45" office:value="181" office:value-type="float">
            <text:p>18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voort</text:p>
            <office:annotation>
              <text:p>http://purl.org/linked-data/sdmx/2009/dimension#refArea=http://www.gemeentegeschiedenis.nl/amco/10190</text:p>
            </office:annotation>
          </table:table-cell>
          <table:table-cell ns42:value-type="string" table:style-name="ce28" office:value-type="string">
            <text:p>1090</text:p>
          </table:table-cell>
          <table:table-cell table:style-name="ce31"/>
          <table:table-cell ns42:value-type="float" table:style-name="ce41" office:value="164" office:value-type="float">
            <text:p>164</text:p>
          </table:table-cell>
          <table:table-cell ns42:value-type="float" table:style-name="ce45" office:value="155" office:value-type="float">
            <text:p>1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Jabeek</text:p>
            <office:annotation>
              <text:p>http://purl.org/linked-data/sdmx/2009/dimension#refArea=http://www.gemeentegeschiedenis.nl/amco/10256</text:p>
            </office:annotation>
          </table:table-cell>
          <table:table-cell ns42:value-type="string" table:style-name="ce28" office:value-type="string">
            <text:p>0927</text:p>
          </table:table-cell>
          <table:table-cell table:style-name="ce31"/>
          <table:table-cell ns42:value-type="float" table:style-name="ce41" office:value="227" office:value-type="float">
            <text:p>227</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rkrade</text:p>
            <office:annotation>
              <text:p>http://purl.org/linked-data/sdmx/2009/dimension#refArea=http://www.gemeentegeschiedenis.nl/amco/10313</text:p>
            </office:annotation>
          </table:table-cell>
          <table:table-cell ns42:value-type="string" table:style-name="ce28" office:value-type="string">
            <text:p>0928</text:p>
          </table:table-cell>
          <table:table-cell table:style-name="ce31"/>
          <table:table-cell ns42:value-type="float" table:style-name="ce41" office:value="1688" office:value-type="float">
            <text:p>1688</text:p>
          </table:table-cell>
          <table:table-cell ns42:value-type="float" table:style-name="ce45" office:value="1747" office:value-type="float">
            <text:p>17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ssel</text:p>
            <office:annotation>
              <text:p>http://purl.org/linked-data/sdmx/2009/dimension#refArea=http://www.gemeentegeschiedenis.nl/amco/10890</text:p>
            </office:annotation>
          </table:table-cell>
          <table:table-cell ns42:value-type="string" table:style-name="ce28" office:value-type="string">
            <text:p>0929</text:p>
          </table:table-cell>
          <table:table-cell table:style-name="ce31"/>
          <table:table-cell ns42:value-type="float" table:style-name="ce41" office:value="527" office:value-type="float">
            <text:p>527</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limmen</text:p>
            <office:annotation>
              <text:p>http://purl.org/linked-data/sdmx/2009/dimension#refArea=http://www.gemeentegeschiedenis.nl/amco/10977</text:p>
            </office:annotation>
          </table:table-cell>
          <table:table-cell ns42:value-type="string" table:style-name="ce28" office:value-type="string">
            <text:p>0930</text:p>
          </table:table-cell>
          <table:table-cell table:style-name="ce31"/>
          <table:table-cell ns42:value-type="float" table:style-name="ce41" office:value="493" office:value-type="float">
            <text:p>493</text:p>
          </table:table-cell>
          <table:table-cell ns42:value-type="float" table:style-name="ce45" office:value="492" office:value-type="float">
            <text:p>4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mbricht</text:p>
            <office:annotation>
              <text:p>http://purl.org/linked-data/sdmx/2009/dimension#refArea=http://www.gemeentegeschiedenis.nl/amco/11124</text:p>
            </office:annotation>
          </table:table-cell>
          <table:table-cell ns42:value-type="string" table:style-name="ce28" office:value-type="string">
            <text:p>0931</text:p>
          </table:table-cell>
          <table:table-cell table:style-name="ce31"/>
          <table:table-cell ns42:value-type="float" table:style-name="ce41" office:value="639" office:value-type="float">
            <text:p>639</text:p>
          </table:table-cell>
          <table:table-cell ns42:value-type="float" table:style-name="ce45" office:value="608" office:value-type="float">
            <text:p>6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nne</text:p>
            <office:annotation>
              <text:p>http://purl.org/linked-data/sdmx/2009/dimension#refArea=http://www.gemeentegeschiedenis.nl/amco/10990</text:p>
            </office:annotation>
          </table:table-cell>
          <table:table-cell ns42:value-type="string" table:style-name="ce28" office:value-type="string">
            <text:p>0932</text:p>
          </table:table-cell>
          <table:table-cell table:style-name="ce31"/>
          <table:table-cell ns42:value-type="float" table:style-name="ce41" office:value="349" office:value-type="float">
            <text:p>349</text:p>
          </table:table-cell>
          <table:table-cell ns42:value-type="float" table:style-name="ce45" office:value="383" office:value-type="float">
            <text:p>3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acht</text:p>
            <office:annotation>
              <text:p>http://purl.org/linked-data/sdmx/2009/dimension#refArea=http://www.gemeentegeschiedenis.nl/amco/10964</text:p>
            </office:annotation>
          </table:table-cell>
          <table:table-cell ns42:value-type="string" table:style-name="ce28" office:value-type="string">
            <text:p>0933</text:p>
          </table:table-cell>
          <table:table-cell table:style-name="ce31"/>
          <table:table-cell ns42:value-type="float" table:style-name="ce41" office:value="507" office:value-type="float">
            <text:p>507</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ee</text:p>
            <office:annotation>
              <text:p>http://purl.org/linked-data/sdmx/2009/dimension#refArea=http://www.gemeentegeschiedenis.nl/amco/11352</text:p>
            </office:annotation>
          </table:table-cell>
          <table:table-cell ns42:value-type="string" table:style-name="ce28" office:value-type="string">
            <text:p>0934</text:p>
          </table:table-cell>
          <table:table-cell table:style-name="ce31"/>
          <table:table-cell ns42:value-type="float" table:style-name="ce41" office:value="1891" office:value-type="float">
            <text:p>1891</text:p>
          </table:table-cell>
          <table:table-cell ns42:value-type="float" table:style-name="ce45" office:value="1967" office:value-type="float">
            <text:p>19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niel</text:p>
            <office:annotation>
              <text:p>http://purl.org/linked-data/sdmx/2009/dimension#refArea=http://www.gemeentegeschiedenis.nl/amco/11261</text:p>
            </office:annotation>
          </table:table-cell>
          <table:table-cell ns42:value-type="string" table:style-name="ce28" office:value-type="string">
            <text:p>1110</text:p>
          </table:table-cell>
          <table:table-cell table:style-name="ce31"/>
          <table:table-cell ns42:value-type="float" table:style-name="ce41" office:value="629" office:value-type="float">
            <text:p>62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rgraten</text:p>
            <office:annotation>
              <text:p>http://purl.org/linked-data/sdmx/2009/dimension#refArea=http://www.gemeentegeschiedenis.nl/amco/11243</text:p>
            </office:annotation>
          </table:table-cell>
          <table:table-cell ns42:value-type="string" table:style-name="ce28" office:value-type="string">
            <text:p>0936</text:p>
          </table:table-cell>
          <table:table-cell table:style-name="ce31"/>
          <table:table-cell ns42:value-type="float" table:style-name="ce41" office:value="445" office:value-type="float">
            <text:p>445</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lo</text:p>
            <office:annotation>
              <text:p>http://purl.org/linked-data/sdmx/2009/dimension#refArea=http://www.gemeentegeschiedenis.nl/amco/11416</text:p>
            </office:annotation>
          </table:table-cell>
          <table:table-cell ns42:value-type="string" table:style-name="ce28" office:value-type="string">
            <text:p>0937</text:p>
          </table:table-cell>
          <table:table-cell table:style-name="ce31"/>
          <table:table-cell ns42:value-type="float" table:style-name="ce41" office:value="634" office:value-type="float">
            <text:p>634</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ssen</text:p>
            <office:annotation>
              <text:p>http://purl.org/linked-data/sdmx/2009/dimension#refArea=http://www.gemeentegeschiedenis.nl/amco/10494</text:p>
            </office:annotation>
          </table:table-cell>
          <table:table-cell ns42:value-type="string" table:style-name="ce28" office:value-type="string">
            <text:p>0938</text:p>
          </table:table-cell>
          <table:table-cell table:style-name="ce31"/>
          <table:table-cell ns42:value-type="float" table:style-name="ce41" office:value="883" office:value-type="float">
            <text:p>88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rkelbeek</text:p>
            <office:annotation>
              <text:p>http://purl.org/linked-data/sdmx/2009/dimension#refArea=http://www.gemeentegeschiedenis.nl/amco/10763</text:p>
            </office:annotation>
          </table:table-cell>
          <table:table-cell ns42:value-type="string" table:style-name="ce28" office:value-type="string">
            <text:p>0940</text:p>
          </table:table-cell>
          <table:table-cell table:style-name="ce31"/>
          <table:table-cell ns42:value-type="float" table:style-name="ce41" office:value="306" office:value-type="float">
            <text:p>306</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sch</text:p>
            <office:annotation>
              <text:p>http://purl.org/linked-data/sdmx/2009/dimension#refArea=http://www.gemeentegeschiedenis.nl/amco/11070</text:p>
            </office:annotation>
          </table:table-cell>
          <table:table-cell ns42:value-type="string" table:style-name="ce28" office:value-type="string">
            <text:p>1114</text:p>
          </table:table-cell>
          <table:table-cell table:style-name="ce31"/>
          <table:table-cell ns42:value-type="float" table:style-name="ce41" office:value="122" office:value-type="float">
            <text:p>122</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ijel</text:p>
            <office:annotation>
              <text:p>http://purl.org/linked-data/sdmx/2009/dimension#refArea=http://www.gemeentegeschiedenis.nl/amco/10925</text:p>
            </office:annotation>
          </table:table-cell>
          <table:table-cell ns42:value-type="string" table:style-name="ce28" office:value-type="string">
            <text:p>0941</text:p>
          </table:table-cell>
          <table:table-cell table:style-name="ce31"/>
          <table:table-cell ns42:value-type="float" table:style-name="ce41" office:value="431" office:value-type="float">
            <text:p>431</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heer</text:p>
            <office:annotation>
              <text:p>http://purl.org/linked-data/sdmx/2009/dimension#refArea=http://www.gemeentegeschiedenis.nl/amco/10538</text:p>
            </office:annotation>
          </table:table-cell>
          <table:table-cell ns42:value-type="string" table:style-name="ce28" office:value-type="string">
            <text:p>0942</text:p>
          </table:table-cell>
          <table:table-cell table:style-name="ce31"/>
          <table:table-cell ns42:value-type="float" table:style-name="ce41" office:value="452" office:value-type="float">
            <text:p>452</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ntfort</text:p>
            <office:annotation>
              <text:p>http://purl.org/linked-data/sdmx/2009/dimension#refArea=http://www.gemeentegeschiedenis.nl/amco/10266</text:p>
            </office:annotation>
          </table:table-cell>
          <table:table-cell ns42:value-type="string" table:style-name="ce28" office:value-type="string">
            <text:p>0943</text:p>
          </table:table-cell>
          <table:table-cell table:style-name="ce31"/>
          <table:table-cell ns42:value-type="float" table:style-name="ce41" office:value="342" office:value-type="float">
            <text:p>342</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ok en Middelaar</text:p>
            <office:annotation>
              <text:p>http://purl.org/linked-data/sdmx/2009/dimension#refArea=http://www.gemeentegeschiedenis.nl/amco/10271</text:p>
            </office:annotation>
          </table:table-cell>
          <table:table-cell ns42:value-type="string" table:style-name="ce28" office:value-type="string">
            <text:p>0944</text:p>
          </table:table-cell>
          <table:table-cell table:style-name="ce31"/>
          <table:table-cell ns42:value-type="float" table:style-name="ce41" office:value="477" office:value-type="float">
            <text:p>477</text:p>
          </table:table-cell>
          <table:table-cell ns42:value-type="float" table:style-name="ce45" office:value="443" office:value-type="float">
            <text:p>4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unstergeleen</text:p>
            <office:annotation>
              <text:p>http://purl.org/linked-data/sdmx/2009/dimension#refArea=http://www.gemeentegeschiedenis.nl/amco/10273</text:p>
            </office:annotation>
          </table:table-cell>
          <table:table-cell ns42:value-type="string" table:style-name="ce28" office:value-type="string">
            <text:p>0945</text:p>
          </table:table-cell>
          <table:table-cell table:style-name="ce31"/>
          <table:table-cell ns42:value-type="float" table:style-name="ce41" office:value="302" office:value-type="float">
            <text:p>302</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derweert</text:p>
            <office:annotation>
              <text:p>http://purl.org/linked-data/sdmx/2009/dimension#refArea=http://www.gemeentegeschiedenis.nl/amco/10681</text:p>
            </office:annotation>
          </table:table-cell>
          <table:table-cell ns42:value-type="string" table:style-name="ce28" office:value-type="string">
            <text:p>0946</text:p>
          </table:table-cell>
          <table:table-cell table:style-name="ce31"/>
          <table:table-cell ns42:value-type="float" table:style-name="ce41" office:value="2022" office:value-type="float">
            <text:p>2022</text:p>
          </table:table-cell>
          <table:table-cell ns42:value-type="float" table:style-name="ce45" office:value="2079" office:value-type="float">
            <text:p>20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text:p>
            <office:annotation>
              <text:p>http://purl.org/linked-data/sdmx/2009/dimension#refArea=http://www.gemeentegeschiedenis.nl/amco/10682</text:p>
            </office:annotation>
          </table:table-cell>
          <table:table-cell ns42:value-type="string" table:style-name="ce28" office:value-type="string">
            <text:p>0947</text:p>
          </table:table-cell>
          <table:table-cell table:style-name="ce31"/>
          <table:table-cell ns42:value-type="float" table:style-name="ce41" office:value="682" office:value-type="float">
            <text:p>682</text:p>
          </table:table-cell>
          <table:table-cell ns42:value-type="float" table:style-name="ce45" office:value="720" office:value-type="float">
            <text:p>720</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ritter</text:p>
            <office:annotation>
              <text:p>http://purl.org/linked-data/sdmx/2009/dimension#refArea=http://www.gemeentegeschiedenis.nl/amco/11001</text:p>
            </office:annotation>
          </table:table-cell>
          <table:table-cell ns42:value-type="string" table:style-name="ce28" office:value-type="string">
            <text:p>1116</text:p>
          </table:table-cell>
          <table:table-cell table:style-name="ce31"/>
          <table:table-cell ns42:value-type="float" table:style-name="ce41" office:value="608" office:value-type="float">
            <text:p>608</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enhagen</text:p>
            <office:annotation>
              <text:p>http://purl.org/linked-data/sdmx/2009/dimension#refArea=http://www.gemeentegeschiedenis.nl/amco/10088</text:p>
            </office:annotation>
          </table:table-cell>
          <table:table-cell ns42:value-type="string" table:style-name="ce28" office:value-type="string">
            <text:p>0948</text:p>
          </table:table-cell>
          <table:table-cell table:style-name="ce31"/>
          <table:table-cell ns42:value-type="float" table:style-name="ce41" office:value="509" office:value-type="float">
            <text:p>509</text:p>
          </table:table-cell>
          <table:table-cell ns42:value-type="float" table:style-name="ce45" office:value="565" office:value-type="float">
            <text:p>5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stadt</text:p>
            <office:annotation>
              <text:p>http://purl.org/linked-data/sdmx/2009/dimension#refArea=http://www.gemeentegeschiedenis.nl/amco/11140</text:p>
            </office:annotation>
          </table:table-cell>
          <table:table-cell ns42:value-type="string" table:style-name="ce28" office:value-type="string">
            <text:p>0949</text:p>
          </table:table-cell>
          <table:table-cell table:style-name="ce31"/>
          <table:table-cell ns42:value-type="float" table:style-name="ce41" office:value="365" office:value-type="float">
            <text:p>36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oorbeek</text:p>
            <office:annotation>
              <text:p>http://purl.org/linked-data/sdmx/2009/dimension#refArea=http://www.gemeentegeschiedenis.nl/amco/10283</text:p>
            </office:annotation>
          </table:table-cell>
          <table:table-cell ns42:value-type="string" table:style-name="ce28" office:value-type="string">
            <text:p>0950</text:p>
          </table:table-cell>
          <table:table-cell table:style-name="ce31"/>
          <table:table-cell ns42:value-type="float" table:style-name="ce41" office:value="385" office:value-type="float">
            <text:p>385</text:p>
          </table:table-cell>
          <table:table-cell ns42:value-type="float" table:style-name="ce45" office:value="377" office:value-type="float">
            <text:p>3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nhem</text:p>
            <office:annotation>
              <text:p>http://purl.org/linked-data/sdmx/2009/dimension#refArea=http://www.gemeentegeschiedenis.nl/amco/10736</text:p>
            </office:annotation>
          </table:table-cell>
          <table:table-cell ns42:value-type="string" table:style-name="ce28" office:value-type="string">
            <text:p>1130</text:p>
          </table:table-cell>
          <table:table-cell table:style-name="ce31"/>
          <table:table-cell ns42:value-type="float" table:style-name="ce41" office:value="109" office:value-type="float">
            <text:p>109</text:p>
          </table:table-cell>
          <table:table-cell ns42:value-type="float" table:style-name="ce45" office:value="89" office:value-type="float">
            <text:p>8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th</text:p>
            <office:annotation>
              <text:p>http://purl.org/linked-data/sdmx/2009/dimension#refArea=http://www.gemeentegeschiedenis.nl/amco/10104</text:p>
            </office:annotation>
          </table:table-cell>
          <table:table-cell ns42:value-type="string" table:style-name="ce28" office:value-type="string">
            <text:p>0951</text:p>
          </table:table-cell>
          <table:table-cell table:style-name="ce31"/>
          <table:table-cell ns42:value-type="float" table:style-name="ce41" office:value="601" office:value-type="float">
            <text:p>601</text:p>
          </table:table-cell>
          <table:table-cell ns42:value-type="float" table:style-name="ce45" office:value="582" office:value-type="float">
            <text:p>58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bbicht en Papenhoven</text:p>
            <office:annotation>
              <text:p>http://purl.org/linked-data/sdmx/2009/dimension#refArea=http://www.gemeentegeschiedenis.nl/amco/10388</text:p>
            </office:annotation>
          </table:table-cell>
          <table:table-cell ns42:value-type="string" table:style-name="ce28" office:value-type="string">
            <text:p>0952</text:p>
          </table:table-cell>
          <table:table-cell table:style-name="ce31"/>
          <table:table-cell ns42:value-type="float" table:style-name="ce41" office:value="277" office:value-type="float">
            <text:p>277</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he en Laak</text:p>
            <office:annotation>
              <text:p>http://purl.org/linked-data/sdmx/2009/dimension#refArea=http://www.gemeentegeschiedenis.nl/amco/10420</text:p>
            </office:annotation>
          </table:table-cell>
          <table:table-cell ns42:value-type="string" table:style-name="ce28" office:value-type="string">
            <text:p>0953</text:p>
          </table:table-cell>
          <table:table-cell table:style-name="ce31"/>
          <table:table-cell ns42:value-type="float" table:style-name="ce41" office:value="280" office:value-type="float">
            <text:p>280</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irsbeek</text:p>
            <office:annotation>
              <text:p>http://purl.org/linked-data/sdmx/2009/dimension#refArea=http://www.gemeentegeschiedenis.nl/amco/10504</text:p>
            </office:annotation>
          </table:table-cell>
          <table:table-cell ns42:value-type="string" table:style-name="ce28" office:value-type="string">
            <text:p>0954</text:p>
          </table:table-cell>
          <table:table-cell table:style-name="ce31"/>
          <table:table-cell ns42:value-type="float" table:style-name="ce41" office:value="531" office:value-type="float">
            <text:p>531</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ttersum</text:p>
            <office:annotation>
              <text:p>http://purl.org/linked-data/sdmx/2009/dimension#refArea=http://www.gemeentegeschiedenis.nl/amco/10862</text:p>
            </office:annotation>
          </table:table-cell>
          <table:table-cell ns42:value-type="string" table:style-name="ce28" office:value-type="string">
            <text:p>0955</text:p>
          </table:table-cell>
          <table:table-cell table:style-name="ce31"/>
          <table:table-cell ns42:value-type="float" table:style-name="ce41" office:value="667" office:value-type="float">
            <text:p>667</text:p>
          </table:table-cell>
          <table:table-cell ns42:value-type="float" table:style-name="ce45" office:value="735" office:value-type="float">
            <text:p>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alkenburg</text:p>
            <office:annotation>
              <text:p>http://purl.org/linked-data/sdmx/2009/dimension#refArea=http://www.gemeentegeschiedenis.nl/amco/10868</text:p>
            </office:annotation>
          </table:table-cell>
          <table:table-cell ns42:value-type="string" table:style-name="ce28" office:value-type="string">
            <text:p>1140</text:p>
          </table:table-cell>
          <table:table-cell table:style-name="ce31"/>
          <table:table-cell ns42:value-type="float" table:style-name="ce41" office:value="270" office:value-type="float">
            <text:p>270</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roenhoven</text:p>
            <office:annotation>
              <text:p>http://purl.org/linked-data/sdmx/2009/dimension#refArea=http://www.gemeentegeschiedenis.nl/amco/11348</text:p>
            </office:annotation>
          </table:table-cell>
          <table:table-cell ns42:value-type="string" table:style-name="ce28" office:value-type="string">
            <text:p>1141</text:p>
          </table:table-cell>
          <table:table-cell table:style-name="ce31"/>
          <table:table-cell ns42:value-type="float" table:style-name="ce41" office:value="610" office:value-type="float">
            <text:p>610</text:p>
          </table:table-cell>
          <table:table-cell ns42:value-type="float" table:style-name="ce45" office:value="610" office:value-type="float">
            <text:p>6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Posterholt</text:p>
            <office:annotation>
              <text:p>http://purl.org/linked-data/sdmx/2009/dimension#refArea=http://www.gemeentegeschiedenis.nl/amco/10456</text:p>
            </office:annotation>
          </table:table-cell>
          <table:table-cell ns42:value-type="string" table:style-name="ce28" office:value-type="string">
            <text:p>0956</text:p>
          </table:table-cell>
          <table:table-cell table:style-name="ce31"/>
          <table:table-cell ns42:value-type="float" table:style-name="ce41" office:value="433" office:value-type="float">
            <text:p>433</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mburg</text:p>
            <office:annotation>
              <text:p>http://purl.org/linked-data/sdmx/2009/dimension#refArea=http://www.gemeentegeschiedenis.nl/amco/10020</text:p>
            </office:annotation>
          </table:table-cell>
          <table:table-cell ns42:value-type="string" table:style-name="ce28" office:value-type="string">
            <text:p>1162</text:p>
          </table:table-cell>
          <table:table-cell table:style-name="ce31"/>
          <table:table-cell ns42:value-type="float" table:style-name="ce41" office:value="147" office:value-type="float">
            <text:p>147</text:p>
          </table:table-cell>
          <table:table-cell ns42:value-type="float" table:style-name="ce45" office:value="143" office:value-type="float">
            <text:p>1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ermond</text:p>
            <office:annotation>
              <text:p>http://purl.org/linked-data/sdmx/2009/dimension#refArea=http://www.gemeentegeschiedenis.nl/amco/11313</text:p>
            </office:annotation>
          </table:table-cell>
          <table:table-cell ns42:value-type="string" table:style-name="ce28" office:value-type="string">
            <text:p>0957</text:p>
          </table:table-cell>
          <table:table-cell table:style-name="ce31"/>
          <table:table-cell ns42:value-type="float" table:style-name="ce41" office:value="2596" office:value-type="float">
            <text:p>2596</text:p>
          </table:table-cell>
          <table:table-cell ns42:value-type="float" table:style-name="ce45" office:value="2801" office:value-type="float">
            <text:p>28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ggel</text:p>
            <office:annotation>
              <text:p>http://purl.org/linked-data/sdmx/2009/dimension#refArea=http://www.gemeentegeschiedenis.nl/amco/10505</text:p>
            </office:annotation>
          </table:table-cell>
          <table:table-cell ns42:value-type="string" table:style-name="ce28" office:value-type="string">
            <text:p>0958</text:p>
          </table:table-cell>
          <table:table-cell table:style-name="ce31"/>
          <table:table-cell ns42:value-type="float" table:style-name="ce41" office:value="711" office:value-type="float">
            <text:p>711</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osteren</text:p>
            <office:annotation>
              <text:p>http://purl.org/linked-data/sdmx/2009/dimension#refArea=http://www.gemeentegeschiedenis.nl/amco/10954</text:p>
            </office:annotation>
          </table:table-cell>
          <table:table-cell ns42:value-type="string" table:style-name="ce28" office:value-type="string">
            <text:p>0959</text:p>
          </table:table-cell>
          <table:table-cell table:style-name="ce31"/>
          <table:table-cell ns42:value-type="float" table:style-name="ce41" office:value="393" office:value-type="float">
            <text:p>393</text:p>
          </table:table-cell>
          <table:table-cell ns42:value-type="float" table:style-name="ce45" office:value="386" office:value-type="float">
            <text:p>38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jckholt</text:p>
            <office:annotation>
              <text:p>http://purl.org/linked-data/sdmx/2009/dimension#refArea=http://www.gemeentegeschiedenis.nl/amco/10824</text:p>
            </office:annotation>
          </table:table-cell>
          <table:table-cell ns42:value-type="string" table:style-name="ce28" office:value-type="string">
            <text:p>1165</text:p>
          </table:table-cell>
          <table:table-cell table:style-name="ce31"/>
          <table:table-cell ns42:value-type="float" table:style-name="ce41" office:value="99" office:value-type="float">
            <text:p>99</text:p>
          </table:table-cell>
          <table:table-cell ns42:value-type="float" table:style-name="ce45" office:value="96" office:value-type="float">
            <text:p>9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aesberg</text:p>
            <office:annotation>
              <text:p>http://purl.org/linked-data/sdmx/2009/dimension#refArea=http://www.gemeentegeschiedenis.nl/amco/11335</text:p>
            </office:annotation>
          </table:table-cell>
          <table:table-cell ns42:value-type="string" table:style-name="ce28" office:value-type="string">
            <text:p>0960</text:p>
          </table:table-cell>
          <table:table-cell table:style-name="ce31"/>
          <table:table-cell ns42:value-type="float" table:style-name="ce41" office:value="549" office:value-type="float">
            <text:p>549</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mmert</text:p>
            <office:annotation>
              <text:p>http://purl.org/linked-data/sdmx/2009/dimension#refArea=http://www.gemeentegeschiedenis.nl/amco/11076</text:p>
            </office:annotation>
          </table:table-cell>
          <table:table-cell ns42:value-type="string" table:style-name="ce28" office:value-type="string">
            <text:p>0961</text:p>
          </table:table-cell>
          <table:table-cell table:style-name="ce31"/>
          <table:table-cell ns42:value-type="float" table:style-name="ce41" office:value="652" office:value-type="float">
            <text:p>652</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nen</text:p>
            <office:annotation>
              <text:p>http://purl.org/linked-data/sdmx/2009/dimension#refArea=http://www.gemeentegeschiedenis.nl/amco/10132</text:p>
            </office:annotation>
          </table:table-cell>
          <table:table-cell ns42:value-type="string" table:style-name="ce28" office:value-type="string">
            <text:p>0962</text:p>
          </table:table-cell>
          <table:table-cell table:style-name="ce31"/>
          <table:table-cell ns42:value-type="float" table:style-name="ce41" office:value="984" office:value-type="float">
            <text:p>984</text:p>
          </table:table-cell>
          <table:table-cell ns42:value-type="float" table:style-name="ce45" office:value="970" office:value-type="float">
            <text:p>9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 op Geul</text:p>
            <office:annotation>
              <text:p>http://purl.org/linked-data/sdmx/2009/dimension#refArea=http://www.gemeentegeschiedenis.nl/amco/10780</text:p>
            </office:annotation>
          </table:table-cell>
          <table:table-cell ns42:value-type="string" table:style-name="ce28" office:value-type="string">
            <text:p>1171</text:p>
          </table:table-cell>
          <table:table-cell table:style-name="ce31"/>
          <table:table-cell ns42:value-type="float" table:style-name="ce41" office:value="196" office:value-type="float">
            <text:p>196</text:p>
          </table:table-cell>
          <table:table-cell ns42:value-type="float" table:style-name="ce45" office:value="153" office:value-type="float">
            <text:p>1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veld</text:p>
            <office:annotation>
              <text:p>http://purl.org/linked-data/sdmx/2009/dimension#refArea=http://www.gemeentegeschiedenis.nl/amco/10492</text:p>
            </office:annotation>
          </table:table-cell>
          <table:table-cell ns42:value-type="string" table:style-name="ce28" office:value-type="string">
            <text:p>0963</text:p>
          </table:table-cell>
          <table:table-cell table:style-name="ce31"/>
          <table:table-cell ns42:value-type="float" table:style-name="ce41" office:value="368" office:value-type="float">
            <text:p>368</text:p>
          </table:table-cell>
          <table:table-cell ns42:value-type="float" table:style-name="ce45" office:value="365" office:value-type="float">
            <text:p>365</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evenum</text:p>
            <office:annotation>
              <text:p>http://purl.org/linked-data/sdmx/2009/dimension#refArea=http://www.gemeentegeschiedenis.nl/amco/10045</text:p>
            </office:annotation>
          </table:table-cell>
          <table:table-cell ns42:value-type="string" table:style-name="ce28" office:value-type="string">
            <text:p>09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mpelveld</text:p>
            <office:annotation>
              <text:p>http://purl.org/linked-data/sdmx/2009/dimension#refArea=http://www.gemeentegeschiedenis.nl/amco/10515</text:p>
            </office:annotation>
          </table:table-cell>
          <table:table-cell ns42:value-type="string" table:style-name="ce28" office:value-type="string">
            <text:p>0965</text:p>
          </table:table-cell>
          <table:table-cell table:style-name="ce31"/>
          <table:table-cell ns42:value-type="float" table:style-name="ce41" office:value="530" office:value-type="float">
            <text:p>530</text:p>
          </table:table-cell>
          <table:table-cell ns42:value-type="float" table:style-name="ce45" office:value="553" office:value-type="float">
            <text:p>5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Geertruid</text:p>
            <office:annotation>
              <text:p>http://purl.org/linked-data/sdmx/2009/dimension#refArea=http://www.gemeentegeschiedenis.nl/amco/10288</text:p>
            </office:annotation>
          </table:table-cell>
          <table:table-cell ns42:value-type="string" table:style-name="ce28" office:value-type="string">
            <text:p>0966</text:p>
          </table:table-cell>
          <table:table-cell table:style-name="ce31"/>
          <table:table-cell ns42:value-type="float" table:style-name="ce41" office:value="435" office:value-type="float">
            <text:p>435</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Odilienberg</text:p>
            <office:annotation>
              <text:p>http://purl.org/linked-data/sdmx/2009/dimension#refArea=http://www.gemeentegeschiedenis.nl/amco/10278</text:p>
            </office:annotation>
          </table:table-cell>
          <table:table-cell ns42:value-type="string" table:style-name="ce28" office:value-type="string">
            <text:p>0967</text:p>
          </table:table-cell>
          <table:table-cell table:style-name="ce31"/>
          <table:table-cell ns42:value-type="float" table:style-name="ce41" office:value="362" office:value-type="float">
            <text:p>362</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Pieter</text:p>
            <office:annotation>
              <text:p>http://purl.org/linked-data/sdmx/2009/dimension#refArea=http://www.gemeentegeschiedenis.nl/amco/10137</text:p>
            </office:annotation>
          </table:table-cell>
          <table:table-cell ns42:value-type="string" table:style-name="ce28" office:value-type="string">
            <text:p>1180</text:p>
          </table:table-cell>
          <table:table-cell table:style-name="ce31"/>
          <table:table-cell ns42:value-type="float" table:style-name="ce41" office:value="330" office:value-type="float">
            <text:p>330</text:p>
          </table:table-cell>
          <table:table-cell ns42:value-type="float" table:style-name="ce45" office:value="336" office:value-type="float">
            <text:p>33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ttard</text:p>
            <office:annotation>
              <text:p>http://purl.org/linked-data/sdmx/2009/dimension#refArea=http://www.gemeentegeschiedenis.nl/amco/11230</text:p>
            </office:annotation>
          </table:table-cell>
          <table:table-cell ns42:value-type="string" table:style-name="ce28" office:value-type="string">
            <text:p>0968</text:p>
          </table:table-cell>
          <table:table-cell table:style-name="ce31"/>
          <table:table-cell ns42:value-type="float" table:style-name="ce41" office:value="1761" office:value-type="float">
            <text:p>1761</text:p>
          </table:table-cell>
          <table:table-cell ns42:value-type="float" table:style-name="ce45" office:value="1947" office:value-type="float">
            <text:p>19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lenaken</text:p>
            <office:annotation>
              <text:p>http://purl.org/linked-data/sdmx/2009/dimension#refArea=http://www.gemeentegeschiedenis.nl/amco/11274</text:p>
            </office:annotation>
          </table:table-cell>
          <table:table-cell ns42:value-type="string" table:style-name="ce28" office:value-type="string">
            <text:p>0969</text:p>
          </table:table-cell>
          <table:table-cell table:style-name="ce31"/>
          <table:table-cell ns42:value-type="float" table:style-name="ce41" office:value="279" office:value-type="float">
            <text:p>279</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paubeek</text:p>
            <office:annotation>
              <text:p>http://purl.org/linked-data/sdmx/2009/dimension#refArea=http://www.gemeentegeschiedenis.nl/amco/10552</text:p>
            </office:annotation>
          </table:table-cell>
          <table:table-cell ns42:value-type="string" table:style-name="ce28" office:value-type="string">
            <text:p>0970</text:p>
          </table:table-cell>
          <table:table-cell table:style-name="ce31"/>
          <table:table-cell ns42:value-type="float" table:style-name="ce41" office:value="324" office:value-type="float">
            <text:p>324</text:p>
          </table:table-cell>
          <table:table-cell ns42:value-type="float" table:style-name="ce45" office:value="313" office:value-type="float">
            <text:p>3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in (L.)</text:p>
            <office:annotation>
              <text:p>http://purl.org/linked-data/sdmx/2009/dimension#refArea=http://www.gemeentegeschiedenis.nl/amco/11437</text:p>
            </office:annotation>
          </table:table-cell>
          <table:table-cell ns42:value-type="string" table:style-name="ce28" office:value-type="string">
            <text:p>0971</text:p>
          </table:table-cell>
          <table:table-cell table:style-name="ce31"/>
          <table:table-cell ns42:value-type="float" table:style-name="ce41" office:value="841" office:value-type="float">
            <text:p>841</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vensweert</text:p>
            <office:annotation>
              <text:p>http://purl.org/linked-data/sdmx/2009/dimension#refArea=http://www.gemeentegeschiedenis.nl/amco/11203</text:p>
            </office:annotation>
          </table:table-cell>
          <table:table-cell ns42:value-type="string" table:style-name="ce28" office:value-type="string">
            <text:p>0972</text:p>
          </table:table-cell>
          <table:table-cell table:style-name="ce31"/>
          <table:table-cell ns42:value-type="float" table:style-name="ce41" office:value="454" office:value-type="float">
            <text:p>454</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amproy</text:p>
            <office:annotation>
              <text:p>http://purl.org/linked-data/sdmx/2009/dimension#refArea=http://www.gemeentegeschiedenis.nl/amco/11186</text:p>
            </office:annotation>
          </table:table-cell>
          <table:table-cell ns42:value-type="string" table:style-name="ce28" office:value-type="string">
            <text:p>0973</text:p>
          </table:table-cell>
          <table:table-cell table:style-name="ce31"/>
          <table:table-cell ns42:value-type="float" table:style-name="ce41" office:value="597" office:value-type="float">
            <text:p>597</text:p>
          </table:table-cell>
          <table:table-cell ns42:value-type="float" table:style-name="ce45" office:value="570" office:value-type="float">
            <text:p>5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ucht</text:p>
            <office:annotation>
              <text:p>http://purl.org/linked-data/sdmx/2009/dimension#refArea=http://www.gemeentegeschiedenis.nl/amco/11034</text:p>
            </office:annotation>
          </table:table-cell>
          <table:table-cell ns42:value-type="string" table:style-name="ce28" office:value-type="string">
            <text:p>1200</text:p>
          </table:table-cell>
          <table:table-cell table:style-name="ce31"/>
          <table:table-cell ns42:value-type="float" table:style-name="ce41" office:value="142" office:value-type="float">
            <text:p>142</text:p>
          </table:table-cell>
          <table:table-cell ns42:value-type="float" table:style-name="ce45" office:value="141" office:value-type="float">
            <text:p>14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usteren</text:p>
            <office:annotation>
              <text:p>http://purl.org/linked-data/sdmx/2009/dimension#refArea=http://www.gemeentegeschiedenis.nl/amco/10457</text:p>
            </office:annotation>
          </table:table-cell>
          <table:table-cell ns42:value-type="string" table:style-name="ce28" office:value-type="string">
            <text:p>0974</text:p>
          </table:table-cell>
          <table:table-cell table:style-name="ce31"/>
          <table:table-cell ns42:value-type="float" table:style-name="ce41" office:value="804" office:value-type="float">
            <text:p>804</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walmen</text:p>
            <office:annotation>
              <text:p>http://purl.org/linked-data/sdmx/2009/dimension#refArea=http://www.gemeentegeschiedenis.nl/amco/10474</text:p>
            </office:annotation>
          </table:table-cell>
          <table:table-cell ns42:value-type="string" table:style-name="ce28" office:value-type="string">
            <text:p>0975</text:p>
          </table:table-cell>
          <table:table-cell table:style-name="ce31"/>
          <table:table-cell ns42:value-type="float" table:style-name="ce41" office:value="721" office:value-type="float">
            <text:p>721</text:p>
          </table:table-cell>
          <table:table-cell ns42:value-type="float" table:style-name="ce45" office:value="724" office:value-type="float">
            <text:p>72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egelen</text:p>
            <office:annotation>
              <text:p>http://purl.org/linked-data/sdmx/2009/dimension#refArea=http://www.gemeentegeschiedenis.nl/amco/11333</text:p>
            </office:annotation>
          </table:table-cell>
          <table:table-cell ns42:value-type="string" table:style-name="ce28" office:value-type="string">
            <text:p>0976</text:p>
          </table:table-cell>
          <table:table-cell table:style-name="ce33"/>
          <table:table-cell ns42:value-type="float" table:style-name="ce41" office:value="603" office:value-type="float">
            <text:p>603</text:p>
          </table:table-cell>
          <table:table-cell ns42:value-type="float" table:style-name="ce45" office:value="520" office:value-type="float">
            <text:p>5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horn</text:p>
            <office:annotation>
              <text:p>http://purl.org/linked-data/sdmx/2009/dimension#refArea=http://www.gemeentegeschiedenis.nl/amco/11195</text:p>
            </office:annotation>
          </table:table-cell>
          <table:table-cell ns42:value-type="string" table:style-name="ce28" office:value-type="string">
            <text:p>0977</text:p>
          </table:table-cell>
          <table:table-cell table:style-name="ce31"/>
          <table:table-cell ns42:value-type="float" table:style-name="ce41" office:value="530" office:value-type="float">
            <text:p>530</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bach over Worms</text:p>
            <office:annotation>
              <text:p>http://purl.org/linked-data/sdmx/2009/dimension#refArea=http://www.gemeentegeschiedenis.nl/amco/10146</text:p>
            </office:annotation>
          </table:table-cell>
          <table:table-cell ns42:value-type="string" table:style-name="ce28" office:value-type="string">
            <text:p>0978</text:p>
          </table:table-cell>
          <table:table-cell table:style-name="ce31"/>
          <table:table-cell ns42:value-type="float" table:style-name="ce41" office:value="631" office:value-type="float">
            <text:p>631</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lestraten</text:p>
            <office:annotation>
              <text:p>http://purl.org/linked-data/sdmx/2009/dimension#refArea=http://www.gemeentegeschiedenis.nl/amco/11220</text:p>
            </office:annotation>
          </table:table-cell>
          <table:table-cell ns42:value-type="string" table:style-name="ce28" office:value-type="string">
            <text:p>0979</text:p>
          </table:table-cell>
          <table:table-cell table:style-name="ce31"/>
          <table:table-cell ns42:value-type="float" table:style-name="ce41" office:value="372" office:value-type="float">
            <text:p>372</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rmond</text:p>
            <office:annotation>
              <text:p>http://purl.org/linked-data/sdmx/2009/dimension#refArea=http://www.gemeentegeschiedenis.nl/amco/10700</text:p>
            </office:annotation>
          </table:table-cell>
          <table:table-cell ns42:value-type="string" table:style-name="ce28" office:value-type="string">
            <text:p>0980</text:p>
          </table:table-cell>
          <table:table-cell table:style-name="ce31"/>
          <table:table-cell ns42:value-type="float" table:style-name="ce41" office:value="447" office:value-type="float">
            <text:p>447</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als</text:p>
            <office:annotation>
              <text:p>http://purl.org/linked-data/sdmx/2009/dimension#refArea=http://www.gemeentegeschiedenis.nl/amco/10007</text:p>
            </office:annotation>
          </table:table-cell>
          <table:table-cell ns42:value-type="string" table:style-name="ce28" office:value-type="string">
            <text:p>0981</text:p>
          </table:table-cell>
          <table:table-cell table:style-name="ce31"/>
          <table:table-cell ns42:value-type="float" table:style-name="ce41" office:value="1381" office:value-type="float">
            <text:p>1381</text:p>
          </table:table-cell>
          <table:table-cell ns42:value-type="float" table:style-name="ce45" office:value="1392" office:value-type="float">
            <text:p>13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lkenburg (L.)</text:p>
            <office:annotation>
              <text:p>http://purl.org/linked-data/sdmx/2009/dimension#refArea=http://www.gemeentegeschiedenis.nl/amco/11077</text:p>
            </office:annotation>
          </table:table-cell>
          <table:table-cell ns42:value-type="string" table:style-name="ce28" office:value-type="string">
            <text:p>1252</text:p>
          </table:table-cell>
          <table:table-cell table:style-name="ce31"/>
          <table:table-cell ns42:value-type="float" table:style-name="ce41" office:value="354" office:value-type="float">
            <text:p>354</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lo</text:p>
            <office:annotation>
              <text:p>http://purl.org/linked-data/sdmx/2009/dimension#refArea=http://www.gemeentegeschiedenis.nl/amco/10477</text:p>
            </office:annotation>
          </table:table-cell>
          <table:table-cell ns42:value-type="string" table:style-name="ce28" office:value-type="string">
            <text:p>0983</text:p>
          </table:table-cell>
          <table:table-cell table:style-name="ce31"/>
          <table:table-cell ns42:value-type="float" table:style-name="ce41" office:value="3690" office:value-type="float">
            <text:p>3690</text:p>
          </table:table-cell>
          <table:table-cell ns42:value-type="float" table:style-name="ce45" office:value="3587" office:value-type="float">
            <text:p>35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ray</text:p>
            <office:annotation>
              <text:p>http://purl.org/linked-data/sdmx/2009/dimension#refArea=http://www.gemeentegeschiedenis.nl/amco/11222</text:p>
            </office:annotation>
          </table:table-cell>
          <table:table-cell ns42:value-type="string" table:style-name="ce28" office:value-type="string">
            <text:p>0984</text:p>
          </table:table-cell>
          <table:table-cell table:style-name="ce31"/>
          <table:table-cell ns42:value-type="float" table:style-name="ce41" office:value="2083" office:value-type="float">
            <text:p>2083</text:p>
          </table:table-cell>
          <table:table-cell ns42:value-type="float" table:style-name="ce45" office:value="2154" office:value-type="float">
            <text:p>21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lodrop</text:p>
            <office:annotation>
              <text:p>http://purl.org/linked-data/sdmx/2009/dimension#refArea=http://www.gemeentegeschiedenis.nl/amco/10644</text:p>
            </office:annotation>
          </table:table-cell>
          <table:table-cell ns42:value-type="string" table:style-name="ce28" office:value-type="string">
            <text:p>0985</text:p>
          </table:table-cell>
          <table:table-cell table:style-name="ce31"/>
          <table:table-cell ns42:value-type="float" table:style-name="ce41" office:value="446" office:value-type="float">
            <text:p>446</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oerendaal</text:p>
            <office:annotation>
              <text:p>http://purl.org/linked-data/sdmx/2009/dimension#refArea=http://www.gemeentegeschiedenis.nl/amco/11341</text:p>
            </office:annotation>
          </table:table-cell>
          <table:table-cell ns42:value-type="string" table:style-name="ce28" office:value-type="string">
            <text:p>0986</text:p>
          </table:table-cell>
          <table:table-cell table:style-name="ce31"/>
          <table:table-cell ns42:value-type="float" table:style-name="ce41" office:value="795" office:value-type="float">
            <text:p>795</text:p>
          </table:table-cell>
          <table:table-cell ns42:value-type="float" table:style-name="ce45" office:value="810" office:value-type="float">
            <text:p>8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anssum</text:p>
            <office:annotation>
              <text:p>http://purl.org/linked-data/sdmx/2009/dimension#refArea=http://www.gemeentegeschiedenis.nl/amco/10991</text:p>
            </office:annotation>
          </table:table-cell>
          <table:table-cell ns42:value-type="string" table:style-name="ce28" office:value-type="string">
            <text:p>0987</text:p>
          </table:table-cell>
          <table:table-cell table:style-name="ce31"/>
          <table:table-cell ns42:value-type="float" table:style-name="ce41" office:value="348" office:value-type="float">
            <text:p>348</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ert</text:p>
            <office:annotation>
              <text:p>http://purl.org/linked-data/sdmx/2009/dimension#refArea=http://www.gemeentegeschiedenis.nl/amco/11081</text:p>
            </office:annotation>
          </table:table-cell>
          <table:table-cell ns42:value-type="string" table:style-name="ce28" office:value-type="string">
            <text:p>0988</text:p>
          </table:table-cell>
          <table:table-cell table:style-name="ce31"/>
          <table:table-cell ns42:value-type="float" table:style-name="ce41" office:value="2842" office:value-type="float">
            <text:p>2842</text:p>
          </table:table-cell>
          <table:table-cell ns42:value-type="float" table:style-name="ce45" office:value="3053" office:value-type="float">
            <text:p>30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ssem</text:p>
            <office:annotation>
              <text:p>http://purl.org/linked-data/sdmx/2009/dimension#refArea=http://www.gemeentegeschiedenis.nl/amco/10127</text:p>
            </office:annotation>
          </table:table-cell>
          <table:table-cell ns42:value-type="string" table:style-name="ce28" office:value-type="string">
            <text:p>0989</text:p>
          </table:table-cell>
          <table:table-cell table:style-name="ce31"/>
          <table:table-cell ns42:value-type="float" table:style-name="ce41" office:value="380" office:value-type="float">
            <text:p>380</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ttem</text:p>
            <office:annotation>
              <text:p>http://purl.org/linked-data/sdmx/2009/dimension#refArea=http://www.gemeentegeschiedenis.nl/amco/11371</text:p>
            </office:annotation>
          </table:table-cell>
          <table:table-cell ns42:value-type="string" table:style-name="ce28" office:value-type="string">
            <text:p>0990</text:p>
          </table:table-cell>
          <table:table-cell table:style-name="ce31"/>
          <table:table-cell ns42:value-type="float" table:style-name="ce41" office:value="1543" office:value-type="float">
            <text:p>1543</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lre</text:p>
            <office:annotation>
              <text:p>http://purl.org/linked-data/sdmx/2009/dimension#refArea=http://www.gemeentegeschiedenis.nl/amco/10131</text:p>
            </office:annotation>
          </table:table-cell>
          <table:table-cell ns42:value-type="string" table:style-name="ce28" office:value-type="string">
            <text:p>0991</text:p>
          </table:table-cell>
          <table:table-cell table:style-name="ce31"/>
          <table:table-cell ns42:value-type="float" table:style-name="ce41" office:value="817" office:value-type="float">
            <text:p>81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nandsrade</text:p>
            <office:annotation>
              <text:p>http://purl.org/linked-data/sdmx/2009/dimension#refArea=http://www.gemeentegeschiedenis.nl/amco/10992</text:p>
            </office:annotation>
          </table:table-cell>
          <table:table-cell ns42:value-type="string" table:style-name="ce28" office:value-type="string">
            <text:p>0992</text:p>
          </table:table-cell>
          <table:table-cell table:style-name="ce31"/>
          <table:table-cell ns42:value-type="float" table:style-name="ce41" office:value="259" office:value-type="float">
            <text:p>259</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rnhem</text:p>
            <office:annotation>
              <text:p>http://purl.org/linked-data/sdmx/2009/dimension#refArea=http://www.gemeentegeschiedenis.nl/amco/10795</text:p>
            </office:annotation>
          </table:table-cell>
          <table:table-cell ns42:value-type="string" table:style-name="ce28" office:value-type="string">
            <text:p>0202</text:p>
          </table:table-cell>
          <table:table-cell table:style-name="ce31"/>
          <table:table-cell ns42:value-type="float" table:style-name="ce41" office:value="7194" office:value-type="float">
            <text:p>7194</text:p>
          </table:table-cell>
          <table:table-cell ns42:value-type="float" table:style-name="ce45" office:value="7315" office:value-type="float">
            <text:p>731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megen</text:p>
            <office:annotation>
              <text:p>http://purl.org/linked-data/sdmx/2009/dimension#refArea=http://www.gemeentegeschiedenis.nl/amco/11209</text:p>
            </office:annotation>
          </table:table-cell>
          <table:table-cell ns42:value-type="string" table:style-name="ce28" office:value-type="string">
            <text:p>0268</text:p>
          </table:table-cell>
          <table:table-cell table:style-name="ce31"/>
          <table:table-cell ns42:value-type="float" table:style-name="ce41" office:value="8402" office:value-type="float">
            <text:p>8402</text:p>
          </table:table-cell>
          <table:table-cell ns42:value-type="float" table:style-name="ce45" office:value="9332" office:value-type="float">
            <text:p>933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tphen</text:p>
            <office:annotation>
              <text:p>http://purl.org/linked-data/sdmx/2009/dimension#refArea=http://www.gemeentegeschiedenis.nl/amco/10254</text:p>
            </office:annotation>
          </table:table-cell>
          <table:table-cell ns42:value-type="string" table:style-name="ce28" office:value-type="string">
            <text:p>0301</text:p>
          </table:table-cell>
          <table:table-cell table:style-name="ce31"/>
          <table:table-cell ns42:value-type="float" table:style-name="ce41" office:value="4803" office:value-type="float">
            <text:p>4803</text:p>
          </table:table-cell>
          <table:table-cell ns42:value-type="float" table:style-name="ce45" office:value="5401" office:value-type="float">
            <text:p>540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alten</text:p>
            <office:annotation>
              <text:p>http://purl.org/linked-data/sdmx/2009/dimension#refArea=http://www.gemeentegeschiedenis.nl/amco/11046</text:p>
            </office:annotation>
          </table:table-cell>
          <table:table-cell ns42:value-type="string" table:style-name="ce28" office:value-type="string">
            <text:p>0197</text:p>
          </table:table-cell>
          <table:table-cell table:style-name="ce31"/>
          <table:table-cell ns42:value-type="float" table:style-name="ce41" office:value="2788" office:value-type="float">
            <text:p>2788</text:p>
          </table:table-cell>
          <table:table-cell ns42:value-type="float" table:style-name="ce45" office:value="2699" office:value-type="float">
            <text:p>269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merzoden</text:p>
            <office:annotation>
              <text:p>http://purl.org/linked-data/sdmx/2009/dimension#refArea=http://www.gemeentegeschiedenis.nl/amco/10151</text:p>
            </office:annotation>
          </table:table-cell>
          <table:table-cell ns42:value-type="string" table:style-name="ce28" office:value-type="string">
            <text:p>0198</text:p>
          </table:table-cell>
          <table:table-cell table:style-name="ce31"/>
          <table:table-cell ns42:value-type="float" table:style-name="ce41" office:value="889" office:value-type="float">
            <text:p>889</text:p>
          </table:table-cell>
          <table:table-cell ns42:value-type="float" table:style-name="ce45" office:value="813" office:value-type="float">
            <text:p>8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ngerlo</text:p>
            <office:annotation>
              <text:p>http://purl.org/linked-data/sdmx/2009/dimension#refArea=http://www.gemeentegeschiedenis.nl/amco/11131</text:p>
            </office:annotation>
          </table:table-cell>
          <table:table-cell ns42:value-type="string" table:style-name="ce28" office:value-type="string">
            <text:p>0199</text:p>
          </table:table-cell>
          <table:table-cell table:style-name="ce31"/>
          <table:table-cell ns42:value-type="float" table:style-name="ce41" office:value="762" office:value-type="float">
            <text:p>762</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eldoorn</text:p>
            <office:annotation>
              <text:p>http://purl.org/linked-data/sdmx/2009/dimension#refArea=http://www.gemeentegeschiedenis.nl/amco/11075</text:p>
            </office:annotation>
          </table:table-cell>
          <table:table-cell ns42:value-type="string" table:style-name="ce28" office:value-type="string">
            <text:p>0200</text:p>
          </table:table-cell>
          <table:table-cell table:style-name="ce31"/>
          <table:table-cell ns42:value-type="float" table:style-name="ce41" office:value="3732" office:value-type="float">
            <text:p>3732</text:p>
          </table:table-cell>
          <table:table-cell ns42:value-type="float" table:style-name="ce45" office:value="3494" office:value-type="float">
            <text:p>34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peltern</text:p>
            <office:annotation>
              <text:p>http://purl.org/linked-data/sdmx/2009/dimension#refArea=http://www.gemeentegeschiedenis.nl/amco/11296</text:p>
            </office:annotation>
          </table:table-cell>
          <table:table-cell ns42:value-type="string" table:style-name="ce28" office:value-type="string">
            <text:p>0201</text:p>
          </table:table-cell>
          <table:table-cell table:style-name="ce31"/>
          <table:table-cell ns42:value-type="float" table:style-name="ce41" office:value="1179" office:value-type="float">
            <text:p>1179</text:p>
          </table:table-cell>
          <table:table-cell ns42:value-type="float" table:style-name="ce45" office:value="1126" office:value-type="float">
            <text:p>11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lgoij</text:p>
            <office:annotation>
              <text:p>http://purl.org/linked-data/sdmx/2009/dimension#refArea=http://www.gemeentegeschiedenis.nl/amco/10849</text:p>
            </office:annotation>
          </table:table-cell>
          <table:table-cell ns42:value-type="string" table:style-name="ce28" office:value-type="string">
            <text:p>1016</text:p>
          </table:table-cell>
          <table:table-cell table:style-name="ce31"/>
          <table:table-cell ns42:value-type="float" table:style-name="ce41" office:value="171" office:value-type="float">
            <text:p>171</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rneveld</text:p>
            <office:annotation>
              <text:p>http://purl.org/linked-data/sdmx/2009/dimension#refArea=http://www.gemeentegeschiedenis.nl/amco/10906</text:p>
            </office:annotation>
          </table:table-cell>
          <table:table-cell ns42:value-type="string" table:style-name="ce28" office:value-type="string">
            <text:p>0203</text:p>
          </table:table-cell>
          <table:table-cell table:style-name="ce31"/>
          <table:table-cell ns42:value-type="float" table:style-name="ce41" office:value="2555" office:value-type="float">
            <text:p>2555</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tenburg</text:p>
            <office:annotation>
              <text:p>http://purl.org/linked-data/sdmx/2009/dimension#refArea=http://www.gemeentegeschiedenis.nl/amco/10921</text:p>
            </office:annotation>
          </table:table-cell>
          <table:table-cell ns42:value-type="string" table:style-name="ce28" office:value-type="string">
            <text:p>0204</text:p>
          </table:table-cell>
          <table:table-cell table:style-name="ce31"/>
          <table:table-cell ns42:value-type="float" table:style-name="ce41" office:value="288" office:value-type="float">
            <text:p>288</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esd</text:p>
            <office:annotation>
              <text:p>http://purl.org/linked-data/sdmx/2009/dimension#refArea=http://www.gemeentegeschiedenis.nl/amco/10259</text:p>
            </office:annotation>
          </table:table-cell>
          <table:table-cell ns42:value-type="string" table:style-name="ce28" office:value-type="string">
            <text:p>0205</text:p>
          </table:table-cell>
          <table:table-cell table:style-name="ce31"/>
          <table:table-cell ns42:value-type="float" table:style-name="ce41" office:value="855" office:value-type="float">
            <text:p>855</text:p>
          </table:table-cell>
          <table:table-cell ns42:value-type="float" table:style-name="ce45" office:value="866" office:value-type="float">
            <text:p>8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mmel</text:p>
            <office:annotation>
              <text:p>http://purl.org/linked-data/sdmx/2009/dimension#refArea=http://www.gemeentegeschiedenis.nl/amco/10744</text:p>
            </office:annotation>
          </table:table-cell>
          <table:table-cell ns42:value-type="string" table:style-name="ce28" office:value-type="string">
            <text:p>0206</text:p>
          </table:table-cell>
          <table:table-cell table:style-name="ce31"/>
          <table:table-cell ns42:value-type="float" table:style-name="ce41" office:value="1613" office:value-type="float">
            <text:p>1613</text:p>
          </table:table-cell>
          <table:table-cell ns42:value-type="float" table:style-name="ce45" office:value="1598" office:value-type="float">
            <text:p>1598</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text:p>
            <office:annotation>
              <text:p>http://purl.org/linked-data/sdmx/2009/dimension#refArea=http://www.gemeentegeschiedenis.nl/amco/10350</text:p>
            </office:annotation>
          </table:table-cell>
          <table:table-cell ns42:value-type="string" table:style-name="ce28" office:value-type="string">
            <text:p>0207</text:p>
          </table:table-cell>
          <table:table-cell table:style-name="ce31"/>
          <table:table-cell ns42:value-type="float" table:style-name="ce41" office:value="2149" office:value-type="float">
            <text:p>2149</text:p>
          </table:table-cell>
          <table:table-cell ns42:value-type="float" table:style-name="ce45" office:value="2177" office:value-type="float">
            <text:p>21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aren</text:p>
            <office:annotation>
              <text:p>http://purl.org/linked-data/sdmx/2009/dimension#refArea=http://www.gemeentegeschiedenis.nl/amco/10883</text:p>
            </office:annotation>
          </table:table-cell>
          <table:table-cell ns42:value-type="string" table:style-name="ce28" office:value-type="string">
            <text:p>0208</text:p>
          </table:table-cell>
          <table:table-cell table:style-name="ce31"/>
          <table:table-cell ns42:value-type="float" table:style-name="ce41" office:value="675" office:value-type="float">
            <text:p>675</text:p>
          </table:table-cell>
          <table:table-cell ns42:value-type="float" table:style-name="ce45" office:value="698" office:value-type="float">
            <text:p>6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ningen</text:p>
            <office:annotation>
              <text:p>http://purl.org/linked-data/sdmx/2009/dimension#refArea=http://www.gemeentegeschiedenis.nl/amco/10417</text:p>
            </office:annotation>
          </table:table-cell>
          <table:table-cell ns42:value-type="string" table:style-name="ce28" office:value-type="string">
            <text:p>0209</text:p>
          </table:table-cell>
          <table:table-cell table:style-name="ce31"/>
          <table:table-cell ns42:value-type="float" table:style-name="ce41" office:value="619" office:value-type="float">
            <text:p>619</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sichem</text:p>
            <office:annotation>
              <text:p>http://purl.org/linked-data/sdmx/2009/dimension#refArea=http://www.gemeentegeschiedenis.nl/amco/11182</text:p>
            </office:annotation>
          </table:table-cell>
          <table:table-cell ns42:value-type="string" table:style-name="ce28" office:value-type="string">
            <text:p>0210</text:p>
          </table:table-cell>
          <table:table-cell table:style-name="ce31"/>
          <table:table-cell ns42:value-type="float" table:style-name="ce41" office:value="633" office:value-type="float">
            <text:p>633</text:p>
          </table:table-cell>
          <table:table-cell ns42:value-type="float" table:style-name="ce45" office:value="673" office:value-type="float">
            <text:p>6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altbommel</text:p>
            <office:annotation>
              <text:p>http://purl.org/linked-data/sdmx/2009/dimension#refArea=http://www.gemeentegeschiedenis.nl/amco/10557</text:p>
            </office:annotation>
          </table:table-cell>
          <table:table-cell ns42:value-type="string" table:style-name="ce28" office:value-type="string">
            <text:p>0297</text:p>
          </table:table-cell>
          <table:table-cell table:style-name="ce36"/>
          <table:table-cell ns42:value-type="float" table:style-name="ce41" office:value="1532" office:value-type="float">
            <text:p>1532</text:p>
          </table:table-cell>
          <table:table-cell ns42:value-type="float" table:style-name="ce45" office:value="1729" office:value-type="float">
            <text:p>172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orculo</text:p>
            <office:annotation>
              <text:p>http://purl.org/linked-data/sdmx/2009/dimension#refArea=http://www.gemeentegeschiedenis.nl/amco/11307</text:p>
            </office:annotation>
          </table:table-cell>
          <table:table-cell ns42:value-type="string" table:style-name="ce28" office:value-type="string">
            <text:p>0211</text:p>
          </table:table-cell>
          <table:table-cell table:style-name="ce31"/>
          <table:table-cell ns42:value-type="float" table:style-name="ce41" office:value="1830" office:value-type="float">
            <text:p>1830</text:p>
          </table:table-cell>
          <table:table-cell ns42:value-type="float" table:style-name="ce45" office:value="1810" office:value-type="float">
            <text:p>181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akel</text:p>
            <office:annotation>
              <text:p>http://purl.org/linked-data/sdmx/2009/dimension#refArea=http://www.gemeentegeschiedenis.nl/amco/11125</text:p>
            </office:annotation>
          </table:table-cell>
          <table:table-cell ns42:value-type="string" table:style-name="ce28" office:value-type="string">
            <text:p>0212</text:p>
          </table:table-cell>
          <table:table-cell table:style-name="ce31"/>
          <table:table-cell ns42:value-type="float" table:style-name="ce41" office:value="514" office:value-type="float">
            <text:p>514</text:p>
          </table:table-cell>
          <table:table-cell ns42:value-type="float" table:style-name="ce45" office:value="470" office:value-type="float">
            <text:p>47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ummen</text:p>
            <office:annotation>
              <text:p>http://purl.org/linked-data/sdmx/2009/dimension#refArea=http://www.gemeentegeschiedenis.nl/amco/10798</text:p>
            </office:annotation>
          </table:table-cell>
          <table:table-cell ns42:value-type="string" table:style-name="ce28" office:value-type="string">
            <text:p>0213</text:p>
          </table:table-cell>
          <table:table-cell table:style-name="ce31"/>
          <table:table-cell ns42:value-type="float" table:style-name="ce41" office:value="2120" office:value-type="float">
            <text:p>2120</text:p>
          </table:table-cell>
          <table:table-cell ns42:value-type="float" table:style-name="ce45" office:value="2095" office:value-type="float">
            <text:p>20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ren</text:p>
            <office:annotation>
              <text:p>http://purl.org/linked-data/sdmx/2009/dimension#refArea=http://www.gemeentegeschiedenis.nl/amco/11286</text:p>
            </office:annotation>
          </table:table-cell>
          <table:table-cell ns42:value-type="string" table:style-name="ce28" office:value-type="string">
            <text:p>0214</text:p>
          </table:table-cell>
          <table:table-cell table:style-name="ce31"/>
          <table:table-cell ns42:value-type="float" table:style-name="ce41" office:value="795" office:value-type="float">
            <text:p>795</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urmalsen</text:p>
            <office:annotation>
              <text:p>http://purl.org/linked-data/sdmx/2009/dimension#refArea=http://www.gemeentegeschiedenis.nl/amco/10460</text:p>
            </office:annotation>
          </table:table-cell>
          <table:table-cell ns42:value-type="string" table:style-name="ce28" office:value-type="string">
            <text:p>0215</text:p>
          </table:table-cell>
          <table:table-cell table:style-name="ce31"/>
          <table:table-cell ns42:value-type="float" table:style-name="ce41" office:value="549" office:value-type="float">
            <text:p>549</text:p>
          </table:table-cell>
          <table:table-cell ns42:value-type="float" table:style-name="ce45" office:value="531" office:value-type="float">
            <text:p>53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Culemborg</text:p>
            <office:annotation>
              <text:p>http://purl.org/linked-data/sdmx/2009/dimension#refArea=http://www.gemeentegeschiedenis.nl/amco/10342</text:p>
            </office:annotation>
          </table:table-cell>
          <table:table-cell ns42:value-type="string" table:style-name="ce28" office:value-type="string">
            <text:p>0216</text:p>
          </table:table-cell>
          <table:table-cell table:style-name="ce31"/>
          <table:table-cell ns42:value-type="float" table:style-name="ce41" office:value="2071" office:value-type="float">
            <text:p>2071</text:p>
          </table:table-cell>
          <table:table-cell ns42:value-type="float" table:style-name="ce45" office:value="2228" office:value-type="float">
            <text:p>22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eil</text:p>
            <office:annotation>
              <text:p>http://purl.org/linked-data/sdmx/2009/dimension#refArea=http://www.gemeentegeschiedenis.nl/amco/10057</text:p>
            </office:annotation>
          </table:table-cell>
          <table:table-cell ns42:value-type="string" table:style-name="ce28" office:value-type="string">
            <text:p>0217</text:p>
          </table:table-cell>
          <table:table-cell table:style-name="ce31"/>
          <table:table-cell ns42:value-type="float" table:style-name="ce41" office:value="861" office:value-type="float">
            <text:p>8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dam</text:p>
            <office:annotation>
              <text:p>http://purl.org/linked-data/sdmx/2009/dimension#refArea=http://www.gemeentegeschiedenis.nl/amco/10153</text:p>
            </office:annotation>
          </table:table-cell>
          <table:table-cell ns42:value-type="string" table:style-name="ce28" office:value-type="string">
            <text:p>0218</text:p>
          </table:table-cell>
          <table:table-cell table:style-name="ce31"/>
          <table:table-cell ns42:value-type="float" table:style-name="ce41" office:value="1495" office:value-type="float">
            <text:p>1495</text:p>
          </table:table-cell>
          <table:table-cell ns42:value-type="float" table:style-name="ce45" office:value="1456" office:value-type="float">
            <text:p>14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nxperlo</text:p>
            <office:annotation>
              <text:p>http://purl.org/linked-data/sdmx/2009/dimension#refArea=http://www.gemeentegeschiedenis.nl/amco/11154</text:p>
            </office:annotation>
          </table:table-cell>
          <table:table-cell ns42:value-type="string" table:style-name="ce28" office:value-type="string">
            <text:p>0219</text:p>
          </table:table-cell>
          <table:table-cell table:style-name="ce31"/>
          <table:table-cell ns42:value-type="float" table:style-name="ce41" office:value="1001" office:value-type="float">
            <text:p>1001</text:p>
          </table:table-cell>
          <table:table-cell ns42:value-type="float" table:style-name="ce45" office:value="1002" office:value-type="float">
            <text:p>10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dewaard</text:p>
            <office:annotation>
              <text:p>http://purl.org/linked-data/sdmx/2009/dimension#refArea=http://www.gemeentegeschiedenis.nl/amco/10647</text:p>
            </office:annotation>
          </table:table-cell>
          <table:table-cell ns42:value-type="string" table:style-name="ce28" office:value-type="string">
            <text:p>0220</text:p>
          </table:table-cell>
          <table:table-cell table:style-name="ce31"/>
          <table:table-cell ns42:value-type="float" table:style-name="ce41" office:value="615" office:value-type="float">
            <text:p>615</text:p>
          </table:table-cell>
          <table:table-cell ns42:value-type="float" table:style-name="ce45" office:value="600" office:value-type="float">
            <text:p>6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esburg</text:p>
            <office:annotation>
              <text:p>http://purl.org/linked-data/sdmx/2009/dimension#refArea=http://www.gemeentegeschiedenis.nl/amco/10327</text:p>
            </office:annotation>
          </table:table-cell>
          <table:table-cell ns42:value-type="string" table:style-name="ce28" office:value-type="string">
            <text:p>0221</text:p>
          </table:table-cell>
          <table:table-cell table:style-name="ce31"/>
          <table:table-cell ns42:value-type="float" table:style-name="ce41" office:value="1605" office:value-type="float">
            <text:p>1605</text:p>
          </table:table-cell>
          <table:table-cell ns42:value-type="float" table:style-name="ce45" office:value="1650" office:value-type="float">
            <text:p>16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bt-Doetinchem</text:p>
            <office:annotation>
              <text:p>http://purl.org/linked-data/sdmx/2009/dimension#refArea=http://www.gemeentegeschiedenis.nl/amco/10396</text:p>
            </office:annotation>
          </table:table-cell>
          <table:table-cell ns42:value-type="string" table:style-name="ce28" office:value-type="string">
            <text:p>1010</text:p>
          </table:table-cell>
          <table:table-cell table:style-name="ce31"/>
          <table:table-cell ns42:value-type="float" table:style-name="ce41" office:value="1162" office:value-type="float">
            <text:p>1162</text:p>
          </table:table-cell>
          <table:table-cell ns42:value-type="float" table:style-name="ce45" office:value="1087" office:value-type="float">
            <text:p>108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ad-Doetinchem</text:p>
            <office:annotation>
              <text:p>http://purl.org/linked-data/sdmx/2009/dimension#refArea=http://www.gemeentegeschiedenis.nl/amco/10603</text:p>
            </office:annotation>
          </table:table-cell>
          <table:table-cell ns42:value-type="string" table:style-name="ce28" office:value-type="string">
            <text:p>1190</text:p>
          </table:table-cell>
          <table:table-cell table:style-name="ce31"/>
          <table:table-cell ns42:value-type="float" table:style-name="ce41" office:value="790" office:value-type="float">
            <text:p>790</text:p>
          </table:table-cell>
          <table:table-cell ns42:value-type="float" table:style-name="ce45" office:value="895" office:value-type="float">
            <text:p>8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nspijk</text:p>
            <office:annotation>
              <text:p>http://purl.org/linked-data/sdmx/2009/dimension#refArea=http://www.gemeentegeschiedenis.nl/amco/10069</text:p>
            </office:annotation>
          </table:table-cell>
          <table:table-cell ns42:value-type="string" table:style-name="ce28" office:value-type="string">
            <text:p>0223</text:p>
          </table:table-cell>
          <table:table-cell table:style-name="ce31"/>
          <table:table-cell ns42:value-type="float" table:style-name="ce41" office:value="1160" office:value-type="float">
            <text:p>1160</text:p>
          </table:table-cell>
          <table:table-cell ns42:value-type="float" table:style-name="ce45" office:value="1105" office:value-type="float">
            <text:p>110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werth</text:p>
            <office:annotation>
              <text:p>http://purl.org/linked-data/sdmx/2009/dimension#refArea=http://www.gemeentegeschiedenis.nl/amco/11304</text:p>
            </office:annotation>
          </table:table-cell>
          <table:table-cell ns42:value-type="string" table:style-name="ce28" office:value-type="string">
            <text:p>1046</text:p>
          </table:table-cell>
          <table:table-cell table:style-name="ce31"/>
          <table:table-cell ns42:value-type="float" table:style-name="ce41" office:value="153" office:value-type="float">
            <text:p>153</text:p>
          </table:table-cell>
          <table:table-cell ns42:value-type="float" table:style-name="ce45" office:value="147" office:value-type="float">
            <text:p>14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rth</text:p>
            <office:annotation>
              <text:p>http://purl.org/linked-data/sdmx/2009/dimension#refArea=http://www.gemeentegeschiedenis.nl/amco/10061</text:p>
            </office:annotation>
          </table:table-cell>
          <table:table-cell ns42:value-type="string" table:style-name="ce28" office:value-type="string">
            <text:p>1313</text:p>
          </table:table-cell>
          <table:table-cell table:style-name="ce33"/>
          <table:table-cell ns42:value-type="float" table:style-name="ce41" office:value="163" office:value-type="float">
            <text:p>163</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eumel</text:p>
            <office:annotation>
              <text:p>http://purl.org/linked-data/sdmx/2009/dimension#refArea=http://www.gemeentegeschiedenis.nl/amco/11232</text:p>
            </office:annotation>
          </table:table-cell>
          <table:table-cell ns42:value-type="string" table:style-name="ce28" office:value-type="string">
            <text:p>0224</text:p>
          </table:table-cell>
          <table:table-cell table:style-name="ce31"/>
          <table:table-cell ns42:value-type="float" table:style-name="ce41" office:value="674" office:value-type="float">
            <text:p>674</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iel</text:p>
            <office:annotation>
              <text:p>http://purl.org/linked-data/sdmx/2009/dimension#refArea=http://www.gemeentegeschiedenis.nl/amco/10341</text:p>
            </office:annotation>
          </table:table-cell>
          <table:table-cell ns42:value-type="string" table:style-name="ce28" office:value-type="string">
            <text:p>1248</text:p>
          </table:table-cell>
          <table:table-cell table:style-name="ce31"/>
          <table:table-cell ns42:value-type="float" table:style-name="ce41" office:value="1303" office:value-type="float">
            <text:p>1303</text:p>
          </table:table-cell>
          <table:table-cell ns42:value-type="float" table:style-name="ce45" office:value="1243" office:value-type="float">
            <text:p>12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uten</text:p>
            <office:annotation>
              <text:p>http://purl.org/linked-data/sdmx/2009/dimension#refArea=http://www.gemeentegeschiedenis.nl/amco/10068</text:p>
            </office:annotation>
          </table:table-cell>
          <table:table-cell ns42:value-type="string" table:style-name="ce28" office:value-type="string">
            <text:p>0225</text:p>
          </table:table-cell>
          <table:table-cell table:style-name="ce31"/>
          <table:table-cell ns42:value-type="float" table:style-name="ce41" office:value="1397" office:value-type="float">
            <text:p>1397</text:p>
          </table:table-cell>
          <table:table-cell ns42:value-type="float" table:style-name="ce45" office:value="1407" office:value-type="float">
            <text:p>14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uiven</text:p>
            <office:annotation>
              <text:p>http://purl.org/linked-data/sdmx/2009/dimension#refArea=http://www.gemeentegeschiedenis.nl/amco/11028</text:p>
            </office:annotation>
          </table:table-cell>
          <table:table-cell ns42:value-type="string" table:style-name="ce28" office:value-type="string">
            <text:p>0226</text:p>
          </table:table-cell>
          <table:table-cell table:style-name="ce31"/>
          <table:table-cell ns42:value-type="float" table:style-name="ce41" office:value="1099" office:value-type="float">
            <text:p>1099</text:p>
          </table:table-cell>
          <table:table-cell ns42:value-type="float" table:style-name="ce45" office:value="1061" office:value-type="float">
            <text:p>10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chteld</text:p>
            <office:annotation>
              <text:p>http://purl.org/linked-data/sdmx/2009/dimension#refArea=http://www.gemeentegeschiedenis.nl/amco/10832</text:p>
            </office:annotation>
          </table:table-cell>
          <table:table-cell ns42:value-type="string" table:style-name="ce28" office:value-type="string">
            <text:p>0227</text:p>
          </table:table-cell>
          <table:table-cell table:style-name="ce31"/>
          <table:table-cell ns42:value-type="float" table:style-name="ce41" office:value="757" office:value-type="float">
            <text:p>757</text:p>
          </table:table-cell>
          <table:table-cell ns42:value-type="float" table:style-name="ce45" office:value="697" office:value-type="float">
            <text:p>6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de</text:p>
            <office:annotation>
              <text:p>http://purl.org/linked-data/sdmx/2009/dimension#refArea=http://www.gemeentegeschiedenis.nl/amco/10743</text:p>
            </office:annotation>
          </table:table-cell>
          <table:table-cell ns42:value-type="string" table:style-name="ce28" office:value-type="string">
            <text:p>0228</text:p>
          </table:table-cell>
          <table:table-cell table:style-name="ce31"/>
          <table:table-cell ns42:value-type="float" table:style-name="ce41" office:value="3898" office:value-type="float">
            <text:p>3898</text:p>
          </table:table-cell>
          <table:table-cell ns42:value-type="float" table:style-name="ce45" office:value="3792" office:value-type="float">
            <text:p>37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ibergen</text:p>
            <office:annotation>
              <text:p>http://purl.org/linked-data/sdmx/2009/dimension#refArea=http://www.gemeentegeschiedenis.nl/amco/10436</text:p>
            </office:annotation>
          </table:table-cell>
          <table:table-cell ns42:value-type="string" table:style-name="ce28" office:value-type="string">
            <text:p>0229</text:p>
          </table:table-cell>
          <table:table-cell table:style-name="ce31"/>
          <table:table-cell ns42:value-type="float" table:style-name="ce41" office:value="2324" office:value-type="float">
            <text:p>2324</text:p>
          </table:table-cell>
          <table:table-cell ns42:value-type="float" table:style-name="ce45" office:value="2275" office:value-type="float">
            <text:p>22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burg</text:p>
            <office:annotation>
              <text:p>http://purl.org/linked-data/sdmx/2009/dimension#refArea=http://www.gemeentegeschiedenis.nl/amco/11113</text:p>
            </office:annotation>
          </table:table-cell>
          <table:table-cell ns42:value-type="string" table:style-name="ce28" office:value-type="string">
            <text:p>0230</text:p>
          </table:table-cell>
          <table:table-cell table:style-name="ce31"/>
          <table:table-cell ns42:value-type="float" table:style-name="ce41" office:value="1067" office:value-type="float">
            <text:p>1067</text:p>
          </table:table-cell>
          <table:table-cell ns42:value-type="float" table:style-name="ce45" office:value="1107" office:value-type="float">
            <office:annotation draw:style-name="gr1" svg:height="63.75pt" draw:caption-point-y="9.27pt" svg:width="180.74pt" svg:x="777pt" draw:caption-point-x="-12.3pt" svg:y="12757.49pt" draw:text-style-name="P2">
              <dc:creator>CDM</dc:creator>
              <dc:date>2017-10-25T00:00:00</dc:date>
              <text:p text:style-name="P1"><text:span text:style-name="T5">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office:annotation>
              <text:p>http://www.w3.org/1999/02/22-rdf-syntax-ns#type=http://www.w3.org/2000/01/rdf-schema#Resource</text:p>
              <text:p>http://bit.ly/cedar-tablink#value=bronfout. de gedrukte bron geeft 1117 vrouwen in elburg. dit moet zijn 1107. in het totaal der vrouwen is ook uitgegaan van 1107 vrouwen. bovendien geeft het jaarboekje van lobatto ook 1107 vrouwen in elburg. hier is het gegeven gecorrigeerd.</text:p>
              <text:p>http://www.w3.org/ns/openannotation/core/annotatedBy=cdm</text:p>
              <text:p>http://www.w3.org/ns/openannotation/core/serializedAt=2017-10-25</text:p>
            </office:annotation>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st</text:p>
            <office:annotation>
              <text:p>http://purl.org/linked-data/sdmx/2009/dimension#refArea=http://www.gemeentegeschiedenis.nl/amco/11188</text:p>
            </office:annotation>
          </table:table-cell>
          <table:table-cell ns42:value-type="string" table:style-name="ce28" office:value-type="string">
            <text:p>0231</text:p>
          </table:table-cell>
          <table:table-cell table:style-name="ce31"/>
          <table:table-cell ns42:value-type="float" table:style-name="ce41" office:value="1938" office:value-type="float">
            <text:p>1938</text:p>
          </table:table-cell>
          <table:table-cell ns42:value-type="float" table:style-name="ce45" office:value="1842" office:value-type="float">
            <text:p>184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pe</text:p>
            <office:annotation>
              <text:p>http://purl.org/linked-data/sdmx/2009/dimension#refArea=http://www.gemeentegeschiedenis.nl/amco/10940</text:p>
            </office:annotation>
          </table:table-cell>
          <table:table-cell ns42:value-type="string" table:style-name="ce28" office:value-type="string">
            <text:p>0232</text:p>
          </table:table-cell>
          <table:table-cell table:style-name="ce31"/>
          <table:table-cell ns42:value-type="float" table:style-name="ce41" office:value="2594" office:value-type="float">
            <text:p>2594</text:p>
          </table:table-cell>
          <table:table-cell ns42:value-type="float" table:style-name="ce45" office:value="2550" office:value-type="float">
            <text:p>25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rmelo</text:p>
            <office:annotation>
              <text:p>http://purl.org/linked-data/sdmx/2009/dimension#refArea=http://www.gemeentegeschiedenis.nl/amco/10732</text:p>
            </office:annotation>
          </table:table-cell>
          <table:table-cell ns42:value-type="string" table:style-name="ce28" office:value-type="string">
            <text:p>0233</text:p>
          </table:table-cell>
          <table:table-cell table:style-name="ce31"/>
          <table:table-cell ns42:value-type="float" table:style-name="ce41" office:value="1742" office:value-type="float">
            <text:p>1742</text:p>
          </table:table-cell>
          <table:table-cell ns42:value-type="float" table:style-name="ce45" office:value="1636" office:value-type="float">
            <text:p>163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st en Opijnen</text:p>
            <office:annotation>
              <text:p>http://purl.org/linked-data/sdmx/2009/dimension#refArea=http://www.gemeentegeschiedenis.nl/amco/11092</text:p>
            </office:annotation>
          </table:table-cell>
          <table:table-cell ns42:value-type="string" table:style-name="ce28" office:value-type="string">
            <text:p>0234</text:p>
          </table:table-cell>
          <table:table-cell table:style-name="ce31"/>
          <table:table-cell ns42:value-type="float" table:style-name="ce41" office:value="387" office:value-type="float">
            <text:p>387</text:p>
          </table:table-cell>
          <table:table-cell ns42:value-type="float" table:style-name="ce45" office:value="363" office:value-type="float">
            <text:p>36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wijk</text:p>
            <office:annotation>
              <text:p>http://purl.org/linked-data/sdmx/2009/dimension#refArea=http://www.gemeentegeschiedenis.nl/amco/10471</text:p>
            </office:annotation>
          </table:table-cell>
          <table:table-cell ns42:value-type="string" table:style-name="ce28" office:value-type="string">
            <text:p>0235</text:p>
          </table:table-cell>
          <table:table-cell table:style-name="ce31"/>
          <table:table-cell ns42:value-type="float" table:style-name="ce41" office:value="711" office:value-type="float">
            <text:p>711</text:p>
          </table:table-cell>
          <table:table-cell ns42:value-type="float" table:style-name="ce45" office:value="750" office:value-type="float">
            <text:p>7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ameren</text:p>
            <office:annotation>
              <text:p>http://purl.org/linked-data/sdmx/2009/dimension#refArea=http://www.gemeentegeschiedenis.nl/amco/10037</text:p>
            </office:annotation>
          </table:table-cell>
          <table:table-cell ns42:value-type="string" table:style-name="ce28" office:value-type="string">
            <text:p>1058</text:p>
          </table:table-cell>
          <table:table-cell table:style-name="ce31"/>
          <table:table-cell ns42:value-type="float" table:style-name="ce41" office:value="613" office:value-type="float">
            <text:p>613</text:p>
          </table:table-cell>
          <table:table-cell ns42:value-type="float" table:style-name="ce45" office:value="526" office:value-type="float">
            <text:p>5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ldermalsen</text:p>
            <office:annotation>
              <text:p>http://purl.org/linked-data/sdmx/2009/dimension#refArea=http://www.gemeentegeschiedenis.nl/amco/10881</text:p>
            </office:annotation>
          </table:table-cell>
          <table:table-cell ns42:value-type="string" table:style-name="ce28" office:value-type="string">
            <text:p>0236</text:p>
          </table:table-cell>
          <table:table-cell table:style-name="ce31"/>
          <table:table-cell ns42:value-type="float" table:style-name="ce41" office:value="701" office:value-type="float">
            <text:p>701</text:p>
          </table:table-cell>
          <table:table-cell ns42:value-type="float" table:style-name="ce45" office:value="659" office:value-type="float">
            <text:p>65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ringen</text:p>
            <office:annotation>
              <text:p>http://purl.org/linked-data/sdmx/2009/dimension#refArea=http://www.gemeentegeschiedenis.nl/amco/10260</text:p>
            </office:annotation>
          </table:table-cell>
          <table:table-cell ns42:value-type="string" table:style-name="ce28" office:value-type="string">
            <text:p>0237</text:p>
          </table:table-cell>
          <table:table-cell table:style-name="ce33"/>
          <table:table-cell ns42:value-type="float" table:style-name="ce41" office:value="2197" office:value-type="float">
            <text:p>2197</text:p>
          </table:table-cell>
          <table:table-cell ns42:value-type="float" table:style-name="ce45" office:value="2233" office:value-type="float">
            <text:p>223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t</text:p>
            <office:annotation>
              <text:p>http://purl.org/linked-data/sdmx/2009/dimension#refArea=http://www.gemeentegeschiedenis.nl/amco/10440</text:p>
            </office:annotation>
          </table:table-cell>
          <table:table-cell ns42:value-type="string" table:style-name="ce28" office:value-type="string">
            <text:p>0238</text:p>
          </table:table-cell>
          <table:table-cell table:style-name="ce31"/>
          <table:table-cell ns42:value-type="float" table:style-name="ce41" office:value="650" office:value-type="float">
            <text:p>650</text:p>
          </table:table-cell>
          <table:table-cell ns42:value-type="float" table:style-name="ce45" office:value="589" office:value-type="float">
            <text:p>58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orssel</text:p>
            <office:annotation>
              <text:p>http://purl.org/linked-data/sdmx/2009/dimension#refArea=http://www.gemeentegeschiedenis.nl/amco/10085</text:p>
            </office:annotation>
          </table:table-cell>
          <table:table-cell ns42:value-type="string" table:style-name="ce28" office:value-type="string">
            <text:p>0239</text:p>
          </table:table-cell>
          <table:table-cell table:style-name="ce31"/>
          <table:table-cell ns42:value-type="float" table:style-name="ce41" office:value="1294" office:value-type="float">
            <text:p>1294</text:p>
          </table:table-cell>
          <table:table-cell ns42:value-type="float" table:style-name="ce45" office:value="1298" office:value-type="float">
            <text:p>12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nlo</text:p>
            <office:annotation>
              <text:p>http://purl.org/linked-data/sdmx/2009/dimension#refArea=http://www.gemeentegeschiedenis.nl/amco/11094</text:p>
            </office:annotation>
          </table:table-cell>
          <table:table-cell ns42:value-type="string" table:style-name="ce28" office:value-type="string">
            <text:p>0240</text:p>
          </table:table-cell>
          <table:table-cell table:style-name="ce31"/>
          <table:table-cell ns42:value-type="float" table:style-name="ce41" office:value="1049" office:value-type="float">
            <text:p>1049</text:p>
          </table:table-cell>
          <table:table-cell ns42:value-type="float" table:style-name="ce45" office:value="1100" office:value-type="float">
            <text:p>11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sbeek</text:p>
            <office:annotation>
              <text:p>http://purl.org/linked-data/sdmx/2009/dimension#refArea=http://www.gemeentegeschiedenis.nl/amco/10616</text:p>
            </office:annotation>
          </table:table-cell>
          <table:table-cell ns42:value-type="string" table:style-name="ce28" office:value-type="string">
            <text:p>0241</text:p>
          </table:table-cell>
          <table:table-cell table:style-name="ce31"/>
          <table:table-cell ns42:value-type="float" table:style-name="ce41" office:value="1040" office:value-type="float">
            <text:p>1040</text:p>
          </table:table-cell>
          <table:table-cell ns42:value-type="float" table:style-name="ce45" office:value="1116" office:value-type="float">
            <text:p>111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aften</text:p>
            <office:annotation>
              <text:p>http://purl.org/linked-data/sdmx/2009/dimension#refArea=http://www.gemeentegeschiedenis.nl/amco/10125</text:p>
            </office:annotation>
          </table:table-cell>
          <table:table-cell ns42:value-type="string" table:style-name="ce28" office:value-type="string">
            <text:p>0242</text:p>
          </table:table-cell>
          <table:table-cell table:style-name="ce31"/>
          <table:table-cell ns42:value-type="float" table:style-name="ce41" office:value="835" office:value-type="float">
            <text:p>835</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rderwijk</text:p>
            <office:annotation>
              <text:p>http://purl.org/linked-data/sdmx/2009/dimension#refArea=http://www.gemeentegeschiedenis.nl/amco/10786</text:p>
            </office:annotation>
          </table:table-cell>
          <table:table-cell ns42:value-type="string" table:style-name="ce28" office:value-type="string">
            <text:p>0243</text:p>
          </table:table-cell>
          <table:table-cell table:style-name="ce31"/>
          <table:table-cell ns42:value-type="float" table:style-name="ce41" office:value="2321" office:value-type="float">
            <text:p>2321</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ttem</text:p>
            <office:annotation>
              <text:p>http://purl.org/linked-data/sdmx/2009/dimension#refArea=http://www.gemeentegeschiedenis.nl/amco/10673</text:p>
            </office:annotation>
          </table:table-cell>
          <table:table-cell ns42:value-type="string" table:style-name="ce28" office:value-type="string">
            <text:p>0244</text:p>
          </table:table-cell>
          <table:table-cell table:style-name="ce31"/>
          <table:table-cell ns42:value-type="float" table:style-name="ce41" office:value="1026" office:value-type="float">
            <text:p>1026</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del</text:p>
            <office:annotation>
              <text:p>http://purl.org/linked-data/sdmx/2009/dimension#refArea=http://www.gemeentegeschiedenis.nl/amco/10982</text:p>
            </office:annotation>
          </table:table-cell>
          <table:table-cell ns42:value-type="string" table:style-name="ce28" office:value-type="string">
            <text:p>0245</text:p>
          </table:table-cell>
          <table:table-cell table:style-name="ce31"/>
          <table:table-cell ns42:value-type="float" table:style-name="ce41" office:value="615" office:value-type="float">
            <text:p>615</text:p>
          </table:table-cell>
          <table:table-cell ns42:value-type="float" table:style-name="ce45" office:value="593" office:value-type="float">
            <text:p>5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de</text:p>
            <office:annotation>
              <text:p>http://purl.org/linked-data/sdmx/2009/dimension#refArea=http://www.gemeentegeschiedenis.nl/amco/10291</text:p>
            </office:annotation>
          </table:table-cell>
          <table:table-cell ns42:value-type="string" table:style-name="ce28" office:value-type="string">
            <text:p>0246</text:p>
          </table:table-cell>
          <table:table-cell table:style-name="ce31"/>
          <table:table-cell ns42:value-type="float" table:style-name="ce41" office:value="1760" office:value-type="float">
            <text:p>1760</text:p>
          </table:table-cell>
          <table:table-cell ns42:value-type="float" table:style-name="ce45" office:value="1625" office:value-type="float">
            <text:p>16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ewaarden</text:p>
            <office:annotation>
              <text:p>http://purl.org/linked-data/sdmx/2009/dimension#refArea=http://www.gemeentegeschiedenis.nl/amco/10067</text:p>
            </office:annotation>
          </table:table-cell>
          <table:table-cell ns42:value-type="string" table:style-name="ce28" office:value-type="string">
            <text:p>0247</text:p>
          </table:table-cell>
          <table:table-cell table:style-name="ce31"/>
          <table:table-cell ns42:value-type="float" table:style-name="ce41" office:value="278" office:value-type="float">
            <text:p>278</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mmen</text:p>
            <office:annotation>
              <text:p>http://purl.org/linked-data/sdmx/2009/dimension#refArea=http://www.gemeentegeschiedenis.nl/amco/11162</text:p>
            </office:annotation>
          </table:table-cell>
          <table:table-cell ns42:value-type="string" table:style-name="ce28" office:value-type="string">
            <text:p>1076</text:p>
          </table:table-cell>
          <table:table-cell table:style-name="ce31"/>
          <table:table-cell ns42:value-type="float" table:style-name="ce41" office:value="85" office:value-type="float">
            <text:p>85</text:p>
          </table:table-cell>
          <table:table-cell ns42:value-type="float" table:style-name="ce45" office:value="75" office:value-type="float">
            <text:p>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ngelo (Gld.)</text:p>
            <office:annotation>
              <text:p>http://purl.org/linked-data/sdmx/2009/dimension#refArea=http://www.gemeentegeschiedenis.nl/amco/10359</text:p>
            </office:annotation>
          </table:table-cell>
          <table:table-cell ns42:value-type="string" table:style-name="ce28" office:value-type="string">
            <text:p>0248</text:p>
          </table:table-cell>
          <table:table-cell table:style-name="ce31"/>
          <table:table-cell ns42:value-type="float" table:style-name="ce41" office:value="1293" office:value-type="float">
            <text:p>1293</text:p>
          </table:table-cell>
          <table:table-cell ns42:value-type="float" table:style-name="ce45" office:value="1252" office:value-type="float">
            <text:p>125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en en Aerdt</text:p>
            <office:annotation>
              <text:p>http://purl.org/linked-data/sdmx/2009/dimension#refArea=http://www.gemeentegeschiedenis.nl/amco/10819</text:p>
            </office:annotation>
          </table:table-cell>
          <table:table-cell ns42:value-type="string" table:style-name="ce28" office:value-type="string">
            <text:p>0249</text:p>
          </table:table-cell>
          <table:table-cell table:style-name="ce31"/>
          <table:table-cell ns42:value-type="float" table:style-name="ce41" office:value="1116" office:value-type="float">
            <text:p>1116</text:p>
          </table:table-cell>
          <table:table-cell ns42:value-type="float" table:style-name="ce45" office:value="1069" office:value-type="float">
            <text:p>10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ijnen</text:p>
            <office:annotation>
              <text:p>http://purl.org/linked-data/sdmx/2009/dimension#refArea=http://www.gemeentegeschiedenis.nl/amco/11266</text:p>
            </office:annotation>
          </table:table-cell>
          <table:table-cell ns42:value-type="string" table:style-name="ce28" office:value-type="string">
            <text:p>0250</text:p>
          </table:table-cell>
          <table:table-cell table:style-name="ce31"/>
          <table:table-cell ns42:value-type="float" table:style-name="ce41" office:value="923" office:value-type="float">
            <text:p>923</text:p>
          </table:table-cell>
          <table:table-cell ns42:value-type="float" table:style-name="ce45" office:value="858" office:value-type="float">
            <text:p>8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teren</text:p>
            <office:annotation>
              <text:p>http://purl.org/linked-data/sdmx/2009/dimension#refArea=http://www.gemeentegeschiedenis.nl/amco/10290</text:p>
            </office:annotation>
          </table:table-cell>
          <table:table-cell ns42:value-type="string" table:style-name="ce28" office:value-type="string">
            <text:p>0251</text:p>
          </table:table-cell>
          <table:table-cell table:style-name="ce31"/>
          <table:table-cell ns42:value-type="float" table:style-name="ce41" office:value="1034" office:value-type="float">
            <text:p>1034</text:p>
          </table:table-cell>
          <table:table-cell ns42:value-type="float" table:style-name="ce45" office:value="1094" office:value-type="float">
            <text:p>10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umen</text:p>
            <office:annotation>
              <text:p>http://purl.org/linked-data/sdmx/2009/dimension#refArea=http://www.gemeentegeschiedenis.nl/amco/10600</text:p>
            </office:annotation>
          </table:table-cell>
          <table:table-cell ns42:value-type="string" table:style-name="ce28" office:value-type="string">
            <text:p>0252</text:p>
          </table:table-cell>
          <table:table-cell table:style-name="ce31"/>
          <table:table-cell ns42:value-type="float" table:style-name="ce41" office:value="495" office:value-type="float">
            <text:p>495</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evelaken</text:p>
            <office:annotation>
              <text:p>http://purl.org/linked-data/sdmx/2009/dimension#refArea=http://www.gemeentegeschiedenis.nl/amco/11358</text:p>
            </office:annotation>
          </table:table-cell>
          <table:table-cell ns42:value-type="string" table:style-name="ce28" office:value-type="string">
            <text:p>0253</text:p>
          </table:table-cell>
          <table:table-cell table:style-name="ce31"/>
          <table:table-cell ns42:value-type="float" table:style-name="ce41" office:value="337" office:value-type="float">
            <text:p>337</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rssen</text:p>
            <office:annotation>
              <text:p>http://purl.org/linked-data/sdmx/2009/dimension#refArea=http://www.gemeentegeschiedenis.nl/amco/10607</text:p>
            </office:annotation>
          </table:table-cell>
          <table:table-cell ns42:value-type="string" table:style-name="ce28" office:value-type="string">
            <text:p>0254</text:p>
          </table:table-cell>
          <table:table-cell table:style-name="ce31"/>
          <table:table-cell ns42:value-type="float" table:style-name="ce41" office:value="385" office:value-type="float">
            <text:p>385</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issen</text:p>
            <office:annotation>
              <text:p>http://purl.org/linked-data/sdmx/2009/dimension#refArea=http://www.gemeentegeschiedenis.nl/amco/11047</text:p>
            </office:annotation>
          </table:table-cell>
          <table:table-cell ns42:value-type="string" table:style-name="ce28" office:value-type="string">
            <text:p>0255</text:p>
          </table:table-cell>
          <table:table-cell table:style-name="ce31"/>
          <table:table-cell ns42:value-type="float" table:style-name="ce41" office:value="1299" office:value-type="float">
            <text:p>1299</text:p>
          </table:table-cell>
          <table:table-cell ns42:value-type="float" table:style-name="ce45" office:value="1309" office:value-type="float">
            <text:p>130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mmelo en Keppel</text:p>
            <office:annotation>
              <text:p>http://purl.org/linked-data/sdmx/2009/dimension#refArea=http://www.gemeentegeschiedenis.nl/amco/11235</text:p>
            </office:annotation>
          </table:table-cell>
          <table:table-cell ns42:value-type="string" table:style-name="ce28" office:value-type="string">
            <text:p>0256</text:p>
          </table:table-cell>
          <table:table-cell table:style-name="ce31"/>
          <table:table-cell ns42:value-type="float" table:style-name="ce41" office:value="1395" office:value-type="float">
            <text:p>1395</text:p>
          </table:table-cell>
          <table:table-cell ns42:value-type="float" table:style-name="ce45" office:value="1256" office:value-type="float">
            <text:p>12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rwenen</text:p>
            <office:annotation>
              <text:p>http://purl.org/linked-data/sdmx/2009/dimension#refArea=http://www.gemeentegeschiedenis.nl/amco/11432</text:p>
            </office:annotation>
          </table:table-cell>
          <table:table-cell ns42:value-type="string" table:style-name="ce28" office:value-type="string">
            <text:p>1089</text:p>
          </table:table-cell>
          <table:table-cell table:style-name="ce31"/>
          <table:table-cell ns42:value-type="float" table:style-name="ce41" office:value="166" office:value-type="float">
            <text:p>166</text:p>
          </table:table-cell>
          <table:table-cell ns42:value-type="float" table:style-name="ce45" office:value="158" office:value-type="float">
            <text:p>1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rkwijk</text:p>
            <office:annotation>
              <text:p>http://purl.org/linked-data/sdmx/2009/dimension#refArea=http://www.gemeentegeschiedenis.nl/amco/10791</text:p>
            </office:annotation>
          </table:table-cell>
          <table:table-cell ns42:value-type="string" table:style-name="ce28" office:value-type="string">
            <text:p>0257</text:p>
          </table:table-cell>
          <table:table-cell table:style-name="ce31"/>
          <table:table-cell ns42:value-type="float" table:style-name="ce41" office:value="331" office:value-type="float">
            <text:p>331</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steren</text:p>
            <office:annotation>
              <text:p>http://purl.org/linked-data/sdmx/2009/dimension#refArea=http://www.gemeentegeschiedenis.nl/amco/10916</text:p>
            </office:annotation>
          </table:table-cell>
          <table:table-cell ns42:value-type="string" table:style-name="ce28" office:value-type="string">
            <text:p>0258</text:p>
          </table:table-cell>
          <table:table-cell table:style-name="ce31"/>
          <table:table-cell ns42:value-type="float" table:style-name="ce41" office:value="910" office:value-type="float">
            <text:p>910</text:p>
          </table:table-cell>
          <table:table-cell ns42:value-type="float" table:style-name="ce45" office:value="830" office:value-type="float">
            <text:p>83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aren (Gld.)</text:p>
            <office:annotation>
              <text:p>http://purl.org/linked-data/sdmx/2009/dimension#refArea=http://www.gemeentegeschiedenis.nl/amco/10098</text:p>
            </office:annotation>
          </table:table-cell>
          <table:table-cell ns42:value-type="string" table:style-name="ce28" office:value-type="string">
            <text:p>0259</text:p>
          </table:table-cell>
          <table:table-cell table:style-name="ce31"/>
          <table:table-cell ns42:value-type="float" table:style-name="ce41" office:value="1433" office:value-type="float">
            <text:p>1433</text:p>
          </table:table-cell>
          <table:table-cell ns42:value-type="float" table:style-name="ce45" office:value="1371" office:value-type="float">
            <text:p>137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chtenvoorde</text:p>
            <office:annotation>
              <text:p>http://purl.org/linked-data/sdmx/2009/dimension#refArea=http://www.gemeentegeschiedenis.nl/amco/10242</text:p>
            </office:annotation>
          </table:table-cell>
          <table:table-cell ns42:value-type="string" table:style-name="ce28" office:value-type="string">
            <text:p>0260</text:p>
          </table:table-cell>
          <table:table-cell table:style-name="ce31"/>
          <table:table-cell ns42:value-type="float" table:style-name="ce41" office:value="1772" office:value-type="float">
            <text:p>1772</text:p>
          </table:table-cell>
          <table:table-cell ns42:value-type="float" table:style-name="ce45" office:value="1668" office:value-type="float">
            <text:p>166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enden</text:p>
            <office:annotation>
              <text:p>http://purl.org/linked-data/sdmx/2009/dimension#refArea=http://www.gemeentegeschiedenis.nl/amco/11093</text:p>
            </office:annotation>
          </table:table-cell>
          <table:table-cell ns42:value-type="string" table:style-name="ce28" office:value-type="string">
            <text:p>0261</text:p>
          </table:table-cell>
          <table:table-cell table:style-name="ce31"/>
          <table:table-cell ns42:value-type="float" table:style-name="ce41" office:value="1301" office:value-type="float">
            <text:p>1301</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chem</text:p>
            <office:annotation>
              <text:p>http://purl.org/linked-data/sdmx/2009/dimension#refArea=http://www.gemeentegeschiedenis.nl/amco/11263</text:p>
            </office:annotation>
          </table:table-cell>
          <table:table-cell ns42:value-type="string" table:style-name="ce28" office:value-type="string">
            <text:p>0262</text:p>
          </table:table-cell>
          <table:table-cell table:style-name="ce31"/>
          <table:table-cell ns42:value-type="float" table:style-name="ce41" office:value="865" office:value-type="float">
            <text:p>865</text:p>
          </table:table-cell>
          <table:table-cell ns42:value-type="float" table:style-name="ce45" office:value="923" office:value-type="float">
            <text:p>923</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enen en Wolveren</text:p>
            <office:annotation>
              <text:p>http://purl.org/linked-data/sdmx/2009/dimension#refArea=http://www.gemeentegeschiedenis.nl/amco/10423</text:p>
            </office:annotation>
          </table:table-cell>
          <table:table-cell ns42:value-type="string" table:style-name="ce28" office:value-type="string">
            <text:p>1341</text:p>
          </table:table-cell>
          <table:table-cell table:style-name="ce33"/>
          <table:table-cell ns42:value-type="float" table:style-name="ce41" office:value="55" office:value-type="float">
            <text:p>55</text:p>
          </table:table-cell>
          <table:table-cell ns42:value-type="float" table:style-name="ce45" office:value="46" office:value-type="float">
            <text:p>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aurik</text:p>
            <office:annotation>
              <text:p>http://purl.org/linked-data/sdmx/2009/dimension#refArea=http://www.gemeentegeschiedenis.nl/amco/10300</text:p>
            </office:annotation>
          </table:table-cell>
          <table:table-cell ns42:value-type="string" table:style-name="ce28" office:value-type="string">
            <text:p>0264</text:p>
          </table:table-cell>
          <table:table-cell table:style-name="ce31"/>
          <table:table-cell ns42:value-type="float" table:style-name="ce41" office:value="1285" office:value-type="float">
            <text:p>1285</text:p>
          </table:table-cell>
          <table:table-cell ns42:value-type="float" table:style-name="ce45" office:value="1234" office:value-type="float">
            <text:p>123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illingen</text:p>
            <office:annotation>
              <text:p>http://purl.org/linked-data/sdmx/2009/dimension#refArea=http://www.gemeentegeschiedenis.nl/amco/10072</text:p>
            </office:annotation>
          </table:table-cell>
          <table:table-cell ns42:value-type="string" table:style-name="ce28" office:value-type="string">
            <text:p>1259</text:p>
          </table:table-cell>
          <table:table-cell table:style-name="ce31"/>
          <table:table-cell ns42:value-type="float" table:style-name="ce41" office:value="580" office:value-type="float">
            <text:p>580</text:p>
          </table:table-cell>
          <table:table-cell ns42:value-type="float" table:style-name="ce45" office:value="562" office:value-type="float">
            <text:p>5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derhemert</text:p>
            <office:annotation>
              <text:p>http://purl.org/linked-data/sdmx/2009/dimension#refArea=http://www.gemeentegeschiedenis.nl/amco/10310</text:p>
            </office:annotation>
          </table:table-cell>
          <table:table-cell ns42:value-type="string" table:style-name="ce28" office:value-type="string">
            <text:p>1115</text:p>
          </table:table-cell>
          <table:table-cell table:style-name="ce31"/>
          <table:table-cell ns42:value-type="float" table:style-name="ce41" office:value="311" office:value-type="float">
            <text:p>311</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ede</text:p>
            <office:annotation>
              <text:p>http://purl.org/linked-data/sdmx/2009/dimension#refArea=http://www.gemeentegeschiedenis.nl/amco/10367</text:p>
            </office:annotation>
          </table:table-cell>
          <table:table-cell ns42:value-type="string" table:style-name="ce28" office:value-type="string">
            <text:p>0266</text:p>
          </table:table-cell>
          <table:table-cell table:style-name="ce31"/>
          <table:table-cell ns42:value-type="float" table:style-name="ce41" office:value="1296" office:value-type="float">
            <text:p>1296</text:p>
          </table:table-cell>
          <table:table-cell ns42:value-type="float" table:style-name="ce45" office:value="1128" office:value-type="float">
            <text:p>11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kerk</text:p>
            <office:annotation>
              <text:p>http://purl.org/linked-data/sdmx/2009/dimension#refArea=http://www.gemeentegeschiedenis.nl/amco/10446</text:p>
            </office:annotation>
          </table:table-cell>
          <table:table-cell ns42:value-type="string" table:style-name="ce28" office:value-type="string">
            <text:p>0267</text:p>
          </table:table-cell>
          <table:table-cell table:style-name="ce31"/>
          <table:table-cell ns42:value-type="float" table:style-name="ce41" office:value="3064" office:value-type="float">
            <text:p>3064</text:p>
          </table:table-cell>
          <table:table-cell ns42:value-type="float" table:style-name="ce45" office:value="3166" office:value-type="float">
            <text:p>31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ldebroek</text:p>
            <office:annotation>
              <text:p>http://purl.org/linked-data/sdmx/2009/dimension#refArea=http://www.gemeentegeschiedenis.nl/amco/11106</text:p>
            </office:annotation>
          </table:table-cell>
          <table:table-cell ns42:value-type="string" table:style-name="ce28" office:value-type="string">
            <text:p>0269</text:p>
          </table:table-cell>
          <table:table-cell table:style-name="ce31"/>
          <table:table-cell ns42:value-type="float" table:style-name="ce41" office:value="1713" office:value-type="float">
            <text:p>1713</text:p>
          </table:table-cell>
          <table:table-cell ns42:value-type="float" table:style-name="ce45" office:value="1654" office:value-type="float">
            <text:p>16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phemert</text:p>
            <office:annotation>
              <text:p>http://purl.org/linked-data/sdmx/2009/dimension#refArea=http://www.gemeentegeschiedenis.nl/amco/10829</text:p>
            </office:annotation>
          </table:table-cell>
          <table:table-cell ns42:value-type="string" table:style-name="ce28" office:value-type="string">
            <text:p>0270</text:p>
          </table:table-cell>
          <table:table-cell table:style-name="ce31"/>
          <table:table-cell ns42:value-type="float" table:style-name="ce41" office:value="473" office:value-type="float">
            <text:p>473</text:p>
          </table:table-cell>
          <table:table-cell ns42:value-type="float" table:style-name="ce45" office:value="441" office:value-type="float">
            <text:p>44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verasselt</text:p>
            <office:annotation>
              <text:p>http://purl.org/linked-data/sdmx/2009/dimension#refArea=http://www.gemeentegeschiedenis.nl/amco/10952</text:p>
            </office:annotation>
          </table:table-cell>
          <table:table-cell ns42:value-type="string" table:style-name="ce28" office:value-type="string">
            <text:p>0271</text:p>
          </table:table-cell>
          <table:table-cell table:style-name="ce31"/>
          <table:table-cell ns42:value-type="float" table:style-name="ce41" office:value="721" office:value-type="float">
            <text:p>721</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annerden</text:p>
            <office:annotation>
              <text:p>http://purl.org/linked-data/sdmx/2009/dimension#refArea=http://www.gemeentegeschiedenis.nl/amco/10518</text:p>
            </office:annotation>
          </table:table-cell>
          <table:table-cell ns42:value-type="string" table:style-name="ce28" office:value-type="string">
            <text:p>0272</text:p>
          </table:table-cell>
          <table:table-cell table:style-name="ce31"/>
          <table:table-cell ns42:value-type="float" table:style-name="ce41" office:value="314" office:value-type="float">
            <text:p>314</text:p>
          </table:table-cell>
          <table:table-cell ns42:value-type="float" table:style-name="ce45" office:value="284" office:value-type="float">
            <text:p>28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oederoijen</text:p>
            <office:annotation>
              <text:p>http://purl.org/linked-data/sdmx/2009/dimension#refArea=http://www.gemeentegeschiedenis.nl/amco/10135</text:p>
            </office:annotation>
          </table:table-cell>
          <table:table-cell ns42:value-type="string" table:style-name="ce28" office:value-type="string">
            <text:p>1155</text:p>
          </table:table-cell>
          <table:table-cell table:style-name="ce31"/>
          <table:table-cell ns42:value-type="float" table:style-name="ce41" office:value="447" office:value-type="float">
            <text:p>447</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utten</text:p>
            <office:annotation>
              <text:p>http://purl.org/linked-data/sdmx/2009/dimension#refArea=http://www.gemeentegeschiedenis.nl/amco/11109</text:p>
            </office:annotation>
          </table:table-cell>
          <table:table-cell ns42:value-type="string" table:style-name="ce28" office:value-type="string">
            <text:p>0273</text:p>
          </table:table-cell>
          <table:table-cell table:style-name="ce31"/>
          <table:table-cell ns42:value-type="float" table:style-name="ce41" office:value="1470" office:value-type="float">
            <text:p>1470</text:p>
          </table:table-cell>
          <table:table-cell ns42:value-type="float" table:style-name="ce45" office:value="1390" office:value-type="float">
            <text:p>139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enkum</text:p>
            <office:annotation>
              <text:p>http://purl.org/linked-data/sdmx/2009/dimension#refArea=http://www.gemeentegeschiedenis.nl/amco/11325</text:p>
            </office:annotation>
          </table:table-cell>
          <table:table-cell ns42:value-type="string" table:style-name="ce28" office:value-type="string">
            <text:p>0274</text:p>
          </table:table-cell>
          <table:table-cell table:style-name="ce31"/>
          <table:table-cell ns42:value-type="float" table:style-name="ce41" office:value="906" office:value-type="float">
            <text:p>906</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heden</text:p>
            <office:annotation>
              <text:p>http://purl.org/linked-data/sdmx/2009/dimension#refArea=http://www.gemeentegeschiedenis.nl/amco/11355</text:p>
            </office:annotation>
          </table:table-cell>
          <table:table-cell ns42:value-type="string" table:style-name="ce28" office:value-type="string">
            <text:p>0275</text:p>
          </table:table-cell>
          <table:table-cell table:style-name="ce31"/>
          <table:table-cell ns42:value-type="float" table:style-name="ce41" office:value="2575" office:value-type="float">
            <text:p>2575</text:p>
          </table:table-cell>
          <table:table-cell ns42:value-type="float" table:style-name="ce45" office:value="2614" office:value-type="float">
            <text:p>261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osendaal</text:p>
            <office:annotation>
              <text:p>http://purl.org/linked-data/sdmx/2009/dimension#refArea=http://www.gemeentegeschiedenis.nl/amco/10407</text:p>
            </office:annotation>
          </table:table-cell>
          <table:table-cell ns42:value-type="string" table:style-name="ce28" office:value-type="string">
            <text:p>1674</text:p>
          </table:table-cell>
          <table:table-cell table:style-name="ce31"/>
          <table:table-cell ns42:value-type="float" table:style-name="ce41" office:value="193" office:value-type="float">
            <text:p>193</text:p>
          </table:table-cell>
          <table:table-cell ns42:value-type="float" table:style-name="ce45" office:value="183" office:value-type="float">
            <text:p>18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ssum</text:p>
            <office:annotation>
              <text:p>http://purl.org/linked-data/sdmx/2009/dimension#refArea=http://www.gemeentegeschiedenis.nl/amco/10860</text:p>
            </office:annotation>
          </table:table-cell>
          <table:table-cell ns42:value-type="string" table:style-name="ce28" office:value-type="string">
            <text:p>0276</text:p>
          </table:table-cell>
          <table:table-cell table:style-name="ce31"/>
          <table:table-cell ns42:value-type="float" table:style-name="ce41" office:value="430" office:value-type="float">
            <text:p>430</text:p>
          </table:table-cell>
          <table:table-cell ns42:value-type="float" table:style-name="ce45" office:value="382" office:value-type="float">
            <text:p>3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uurlo</text:p>
            <office:annotation>
              <text:p>http://purl.org/linked-data/sdmx/2009/dimension#refArea=http://www.gemeentegeschiedenis.nl/amco/10879</text:p>
            </office:annotation>
          </table:table-cell>
          <table:table-cell ns42:value-type="string" table:style-name="ce28" office:value-type="string">
            <text:p>0278</text:p>
          </table:table-cell>
          <table:table-cell table:style-name="ce31"/>
          <table:table-cell ns42:value-type="float" table:style-name="ce41" office:value="1233" office:value-type="float">
            <text:p>1233</text:p>
          </table:table-cell>
          <table:table-cell ns42:value-type="float" table:style-name="ce45" office:value="1147" office:value-type="float">
            <text:p>114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cherpenzeel</text:p>
            <office:annotation>
              <text:p>http://purl.org/linked-data/sdmx/2009/dimension#refArea=http://www.gemeentegeschiedenis.nl/amco/11146</text:p>
            </office:annotation>
          </table:table-cell>
          <table:table-cell ns42:value-type="string" table:style-name="ce28" office:value-type="string">
            <text:p>0279</text:p>
          </table:table-cell>
          <table:table-cell table:style-name="ce31"/>
          <table:table-cell ns42:value-type="float" table:style-name="ce41" office:value="513" office:value-type="float">
            <text:p>513</text:p>
          </table:table-cell>
          <table:table-cell ns42:value-type="float" table:style-name="ce45" office:value="554" office:value-type="float">
            <text:p>5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eenderen</text:p>
            <office:annotation>
              <text:p>http://purl.org/linked-data/sdmx/2009/dimension#refArea=http://www.gemeentegeschiedenis.nl/amco/10497</text:p>
            </office:annotation>
          </table:table-cell>
          <table:table-cell ns42:value-type="string" table:style-name="ce28" office:value-type="string">
            <text:p>0280</text:p>
          </table:table-cell>
          <table:table-cell table:style-name="ce31"/>
          <table:table-cell ns42:value-type="float" table:style-name="ce41" office:value="1534" office:value-type="float">
            <text:p>1534</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Tiel</text:p>
            <office:annotation>
              <text:p>http://purl.org/linked-data/sdmx/2009/dimension#refArea=http://www.gemeentegeschiedenis.nl/amco/10027</text:p>
            </office:annotation>
          </table:table-cell>
          <table:table-cell ns42:value-type="string" table:style-name="ce28" office:value-type="string">
            <text:p>0281</text:p>
          </table:table-cell>
          <table:table-cell table:style-name="ce31"/>
          <table:table-cell ns42:value-type="float" table:style-name="ce41" office:value="2353" office:value-type="float">
            <text:p>2353</text:p>
          </table:table-cell>
          <table:table-cell ns42:value-type="float" table:style-name="ce45" office:value="2423" office:value-type="float">
            <text:p>242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Ubbergen</text:p>
            <office:annotation>
              <text:p>http://purl.org/linked-data/sdmx/2009/dimension#refArea=http://www.gemeentegeschiedenis.nl/amco/10408</text:p>
            </office:annotation>
          </table:table-cell>
          <table:table-cell ns42:value-type="string" table:style-name="ce28" office:value-type="string">
            <text:p>0282</text:p>
          </table:table-cell>
          <table:table-cell table:style-name="ce31"/>
          <table:table-cell ns42:value-type="float" table:style-name="ce41" office:value="996" office:value-type="float">
            <text:p>996</text:p>
          </table:table-cell>
          <table:table-cell ns42:value-type="float" table:style-name="ce45" office:value="977" office:value-type="float">
            <text:p>97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lburg</text:p>
            <office:annotation>
              <text:p>http://purl.org/linked-data/sdmx/2009/dimension#refArea=http://www.gemeentegeschiedenis.nl/amco/11071</text:p>
            </office:annotation>
          </table:table-cell>
          <table:table-cell ns42:value-type="string" table:style-name="ce28" office:value-type="string">
            <text:p>0283</text:p>
          </table:table-cell>
          <table:table-cell table:style-name="ce31"/>
          <table:table-cell ns42:value-type="float" table:style-name="ce41" office:value="1539" office:value-type="float">
            <text:p>1539</text:p>
          </table:table-cell>
          <table:table-cell ns42:value-type="float" table:style-name="ce45" office:value="1482" office:value-type="float">
            <text:p>14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rik</text:p>
            <office:annotation>
              <text:p>http://purl.org/linked-data/sdmx/2009/dimension#refArea=http://www.gemeentegeschiedenis.nl/amco/11064</text:p>
            </office:annotation>
          </table:table-cell>
          <table:table-cell ns42:value-type="string" table:style-name="ce28" office:value-type="string">
            <text:p>0284</text:p>
          </table:table-cell>
          <table:table-cell table:style-name="ce31"/>
          <table:table-cell ns42:value-type="float" table:style-name="ce41" office:value="462" office:value-type="float">
            <text:p>462</text:p>
          </table:table-cell>
          <table:table-cell ns42:value-type="float" table:style-name="ce45" office:value="440" office:value-type="float">
            <text:p>44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erwolde</text:p>
            <office:annotation>
              <text:p>http://purl.org/linked-data/sdmx/2009/dimension#refArea=http://www.gemeentegeschiedenis.nl/amco/10275</text:p>
            </office:annotation>
          </table:table-cell>
          <table:table-cell ns42:value-type="string" table:style-name="ce28" office:value-type="string">
            <text:p>1386</text:p>
          </table:table-cell>
          <table:table-cell table:style-name="ce33"/>
          <table:table-cell ns42:value-type="float" table:style-name="ce41" office:value="257" office:value-type="float">
            <text:p>257</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orst</text:p>
            <office:annotation>
              <text:p>http://purl.org/linked-data/sdmx/2009/dimension#refArea=http://www.gemeentegeschiedenis.nl/amco/10912</text:p>
            </office:annotation>
          </table:table-cell>
          <table:table-cell ns42:value-type="string" table:style-name="ce28" office:value-type="string">
            <text:p>0285</text:p>
          </table:table-cell>
          <table:table-cell table:style-name="ce31"/>
          <table:table-cell ns42:value-type="float" table:style-name="ce41" office:value="3469" office:value-type="float">
            <text:p>3469</text:p>
          </table:table-cell>
          <table:table-cell ns42:value-type="float" table:style-name="ce45" office:value="3230" office:value-type="float">
            <text:p>323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rden</text:p>
            <office:annotation>
              <text:p>http://purl.org/linked-data/sdmx/2009/dimension#refArea=http://www.gemeentegeschiedenis.nl/amco/10957</text:p>
            </office:annotation>
          </table:table-cell>
          <table:table-cell ns42:value-type="string" table:style-name="ce28" office:value-type="string">
            <text:p>0286</text:p>
          </table:table-cell>
          <table:table-cell table:style-name="ce31"/>
          <table:table-cell ns42:value-type="float" table:style-name="ce41" office:value="1267" office:value-type="float">
            <text:p>126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uren</text:p>
            <office:annotation>
              <text:p>http://purl.org/linked-data/sdmx/2009/dimension#refArea=http://www.gemeentegeschiedenis.nl/amco/11376</text:p>
            </office:annotation>
          </table:table-cell>
          <table:table-cell ns42:value-type="string" table:style-name="ce28" office:value-type="string">
            <text:p>0287</text:p>
          </table:table-cell>
          <table:table-cell table:style-name="ce31"/>
          <table:table-cell ns42:value-type="float" table:style-name="ce41" office:value="629" office:value-type="float">
            <text:p>629</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ardenburg</text:p>
            <office:annotation>
              <text:p>http://purl.org/linked-data/sdmx/2009/dimension#refArea=http://www.gemeentegeschiedenis.nl/amco/10238</text:p>
            </office:annotation>
          </table:table-cell>
          <table:table-cell ns42:value-type="string" table:style-name="ce28" office:value-type="string">
            <text:p>0288</text:p>
          </table:table-cell>
          <table:table-cell table:style-name="ce31"/>
          <table:table-cell ns42:value-type="float" table:style-name="ce41" office:value="517" office:value-type="float">
            <text:p>517</text:p>
          </table:table-cell>
          <table:table-cell ns42:value-type="float" table:style-name="ce45" office:value="528" office:value-type="float">
            <text:p>5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denoijen</text:p>
            <office:annotation>
              <text:p>http://purl.org/linked-data/sdmx/2009/dimension#refArea=http://www.gemeentegeschiedenis.nl/amco/10201</text:p>
            </office:annotation>
          </table:table-cell>
          <table:table-cell ns42:value-type="string" table:style-name="ce28" office:value-type="string">
            <text:p>1218</text:p>
          </table:table-cell>
          <table:table-cell table:style-name="ce31"/>
          <table:table-cell ns42:value-type="float" table:style-name="ce41" office:value="504" office:value-type="float">
            <text:p>504</text:p>
          </table:table-cell>
          <table:table-cell ns42:value-type="float" table:style-name="ce45" office:value="446" office:value-type="float">
            <text:p>4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geningen</text:p>
            <office:annotation>
              <text:p>http://purl.org/linked-data/sdmx/2009/dimension#refArea=http://www.gemeentegeschiedenis.nl/amco/11010</text:p>
            </office:annotation>
          </table:table-cell>
          <table:table-cell ns42:value-type="string" table:style-name="ce28" office:value-type="string">
            <text:p>0289</text:p>
          </table:table-cell>
          <table:table-cell table:style-name="ce31"/>
          <table:table-cell ns42:value-type="float" table:style-name="ce41" office:value="1665" office:value-type="float">
            <text:p>1665</text:p>
          </table:table-cell>
          <table:table-cell ns42:value-type="float" table:style-name="ce45" office:value="1789" office:value-type="float">
            <text:p>178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mel</text:p>
            <office:annotation>
              <text:p>http://purl.org/linked-data/sdmx/2009/dimension#refArea=http://www.gemeentegeschiedenis.nl/amco/10042</text:p>
            </office:annotation>
          </table:table-cell>
          <table:table-cell ns42:value-type="string" table:style-name="ce28" office:value-type="string">
            <text:p>0290</text:p>
          </table:table-cell>
          <table:table-cell table:style-name="ce31"/>
          <table:table-cell ns42:value-type="float" table:style-name="ce41" office:value="1638" office:value-type="float">
            <text:p>1638</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rnsveld</text:p>
            <office:annotation>
              <text:p>http://purl.org/linked-data/sdmx/2009/dimension#refArea=http://www.gemeentegeschiedenis.nl/amco/10838</text:p>
            </office:annotation>
          </table:table-cell>
          <table:table-cell ns42:value-type="string" table:style-name="ce28" office:value-type="string">
            <text:p>0291</text:p>
          </table:table-cell>
          <table:table-cell table:style-name="ce31"/>
          <table:table-cell ns42:value-type="float" table:style-name="ce41" office:value="995" office:value-type="float">
            <text:p>995</text:p>
          </table:table-cell>
          <table:table-cell ns42:value-type="float" table:style-name="ce45" office:value="943" office:value-type="float">
            <text:p>9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hl</text:p>
            <office:annotation>
              <text:p>http://purl.org/linked-data/sdmx/2009/dimension#refArea=http://www.gemeentegeschiedenis.nl/amco/11116</text:p>
            </office:annotation>
          </table:table-cell>
          <table:table-cell ns42:value-type="string" table:style-name="ce28" office:value-type="string">
            <text:p>0292</text:p>
          </table:table-cell>
          <table:table-cell table:style-name="ce31"/>
          <table:table-cell ns42:value-type="float" table:style-name="ce41" office:value="898" office:value-type="float">
            <text:p>898</text:p>
          </table:table-cell>
          <table:table-cell ns42:value-type="float" table:style-name="ce45" office:value="807" office:value-type="float">
            <text:p>8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stervoort</text:p>
            <office:annotation>
              <text:p>http://purl.org/linked-data/sdmx/2009/dimension#refArea=http://www.gemeentegeschiedenis.nl/amco/11085</text:p>
            </office:annotation>
          </table:table-cell>
          <table:table-cell ns42:value-type="string" table:style-name="ce28" office:value-type="string">
            <text:p>0293</text:p>
          </table:table-cell>
          <table:table-cell table:style-name="ce31"/>
          <table:table-cell ns42:value-type="float" table:style-name="ce41" office:value="381" office:value-type="float">
            <text:p>381</text:p>
          </table:table-cell>
          <table:table-cell ns42:value-type="float" table:style-name="ce45" office:value="379" office:value-type="float">
            <text:p>37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nterswijk</text:p>
            <office:annotation>
              <text:p>http://purl.org/linked-data/sdmx/2009/dimension#refArea=http://www.gemeentegeschiedenis.nl/amco/11119</text:p>
            </office:annotation>
          </table:table-cell>
          <table:table-cell ns42:value-type="string" table:style-name="ce28" office:value-type="string">
            <text:p>0294</text:p>
          </table:table-cell>
          <table:table-cell table:style-name="ce31"/>
          <table:table-cell ns42:value-type="float" table:style-name="ce41" office:value="3558" office:value-type="float">
            <text:p>3558</text:p>
          </table:table-cell>
          <table:table-cell ns42:value-type="float" table:style-name="ce45" office:value="3543" office:value-type="float">
            <text:p>35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sch</text:p>
            <office:annotation>
              <text:p>http://purl.org/linked-data/sdmx/2009/dimension#refArea=http://www.gemeentegeschiedenis.nl/amco/10318</text:p>
            </office:annotation>
          </table:table-cell>
          <table:table-cell ns42:value-type="string" table:style-name="ce28" office:value-type="string">
            <text:p>0295</text:p>
          </table:table-cell>
          <table:table-cell table:style-name="ce31"/>
          <table:table-cell ns42:value-type="float" table:style-name="ce41" office:value="2524" office:value-type="float">
            <text:p>2524</text:p>
          </table:table-cell>
          <table:table-cell ns42:value-type="float" table:style-name="ce45" office:value="2493" office:value-type="float">
            <text:p>24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jchen</text:p>
            <office:annotation>
              <text:p>http://purl.org/linked-data/sdmx/2009/dimension#refArea=http://www.gemeentegeschiedenis.nl/amco/10723</text:p>
            </office:annotation>
          </table:table-cell>
          <table:table-cell ns42:value-type="string" table:style-name="ce28" office:value-type="string">
            <text:p>0296</text:p>
          </table:table-cell>
          <table:table-cell table:style-name="ce31"/>
          <table:table-cell ns42:value-type="float" table:style-name="ce41" office:value="1286" office:value-type="float">
            <text:p>1286</text:p>
          </table:table-cell>
          <table:table-cell ns42:value-type="float" table:style-name="ce45" office:value="1293" office:value-type="float">
            <text:p>12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IJzendoorn</text:p>
            <office:annotation>
              <text:p>http://purl.org/linked-data/sdmx/2009/dimension#refArea=http://www.gemeentegeschiedenis.nl/amco/11430</text:p>
            </office:annotation>
          </table:table-cell>
          <table:table-cell ns42:value-type="string" table:style-name="ce28" office:value-type="string">
            <text:p>1231</text:p>
          </table:table-cell>
          <table:table-cell table:style-name="ce31"/>
          <table:table-cell ns42:value-type="float" table:style-name="ce41" office:value="173" office:value-type="float">
            <text:p>173</text:p>
          </table:table-cell>
          <table:table-cell ns42:value-type="float" table:style-name="ce45" office:value="185" office:value-type="float">
            <text:p>1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lhem</text:p>
            <office:annotation>
              <text:p>http://purl.org/linked-data/sdmx/2009/dimension#refArea=http://www.gemeentegeschiedenis.nl/amco/11159</text:p>
            </office:annotation>
          </table:table-cell>
          <table:table-cell ns42:value-type="string" table:style-name="ce28" office:value-type="string">
            <text:p>0298</text:p>
          </table:table-cell>
          <table:table-cell table:style-name="ce31"/>
          <table:table-cell ns42:value-type="float" table:style-name="ce41" office:value="1420" office:value-type="float">
            <text:p>1420</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venaar</text:p>
            <office:annotation>
              <text:p>http://purl.org/linked-data/sdmx/2009/dimension#refArea=http://www.gemeentegeschiedenis.nl/amco/10938</text:p>
            </office:annotation>
          </table:table-cell>
          <table:table-cell ns42:value-type="string" table:style-name="ce28" office:value-type="string">
            <text:p>0299</text:p>
          </table:table-cell>
          <table:table-cell table:style-name="ce31"/>
          <table:table-cell ns42:value-type="float" table:style-name="ce41" office:value="1468" office:value-type="float">
            <text:p>1468</text:p>
          </table:table-cell>
          <table:table-cell ns42:value-type="float" table:style-name="ce45" office:value="1513" office:value-type="float">
            <text:p>15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oelen</text:p>
            <office:annotation>
              <text:p>http://purl.org/linked-data/sdmx/2009/dimension#refArea=http://www.gemeentegeschiedenis.nl/amco/10897</text:p>
            </office:annotation>
          </table:table-cell>
          <table:table-cell ns42:value-type="string" table:style-name="ce28" office:value-type="string">
            <text:p>0300</text:p>
          </table:table-cell>
          <table:table-cell table:style-name="ce31"/>
          <table:table-cell ns42:value-type="float" table:style-name="ce41" office:value="799" office:value-type="float">
            <text:p>799</text:p>
          </table:table-cell>
          <table:table-cell ns42:value-type="float" table:style-name="ce45" office:value="788" office:value-type="float">
            <text:p>78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ilichem</text:p>
            <office:annotation>
              <text:p>http://purl.org/linked-data/sdmx/2009/dimension#refArea=http://www.gemeentegeschiedenis.nl/amco/11036</text:p>
            </office:annotation>
          </table:table-cell>
          <table:table-cell ns42:value-type="string" table:style-name="ce28" office:value-type="string">
            <text:p>1243</text:p>
          </table:table-cell>
          <table:table-cell table:style-name="ce31"/>
          <table:table-cell ns42:value-type="float" table:style-name="ce41" office:value="262" office:value-type="float">
            <text:p>262</text:p>
          </table:table-cell>
          <table:table-cell ns42:value-type="float" table:style-name="ce45" office:value="253" office:value-type="float">
            <text:p>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text:p>
            <office:annotation>
              <text:p>http://purl.org/linked-data/sdmx/2009/dimension#refArea=http://www.gemeentegeschiedenis.nl/amco/10093</text:p>
            </office:annotation>
          </table:table-cell>
          <table:table-cell ns42:value-type="string" table:style-name="ce28" office:value-type="string">
            <text:p>0193</text:p>
          </table:table-cell>
          <table:table-cell table:style-name="ce31"/>
          <table:table-cell ns42:value-type="float" table:style-name="ce41" office:value="7396" office:value-type="float">
            <text:p>7396</text:p>
          </table:table-cell>
          <table:table-cell ns42:value-type="float" table:style-name="ce45" office:value="8244" office:value-type="float">
            <text:p>824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venter</text:p>
            <office:annotation>
              <text:p>http://purl.org/linked-data/sdmx/2009/dimension#refArea=http://www.gemeentegeschiedenis.nl/amco/10899</text:p>
            </office:annotation>
          </table:table-cell>
          <table:table-cell ns42:value-type="string" table:style-name="ce28" office:value-type="string">
            <text:p>0150</text:p>
          </table:table-cell>
          <table:table-cell table:style-name="ce31"/>
          <table:table-cell ns42:value-type="float" table:style-name="ce41" office:value="6836" office:value-type="float">
            <text:p>6836</text:p>
          </table:table-cell>
          <table:table-cell ns42:value-type="float" table:style-name="ce45" office:value="6803" office:value-type="float">
            <text:p>6803</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n</text:p>
            <office:annotation>
              <text:p>http://purl.org/linked-data/sdmx/2009/dimension#refArea=http://www.gemeentegeschiedenis.nl/amco/10253</text:p>
            </office:annotation>
          </table:table-cell>
          <table:table-cell ns42:value-type="string" table:style-name="ce28" office:value-type="string">
            <text:p>0166</text:p>
          </table:table-cell>
          <table:table-cell table:style-name="ce31"/>
          <table:table-cell ns42:value-type="float" table:style-name="ce41" office:value="4320" office:value-type="float">
            <text:p>4320</text:p>
          </table:table-cell>
          <table:table-cell ns42:value-type="float" table:style-name="ce45" office:value="4562" office:value-type="float">
            <text:p>45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Almelo</text:p>
            <office:annotation>
              <text:p>http://purl.org/linked-data/sdmx/2009/dimension#refArea=http://www.gemeentegeschiedenis.nl/amco/11053</text:p>
            </office:annotation>
          </table:table-cell>
          <table:table-cell ns42:value-type="string" table:style-name="ce28" office:value-type="string">
            <text:p>1189</text:p>
          </table:table-cell>
          <table:table-cell table:style-name="ce31"/>
          <table:table-cell ns42:value-type="float" table:style-name="ce41" office:value="1355" office:value-type="float">
            <text:p>1355</text:p>
          </table:table-cell>
          <table:table-cell ns42:value-type="float" table:style-name="ce45" office:value="1459" office:value-type="float">
            <text:p>14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Almelo</text:p>
            <office:annotation>
              <text:p>http://purl.org/linked-data/sdmx/2009/dimension#refArea=http://www.gemeentegeschiedenis.nl/amco/11065</text:p>
            </office:annotation>
          </table:table-cell>
          <table:table-cell ns42:value-type="string" table:style-name="ce28" office:value-type="string">
            <text:p>1009</text:p>
          </table:table-cell>
          <table:table-cell table:style-name="ce31"/>
          <table:table-cell ns42:value-type="float" table:style-name="ce41" office:value="1205" office:value-type="float">
            <text:p>1205</text:p>
          </table:table-cell>
          <table:table-cell ns42:value-type="float" table:style-name="ce45" office:value="1096" office:value-type="float">
            <text:p>109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vereest</text:p>
            <office:annotation>
              <text:p>http://purl.org/linked-data/sdmx/2009/dimension#refArea=http://www.gemeentegeschiedenis.nl/amco/11190</text:p>
            </office:annotation>
          </table:table-cell>
          <table:table-cell ns42:value-type="string" table:style-name="ce28" office:value-type="string">
            <text:p>0143</text:p>
          </table:table-cell>
          <table:table-cell table:style-name="ce31"/>
          <table:table-cell ns42:value-type="float" table:style-name="ce41" office:value="493" office:value-type="float">
            <text:p>493</text:p>
          </table:table-cell>
          <table:table-cell ns42:value-type="float" table:style-name="ce45" office:value="404" office:value-type="float">
            <text:p>4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athmen</text:p>
            <office:annotation>
              <text:p>http://purl.org/linked-data/sdmx/2009/dimension#refArea=http://www.gemeentegeschiedenis.nl/amco/11030</text:p>
            </office:annotation>
          </table:table-cell>
          <table:table-cell ns42:value-type="string" table:style-name="ce28" office:value-type="string">
            <text:p>0144</text:p>
          </table:table-cell>
          <table:table-cell table:style-name="ce31"/>
          <table:table-cell ns42:value-type="float" table:style-name="ce41" office:value="682" office:value-type="float">
            <text:p>682</text:p>
          </table:table-cell>
          <table:table-cell ns42:value-type="float" table:style-name="ce45" office:value="672" office:value-type="float">
            <text:p>67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ankenham</text:p>
            <office:annotation>
              <text:p>http://purl.org/linked-data/sdmx/2009/dimension#refArea=http://www.gemeentegeschiedenis.nl/amco/10320</text:p>
            </office:annotation>
          </table:table-cell>
          <table:table-cell ns42:value-type="string" table:style-name="ce28" office:value-type="string">
            <text:p>0145</text:p>
          </table:table-cell>
          <table:table-cell table:style-name="ce31"/>
          <table:table-cell ns42:value-type="float" table:style-name="ce41" office:value="117" office:value-type="float">
            <text:p>117</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okzijl</text:p>
            <office:annotation>
              <text:p>http://purl.org/linked-data/sdmx/2009/dimension#refArea=http://www.gemeentegeschiedenis.nl/amco/10689</text:p>
            </office:annotation>
          </table:table-cell>
          <table:table-cell ns42:value-type="string" table:style-name="ce28" office:value-type="string">
            <text:p>0146</text:p>
          </table:table-cell>
          <table:table-cell table:style-name="ce31"/>
          <table:table-cell ns42:value-type="float" table:style-name="ce41" office:value="738" office:value-type="float">
            <text:p>738</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orne</text:p>
            <office:annotation>
              <text:p>http://purl.org/linked-data/sdmx/2009/dimension#refArea=http://www.gemeentegeschiedenis.nl/amco/10326</text:p>
            </office:annotation>
          </table:table-cell>
          <table:table-cell ns42:value-type="string" table:style-name="ce28" office:value-type="string">
            <text:p>0147</text:p>
          </table:table-cell>
          <table:table-cell table:style-name="ce31"/>
          <table:table-cell ns42:value-type="float" table:style-name="ce41" office:value="1543" office:value-type="float">
            <text:p>1543</text:p>
          </table:table-cell>
          <table:table-cell ns42:value-type="float" table:style-name="ce45" office:value="1559" office:value-type="float">
            <text:p>15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alfsen</text:p>
            <office:annotation>
              <text:p>http://purl.org/linked-data/sdmx/2009/dimension#refArea=http://www.gemeentegeschiedenis.nl/amco/11007</text:p>
            </office:annotation>
          </table:table-cell>
          <table:table-cell ns42:value-type="string" table:style-name="ce28" office:value-type="string">
            <text:p>0148</text:p>
          </table:table-cell>
          <table:table-cell table:style-name="ce31"/>
          <table:table-cell ns42:value-type="float" table:style-name="ce41" office:value="2155" office:value-type="float">
            <text:p>2155</text:p>
          </table:table-cell>
          <table:table-cell ns42:value-type="float" table:style-name="ce45" office:value="2083" office:value-type="float">
            <text:p>208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 Delden</text:p>
            <office:annotation>
              <text:p>http://purl.org/linked-data/sdmx/2009/dimension#refArea=http://www.gemeentegeschiedenis.nl/amco/10913</text:p>
            </office:annotation>
          </table:table-cell>
          <table:table-cell ns42:value-type="string" table:style-name="ce28" office:value-type="string">
            <text:p>0179</text:p>
          </table:table-cell>
          <table:table-cell table:style-name="ce31"/>
          <table:table-cell ns42:value-type="float" table:style-name="ce41" office:value="646" office:value-type="float">
            <text:p>646</text:p>
          </table:table-cell>
          <table:table-cell ns42:value-type="float" table:style-name="ce45" office:value="678" office:value-type="float">
            <text:p>67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 Delden</text:p>
            <office:annotation>
              <text:p>http://purl.org/linked-data/sdmx/2009/dimension#refArea=http://www.gemeentegeschiedenis.nl/amco/11400</text:p>
            </office:annotation>
          </table:table-cell>
          <table:table-cell ns42:value-type="string" table:style-name="ce28" office:value-type="string">
            <text:p>0142</text:p>
          </table:table-cell>
          <table:table-cell table:style-name="ce31"/>
          <table:table-cell ns42:value-type="float" table:style-name="ce41" office:value="1466" office:value-type="float">
            <text:p>1466</text:p>
          </table:table-cell>
          <table:table-cell ns42:value-type="float" table:style-name="ce45" office:value="1422" office:value-type="float">
            <text:p>14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ekamp</text:p>
            <office:annotation>
              <text:p>http://purl.org/linked-data/sdmx/2009/dimension#refArea=http://www.gemeentegeschiedenis.nl/amco/10245</text:p>
            </office:annotation>
          </table:table-cell>
          <table:table-cell ns42:value-type="string" table:style-name="ce28" office:value-type="string">
            <text:p>0149</text:p>
          </table:table-cell>
          <table:table-cell table:style-name="ce31"/>
          <table:table-cell ns42:value-type="float" table:style-name="ce41" office:value="1916" office:value-type="float">
            <text:p>1916</text:p>
          </table:table-cell>
          <table:table-cell ns42:value-type="float" table:style-name="ce45" office:value="1904" office:value-type="float">
            <text:p>19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heim</text:p>
            <office:annotation>
              <text:p>http://purl.org/linked-data/sdmx/2009/dimension#refArea=http://www.gemeentegeschiedenis.nl/amco/10311</text:p>
            </office:annotation>
          </table:table-cell>
          <table:table-cell ns42:value-type="string" table:style-name="ce28" office:value-type="string">
            <text:p>0151</text:p>
          </table:table-cell>
          <table:table-cell table:style-name="ce31"/>
          <table:table-cell ns42:value-type="float" table:style-name="ce41" office:value="659" office:value-type="float">
            <text:p>659</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veen</text:p>
            <office:annotation>
              <text:p>http://purl.org/linked-data/sdmx/2009/dimension#refArea=http://www.gemeentegeschiedenis.nl/amco/10933</text:p>
            </office:annotation>
          </table:table-cell>
          <table:table-cell ns42:value-type="string" table:style-name="ce28" office:value-type="string">
            <text:p>0152</text:p>
          </table:table-cell>
          <table:table-cell table:style-name="ce31"/>
          <table:table-cell ns42:value-type="float" table:style-name="ce41" office:value="1425" office:value-type="float">
            <text:p>1425</text:p>
          </table:table-cell>
          <table:table-cell ns42:value-type="float" table:style-name="ce45" office:value="1220" office:value-type="float">
            <text:p>122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Enschede</text:p>
            <office:annotation>
              <text:p>http://purl.org/linked-data/sdmx/2009/dimension#refArea=http://www.gemeentegeschiedenis.nl/amco/10364</text:p>
            </office:annotation>
          </table:table-cell>
          <table:table-cell ns42:value-type="string" table:style-name="ce28" office:value-type="string">
            <text:p>0153</text:p>
          </table:table-cell>
          <table:table-cell table:style-name="ce31"/>
          <table:table-cell ns42:value-type="float" table:style-name="ce41" office:value="1615" office:value-type="float">
            <text:p>1615</text:p>
          </table:table-cell>
          <table:table-cell ns42:value-type="float" table:style-name="ce45" office:value="1638" office:value-type="float">
            <text:p>163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enemuiden</text:p>
            <office:annotation>
              <text:p>http://purl.org/linked-data/sdmx/2009/dimension#refArea=http://www.gemeentegeschiedenis.nl/amco/10746</text:p>
            </office:annotation>
          </table:table-cell>
          <table:table-cell ns42:value-type="string" table:style-name="ce28" office:value-type="string">
            <text:p>0154</text:p>
          </table:table-cell>
          <table:table-cell table:style-name="ce31"/>
          <table:table-cell ns42:value-type="float" table:style-name="ce41" office:value="781" office:value-type="float">
            <text:p>781</text:p>
          </table:table-cell>
          <table:table-cell ns42:value-type="float" table:style-name="ce45" office:value="752" office:value-type="float">
            <text:p>7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iethoorn</text:p>
            <office:annotation>
              <text:p>http://purl.org/linked-data/sdmx/2009/dimension#refArea=http://www.gemeentegeschiedenis.nl/amco/10708</text:p>
            </office:annotation>
          </table:table-cell>
          <table:table-cell ns42:value-type="string" table:style-name="ce28" office:value-type="string">
            <text:p>0155</text:p>
          </table:table-cell>
          <table:table-cell table:style-name="ce31"/>
          <table:table-cell ns42:value-type="float" table:style-name="ce41" office:value="725" office:value-type="float">
            <text:p>725</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oor</text:p>
            <office:annotation>
              <text:p>http://purl.org/linked-data/sdmx/2009/dimension#refArea=http://www.gemeentegeschiedenis.nl/amco/10076</text:p>
            </office:annotation>
          </table:table-cell>
          <table:table-cell ns42:value-type="string" table:style-name="ce28" office:value-type="string">
            <text:p>0156</text:p>
          </table:table-cell>
          <table:table-cell table:style-name="ce31"/>
          <table:table-cell ns42:value-type="float" table:style-name="ce41" office:value="647" office:value-type="float">
            <text:p>647</text:p>
          </table:table-cell>
          <table:table-cell ns42:value-type="float" table:style-name="ce45" office:value="655" office:value-type="float">
            <text:p>65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fhorst</text:p>
            <office:annotation>
              <text:p>http://purl.org/linked-data/sdmx/2009/dimension#refArea=http://www.gemeentegeschiedenis.nl/amco/10224</text:p>
            </office:annotation>
          </table:table-cell>
          <table:table-cell ns42:value-type="string" table:style-name="ce28" office:value-type="string">
            <text:p>1065</text:p>
          </table:table-cell>
          <table:table-cell table:style-name="ce31"/>
          <table:table-cell ns42:value-type="float" table:style-name="ce41" office:value="150" office:value-type="float">
            <text:p>150</text:p>
          </table:table-cell>
          <table:table-cell ns42:value-type="float" table:style-name="ce45" office:value="166" office:value-type="float">
            <text:p>1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msbergen</text:p>
            <office:annotation>
              <text:p>http://purl.org/linked-data/sdmx/2009/dimension#refArea=http://www.gemeentegeschiedenis.nl/amco/11339</text:p>
            </office:annotation>
          </table:table-cell>
          <table:table-cell ns42:value-type="string" table:style-name="ce28" office:value-type="string">
            <text:p>0157</text:p>
          </table:table-cell>
          <table:table-cell table:style-name="ce31"/>
          <table:table-cell ns42:value-type="float" table:style-name="ce41" office:value="790" office:value-type="float">
            <text:p>790</text:p>
          </table:table-cell>
          <table:table-cell ns42:value-type="float" table:style-name="ce45" office:value="766" office:value-type="float">
            <text:p>7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aksbergen</text:p>
            <office:annotation>
              <text:p>http://purl.org/linked-data/sdmx/2009/dimension#refArea=http://www.gemeentegeschiedenis.nl/amco/11435</text:p>
            </office:annotation>
          </table:table-cell>
          <table:table-cell ns42:value-type="string" table:style-name="ce28" office:value-type="string">
            <text:p>0158</text:p>
          </table:table-cell>
          <table:table-cell table:style-name="ce31"/>
          <table:table-cell ns42:value-type="float" table:style-name="ce41" office:value="2251" office:value-type="float">
            <text:p>2251</text:p>
          </table:table-cell>
          <table:table-cell ns42:value-type="float" table:style-name="ce45" office:value="2076" office:value-type="float">
            <text:p>207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 Ham</text:p>
            <office:annotation>
              <text:p>http://purl.org/linked-data/sdmx/2009/dimension#refArea=http://www.gemeentegeschiedenis.nl/amco/10395</text:p>
            </office:annotation>
          </table:table-cell>
          <table:table-cell ns42:value-type="string" table:style-name="ce28" office:value-type="string">
            <text:p>0159</text:p>
          </table:table-cell>
          <table:table-cell table:style-name="ce31"/>
          <table:table-cell ns42:value-type="float" table:style-name="ce41" office:value="1039" office:value-type="float">
            <text:p>1039</text:p>
          </table:table-cell>
          <table:table-cell ns42:value-type="float" table:style-name="ce45" office:value="985" office:value-type="float">
            <text:p>9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Hardenberg</text:p>
            <office:annotation>
              <text:p>http://purl.org/linked-data/sdmx/2009/dimension#refArea=http://www.gemeentegeschiedenis.nl/amco/11169</text:p>
            </office:annotation>
          </table:table-cell>
          <table:table-cell ns42:value-type="string" table:style-name="ce28" office:value-type="string">
            <text:p>1191</text:p>
          </table:table-cell>
          <table:table-cell table:style-name="ce31"/>
          <table:table-cell ns42:value-type="float" table:style-name="ce41" office:value="449" office:value-type="float">
            <text:p>449</text:p>
          </table:table-cell>
          <table:table-cell ns42:value-type="float" table:style-name="ce45" office:value="449" office:value-type="float">
            <text:p>44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Hardenberg</text:p>
            <office:annotation>
              <text:p>http://purl.org/linked-data/sdmx/2009/dimension#refArea=http://www.gemeentegeschiedenis.nl/amco/10174</text:p>
            </office:annotation>
          </table:table-cell>
          <table:table-cell ns42:value-type="string" table:style-name="ce28" office:value-type="string">
            <text:p>1011</text:p>
          </table:table-cell>
          <table:table-cell table:style-name="ce31"/>
          <table:table-cell ns42:value-type="float" table:style-name="ce41" office:value="1349" office:value-type="float">
            <text:p>1349</text:p>
          </table:table-cell>
          <table:table-cell ns42:value-type="float" table:style-name="ce45" office:value="1174" office:value-type="float">
            <text:p>117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sselt</text:p>
            <office:annotation>
              <text:p>http://purl.org/linked-data/sdmx/2009/dimension#refArea=http://www.gemeentegeschiedenis.nl/amco/10115</text:p>
            </office:annotation>
          </table:table-cell>
          <table:table-cell ns42:value-type="string" table:style-name="ce28" office:value-type="string">
            <text:p>0161</text:p>
          </table:table-cell>
          <table:table-cell table:style-name="ce31"/>
          <table:table-cell ns42:value-type="float" table:style-name="ce41" office:value="705" office:value-type="float">
            <text:p>70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ino</text:p>
            <office:annotation>
              <text:p>http://purl.org/linked-data/sdmx/2009/dimension#refArea=http://www.gemeentegeschiedenis.nl/amco/10854</text:p>
            </office:annotation>
          </table:table-cell>
          <table:table-cell ns42:value-type="string" table:style-name="ce28" office:value-type="string">
            <text:p>0162</text:p>
          </table:table-cell>
          <table:table-cell table:style-name="ce31"/>
          <table:table-cell ns42:value-type="float" table:style-name="ce41" office:value="847" office:value-type="float">
            <text:p>847</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llendoorn</text:p>
            <office:annotation>
              <text:p>http://purl.org/linked-data/sdmx/2009/dimension#refArea=http://www.gemeentegeschiedenis.nl/amco/10806</text:p>
            </office:annotation>
          </table:table-cell>
          <table:table-cell ns42:value-type="string" table:style-name="ce28" office:value-type="string">
            <text:p>0163</text:p>
          </table:table-cell>
          <table:table-cell table:style-name="ce31"/>
          <table:table-cell ns42:value-type="float" table:style-name="ce41" office:value="1577" office:value-type="float">
            <text:p>1577</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ngelo (O.)</text:p>
            <office:annotation>
              <text:p>http://purl.org/linked-data/sdmx/2009/dimension#refArea=http://www.gemeentegeschiedenis.nl/amco/10907</text:p>
            </office:annotation>
          </table:table-cell>
          <table:table-cell ns42:value-type="string" table:style-name="ce28" office:value-type="string">
            <text:p>0164</text:p>
          </table:table-cell>
          <table:table-cell table:style-name="ce31"/>
          <table:table-cell ns42:value-type="float" table:style-name="ce41" office:value="1631" office:value-type="float">
            <text:p>1631</text:p>
          </table:table-cell>
          <table:table-cell ns42:value-type="float" table:style-name="ce45" office:value="1521" office:value-type="float">
            <text:p>152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olten</text:p>
            <office:annotation>
              <text:p>http://purl.org/linked-data/sdmx/2009/dimension#refArea=http://www.gemeentegeschiedenis.nl/amco/11246</text:p>
            </office:annotation>
          </table:table-cell>
          <table:table-cell ns42:value-type="string" table:style-name="ce28" office:value-type="string">
            <text:p>0165</text:p>
          </table:table-cell>
          <table:table-cell table:style-name="ce31"/>
          <table:table-cell ns42:value-type="float" table:style-name="ce41" office:value="1228" office:value-type="float">
            <text:p>1228</text:p>
          </table:table-cell>
          <table:table-cell ns42:value-type="float" table:style-name="ce45" office:value="1156" office:value-type="float">
            <text:p>115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rveen</text:p>
            <office:annotation>
              <text:p>http://purl.org/linked-data/sdmx/2009/dimension#refArea=http://www.gemeentegeschiedenis.nl/amco/10443</text:p>
            </office:annotation>
          </table:table-cell>
          <table:table-cell ns42:value-type="string" table:style-name="ce28" office:value-type="string">
            <text:p>1092</text:p>
          </table:table-cell>
          <table:table-cell table:style-name="ce31"/>
          <table:table-cell ns42:value-type="float" table:style-name="ce41" office:value="249" office:value-type="float">
            <text:p>249</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uinre</text:p>
            <office:annotation>
              <text:p>http://purl.org/linked-data/sdmx/2009/dimension#refArea=http://www.gemeentegeschiedenis.nl/amco/11148</text:p>
            </office:annotation>
          </table:table-cell>
          <table:table-cell ns42:value-type="string" table:style-name="ce28" office:value-type="string">
            <text:p>0167</text:p>
          </table:table-cell>
          <table:table-cell table:style-name="ce31"/>
          <table:table-cell ns42:value-type="float" table:style-name="ce41" office:value="389" office:value-type="float">
            <text:p>389</text:p>
          </table:table-cell>
          <table:table-cell ns42:value-type="float" table:style-name="ce45" office:value="393" office:value-type="float">
            <text:p>3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nneker</text:p>
            <office:annotation>
              <text:p>http://purl.org/linked-data/sdmx/2009/dimension#refArea=http://www.gemeentegeschiedenis.nl/amco/11045</text:p>
            </office:annotation>
          </table:table-cell>
          <table:table-cell ns42:value-type="string" table:style-name="ce28" office:value-type="string">
            <text:p>1106</text:p>
          </table:table-cell>
          <table:table-cell table:style-name="ce31"/>
          <table:table-cell ns42:value-type="float" table:style-name="ce41" office:value="3278" office:value-type="float">
            <text:p>3278</text:p>
          </table:table-cell>
          <table:table-cell ns42:value-type="float" table:style-name="ce45" office:value="3009" office:value-type="float">
            <text:p>30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sser</text:p>
            <office:annotation>
              <text:p>http://purl.org/linked-data/sdmx/2009/dimension#refArea=http://www.gemeentegeschiedenis.nl/amco/11166</text:p>
            </office:annotation>
          </table:table-cell>
          <table:table-cell ns42:value-type="string" table:style-name="ce28" office:value-type="string">
            <text:p>0168</text:p>
          </table:table-cell>
          <table:table-cell table:style-name="ce31"/>
          <table:table-cell ns42:value-type="float" table:style-name="ce41" office:value="2261" office:value-type="float">
            <text:p>2261</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Markelo</text:p>
            <office:annotation>
              <text:p>http://purl.org/linked-data/sdmx/2009/dimension#refArea=http://www.gemeentegeschiedenis.nl/amco/11382</text:p>
            </office:annotation>
          </table:table-cell>
          <table:table-cell ns42:value-type="string" table:style-name="ce28" office:value-type="string">
            <text:p>0169</text:p>
          </table:table-cell>
          <table:table-cell table:style-name="ce31"/>
          <table:table-cell ns42:value-type="float" table:style-name="ce41" office:value="1624" office:value-type="float">
            <text:p>1624</text:p>
          </table:table-cell>
          <table:table-cell ns42:value-type="float" table:style-name="ce45" office:value="1462" office:value-type="float">
            <text:p>14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Nieuwleusen</text:p>
            <office:annotation>
              <text:p>http://purl.org/linked-data/sdmx/2009/dimension#refArea=http://www.gemeentegeschiedenis.nl/amco/10384</text:p>
            </office:annotation>
          </table:table-cell>
          <table:table-cell ns42:value-type="string" table:style-name="ce28" office:value-type="string">
            <text:p>0170</text:p>
          </table:table-cell>
          <table:table-cell table:style-name="ce31"/>
          <table:table-cell ns42:value-type="float" table:style-name="ce41" office:value="797" office:value-type="float">
            <text:p>797</text:p>
          </table:table-cell>
          <table:table-cell ns42:value-type="float" table:style-name="ce45" office:value="684" office:value-type="float">
            <text:p>68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markt</text:p>
            <office:annotation>
              <text:p>http://purl.org/linked-data/sdmx/2009/dimension#refArea=http://www.gemeentegeschiedenis.nl/amco/10858</text:p>
            </office:annotation>
          </table:table-cell>
          <table:table-cell ns42:value-type="string" table:style-name="ce28" office:value-type="string">
            <text:p>0172</text:p>
          </table:table-cell>
          <table:table-cell table:style-name="ce31"/>
          <table:table-cell ns42:value-type="float" table:style-name="ce41" office:value="917" office:value-type="float">
            <text:p>917</text:p>
          </table:table-cell>
          <table:table-cell ns42:value-type="float" table:style-name="ce45" office:value="881" office:value-type="float">
            <text:p>88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nzaal</text:p>
            <office:annotation>
              <text:p>http://purl.org/linked-data/sdmx/2009/dimension#refArea=http://www.gemeentegeschiedenis.nl/amco/11100</text:p>
            </office:annotation>
          </table:table-cell>
          <table:table-cell ns42:value-type="string" table:style-name="ce28" office:value-type="string">
            <text:p>0173</text:p>
          </table:table-cell>
          <table:table-cell table:style-name="ce31"/>
          <table:table-cell ns42:value-type="float" table:style-name="ce41" office:value="1228" office:value-type="float">
            <text:p>1228</text:p>
          </table:table-cell>
          <table:table-cell ns42:value-type="float" table:style-name="ce45" office:value="1301" office:value-type="float">
            <text:p>13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st</text:p>
            <office:annotation>
              <text:p>http://purl.org/linked-data/sdmx/2009/dimension#refArea=http://www.gemeentegeschiedenis.nl/amco/10409</text:p>
            </office:annotation>
          </table:table-cell>
          <table:table-cell ns42:value-type="string" table:style-name="ce28" office:value-type="string">
            <text:p>0174</text:p>
          </table:table-cell>
          <table:table-cell table:style-name="ce31"/>
          <table:table-cell ns42:value-type="float" table:style-name="ce41" office:value="1644" office:value-type="float">
            <text:p>1644</text:p>
          </table:table-cell>
          <table:table-cell ns42:value-type="float" table:style-name="ce45" office:value="1558" office:value-type="float">
            <text:p>15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Ommen</text:p>
            <office:annotation>
              <text:p>http://purl.org/linked-data/sdmx/2009/dimension#refArea=http://www.gemeentegeschiedenis.nl/amco/10381</text:p>
            </office:annotation>
          </table:table-cell>
          <table:table-cell ns42:value-type="string" table:style-name="ce28" office:value-type="string">
            <text:p>1192</text:p>
          </table:table-cell>
          <table:table-cell table:style-name="ce31"/>
          <table:table-cell ns42:value-type="float" table:style-name="ce41" office:value="1174" office:value-type="float">
            <text:p>1174</text:p>
          </table:table-cell>
          <table:table-cell ns42:value-type="float" table:style-name="ce45" office:value="1101" office:value-type="float">
            <text:p>11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Ommen</text:p>
            <office:annotation>
              <text:p>http://purl.org/linked-data/sdmx/2009/dimension#refArea=http://www.gemeentegeschiedenis.nl/amco/11069</text:p>
            </office:annotation>
          </table:table-cell>
          <table:table-cell ns42:value-type="string" table:style-name="ce28" office:value-type="string">
            <text:p>1012</text:p>
          </table:table-cell>
          <table:table-cell table:style-name="ce31"/>
          <table:table-cell ns42:value-type="float" table:style-name="ce41" office:value="1593" office:value-type="float">
            <text:p>1593</text:p>
          </table:table-cell>
          <table:table-cell ns42:value-type="float" table:style-name="ce45" office:value="1461" office:value-type="float">
            <text:p>146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otmarsum</text:p>
            <office:annotation>
              <text:p>http://purl.org/linked-data/sdmx/2009/dimension#refArea=http://www.gemeentegeschiedenis.nl/amco/11079</text:p>
            </office:annotation>
          </table:table-cell>
          <table:table-cell ns42:value-type="string" table:style-name="ce28" office:value-type="string">
            <text:p>0176</text:p>
          </table:table-cell>
          <table:table-cell table:style-name="ce31"/>
          <table:table-cell ns42:value-type="float" table:style-name="ce41" office:value="635" office:value-type="float">
            <text:p>635</text:p>
          </table:table-cell>
          <table:table-cell ns42:value-type="float" table:style-name="ce45" office:value="714" office:value-type="float">
            <text:p>71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aalte</text:p>
            <office:annotation>
              <text:p>http://purl.org/linked-data/sdmx/2009/dimension#refArea=http://www.gemeentegeschiedenis.nl/amco/10279</text:p>
            </office:annotation>
          </table:table-cell>
          <table:table-cell ns42:value-type="string" table:style-name="ce28" office:value-type="string">
            <text:p>0177</text:p>
          </table:table-cell>
          <table:table-cell table:style-name="ce31"/>
          <table:table-cell ns42:value-type="float" table:style-name="ce41" office:value="2413" office:value-type="float">
            <text:p>2413</text:p>
          </table:table-cell>
          <table:table-cell ns42:value-type="float" table:style-name="ce45" office:value="2293" office:value-type="float">
            <text:p>22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ijssen</text:p>
            <office:annotation>
              <text:p>http://purl.org/linked-data/sdmx/2009/dimension#refArea=http://www.gemeentegeschiedenis.nl/amco/10358</text:p>
            </office:annotation>
          </table:table-cell>
          <table:table-cell ns42:value-type="string" table:style-name="ce28" office:value-type="string">
            <text:p>0178</text:p>
          </table:table-cell>
          <table:table-cell table:style-name="ce31"/>
          <table:table-cell ns42:value-type="float" table:style-name="ce41" office:value="1229" office:value-type="float">
            <text:p>1229</text:p>
          </table:table-cell>
          <table:table-cell ns42:value-type="float" table:style-name="ce45" office:value="1112" office:value-type="float">
            <text:p>1112</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chokland</text:p>
            <office:annotation>
              <text:p>http://purl.org/linked-data/sdmx/2009/dimension#refArea=http://www.gemeentegeschiedenis.nl/amco/11189</text:p>
            </office:annotation>
          </table:table-cell>
          <table:table-cell ns42:value-type="string" table:style-name="ce28" office:value-type="string">
            <text:p>1369</text:p>
          </table:table-cell>
          <table:table-cell table:style-name="ce33"/>
          <table:table-cell ns42:value-type="float" table:style-name="ce41" office:value="345" office:value-type="float">
            <text:p>345</text:p>
          </table:table-cell>
          <table:table-cell ns42:value-type="float" table:style-name="ce45" office:value="331" office:value-type="float">
            <text:p>3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phorst</text:p>
            <office:annotation>
              <text:p>http://purl.org/linked-data/sdmx/2009/dimension#refArea=http://www.gemeentegeschiedenis.nl/amco/11362</text:p>
            </office:annotation>
          </table:table-cell>
          <table:table-cell ns42:value-type="string" table:style-name="ce28" office:value-type="string">
            <text:p>0180</text:p>
          </table:table-cell>
          <table:table-cell table:style-name="ce31"/>
          <table:table-cell ns42:value-type="float" table:style-name="ce41" office:value="1824" office:value-type="float">
            <text:p>1824</text:p>
          </table:table-cell>
          <table:table-cell ns42:value-type="float" table:style-name="ce45" office:value="1751" office:value-type="float">
            <text:p>175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text:p>
            <office:annotation>
              <text:p>http://purl.org/linked-data/sdmx/2009/dimension#refArea=http://www.gemeentegeschiedenis.nl/amco/10546</text:p>
            </office:annotation>
          </table:table-cell>
          <table:table-cell ns42:value-type="string" table:style-name="ce28" office:value-type="string">
            <text:p>0181</text:p>
          </table:table-cell>
          <table:table-cell table:style-name="ce31"/>
          <table:table-cell ns42:value-type="float" table:style-name="ce41" office:value="1395" office:value-type="float">
            <text:p>1395</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erwold</text:p>
            <office:annotation>
              <text:p>http://purl.org/linked-data/sdmx/2009/dimension#refArea=http://www.gemeentegeschiedenis.nl/amco/11347</text:p>
            </office:annotation>
          </table:table-cell>
          <table:table-cell ns42:value-type="string" table:style-name="ce28" office:value-type="string">
            <text:p>0182</text:p>
          </table:table-cell>
          <table:table-cell table:style-name="ce31"/>
          <table:table-cell ns42:value-type="float" table:style-name="ce41" office:value="2045" office:value-type="float">
            <text:p>2045</text:p>
          </table:table-cell>
          <table:table-cell ns42:value-type="float" table:style-name="ce45" office:value="1858" office:value-type="float">
            <text:p>18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Tubbergen</text:p>
            <office:annotation>
              <text:p>http://purl.org/linked-data/sdmx/2009/dimension#refArea=http://www.gemeentegeschiedenis.nl/amco/10694</text:p>
            </office:annotation>
          </table:table-cell>
          <table:table-cell ns42:value-type="string" table:style-name="ce28" office:value-type="string">
            <text:p>0183</text:p>
          </table:table-cell>
          <table:table-cell table:style-name="ce31"/>
          <table:table-cell ns42:value-type="float" table:style-name="ce41" office:value="2497" office:value-type="float">
            <text:p>2497</text:p>
          </table:table-cell>
          <table:table-cell ns42:value-type="float" table:style-name="ce45" office:value="2468" office:value-type="float">
            <text:p>246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Vollenhove</text:p>
            <office:annotation>
              <text:p>http://purl.org/linked-data/sdmx/2009/dimension#refArea=http://www.gemeentegeschiedenis.nl/amco/11183</text:p>
            </office:annotation>
          </table:table-cell>
          <table:table-cell ns42:value-type="string" table:style-name="ce28" office:value-type="string">
            <text:p>1193</text:p>
          </table:table-cell>
          <table:table-cell table:style-name="ce31"/>
          <table:table-cell ns42:value-type="float" table:style-name="ce41" office:value="614" office:value-type="float">
            <text:p>614</text:p>
          </table:table-cell>
          <table:table-cell ns42:value-type="float" table:style-name="ce45" office:value="632" office:value-type="float">
            <text:p>63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Vollenhove</text:p>
            <office:annotation>
              <text:p>http://purl.org/linked-data/sdmx/2009/dimension#refArea=http://www.gemeentegeschiedenis.nl/amco/11088</text:p>
            </office:annotation>
          </table:table-cell>
          <table:table-cell ns42:value-type="string" table:style-name="ce28" office:value-type="string">
            <text:p>1013</text:p>
          </table:table-cell>
          <table:table-cell table:style-name="ce31"/>
          <table:table-cell ns42:value-type="float" table:style-name="ce41" office:value="685" office:value-type="float">
            <text:p>685</text:p>
          </table:table-cell>
          <table:table-cell ns42:value-type="float" table:style-name="ce45" office:value="619" office:value-type="float">
            <text:p>61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Vriezenveen</text:p>
            <office:annotation>
              <text:p>http://purl.org/linked-data/sdmx/2009/dimension#refArea=http://www.gemeentegeschiedenis.nl/amco/10643</text:p>
            </office:annotation>
          </table:table-cell>
          <table:table-cell ns42:value-type="string" table:style-name="ce28" office:value-type="string">
            <text:p>0186</text:p>
          </table:table-cell>
          <table:table-cell table:style-name="ce31"/>
          <table:table-cell ns42:value-type="float" table:style-name="ce41" office:value="1284" office:value-type="float">
            <text:p>1284</text:p>
          </table:table-cell>
          <table:table-cell ns42:value-type="float" table:style-name="ce45" office:value="1316" office:value-type="float">
            <text:p>131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anneperveen</text:p>
            <office:annotation>
              <text:p>http://purl.org/linked-data/sdmx/2009/dimension#refArea=http://www.gemeentegeschiedenis.nl/amco/10105</text:p>
            </office:annotation>
          </table:table-cell>
          <table:table-cell ns42:value-type="string" table:style-name="ce28" office:value-type="string">
            <text:p>0187</text:p>
          </table:table-cell>
          <table:table-cell table:style-name="ce31"/>
          <table:table-cell ns42:value-type="float" table:style-name="ce41" office:value="651" office:value-type="float">
            <text:p>651</text:p>
          </table:table-cell>
          <table:table-cell ns42:value-type="float" table:style-name="ce45" office:value="688" office:value-type="float">
            <text:p>68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eerselo</text:p>
            <office:annotation>
              <text:p>http://purl.org/linked-data/sdmx/2009/dimension#refArea=http://www.gemeentegeschiedenis.nl/amco/10893</text:p>
            </office:annotation>
          </table:table-cell>
          <table:table-cell ns42:value-type="string" table:style-name="ce28" office:value-type="string">
            <text:p>0188</text:p>
          </table:table-cell>
          <table:table-cell table:style-name="ce31"/>
          <table:table-cell ns42:value-type="float" table:style-name="ce41" office:value="2397" office:value-type="float">
            <text:p>2397</text:p>
          </table:table-cell>
          <table:table-cell ns42:value-type="float" table:style-name="ce45" office:value="2352" office:value-type="float">
            <text:p>23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erden</text:p>
            <office:annotation>
              <text:p>http://purl.org/linked-data/sdmx/2009/dimension#refArea=http://www.gemeentegeschiedenis.nl/amco/10676</text:p>
            </office:annotation>
          </table:table-cell>
          <table:table-cell ns42:value-type="string" table:style-name="ce28" office:value-type="string">
            <text:p>0189</text:p>
          </table:table-cell>
          <table:table-cell table:style-name="ce31"/>
          <table:table-cell ns42:value-type="float" table:style-name="ce41" office:value="2221" office:value-type="float">
            <text:p>2221</text:p>
          </table:table-cell>
          <table:table-cell ns42:value-type="float" table:style-name="ce45" office:value="1954" office:value-type="float">
            <text:p>195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jhe</text:p>
            <office:annotation>
              <text:p>http://purl.org/linked-data/sdmx/2009/dimension#refArea=http://www.gemeentegeschiedenis.nl/amco/10888</text:p>
            </office:annotation>
          </table:table-cell>
          <table:table-cell ns42:value-type="string" table:style-name="ce28" office:value-type="string">
            <text:p>0190</text:p>
          </table:table-cell>
          <table:table-cell table:style-name="ce31"/>
          <table:table-cell ns42:value-type="float" table:style-name="ce41" office:value="1698" office:value-type="float">
            <text:p>1698</text:p>
          </table:table-cell>
          <table:table-cell ns42:value-type="float" table:style-name="ce45" office:value="1623" office:value-type="float">
            <text:p>162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lsum</text:p>
            <office:annotation>
              <text:p>http://purl.org/linked-data/sdmx/2009/dimension#refArea=http://www.gemeentegeschiedenis.nl/amco/10194</text:p>
            </office:annotation>
          </table:table-cell>
          <table:table-cell ns42:value-type="string" table:style-name="ce28" office:value-type="string">
            <text:p>1227</text:p>
          </table:table-cell>
          <table:table-cell table:style-name="ce31"/>
          <table:table-cell ns42:value-type="float" table:style-name="ce41" office:value="206" office:value-type="float">
            <text:p>206</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IJsselmuiden</text:p>
            <office:annotation>
              <text:p>http://purl.org/linked-data/sdmx/2009/dimension#refArea=http://www.gemeentegeschiedenis.nl/amco/10641</text:p>
            </office:annotation>
          </table:table-cell>
          <table:table-cell ns42:value-type="string" table:style-name="ce28" office:value-type="string">
            <text:p>0191</text:p>
          </table:table-cell>
          <table:table-cell table:style-name="ce31"/>
          <table:table-cell ns42:value-type="float" table:style-name="ce41" office:value="520" office:value-type="float">
            <text:p>520</text:p>
          </table:table-cell>
          <table:table-cell ns42:value-type="float" table:style-name="ce45" office:value="515" office:value-type="float">
            <text:p>51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alk en Veecaten</text:p>
            <office:annotation>
              <text:p>http://purl.org/linked-data/sdmx/2009/dimension#refArea=http://www.gemeentegeschiedenis.nl/amco/10633</text:p>
            </office:annotation>
          </table:table-cell>
          <table:table-cell ns42:value-type="string" table:style-name="ce28" office:value-type="string">
            <text:p>1232</text:p>
          </table:table-cell>
          <table:table-cell table:style-name="ce31"/>
          <table:table-cell ns42:value-type="float" table:style-name="ce41" office:value="318" office:value-type="float">
            <text:p>318</text:p>
          </table:table-cell>
          <table:table-cell ns42:value-type="float" table:style-name="ce45" office:value="280" office:value-type="float">
            <text:p>28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artsluis</text:p>
            <office:annotation>
              <text:p>http://purl.org/linked-data/sdmx/2009/dimension#refArea=http://www.gemeentegeschiedenis.nl/amco/10303</text:p>
            </office:annotation>
          </table:table-cell>
          <table:table-cell ns42:value-type="string" table:style-name="ce28" office:value-type="string">
            <text:p>0192</text:p>
          </table:table-cell>
          <table:table-cell table:style-name="ce31"/>
          <table:table-cell ns42:value-type="float" table:style-name="ce41" office:value="1550" office:value-type="float">
            <text:p>1550</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rkerspel</text:p>
            <office:annotation>
              <text:p>http://purl.org/linked-data/sdmx/2009/dimension#refArea=http://www.gemeentegeschiedenis.nl/amco/10654</text:p>
            </office:annotation>
          </table:table-cell>
          <table:table-cell ns42:value-type="string" table:style-name="ce28" office:value-type="string">
            <text:p>1245</text:p>
          </table:table-cell>
          <table:table-cell table:style-name="ce31"/>
          <table:table-cell ns42:value-type="float" table:style-name="ce41" office:value="2056" office:value-type="float">
            <text:p>2056</text:p>
          </table:table-cell>
          <table:table-cell ns42:value-type="float" table:style-name="ce45" office:value="1812" office:value-type="float">
            <text:p>181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ssen</text:p>
            <office:annotation>
              <text:p>http://purl.org/linked-data/sdmx/2009/dimension#refArea=http://www.gemeentegeschiedenis.nl/amco/10522</text:p>
            </office:annotation>
          </table:table-cell>
          <table:table-cell ns42:value-type="string" table:style-name="ce28" office:value-type="string">
            <text:p>0106</text:p>
          </table:table-cell>
          <table:table-cell table:style-name="ce31"/>
          <table:table-cell ns42:value-type="float" table:style-name="ce41" office:value="1109" office:value-type="float">
            <text:p>1109</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nloo</text:p>
            <office:annotation>
              <text:p>http://purl.org/linked-data/sdmx/2009/dimension#refArea=http://www.gemeentegeschiedenis.nl/amco/10787</text:p>
            </office:annotation>
          </table:table-cell>
          <table:table-cell ns42:value-type="string" table:style-name="ce28" office:value-type="string">
            <text:p>0105</text:p>
          </table:table-cell>
          <table:table-cell table:style-name="ce31"/>
          <table:table-cell ns42:value-type="float" table:style-name="ce41" office:value="1048" office:value-type="float">
            <text:p>1048</text:p>
          </table:table-cell>
          <table:table-cell ns42:value-type="float" table:style-name="ce45" office:value="965" office:value-type="float">
            <text:p>9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eilen</text:p>
            <office:annotation>
              <text:p>http://purl.org/linked-data/sdmx/2009/dimension#refArea=http://www.gemeentegeschiedenis.nl/amco/10520</text:p>
            </office:annotation>
          </table:table-cell>
          <table:table-cell ns42:value-type="string" table:style-name="ce28" office:value-type="string">
            <text:p>0107</text:p>
          </table:table-cell>
          <table:table-cell table:style-name="ce31"/>
          <table:table-cell ns42:value-type="float" table:style-name="ce41" office:value="1090" office:value-type="float">
            <text:p>1090</text:p>
          </table:table-cell>
          <table:table-cell ns42:value-type="float" table:style-name="ce45" office:value="1055" office:value-type="float">
            <text:p>105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orger</text:p>
            <office:annotation>
              <text:p>http://purl.org/linked-data/sdmx/2009/dimension#refArea=http://www.gemeentegeschiedenis.nl/amco/10448</text:p>
            </office:annotation>
          </table:table-cell>
          <table:table-cell ns42:value-type="string" table:style-name="ce28" office:value-type="string">
            <text:p>0108</text:p>
          </table:table-cell>
          <table:table-cell table:style-name="ce31"/>
          <table:table-cell ns42:value-type="float" table:style-name="ce41" office:value="898" office:value-type="float">
            <text:p>898</text:p>
          </table:table-cell>
          <table:table-cell ns42:value-type="float" table:style-name="ce45" office:value="794" office:value-type="float">
            <text:p>79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Coevorden</text:p>
            <office:annotation>
              <text:p>http://purl.org/linked-data/sdmx/2009/dimension#refArea=http://www.gemeentegeschiedenis.nl/amco/10383</text:p>
            </office:annotation>
          </table:table-cell>
          <table:table-cell ns42:value-type="string" table:style-name="ce28" office:value-type="string">
            <text:p>0109</text:p>
          </table:table-cell>
          <table:table-cell table:style-name="ce31"/>
          <table:table-cell ns42:value-type="float" table:style-name="ce41" office:value="1403" office:value-type="float">
            <text:p>1403</text:p>
          </table:table-cell>
          <table:table-cell ns42:value-type="float" table:style-name="ce45" office:value="1263" office:value-type="float">
            <text:p>12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alen</text:p>
            <office:annotation>
              <text:p>http://purl.org/linked-data/sdmx/2009/dimension#refArea=http://www.gemeentegeschiedenis.nl/amco/11004</text:p>
            </office:annotation>
          </table:table-cell>
          <table:table-cell ns42:value-type="string" table:style-name="ce28" office:value-type="string">
            <text:p>0110</text:p>
          </table:table-cell>
          <table:table-cell table:style-name="ce31"/>
          <table:table-cell ns42:value-type="float" table:style-name="ce41" office:value="1176" office:value-type="float">
            <text:p>1176</text:p>
          </table:table-cell>
          <table:table-cell ns42:value-type="float" table:style-name="ce45" office:value="1113" office:value-type="float">
            <text:p>111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iever</text:p>
            <office:annotation>
              <text:p>http://purl.org/linked-data/sdmx/2009/dimension#refArea=http://www.gemeentegeschiedenis.nl/amco/10418</text:p>
            </office:annotation>
          </table:table-cell>
          <table:table-cell ns42:value-type="string" table:style-name="ce28" office:value-type="string">
            <text:p>0111</text:p>
          </table:table-cell>
          <table:table-cell table:style-name="ce31"/>
          <table:table-cell ns42:value-type="float" table:style-name="ce41" office:value="560" office:value-type="float">
            <text:p>560</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wingeloo</text:p>
            <office:annotation>
              <text:p>http://purl.org/linked-data/sdmx/2009/dimension#refArea=http://www.gemeentegeschiedenis.nl/amco/10331</text:p>
            </office:annotation>
          </table:table-cell>
          <table:table-cell ns42:value-type="string" table:style-name="ce28" office:value-type="string">
            <text:p>0112</text:p>
          </table:table-cell>
          <table:table-cell table:style-name="ce31"/>
          <table:table-cell ns42:value-type="float" table:style-name="ce41" office:value="621" office:value-type="float">
            <text:p>621</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elde</text:p>
            <office:annotation>
              <text:p>http://purl.org/linked-data/sdmx/2009/dimension#refArea=http://www.gemeentegeschiedenis.nl/amco/10622</text:p>
            </office:annotation>
          </table:table-cell>
          <table:table-cell ns42:value-type="string" table:style-name="ce28" office:value-type="string">
            <text:p>0113</text:p>
          </table:table-cell>
          <table:table-cell table:style-name="ce31"/>
          <table:table-cell ns42:value-type="float" table:style-name="ce41" office:value="648" office:value-type="float">
            <text:p>648</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mmen</text:p>
            <office:annotation>
              <text:p>http://purl.org/linked-data/sdmx/2009/dimension#refArea=http://www.gemeentegeschiedenis.nl/amco/11180</text:p>
            </office:annotation>
          </table:table-cell>
          <table:table-cell ns42:value-type="string" table:style-name="ce28" office:value-type="string">
            <text:p>0114</text:p>
          </table:table-cell>
          <table:table-cell table:style-name="ce31"/>
          <table:table-cell ns42:value-type="float" table:style-name="ce41" office:value="1069" office:value-type="float">
            <text:p>1069</text:p>
          </table:table-cell>
          <table:table-cell ns42:value-type="float" table:style-name="ce45" office:value="1051" office:value-type="float">
            <text:p>105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asselte</text:p>
            <office:annotation>
              <text:p>http://purl.org/linked-data/sdmx/2009/dimension#refArea=http://www.gemeentegeschiedenis.nl/amco/11099</text:p>
            </office:annotation>
          </table:table-cell>
          <table:table-cell ns42:value-type="string" table:style-name="ce28" office:value-type="string">
            <text:p>0115</text:p>
          </table:table-cell>
          <table:table-cell table:style-name="ce31"/>
          <table:table-cell ns42:value-type="float" table:style-name="ce41" office:value="501" office:value-type="float">
            <text:p>501</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ieten</text:p>
            <office:annotation>
              <text:p>http://purl.org/linked-data/sdmx/2009/dimension#refArea=http://www.gemeentegeschiedenis.nl/amco/10506</text:p>
            </office:annotation>
          </table:table-cell>
          <table:table-cell ns42:value-type="string" table:style-name="ce28" office:value-type="string">
            <text:p>0116</text:p>
          </table:table-cell>
          <table:table-cell table:style-name="ce31"/>
          <table:table-cell ns42:value-type="float" table:style-name="ce41" office:value="677" office:value-type="float">
            <text:p>677</text:p>
          </table:table-cell>
          <table:table-cell ns42:value-type="float" table:style-name="ce45" office:value="702" office:value-type="float">
            <text:p>70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avelte</text:p>
            <office:annotation>
              <text:p>http://purl.org/linked-data/sdmx/2009/dimension#refArea=http://www.gemeentegeschiedenis.nl/amco/10186</text:p>
            </office:annotation>
          </table:table-cell>
          <table:table-cell ns42:value-type="string" table:style-name="ce28" office:value-type="string">
            <text:p>0117</text:p>
          </table:table-cell>
          <table:table-cell table:style-name="ce31"/>
          <table:table-cell ns42:value-type="float" table:style-name="ce41" office:value="1041" office:value-type="float">
            <text:p>1041</text:p>
          </table:table-cell>
          <table:table-cell ns42:value-type="float" table:style-name="ce45" office:value="891" office:value-type="float">
            <text:p>89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oogeveen</text:p>
            <office:annotation>
              <text:p>http://purl.org/linked-data/sdmx/2009/dimension#refArea=http://www.gemeentegeschiedenis.nl/amco/10839</text:p>
            </office:annotation>
          </table:table-cell>
          <table:table-cell ns42:value-type="string" table:style-name="ce28" office:value-type="string">
            <text:p>0118</text:p>
          </table:table-cell>
          <table:table-cell table:style-name="ce31"/>
          <table:table-cell ns42:value-type="float" table:style-name="ce41" office:value="2992" office:value-type="float">
            <text:p>2992</text:p>
          </table:table-cell>
          <table:table-cell ns42:value-type="float" table:style-name="ce45" office:value="3172" office:value-type="float">
            <text:p>317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Meppel</text:p>
            <office:annotation>
              <text:p>http://purl.org/linked-data/sdmx/2009/dimension#refArea=http://www.gemeentegeschiedenis.nl/amco/11204</text:p>
            </office:annotation>
          </table:table-cell>
          <table:table-cell ns42:value-type="string" table:style-name="ce28" office:value-type="string">
            <text:p>0119</text:p>
          </table:table-cell>
          <table:table-cell table:style-name="ce31"/>
          <table:table-cell ns42:value-type="float" table:style-name="ce41" office:value="2742" office:value-type="float">
            <text:p>2742</text:p>
          </table:table-cell>
          <table:table-cell ns42:value-type="float" table:style-name="ce45" office:value="2940" office:value-type="float">
            <text:p>29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org</text:p>
            <office:annotation>
              <text:p>http://purl.org/linked-data/sdmx/2009/dimension#refArea=http://www.gemeentegeschiedenis.nl/amco/10608</text:p>
            </office:annotation>
          </table:table-cell>
          <table:table-cell ns42:value-type="string" table:style-name="ce28" office:value-type="string">
            <text:p>0120</text:p>
          </table:table-cell>
          <table:table-cell table:style-name="ce31"/>
          <table:table-cell ns42:value-type="float" table:style-name="ce41" office:value="2567" office:value-type="float">
            <text:p>2567</text:p>
          </table:table-cell>
          <table:table-cell ns42:value-type="float" table:style-name="ce45" office:value="2611" office:value-type="float">
            <text:p>261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ijeveen</text:p>
            <office:annotation>
              <text:p>http://purl.org/linked-data/sdmx/2009/dimension#refArea=http://www.gemeentegeschiedenis.nl/amco/10774</text:p>
            </office:annotation>
          </table:table-cell>
          <table:table-cell ns42:value-type="string" table:style-name="ce28" office:value-type="string">
            <text:p>0121</text:p>
          </table:table-cell>
          <table:table-cell table:style-name="ce31"/>
          <table:table-cell ns42:value-type="float" table:style-name="ce41" office:value="556" office:value-type="float">
            <text:p>556</text:p>
          </table:table-cell>
          <table:table-cell ns42:value-type="float" table:style-name="ce45" office:value="550" office:value-type="float">
            <text:p>55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doorn</text:p>
            <office:annotation>
              <text:p>http://purl.org/linked-data/sdmx/2009/dimension#refArea=http://www.gemeentegeschiedenis.nl/amco/11320</text:p>
            </office:annotation>
          </table:table-cell>
          <table:table-cell ns42:value-type="string" table:style-name="ce28" office:value-type="string">
            <text:p>0122</text:p>
          </table:table-cell>
          <table:table-cell table:style-name="ce31"/>
          <table:table-cell ns42:value-type="float" table:style-name="ce41" office:value="510" office:value-type="float">
            <text:p>510</text:p>
          </table:table-cell>
          <table:table-cell ns42:value-type="float" table:style-name="ce45" office:value="419" office:value-type="float">
            <text:p>41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osterhesselen</text:p>
            <office:annotation>
              <text:p>http://purl.org/linked-data/sdmx/2009/dimension#refArea=http://www.gemeentegeschiedenis.nl/amco/10490</text:p>
            </office:annotation>
          </table:table-cell>
          <table:table-cell ns42:value-type="string" table:style-name="ce28" office:value-type="string">
            <text:p>0123</text:p>
          </table:table-cell>
          <table:table-cell table:style-name="ce31"/>
          <table:table-cell ns42:value-type="float" table:style-name="ce41" office:value="417" office:value-type="float">
            <text:p>417</text:p>
          </table:table-cell>
          <table:table-cell ns42:value-type="float" table:style-name="ce45" office:value="354" office:value-type="float">
            <text:p>35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Peize</text:p>
            <office:annotation>
              <text:p>http://purl.org/linked-data/sdmx/2009/dimension#refArea=http://www.gemeentegeschiedenis.nl/amco/10501</text:p>
            </office:annotation>
          </table:table-cell>
          <table:table-cell ns42:value-type="string" table:style-name="ce28" office:value-type="string">
            <text:p>0124</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den</text:p>
            <office:annotation>
              <text:p>http://purl.org/linked-data/sdmx/2009/dimension#refArea=http://www.gemeentegeschiedenis.nl/amco/10699</text:p>
            </office:annotation>
          </table:table-cell>
          <table:table-cell ns42:value-type="string" table:style-name="ce28" office:value-type="string">
            <text:p>0125</text:p>
          </table:table-cell>
          <table:table-cell table:style-name="ce31"/>
          <table:table-cell ns42:value-type="float" table:style-name="ce41" office:value="922" office:value-type="float">
            <text:p>922</text:p>
          </table:table-cell>
          <table:table-cell ns42:value-type="float" table:style-name="ce45" office:value="898" office:value-type="float">
            <text:p>898</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lde</text:p>
            <office:annotation>
              <text:p>http://purl.org/linked-data/sdmx/2009/dimension#refArea=http://www.gemeentegeschiedenis.nl/amco/10470</text:p>
            </office:annotation>
          </table:table-cell>
          <table:table-cell ns42:value-type="string" table:style-name="ce28" office:value-type="string">
            <text:p>0126</text:p>
          </table:table-cell>
          <table:table-cell table:style-name="ce31"/>
          <table:table-cell ns42:value-type="float" table:style-name="ce41" office:value="632" office:value-type="float">
            <text:p>632</text:p>
          </table:table-cell>
          <table:table-cell ns42:value-type="float" table:style-name="ce45" office:value="603" office:value-type="float">
            <text:p>60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n</text:p>
            <office:annotation>
              <text:p>http://purl.org/linked-data/sdmx/2009/dimension#refArea=http://www.gemeentegeschiedenis.nl/amco/10629</text:p>
            </office:annotation>
          </table:table-cell>
          <table:table-cell ns42:value-type="string" table:style-name="ce28" office:value-type="string">
            <text:p>0127</text:p>
          </table:table-cell>
          <table:table-cell table:style-name="ce31"/>
          <table:table-cell ns42:value-type="float" table:style-name="ce41" office:value="827" office:value-type="float">
            <text:p>827</text:p>
          </table:table-cell>
          <table:table-cell ns42:value-type="float" table:style-name="ce45" office:value="797" office:value-type="float">
            <text:p>79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rwold</text:p>
            <office:annotation>
              <text:p>http://purl.org/linked-data/sdmx/2009/dimension#refArea=http://www.gemeentegeschiedenis.nl/amco/10944</text:p>
            </office:annotation>
          </table:table-cell>
          <table:table-cell ns42:value-type="string" table:style-name="ce28" office:value-type="string">
            <text:p>0128</text:p>
          </table:table-cell>
          <table:table-cell table:style-name="ce31"/>
          <table:table-cell ns42:value-type="float" table:style-name="ce41" office:value="808" office:value-type="float">
            <text:p>808</text:p>
          </table:table-cell>
          <table:table-cell ns42:value-type="float" table:style-name="ce45" office:value="740" office:value-type="float">
            <text:p>7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leen</text:p>
            <office:annotation>
              <text:p>http://purl.org/linked-data/sdmx/2009/dimension#refArea=http://www.gemeentegeschiedenis.nl/amco/10489</text:p>
            </office:annotation>
          </table:table-cell>
          <table:table-cell ns42:value-type="string" table:style-name="ce28" office:value-type="string">
            <text:p>0130</text:p>
          </table:table-cell>
          <table:table-cell table:style-name="ce31"/>
          <table:table-cell ns42:value-type="float" table:style-name="ce41" office:value="609" office:value-type="float">
            <text:p>609</text:p>
          </table:table-cell>
          <table:table-cell ns42:value-type="float" table:style-name="ce45" office:value="574" office:value-type="float">
            <text:p>57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milde</text:p>
            <office:annotation>
              <text:p>http://purl.org/linked-data/sdmx/2009/dimension#refArea=http://www.gemeentegeschiedenis.nl/amco/11033</text:p>
            </office:annotation>
          </table:table-cell>
          <table:table-cell ns42:value-type="string" table:style-name="ce28" office:value-type="string">
            <text:p>0131</text:p>
          </table:table-cell>
          <table:table-cell table:style-name="ce31"/>
          <table:table-cell ns42:value-type="float" table:style-name="ce41" office:value="1604" office:value-type="float">
            <text:p>1604</text:p>
          </table:table-cell>
          <table:table-cell ns42:value-type="float" table:style-name="ce45" office:value="1596" office:value-type="float">
            <text:p>15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ledder</text:p>
            <office:annotation>
              <text:p>http://purl.org/linked-data/sdmx/2009/dimension#refArea=http://www.gemeentegeschiedenis.nl/amco/11120</text:p>
            </office:annotation>
          </table:table-cell>
          <table:table-cell ns42:value-type="string" table:style-name="ce28" office:value-type="string">
            <text:p>0132</text:p>
          </table:table-cell>
          <table:table-cell table:style-name="ce31"/>
          <table:table-cell ns42:value-type="float" table:style-name="ce41" office:value="874" office:value-type="float">
            <text:p>874</text:p>
          </table:table-cell>
          <table:table-cell ns42:value-type="float" table:style-name="ce45" office:value="843" office:value-type="float">
            <text:p>84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ries</text:p>
            <office:annotation>
              <text:p>http://purl.org/linked-data/sdmx/2009/dimension#refArea=http://www.gemeentegeschiedenis.nl/amco/10630</text:p>
            </office:annotation>
          </table:table-cell>
          <table:table-cell ns42:value-type="string" table:style-name="ce28" office:value-type="string">
            <text:p>0133</text:p>
          </table:table-cell>
          <table:table-cell table:style-name="ce31"/>
          <table:table-cell ns42:value-type="float" table:style-name="ce41" office:value="832" office:value-type="float">
            <text:p>832</text:p>
          </table:table-cell>
          <table:table-cell ns42:value-type="float" table:style-name="ce45" office:value="763" office:value-type="float">
            <text:p>7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Westerbork</text:p>
            <office:annotation>
              <text:p>http://purl.org/linked-data/sdmx/2009/dimension#refArea=http://www.gemeentegeschiedenis.nl/amco/11095</text:p>
            </office:annotation>
          </table:table-cell>
          <table:table-cell ns42:value-type="string" table:style-name="ce28" office:value-type="string">
            <text:p>0134</text:p>
          </table:table-cell>
          <table:table-cell table:style-name="ce31"/>
          <table:table-cell ns42:value-type="float" table:style-name="ce41" office:value="623" office:value-type="float">
            <text:p>623</text:p>
          </table:table-cell>
          <table:table-cell ns42:value-type="float" table:style-name="ce45" office:value="545" office:value-type="float">
            <text:p>54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e Wijk</text:p>
            <office:annotation>
              <text:p>http://purl.org/linked-data/sdmx/2009/dimension#refArea=http://www.gemeentegeschiedenis.nl/amco/10753</text:p>
            </office:annotation>
          </table:table-cell>
          <table:table-cell ns42:value-type="string" table:style-name="ce28" office:value-type="string">
            <text:p>0135</text:p>
          </table:table-cell>
          <table:table-cell table:style-name="ce31"/>
          <table:table-cell ns42:value-type="float" table:style-name="ce41" office:value="854" office:value-type="float">
            <text:p>854</text:p>
          </table:table-cell>
          <table:table-cell ns42:value-type="float" table:style-name="ce45" office:value="796" office:value-type="float">
            <text:p>7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laren</text:p>
            <office:annotation>
              <text:p>http://purl.org/linked-data/sdmx/2009/dimension#refArea=http://www.gemeentegeschiedenis.nl/amco/10002</text:p>
            </office:annotation>
          </table:table-cell>
          <table:table-cell ns42:value-type="string" table:style-name="ce28" office:value-type="string">
            <text:p>0136</text:p>
          </table:table-cell>
          <table:table-cell table:style-name="ce31"/>
          <table:table-cell ns42:value-type="float" table:style-name="ce41" office:value="584" office:value-type="float">
            <text:p>584</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wolde</text:p>
            <office:annotation>
              <text:p>http://purl.org/linked-data/sdmx/2009/dimension#refArea=http://www.gemeentegeschiedenis.nl/amco/10262</text:p>
            </office:annotation>
          </table:table-cell>
          <table:table-cell ns42:value-type="string" table:style-name="ce28" office:value-type="string">
            <text:p>0137</text:p>
          </table:table-cell>
          <table:table-cell table:style-name="ce31"/>
          <table:table-cell ns42:value-type="float" table:style-name="ce41" office:value="760" office:value-type="float">
            <text:p>760</text:p>
          </table:table-cell>
          <table:table-cell ns42:value-type="float" table:style-name="ce45" office:value="663" office:value-type="float">
            <text:p>6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weeloo</text:p>
            <office:annotation>
              <text:p>http://purl.org/linked-data/sdmx/2009/dimension#refArea=http://www.gemeentegeschiedenis.nl/amco/10872</text:p>
            </office:annotation>
          </table:table-cell>
          <table:table-cell ns42:value-type="string" table:style-name="ce28" office:value-type="string">
            <text:p>0138</text:p>
          </table:table-cell>
          <table:table-cell table:style-name="ce31"/>
          <table:table-cell ns42:value-type="float" table:style-name="ce41" office:value="431" office:value-type="float">
            <text:p>431</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ningen</text:p>
            <office:annotation>
              <text:p>http://purl.org/linked-data/sdmx/2009/dimension#refArea=http://www.gemeentegeschiedenis.nl/amco/10426</text:p>
            </office:annotation>
          </table:table-cell>
          <table:table-cell ns42:value-type="string" table:style-name="ce28" office:value-type="string">
            <text:p>0014</text:p>
          </table:table-cell>
          <table:table-cell table:style-name="ce31"/>
          <table:table-cell ns42:value-type="float" table:style-name="ce41" office:value="14119" office:value-type="float">
            <text:p>14119</text:p>
          </table:table-cell>
          <table:table-cell ns42:value-type="float" table:style-name="ce45" office:value="16141" office:value-type="float">
            <text:p>1614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orp</text:p>
            <office:annotation>
              <text:p>http://purl.org/linked-data/sdmx/2009/dimension#refArea=http://www.gemeentegeschiedenis.nl/amco/10996</text:p>
            </office:annotation>
          </table:table-cell>
          <table:table-cell ns42:value-type="string" table:style-name="ce28" office:value-type="string">
            <text:p>0001</text:p>
          </table:table-cell>
          <table:table-cell table:style-name="ce31"/>
          <table:table-cell ns42:value-type="float" table:style-name="ce41" office:value="463" office:value-type="float">
            <text:p>463</text:p>
          </table:table-cell>
          <table:table-cell ns42:value-type="float" table:style-name="ce45" office:value="481" office:value-type="float">
            <text:p>48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uard</text:p>
            <office:annotation>
              <text:p>http://purl.org/linked-data/sdmx/2009/dimension#refArea=http://www.gemeentegeschiedenis.nl/amco/10999</text:p>
            </office:annotation>
          </table:table-cell>
          <table:table-cell ns42:value-type="string" table:style-name="ce28" office:value-type="string">
            <text:p>0002</text:p>
          </table:table-cell>
          <table:table-cell table:style-name="ce31"/>
          <table:table-cell ns42:value-type="float" table:style-name="ce41" office:value="844" office:value-type="float">
            <text:p>844</text:p>
          </table:table-cell>
          <table:table-cell ns42:value-type="float" table:style-name="ce45" office:value="778" office:value-type="float">
            <text:p>77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ppingedam</text:p>
            <office:annotation>
              <text:p>http://purl.org/linked-data/sdmx/2009/dimension#refArea=http://www.gemeentegeschiedenis.nl/amco/10886</text:p>
            </office:annotation>
          </table:table-cell>
          <table:table-cell ns42:value-type="string" table:style-name="ce28" office:value-type="string">
            <text:p>0003</text:p>
          </table:table-cell>
          <table:table-cell table:style-name="ce31"/>
          <table:table-cell ns42:value-type="float" table:style-name="ce41" office:value="1376" office:value-type="float">
            <text:p>1376</text:p>
          </table:table-cell>
          <table:table-cell ns42:value-type="float" table:style-name="ce45" office:value="1479" office:value-type="float">
            <text:p>14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aflo</text:p>
            <office:annotation>
              <text:p>http://purl.org/linked-data/sdmx/2009/dimension#refArea=http://www.gemeentegeschiedenis.nl/amco/10539</text:p>
            </office:annotation>
          </table:table-cell>
          <table:table-cell ns42:value-type="string" table:style-name="ce28" office:value-type="string">
            <text:p>0004</text:p>
          </table:table-cell>
          <table:table-cell table:style-name="ce31"/>
          <table:table-cell ns42:value-type="float" table:style-name="ce41" office:value="956" office:value-type="float">
            <text:p>956</text:p>
          </table:table-cell>
          <table:table-cell ns42:value-type="float" table:style-name="ce45" office:value="872" office:value-type="float">
            <text:p>8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dum</text:p>
            <office:annotation>
              <text:p>http://purl.org/linked-data/sdmx/2009/dimension#refArea=http://www.gemeentegeschiedenis.nl/amco/10425</text:p>
            </office:annotation>
          </table:table-cell>
          <table:table-cell ns42:value-type="string" table:style-name="ce28" office:value-type="string">
            <text:p>0005</text:p>
          </table:table-cell>
          <table:table-cell table:style-name="ce31"/>
          <table:table-cell ns42:value-type="float" table:style-name="ce41" office:value="1368" office:value-type="float">
            <text:p>1368</text:p>
          </table:table-cell>
          <table:table-cell ns42:value-type="float" table:style-name="ce45" office:value="1352" office:value-type="float">
            <text:p>135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erta</text:p>
            <office:annotation>
              <text:p>http://purl.org/linked-data/sdmx/2009/dimension#refArea=http://www.gemeentegeschiedenis.nl/amco/11043</text:p>
            </office:annotation>
          </table:table-cell>
          <table:table-cell ns42:value-type="string" table:style-name="ce28" office:value-type="string">
            <text:p>0006</text:p>
          </table:table-cell>
          <table:table-cell table:style-name="ce31"/>
          <table:table-cell ns42:value-type="float" table:style-name="ce41" office:value="1418" office:value-type="float">
            <text:p>1418</text:p>
          </table:table-cell>
          <table:table-cell ns42:value-type="float" table:style-name="ce45" office:value="1359" office:value-type="float">
            <text:p>13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llingwolde</text:p>
            <office:annotation>
              <text:p>http://purl.org/linked-data/sdmx/2009/dimension#refArea=http://www.gemeentegeschiedenis.nl/amco/10340</text:p>
            </office:annotation>
          </table:table-cell>
          <table:table-cell ns42:value-type="string" table:style-name="ce28" office:value-type="string">
            <text:p>1019</text:p>
          </table:table-cell>
          <table:table-cell table:style-name="ce31"/>
          <table:table-cell ns42:value-type="float" table:style-name="ce41" office:value="1199" office:value-type="float">
            <text:p>1199</text:p>
          </table:table-cell>
          <table:table-cell ns42:value-type="float" table:style-name="ce45" office:value="1247" office:value-type="float">
            <text:p>12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ierum</text:p>
            <office:annotation>
              <text:p>http://purl.org/linked-data/sdmx/2009/dimension#refArea=http://www.gemeentegeschiedenis.nl/amco/11294</text:p>
            </office:annotation>
          </table:table-cell>
          <table:table-cell ns42:value-type="string" table:style-name="ce28" office:value-type="string">
            <text:p>0008</text:p>
          </table:table-cell>
          <table:table-cell table:style-name="ce31"/>
          <table:table-cell ns42:value-type="float" table:style-name="ce41" office:value="1253" office:value-type="float">
            <text:p>1253</text:p>
          </table:table-cell>
          <table:table-cell ns42:value-type="float" table:style-name="ce45" office:value="1221" office:value-type="float">
            <text:p>122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Delfzijl</text:p>
            <office:annotation>
              <text:p>http://purl.org/linked-data/sdmx/2009/dimension#refArea=http://www.gemeentegeschiedenis.nl/amco/10976</text:p>
            </office:annotation>
          </table:table-cell>
          <table:table-cell ns42:value-type="string" table:style-name="ce28" office:value-type="string">
            <text:p>0010</text:p>
          </table:table-cell>
          <table:table-cell table:style-name="ce31"/>
          <table:table-cell ns42:value-type="float" table:style-name="ce41" office:value="1834" office:value-type="float">
            <text:p>1834</text:p>
          </table:table-cell>
          <table:table-cell ns42:value-type="float" table:style-name="ce45" office:value="1819" office:value-type="float">
            <text:p>181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enrum</text:p>
            <office:annotation>
              <text:p>http://purl.org/linked-data/sdmx/2009/dimension#refArea=http://www.gemeentegeschiedenis.nl/amco/10904</text:p>
            </office:annotation>
          </table:table-cell>
          <table:table-cell ns42:value-type="string" table:style-name="ce28" office:value-type="string">
            <text:p>0011</text:p>
          </table:table-cell>
          <table:table-cell table:style-name="ce31"/>
          <table:table-cell ns42:value-type="float" table:style-name="ce41" office:value="1013" office:value-type="float">
            <text:p>1013</text:p>
          </table:table-cell>
          <table:table-cell ns42:value-type="float" table:style-name="ce45" office:value="976" office:value-type="float">
            <text:p>9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zinge</text:p>
            <office:annotation>
              <text:p>http://purl.org/linked-data/sdmx/2009/dimension#refArea=http://www.gemeentegeschiedenis.nl/amco/10136</text:p>
            </office:annotation>
          </table:table-cell>
          <table:table-cell ns42:value-type="string" table:style-name="ce28" office:value-type="string">
            <text:p>0012</text:p>
          </table:table-cell>
          <table:table-cell table:style-name="ce31"/>
          <table:table-cell ns42:value-type="float" table:style-name="ce41" office:value="679" office:value-type="float">
            <text:p>679</text:p>
          </table:table-cell>
          <table:table-cell ns42:value-type="float" table:style-name="ce45" office:value="686" office:value-type="float">
            <text:p>6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Finsterwolde</text:p>
            <office:annotation>
              <text:p>http://purl.org/linked-data/sdmx/2009/dimension#refArea=http://www.gemeentegeschiedenis.nl/amco/10212</text:p>
            </office:annotation>
          </table:table-cell>
          <table:table-cell ns42:value-type="string" table:style-name="ce28" office:value-type="string">
            <text:p>0013</text:p>
          </table:table-cell>
          <table:table-cell table:style-name="ce31"/>
          <table:table-cell ns42:value-type="float" table:style-name="ce41" office:value="725" office:value-type="float">
            <text:p>72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otegast</text:p>
            <office:annotation>
              <text:p>http://purl.org/linked-data/sdmx/2009/dimension#refArea=http://www.gemeentegeschiedenis.nl/amco/11080</text:p>
            </office:annotation>
          </table:table-cell>
          <table:table-cell ns42:value-type="string" table:style-name="ce28" office:value-type="string">
            <text:p>0015</text:p>
          </table:table-cell>
          <table:table-cell table:style-name="ce31"/>
          <table:table-cell ns42:value-type="float" table:style-name="ce41" office:value="1336" office:value-type="float">
            <text:p>1336</text:p>
          </table:table-cell>
          <table:table-cell ns42:value-type="float" table:style-name="ce45" office:value="1286" office:value-type="float">
            <text:p>12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ijpskerk</text:p>
            <office:annotation>
              <text:p>http://purl.org/linked-data/sdmx/2009/dimension#refArea=http://www.gemeentegeschiedenis.nl/amco/10244</text:p>
            </office:annotation>
          </table:table-cell>
          <table:table-cell ns42:value-type="string" table:style-name="ce28" office:value-type="string">
            <text:p>0016</text:p>
          </table:table-cell>
          <table:table-cell table:style-name="ce31"/>
          <table:table-cell ns42:value-type="float" table:style-name="ce41" office:value="1186" office:value-type="float">
            <text:p>1186</text:p>
          </table:table-cell>
          <table:table-cell ns42:value-type="float" table:style-name="ce45" office:value="1202" office:value-type="float">
            <text:p>120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aren</text:p>
            <office:annotation>
              <text:p>http://purl.org/linked-data/sdmx/2009/dimension#refArea=http://www.gemeentegeschiedenis.nl/amco/11058</text:p>
            </office:annotation>
          </table:table-cell>
          <table:table-cell ns42:value-type="string" table:style-name="ce28" office:value-type="string">
            <text:p>0017</text:p>
          </table:table-cell>
          <table:table-cell table:style-name="ce31"/>
          <table:table-cell ns42:value-type="float" table:style-name="ce41" office:value="1116" office:value-type="float">
            <text:p>1116</text:p>
          </table:table-cell>
          <table:table-cell ns42:value-type="float" table:style-name="ce45" office:value="1070" office:value-type="float">
            <text:p>107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ezand</text:p>
            <office:annotation>
              <text:p>http://purl.org/linked-data/sdmx/2009/dimension#refArea=http://www.gemeentegeschiedenis.nl/amco/10410</text:p>
            </office:annotation>
          </table:table-cell>
          <table:table-cell ns42:value-type="string" table:style-name="ce28" office:value-type="string">
            <text:p>1083</text:p>
          </table:table-cell>
          <table:table-cell table:style-name="ce31"/>
          <table:table-cell ns42:value-type="float" table:style-name="ce41" office:value="2538" office:value-type="float">
            <text:p>2538</text:p>
          </table:table-cell>
          <table:table-cell ns42:value-type="float" table:style-name="ce45" office:value="2676" office:value-type="float">
            <text:p>26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kerk</text:p>
            <office:annotation>
              <text:p>http://purl.org/linked-data/sdmx/2009/dimension#refArea=http://www.gemeentegeschiedenis.nl/amco/10953</text:p>
            </office:annotation>
          </table:table-cell>
          <table:table-cell ns42:value-type="string" table:style-name="ce28" office:value-type="string">
            <text:p>1084</text:p>
          </table:table-cell>
          <table:table-cell table:style-name="ce31"/>
          <table:table-cell ns42:value-type="float" table:style-name="ce41" office:value="414" office:value-type="float">
            <text:p>414</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antens</text:p>
            <office:annotation>
              <text:p>http://purl.org/linked-data/sdmx/2009/dimension#refArea=http://www.gemeentegeschiedenis.nl/amco/10372</text:p>
            </office:annotation>
          </table:table-cell>
          <table:table-cell ns42:value-type="string" table:style-name="ce28" office:value-type="string">
            <text:p>0020</text:p>
          </table:table-cell>
          <table:table-cell table:style-name="ce31"/>
          <table:table-cell ns42:value-type="float" table:style-name="ce41" office:value="896" office:value-type="float">
            <text:p>896</text:p>
          </table:table-cell>
          <table:table-cell ns42:value-type="float" table:style-name="ce45" office:value="840" office:value-type="float">
            <text:p>8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loosterburen</text:p>
            <office:annotation>
              <text:p>http://purl.org/linked-data/sdmx/2009/dimension#refArea=http://www.gemeentegeschiedenis.nl/amco/10628</text:p>
            </office:annotation>
          </table:table-cell>
          <table:table-cell ns42:value-type="string" table:style-name="ce28" office:value-type="string">
            <text:p>0021</text:p>
          </table:table-cell>
          <table:table-cell table:style-name="ce31"/>
          <table:table-cell ns42:value-type="float" table:style-name="ce41" office:value="694" office:value-type="float">
            <text:p>694</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k</text:p>
            <office:annotation>
              <text:p>http://purl.org/linked-data/sdmx/2009/dimension#refArea=http://www.gemeentegeschiedenis.nl/amco/10604</text:p>
            </office:annotation>
          </table:table-cell>
          <table:table-cell ns42:value-type="string" table:style-name="ce28" office:value-type="string">
            <text:p>0022</text:p>
          </table:table-cell>
          <table:table-cell table:style-name="ce31"/>
          <table:table-cell ns42:value-type="float" table:style-name="ce41" office:value="2110" office:value-type="float">
            <text:p>2110</text:p>
          </table:table-cell>
          <table:table-cell ns42:value-type="float" table:style-name="ce45" office:value="2186" office:value-type="float">
            <text:p>21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ns</text:p>
            <office:annotation>
              <text:p>http://purl.org/linked-data/sdmx/2009/dimension#refArea=http://www.gemeentegeschiedenis.nl/amco/11050</text:p>
            </office:annotation>
          </table:table-cell>
          <table:table-cell ns42:value-type="string" table:style-name="ce28" office:value-type="string">
            <text:p>0023</text:p>
          </table:table-cell>
          <table:table-cell table:style-name="ce31"/>
          <table:table-cell ns42:value-type="float" table:style-name="ce41" office:value="1361" office:value-type="float">
            <text:p>1361</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oppersum</text:p>
            <office:annotation>
              <text:p>http://purl.org/linked-data/sdmx/2009/dimension#refArea=http://www.gemeentegeschiedenis.nl/amco/10934</text:p>
            </office:annotation>
          </table:table-cell>
          <table:table-cell ns42:value-type="string" table:style-name="ce28" office:value-type="string">
            <text:p>0024</text:p>
          </table:table-cell>
          <table:table-cell table:style-name="ce31"/>
          <table:table-cell ns42:value-type="float" table:style-name="ce41" office:value="913" office:value-type="float">
            <text:p>913</text:p>
          </table:table-cell>
          <table:table-cell ns42:value-type="float" table:style-name="ce45" office:value="882" office:value-type="float">
            <text:p>88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arum</text:p>
            <office:annotation>
              <text:p>http://purl.org/linked-data/sdmx/2009/dimension#refArea=http://www.gemeentegeschiedenis.nl/amco/11431</text:p>
            </office:annotation>
          </table:table-cell>
          <table:table-cell ns42:value-type="string" table:style-name="ce28" office:value-type="string">
            <text:p>0025</text:p>
          </table:table-cell>
          <table:table-cell table:style-name="ce31"/>
          <table:table-cell ns42:value-type="float" table:style-name="ce41" office:value="954" office:value-type="float">
            <text:p>954</text:p>
          </table:table-cell>
          <table:table-cell ns42:value-type="float" table:style-name="ce45" office:value="962" office:value-type="float">
            <text:p>9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eeden</text:p>
            <office:annotation>
              <text:p>http://purl.org/linked-data/sdmx/2009/dimension#refArea=http://www.gemeentegeschiedenis.nl/amco/10304</text:p>
            </office:annotation>
          </table:table-cell>
          <table:table-cell ns42:value-type="string" table:style-name="ce28" office:value-type="string">
            <text:p>0026</text:p>
          </table:table-cell>
          <table:table-cell table:style-name="ce31"/>
          <table:table-cell ns42:value-type="float" table:style-name="ce41" office:value="552" office:value-type="float">
            <text:p>552</text:p>
          </table:table-cell>
          <table:table-cell ns42:value-type="float" table:style-name="ce45" office:value="560" office:value-type="float">
            <text:p>5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delstum</text:p>
            <office:annotation>
              <text:p>http://purl.org/linked-data/sdmx/2009/dimension#refArea=http://www.gemeentegeschiedenis.nl/amco/11199</text:p>
            </office:annotation>
          </table:table-cell>
          <table:table-cell ns42:value-type="string" table:style-name="ce28" office:value-type="string">
            <text:p>0027</text:p>
          </table:table-cell>
          <table:table-cell table:style-name="ce31"/>
          <table:table-cell ns42:value-type="float" table:style-name="ce41" office:value="720" office:value-type="float">
            <text:p>720</text:p>
          </table:table-cell>
          <table:table-cell ns42:value-type="float" table:style-name="ce45" office:value="779" office:value-type="float">
            <text:p>7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wolda</text:p>
            <office:annotation>
              <text:p>http://purl.org/linked-data/sdmx/2009/dimension#refArea=http://www.gemeentegeschiedenis.nl/amco/10356</text:p>
            </office:annotation>
          </table:table-cell>
          <table:table-cell ns42:value-type="string" table:style-name="ce28" office:value-type="string">
            <text:p>0028</text:p>
          </table:table-cell>
          <table:table-cell table:style-name="ce31"/>
          <table:table-cell ns42:value-type="float" table:style-name="ce41" office:value="1200" office:value-type="float">
            <text:p>1200</text:p>
          </table:table-cell>
          <table:table-cell ns42:value-type="float" table:style-name="ce45" office:value="1172" office:value-type="float">
            <text:p>11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untendam</text:p>
            <office:annotation>
              <text:p>http://purl.org/linked-data/sdmx/2009/dimension#refArea=http://www.gemeentegeschiedenis.nl/amco/10550</text:p>
            </office:annotation>
          </table:table-cell>
          <table:table-cell ns42:value-type="string" table:style-name="ce28" office:value-type="string">
            <text:p>0029</text:p>
          </table:table-cell>
          <table:table-cell table:style-name="ce31"/>
          <table:table-cell ns42:value-type="float" table:style-name="ce41" office:value="761" office:value-type="float">
            <text:p>7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 Pekela</text:p>
            <office:annotation>
              <text:p>http://purl.org/linked-data/sdmx/2009/dimension#refArea=http://www.gemeentegeschiedenis.nl/amco/10950</text:p>
            </office:annotation>
          </table:table-cell>
          <table:table-cell ns42:value-type="string" table:style-name="ce28" office:value-type="string">
            <text:p>0030</text:p>
          </table:table-cell>
          <table:table-cell table:style-name="ce31"/>
          <table:table-cell ns42:value-type="float" table:style-name="ce41" office:value="2130" office:value-type="float">
            <text:p>2130</text:p>
          </table:table-cell>
          <table:table-cell ns42:value-type="float" table:style-name="ce45" office:value="2108" office:value-type="float">
            <text:p>210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schans</text:p>
            <office:annotation>
              <text:p>http://purl.org/linked-data/sdmx/2009/dimension#refArea=http://www.gemeentegeschiedenis.nl/amco/10008</text:p>
            </office:annotation>
          </table:table-cell>
          <table:table-cell ns42:value-type="string" table:style-name="ce28" office:value-type="string">
            <text:p>0031</text:p>
          </table:table-cell>
          <table:table-cell table:style-name="ce31"/>
          <table:table-cell ns42:value-type="float" table:style-name="ce41" office:value="453" office:value-type="float">
            <text:p>453</text:p>
          </table:table-cell>
          <table:table-cell ns42:value-type="float" table:style-name="ce45" office:value="440" office:value-type="float">
            <text:p>4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olda</text:p>
            <office:annotation>
              <text:p>http://purl.org/linked-data/sdmx/2009/dimension#refArea=http://www.gemeentegeschiedenis.nl/amco/10126</text:p>
            </office:annotation>
          </table:table-cell>
          <table:table-cell ns42:value-type="string" table:style-name="ce28" office:value-type="string">
            <text:p>0032</text:p>
          </table:table-cell>
          <table:table-cell table:style-name="ce31"/>
          <table:table-cell ns42:value-type="float" table:style-name="ce41" office:value="763" office:value-type="float">
            <text:p>763</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broek</text:p>
            <office:annotation>
              <text:p>http://purl.org/linked-data/sdmx/2009/dimension#refArea=http://www.gemeentegeschiedenis.nl/amco/10814</text:p>
            </office:annotation>
          </table:table-cell>
          <table:table-cell ns42:value-type="string" table:style-name="ce28" office:value-type="string">
            <text:p>1126</text:p>
          </table:table-cell>
          <table:table-cell table:style-name="ce31"/>
          <table:table-cell ns42:value-type="float" table:style-name="ce41" office:value="854" office:value-type="float">
            <text:p>854</text:p>
          </table:table-cell>
          <table:table-cell ns42:value-type="float" table:style-name="ce45" office:value="862" office:value-type="float">
            <text:p>8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dijk</text:p>
            <office:annotation>
              <text:p>http://purl.org/linked-data/sdmx/2009/dimension#refArea=http://www.gemeentegeschiedenis.nl/amco/10979</text:p>
            </office:annotation>
          </table:table-cell>
          <table:table-cell ns42:value-type="string" table:style-name="ce28" office:value-type="string">
            <text:p>1127</text:p>
          </table:table-cell>
          <table:table-cell table:style-name="ce31"/>
          <table:table-cell ns42:value-type="float" table:style-name="ce41" office:value="455" office:value-type="float">
            <text:p>455</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hove</text:p>
            <office:annotation>
              <text:p>http://purl.org/linked-data/sdmx/2009/dimension#refArea=http://www.gemeentegeschiedenis.nl/amco/10298</text:p>
            </office:annotation>
          </table:table-cell>
          <table:table-cell ns42:value-type="string" table:style-name="ce28" office:value-type="string">
            <text:p>0035</text:p>
          </table:table-cell>
          <table:table-cell table:style-name="ce31"/>
          <table:table-cell ns42:value-type="float" table:style-name="ce41" office:value="877" office:value-type="float">
            <text:p>877</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kerk</text:p>
            <office:annotation>
              <text:p>http://purl.org/linked-data/sdmx/2009/dimension#refArea=http://www.gemeentegeschiedenis.nl/amco/11332</text:p>
            </office:annotation>
          </table:table-cell>
          <table:table-cell ns42:value-type="string" table:style-name="ce28" office:value-type="string">
            <text:p>0036</text:p>
          </table:table-cell>
          <table:table-cell table:style-name="ce31"/>
          <table:table-cell ns42:value-type="float" table:style-name="ce41" office:value="467" office:value-type="float">
            <text:p>467</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nstwedde</text:p>
            <office:annotation>
              <text:p>http://purl.org/linked-data/sdmx/2009/dimension#refArea=http://www.gemeentegeschiedenis.nl/amco/10610</text:p>
            </office:annotation>
          </table:table-cell>
          <table:table-cell ns42:value-type="string" table:style-name="ce28" office:value-type="string">
            <text:p>1250</text:p>
          </table:table-cell>
          <table:table-cell table:style-name="ce31"/>
          <table:table-cell ns42:value-type="float" table:style-name="ce41" office:value="848" office:value-type="float">
            <text:p>848</text:p>
          </table:table-cell>
          <table:table-cell ns42:value-type="float" table:style-name="ce45" office:value="805" office:value-type="float">
            <text:p>8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ude Pekela</text:p>
            <office:annotation>
              <text:p>http://purl.org/linked-data/sdmx/2009/dimension#refArea=http://www.gemeentegeschiedenis.nl/amco/10848</text:p>
            </office:annotation>
          </table:table-cell>
          <table:table-cell ns42:value-type="string" table:style-name="ce28" office:value-type="string">
            <text:p>0038</text:p>
          </table:table-cell>
          <table:table-cell table:style-name="ce31"/>
          <table:table-cell ns42:value-type="float" table:style-name="ce41" office:value="1716" office:value-type="float">
            <text:p>1716</text:p>
          </table:table-cell>
          <table:table-cell ns42:value-type="float" table:style-name="ce45" office:value="1827" office:value-type="float">
            <text:p>182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appemeer</text:p>
            <office:annotation>
              <text:p>http://purl.org/linked-data/sdmx/2009/dimension#refArea=http://www.gemeentegeschiedenis.nl/amco/10080</text:p>
            </office:annotation>
          </table:table-cell>
          <table:table-cell ns42:value-type="string" table:style-name="ce28" office:value-type="string">
            <text:p>1168</text:p>
          </table:table-cell>
          <table:table-cell table:style-name="ce31"/>
          <table:table-cell ns42:value-type="float" table:style-name="ce41" office:value="1364" office:value-type="float">
            <text:p>1364</text:p>
          </table:table-cell>
          <table:table-cell ns42:value-type="float" table:style-name="ce45" office:value="1373" office:value-type="float">
            <text:p>137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cheemda</text:p>
            <office:annotation>
              <text:p>http://purl.org/linked-data/sdmx/2009/dimension#refArea=http://www.gemeentegeschiedenis.nl/amco/10711</text:p>
            </office:annotation>
          </table:table-cell>
          <table:table-cell ns42:value-type="string" table:style-name="ce28" office:value-type="string">
            <text:p>0039</text:p>
          </table:table-cell>
          <table:table-cell table:style-name="ce31"/>
          <table:table-cell ns42:value-type="float" table:style-name="ce41" office:value="1544" office:value-type="float">
            <text:p>1544</text:p>
          </table:table-cell>
          <table:table-cell ns42:value-type="float" table:style-name="ce45" office:value="1692" office:value-type="float">
            <text:p>1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lochteren</text:p>
            <office:annotation>
              <text:p>http://purl.org/linked-data/sdmx/2009/dimension#refArea=http://www.gemeentegeschiedenis.nl/amco/10747</text:p>
            </office:annotation>
          </table:table-cell>
          <table:table-cell ns42:value-type="string" table:style-name="ce28" office:value-type="string">
            <text:p>0040</text:p>
          </table:table-cell>
          <table:table-cell table:style-name="ce31"/>
          <table:table-cell ns42:value-type="float" table:style-name="ce41" office:value="2576" office:value-type="float">
            <text:p>2576</text:p>
          </table:table-cell>
          <table:table-cell ns42:value-type="float" table:style-name="ce45" office:value="2624" office:value-type="float">
            <text:p>262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tedum</text:p>
            <office:annotation>
              <text:p>http://purl.org/linked-data/sdmx/2009/dimension#refArea=http://www.gemeentegeschiedenis.nl/amco/10771</text:p>
            </office:annotation>
          </table:table-cell>
          <table:table-cell ns42:value-type="string" table:style-name="ce28" office:value-type="string">
            <text:p>0041</text:p>
          </table:table-cell>
          <table:table-cell table:style-name="ce31"/>
          <table:table-cell ns42:value-type="float" table:style-name="ce41" office:value="662" office:value-type="float">
            <text:p>662</text:p>
          </table:table-cell>
          <table:table-cell ns42:value-type="float" table:style-name="ce45" office:value="692" office:value-type="float">
            <text:p>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n Boer</text:p>
            <office:annotation>
              <text:p>http://purl.org/linked-data/sdmx/2009/dimension#refArea=http://www.gemeentegeschiedenis.nl/amco/10891</text:p>
            </office:annotation>
          </table:table-cell>
          <table:table-cell ns42:value-type="string" table:style-name="ce28" office:value-type="string">
            <text:p>0009</text:p>
          </table:table-cell>
          <table:table-cell table:style-name="ce31"/>
          <table:table-cell ns42:value-type="float" table:style-name="ce41" office:value="1428" office:value-type="float">
            <text:p>1428</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rmunten</text:p>
            <office:annotation>
              <text:p>http://purl.org/linked-data/sdmx/2009/dimension#refArea=http://www.gemeentegeschiedenis.nl/amco/11023</text:p>
            </office:annotation>
          </table:table-cell>
          <table:table-cell ns42:value-type="string" table:style-name="ce28" office:value-type="string">
            <text:p>0042</text:p>
          </table:table-cell>
          <table:table-cell table:style-name="ce31"/>
          <table:table-cell ns42:value-type="float" table:style-name="ce41" office:value="904" office:value-type="float">
            <text:p>904</text:p>
          </table:table-cell>
          <table:table-cell ns42:value-type="float" table:style-name="ce45" office:value="937" office:value-type="float">
            <text:p>93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n</text:p>
            <office:annotation>
              <text:p>http://purl.org/linked-data/sdmx/2009/dimension#refArea=http://www.gemeentegeschiedenis.nl/amco/11137</text:p>
            </office:annotation>
          </table:table-cell>
          <table:table-cell ns42:value-type="string" table:style-name="ce28" office:value-type="string">
            <text:p>0043</text:p>
          </table:table-cell>
          <table:table-cell table:style-name="ce31"/>
          <table:table-cell ns42:value-type="float" table:style-name="ce41" office:value="961" office:value-type="float">
            <text:p>961</text:p>
          </table:table-cell>
          <table:table-cell ns42:value-type="float" table:style-name="ce45" office:value="960" office:value-type="float">
            <text:p>9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rmeeden</text:p>
            <office:annotation>
              <text:p>http://purl.org/linked-data/sdmx/2009/dimension#refArea=http://www.gemeentegeschiedenis.nl/amco/10246</text:p>
            </office:annotation>
          </table:table-cell>
          <table:table-cell ns42:value-type="string" table:style-name="ce28" office:value-type="string">
            <text:p>0044</text:p>
          </table:table-cell>
          <table:table-cell table:style-name="ce31"/>
          <table:table-cell ns42:value-type="float" table:style-name="ce41" office:value="1081" office:value-type="float">
            <text:p>108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lrum</text:p>
            <office:annotation>
              <text:p>http://purl.org/linked-data/sdmx/2009/dimension#refArea=http://www.gemeentegeschiedenis.nl/amco/10180</text:p>
            </office:annotation>
          </table:table-cell>
          <table:table-cell ns42:value-type="string" table:style-name="ce28" office:value-type="string">
            <text:p>0045</text:p>
          </table:table-cell>
          <table:table-cell table:style-name="ce31"/>
          <table:table-cell ns42:value-type="float" table:style-name="ce41" office:value="1150" office:value-type="float">
            <text:p>1150</text:p>
          </table:table-cell>
          <table:table-cell ns42:value-type="float" table:style-name="ce45" office:value="1195" office:value-type="float">
            <text:p>11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squert</text:p>
            <office:annotation>
              <text:p>http://purl.org/linked-data/sdmx/2009/dimension#refArea=http://www.gemeentegeschiedenis.nl/amco/11035</text:p>
            </office:annotation>
          </table:table-cell>
          <table:table-cell ns42:value-type="string" table:style-name="ce28" office:value-type="string">
            <text:p>0046</text:p>
          </table:table-cell>
          <table:table-cell table:style-name="ce31"/>
          <table:table-cell ns42:value-type="float" table:style-name="ce41" office:value="563" office:value-type="float">
            <text:p>563</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eendam</text:p>
            <office:annotation>
              <text:p>http://purl.org/linked-data/sdmx/2009/dimension#refArea=http://www.gemeentegeschiedenis.nl/amco/11292</text:p>
            </office:annotation>
          </table:table-cell>
          <table:table-cell ns42:value-type="string" table:style-name="ce28" office:value-type="string">
            <text:p>0047</text:p>
          </table:table-cell>
          <table:table-cell table:style-name="ce31"/>
          <table:table-cell ns42:value-type="float" table:style-name="ce41" office:value="3299" office:value-type="float">
            <text:p>3299</text:p>
          </table:table-cell>
          <table:table-cell ns42:value-type="float" table:style-name="ce45" office:value="3510" office:value-type="float">
            <text:p>351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lagtwedde</text:p>
            <office:annotation>
              <text:p>http://purl.org/linked-data/sdmx/2009/dimension#refArea=http://www.gemeentegeschiedenis.nl/amco/11249</text:p>
            </office:annotation>
          </table:table-cell>
          <table:table-cell ns42:value-type="string" table:style-name="ce28" office:value-type="string">
            <text:p>0048</text:p>
          </table:table-cell>
          <table:table-cell table:style-name="ce31"/>
          <table:table-cell ns42:value-type="float" table:style-name="ce41" office:value="1057" office:value-type="float">
            <text:p>1057</text:p>
          </table:table-cell>
          <table:table-cell ns42:value-type="float" table:style-name="ce45" office:value="912" office:value-type="float">
            <text:p>91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arffum</text:p>
            <office:annotation>
              <text:p>http://purl.org/linked-data/sdmx/2009/dimension#refArea=http://www.gemeentegeschiedenis.nl/amco/10498</text:p>
            </office:annotation>
          </table:table-cell>
          <table:table-cell ns42:value-type="string" table:style-name="ce28" office:value-type="string">
            <text:p>0049</text:p>
          </table:table-cell>
          <table:table-cell table:style-name="ce31"/>
          <table:table-cell ns42:value-type="float" table:style-name="ce41" office:value="808" office:value-type="float">
            <text:p>808</text:p>
          </table:table-cell>
          <table:table-cell ns42:value-type="float" table:style-name="ce45" office:value="747" office:value-type="float">
            <text:p>7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edde</text:p>
            <office:annotation>
              <text:p>http://purl.org/linked-data/sdmx/2009/dimension#refArea=http://www.gemeentegeschiedenis.nl/amco/10247</text:p>
            </office:annotation>
          </table:table-cell>
          <table:table-cell ns42:value-type="string" table:style-name="ce28" office:value-type="string">
            <text:p>1220</text:p>
          </table:table-cell>
          <table:table-cell table:style-name="ce31"/>
          <table:table-cell ns42:value-type="float" table:style-name="ce41" office:value="768" office:value-type="float">
            <text:p>768</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ldervank</text:p>
            <office:annotation>
              <text:p>http://purl.org/linked-data/sdmx/2009/dimension#refArea=http://www.gemeentegeschiedenis.nl/amco/10825</text:p>
            </office:annotation>
          </table:table-cell>
          <table:table-cell ns42:value-type="string" table:style-name="ce28" office:value-type="string">
            <text:p>1225</text:p>
          </table:table-cell>
          <table:table-cell table:style-name="ce31"/>
          <table:table-cell ns42:value-type="float" table:style-name="ce41" office:value="1811" office:value-type="float">
            <text:p>1811</text:p>
          </table:table-cell>
          <table:table-cell ns42:value-type="float" table:style-name="ce45" office:value="1730" office:value-type="float">
            <text:p>173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choten</text:p>
            <office:annotation>
              <text:p>http://purl.org/linked-data/sdmx/2009/dimension#refArea=http://www.gemeentegeschiedenis.nl/amco/10453</text:p>
            </office:annotation>
          </table:table-cell>
          <table:table-cell ns42:value-type="string" table:style-name="ce28" office:value-type="string">
            <text:p>0052</text:p>
          </table:table-cell>
          <table:table-cell table:style-name="ce31"/>
          <table:table-cell ns42:value-type="float" table:style-name="ce41" office:value="1549" office:value-type="float">
            <text:p>1549</text:p>
          </table:table-cell>
          <table:table-cell ns42:value-type="float" table:style-name="ce45" office:value="1680" office:value-type="float">
            <text:p>168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um</text:p>
            <office:annotation>
              <text:p>http://purl.org/linked-data/sdmx/2009/dimension#refArea=http://www.gemeentegeschiedenis.nl/amco/11135</text:p>
            </office:annotation>
          </table:table-cell>
          <table:table-cell ns42:value-type="string" table:style-name="ce28" office:value-type="string">
            <text:p>0053</text:p>
          </table:table-cell>
          <table:table-cell table:style-name="ce31"/>
          <table:table-cell ns42:value-type="float" table:style-name="ce41" office:value="823" office:value-type="float">
            <text:p>823</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 Zandt</text:p>
            <office:annotation>
              <text:p>http://purl.org/linked-data/sdmx/2009/dimension#refArea=http://www.gemeentegeschiedenis.nl/amco/10956</text:p>
            </office:annotation>
          </table:table-cell>
          <table:table-cell ns42:value-type="string" table:style-name="ce28" office:value-type="string">
            <text:p>0054</text:p>
          </table:table-cell>
          <table:table-cell table:style-name="ce31"/>
          <table:table-cell ns42:value-type="float" table:style-name="ce41" office:value="1176" office:value-type="float">
            <text:p>1176</text:p>
          </table:table-cell>
          <table:table-cell ns42:value-type="float" table:style-name="ce45" office:value="1161" office:value-type="float">
            <text:p>116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broek (Gr.)</text:p>
            <office:annotation>
              <text:p>http://purl.org/linked-data/sdmx/2009/dimension#refArea=http://www.gemeentegeschiedenis.nl/amco/11282</text:p>
            </office:annotation>
          </table:table-cell>
          <table:table-cell ns42:value-type="string" table:style-name="ce28" office:value-type="string">
            <text:p>1240</text:p>
          </table:table-cell>
          <table:table-cell table:style-name="ce31"/>
          <table:table-cell ns42:value-type="float" table:style-name="ce41" office:value="723" office:value-type="float">
            <text:p>723</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horn</text:p>
            <office:annotation>
              <text:p>http://purl.org/linked-data/sdmx/2009/dimension#refArea=http://www.gemeentegeschiedenis.nl/amco/10021</text:p>
            </office:annotation>
          </table:table-cell>
          <table:table-cell ns42:value-type="string" table:style-name="ce28" office:value-type="string">
            <text:p>0056</text:p>
          </table:table-cell>
          <table:table-cell table:style-name="ce31"/>
          <table:table-cell ns42:value-type="float" table:style-name="ce41" office:value="815" office:value-type="float">
            <text:p>815</text:p>
          </table:table-cell>
          <table:table-cell ns42:value-type="float" table:style-name="ce45" office:value="905" office:value-type="float">
            <text:p>9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1"/>
          <table:table-cell table:style-name="ce20"/>
          <table:table-cell table:style-name="ce28"/>
          <table:table-cell table:style-name="ce34"/>
          <table:table-cell table:style-name="ce41">
            <office:annotation draw:style-name="gr1" svg:height="76.51pt" draw:caption-point-y="9.27pt" svg:width="194.26pt" svg:x="726.75pt" draw:caption-point-x="-12.3pt" svg:y="15740.25pt" draw:text-style-name="P2">
              <dc:creator>CDM</dc:creator>
              <dc:date>2017-10-25T00:00:00</dc:date>
              <text:p text:style-name="P1"><text:span text:style-name="T5">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5">
            <office:annotation draw:style-name="gr1" svg:height="65.99pt" draw:caption-point-y="9.27pt" svg:width="189.75pt" svg:x="777pt" draw:caption-point-x="-12.3pt" svg:y="15740.25pt" draw:text-style-name="P2">
              <dc:creator>CDM</dc:creator>
              <dc:date>2017-10-25T00:00:00</dc:date>
              <text:p text:style-name="P1"><text:span text:style-name="T5">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n</text:p>
            <office:annotation>
              <text:p>http://purl.org/linked-data/sdmx/2009/dimension#refArea=http://www.gemeentegeschiedenis.nl/amco/11228</text:p>
            </office:annotation>
          </table:table-cell>
          <table:table-cell ns42:value-type="string" table:style-name="ce28" office:value-type="string">
            <text:p>0080</text:p>
          </table:table-cell>
          <table:table-cell table:style-name="ce31"/>
          <table:table-cell ns42:value-type="float" table:style-name="ce41" office:value="9857" office:value-type="float">
            <text:p>9857</text:p>
          </table:table-cell>
          <table:table-cell ns42:value-type="float" table:style-name="ce45" office:value="11081" office:value-type="float">
            <text:p>110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chtkarspelen</text:p>
            <office:annotation>
              <text:p>http://purl.org/linked-data/sdmx/2009/dimension#refArea=http://www.gemeentegeschiedenis.nl/amco/10199</text:p>
            </office:annotation>
          </table:table-cell>
          <table:table-cell ns42:value-type="string" table:style-name="ce28" office:value-type="string">
            <text:p>0059</text:p>
          </table:table-cell>
          <table:table-cell table:style-name="ce31"/>
          <table:table-cell ns42:value-type="float" table:style-name="ce41" office:value="3066" office:value-type="float">
            <text:p>3066</text:p>
          </table:table-cell>
          <table:table-cell ns42:value-type="float" table:style-name="ce45" office:value="3094" office:value-type="float">
            <text:p>309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engwirden</text:p>
            <office:annotation>
              <text:p>http://purl.org/linked-data/sdmx/2009/dimension#refArea=http://www.gemeentegeschiedenis.nl/amco/10157</text:p>
            </office:annotation>
          </table:table-cell>
          <table:table-cell ns42:value-type="string" table:style-name="ce28" office:value-type="string">
            <text:p>1006</text:p>
          </table:table-cell>
          <table:table-cell table:style-name="ce31"/>
          <table:table-cell ns42:value-type="float" table:style-name="ce41" office:value="1209" office:value-type="float">
            <text:p>1209</text:p>
          </table:table-cell>
          <table:table-cell ns42:value-type="float" table:style-name="ce45" office:value="1181" office:value-type="float">
            <text:p>11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meland</text:p>
            <office:annotation>
              <text:p>http://purl.org/linked-data/sdmx/2009/dimension#refArea=http://www.gemeentegeschiedenis.nl/amco/11153</text:p>
            </office:annotation>
          </table:table-cell>
          <table:table-cell ns42:value-type="string" table:style-name="ce28" office:value-type="string">
            <text:p>0060</text:p>
          </table:table-cell>
          <table:table-cell table:style-name="ce31"/>
          <table:table-cell ns42:value-type="float" table:style-name="ce41" office:value="963" office:value-type="float">
            <text:p>963</text:p>
          </table:table-cell>
          <table:table-cell ns42:value-type="float" table:style-name="ce45" office:value="932" office:value-type="float">
            <text:p>93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arderadeel</text:p>
            <office:annotation>
              <text:p>http://purl.org/linked-data/sdmx/2009/dimension#refArea=http://www.gemeentegeschiedenis.nl/amco/10422</text:p>
            </office:annotation>
          </table:table-cell>
          <table:table-cell ns42:value-type="string" table:style-name="ce28" office:value-type="string">
            <text:p>0061</text:p>
          </table:table-cell>
          <table:table-cell table:style-name="ce31"/>
          <table:table-cell ns42:value-type="float" table:style-name="ce41" office:value="1977" office:value-type="float">
            <text:p>1977</text:p>
          </table:table-cell>
          <table:table-cell ns42:value-type="float" table:style-name="ce45" office:value="2015" office:value-type="float">
            <text:p>201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rradeel</text:p>
            <office:annotation>
              <text:p>http://purl.org/linked-data/sdmx/2009/dimension#refArea=http://www.gemeentegeschiedenis.nl/amco/10156</text:p>
            </office:annotation>
          </table:table-cell>
          <table:table-cell ns42:value-type="string" table:style-name="ce28" office:value-type="string">
            <text:p>0062</text:p>
          </table:table-cell>
          <table:table-cell table:style-name="ce31"/>
          <table:table-cell ns42:value-type="float" table:style-name="ce41" office:value="2255" office:value-type="float">
            <text:p>2255</text:p>
          </table:table-cell>
          <table:table-cell ns42:value-type="float" table:style-name="ce45" office:value="2288" office:value-type="float">
            <text:p>22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t Bildt</text:p>
            <office:annotation>
              <text:p>http://purl.org/linked-data/sdmx/2009/dimension#refArea=http://www.gemeentegeschiedenis.nl/amco/10128</text:p>
            </office:annotation>
          </table:table-cell>
          <table:table-cell ns42:value-type="string" table:style-name="ce28" office:value-type="string">
            <text:p>0063</text:p>
          </table:table-cell>
          <table:table-cell table:style-name="ce31"/>
          <table:table-cell ns42:value-type="float" table:style-name="ce41" office:value="2799" office:value-type="float">
            <text:p>2799</text:p>
          </table:table-cell>
          <table:table-cell ns42:value-type="float" table:style-name="ce45" office:value="2830" office:value-type="float">
            <text:p>283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olsward</text:p>
            <office:annotation>
              <text:p>http://purl.org/linked-data/sdmx/2009/dimension#refArea=http://www.gemeentegeschiedenis.nl/amco/10865</text:p>
            </office:annotation>
          </table:table-cell>
          <table:table-cell ns42:value-type="string" table:style-name="ce28" office:value-type="string">
            <text:p>0064</text:p>
          </table:table-cell>
          <table:table-cell table:style-name="ce31"/>
          <table:table-cell ns42:value-type="float" table:style-name="ce41" office:value="1741" office:value-type="float">
            <text:p>1741</text:p>
          </table:table-cell>
          <table:table-cell ns42:value-type="float" table:style-name="ce45" office:value="1923" office:value-type="float">
            <text:p>1923</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antumadeel</text:p>
            <office:annotation>
              <text:p>http://purl.org/linked-data/sdmx/2009/dimension#refArea=http://www.gemeentegeschiedenis.nl/amco/10650</text:p>
            </office:annotation>
          </table:table-cell>
          <table:table-cell ns42:value-type="string" table:style-name="ce28" office:value-type="string">
            <text:p>0065</text:p>
          </table:table-cell>
          <table:table-cell table:style-name="ce31"/>
          <table:table-cell ns42:value-type="float" table:style-name="ce41" office:value="2723" office:value-type="float">
            <text:p>2723</text:p>
          </table:table-cell>
          <table:table-cell ns42:value-type="float" table:style-name="ce45" office:value="2707" office:value-type="float">
            <text:p>270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kkum</text:p>
            <office:annotation>
              <text:p>http://purl.org/linked-data/sdmx/2009/dimension#refArea=http://www.gemeentegeschiedenis.nl/amco/10198</text:p>
            </office:annotation>
          </table:table-cell>
          <table:table-cell ns42:value-type="string" table:style-name="ce28" office:value-type="string">
            <text:p>0066</text:p>
          </table:table-cell>
          <table:table-cell table:style-name="ce31"/>
          <table:table-cell ns42:value-type="float" table:style-name="ce41" office:value="1597" office:value-type="float">
            <text:p>1597</text:p>
          </table:table-cell>
          <table:table-cell ns42:value-type="float" table:style-name="ce45" office:value="1867" office:value-type="float">
            <text:p>18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niawerstal</text:p>
            <office:annotation>
              <text:p>http://purl.org/linked-data/sdmx/2009/dimension#refArea=http://www.gemeentegeschiedenis.nl/amco/10086</text:p>
            </office:annotation>
          </table:table-cell>
          <table:table-cell ns42:value-type="string" table:style-name="ce28" office:value-type="string">
            <text:p>0067</text:p>
          </table:table-cell>
          <table:table-cell table:style-name="ce31"/>
          <table:table-cell ns42:value-type="float" table:style-name="ce41" office:value="1093" office:value-type="float">
            <text:p>1093</text:p>
          </table:table-cell>
          <table:table-cell ns42:value-type="float" table:style-name="ce45" office:value="1028" office:value-type="float">
            <text:p>102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erwerderadeel</text:p>
            <office:annotation>
              <text:p>http://purl.org/linked-data/sdmx/2009/dimension#refArea=http://www.gemeentegeschiedenis.nl/amco/11284</text:p>
            </office:annotation>
          </table:table-cell>
          <table:table-cell ns42:value-type="string" table:style-name="ce28" office:value-type="string">
            <text:p>0068</text:p>
          </table:table-cell>
          <table:table-cell table:style-name="ce31"/>
          <table:table-cell ns42:value-type="float" table:style-name="ce41" office:value="3147" office:value-type="float">
            <text:p>3147</text:p>
          </table:table-cell>
          <table:table-cell ns42:value-type="float" table:style-name="ce45" office:value="3182" office:value-type="float">
            <text:p>318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text:p>
            <office:annotation>
              <text:p>http://purl.org/linked-data/sdmx/2009/dimension#refArea=http://www.gemeentegeschiedenis.nl/amco/11226</text:p>
            </office:annotation>
          </table:table-cell>
          <table:table-cell ns42:value-type="string" table:style-name="ce28" office:value-type="string">
            <text:p>0069</text:p>
          </table:table-cell>
          <table:table-cell table:style-name="ce31"/>
          <table:table-cell ns42:value-type="float" table:style-name="ce41" office:value="2202" office:value-type="float">
            <text:p>2202</text:p>
          </table:table-cell>
          <table:table-cell ns42:value-type="float" table:style-name="ce45" office:value="2454" office:value-type="float">
            <text:p>245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adeel</text:p>
            <office:annotation>
              <text:p>http://purl.org/linked-data/sdmx/2009/dimension#refArea=http://www.gemeentegeschiedenis.nl/amco/10404</text:p>
            </office:annotation>
          </table:table-cell>
          <table:table-cell ns42:value-type="string" table:style-name="ce28" office:value-type="string">
            <text:p>0070</text:p>
          </table:table-cell>
          <table:table-cell table:style-name="ce31"/>
          <table:table-cell ns42:value-type="float" table:style-name="ce41" office:value="1559" office:value-type="float">
            <text:p>1559</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Gaasterland</text:p>
            <office:annotation>
              <text:p>http://purl.org/linked-data/sdmx/2009/dimension#refArea=http://www.gemeentegeschiedenis.nl/amco/10036</text:p>
            </office:annotation>
          </table:table-cell>
          <table:table-cell ns42:value-type="string" table:style-name="ce28" office:value-type="string">
            <text:p>0071</text:p>
          </table:table-cell>
          <table:table-cell table:style-name="ce31"/>
          <table:table-cell ns42:value-type="float" table:style-name="ce41" office:value="1401" office:value-type="float">
            <text:p>1401</text:p>
          </table:table-cell>
          <table:table-cell ns42:value-type="float" table:style-name="ce45" office:value="1368" office:value-type="float">
            <text:p>136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rlingen</text:p>
            <office:annotation>
              <text:p>http://purl.org/linked-data/sdmx/2009/dimension#refArea=http://www.gemeentegeschiedenis.nl/amco/10909</text:p>
            </office:annotation>
          </table:table-cell>
          <table:table-cell ns42:value-type="string" table:style-name="ce28" office:value-type="string">
            <text:p>0072</text:p>
          </table:table-cell>
          <table:table-cell table:style-name="ce31"/>
          <table:table-cell ns42:value-type="float" table:style-name="ce41" office:value="3482" office:value-type="float">
            <text:p>3482</text:p>
          </table:table-cell>
          <table:table-cell ns42:value-type="float" table:style-name="ce45" office:value="4055" office:value-type="float">
            <text:p>405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skerland</text:p>
            <office:annotation>
              <text:p>http://purl.org/linked-data/sdmx/2009/dimension#refArea=http://www.gemeentegeschiedenis.nl/amco/10022</text:p>
            </office:annotation>
          </table:table-cell>
          <table:table-cell ns42:value-type="string" table:style-name="ce28" office:value-type="string">
            <text:p>0073</text:p>
          </table:table-cell>
          <table:table-cell table:style-name="ce31"/>
          <table:table-cell ns42:value-type="float" table:style-name="ce41" office:value="2167" office:value-type="float">
            <text:p>2167</text:p>
          </table:table-cell>
          <table:table-cell ns42:value-type="float" table:style-name="ce45" office:value="2208" office:value-type="float">
            <text:p>22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melumer Oldephaerd en Noordwolde</text:p>
            <office:annotation>
              <text:p>http://purl.org/linked-data/sdmx/2009/dimension#refArea=http://www.gemeentegeschiedenis.nl/amco/10334</text:p>
            </office:annotation>
          </table:table-cell>
          <table:table-cell ns42:value-type="string" table:style-name="ce28" office:value-type="string">
            <text:p>1260</text:p>
          </table:table-cell>
          <table:table-cell table:style-name="ce31"/>
          <table:table-cell ns42:value-type="float" table:style-name="ce41" office:value="1210" office:value-type="float">
            <text:p>1210</text:p>
          </table:table-cell>
          <table:table-cell ns42:value-type="float" table:style-name="ce45" office:value="1240" office:value-type="float">
            <text:p>124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nnaarderadeel</text:p>
            <office:annotation>
              <text:p>http://purl.org/linked-data/sdmx/2009/dimension#refArea=http://www.gemeentegeschiedenis.nl/amco/10877</text:p>
            </office:annotation>
          </table:table-cell>
          <table:table-cell ns42:value-type="string" table:style-name="ce28" office:value-type="string">
            <text:p>0076</text:p>
          </table:table-cell>
          <table:table-cell table:style-name="ce31"/>
          <table:table-cell ns42:value-type="float" table:style-name="ce41" office:value="1438" office:value-type="float">
            <text:p>1438</text:p>
          </table:table-cell>
          <table:table-cell ns42:value-type="float" table:style-name="ce45" office:value="1445" office:value-type="float">
            <text:p>14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indeloopen</text:p>
            <office:annotation>
              <text:p>http://purl.org/linked-data/sdmx/2009/dimension#refArea=http://www.gemeentegeschiedenis.nl/amco/10672</text:p>
            </office:annotation>
          </table:table-cell>
          <table:table-cell ns42:value-type="string" table:style-name="ce28" office:value-type="string">
            <text:p>0077</text:p>
          </table:table-cell>
          <table:table-cell table:style-name="ce31"/>
          <table:table-cell ns42:value-type="float" table:style-name="ce41" office:value="547" office:value-type="float">
            <text:p>547</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daarderadeel</text:p>
            <office:annotation>
              <text:p>http://purl.org/linked-data/sdmx/2009/dimension#refArea=http://www.gemeentegeschiedenis.nl/amco/10815</text:p>
            </office:annotation>
          </table:table-cell>
          <table:table-cell ns42:value-type="string" table:style-name="ce28" office:value-type="string">
            <text:p>0078</text:p>
          </table:table-cell>
          <table:table-cell table:style-name="ce31"/>
          <table:table-cell ns42:value-type="float" table:style-name="ce41" office:value="1894" office:value-type="float">
            <text:p>1894</text:p>
          </table:table-cell>
          <table:table-cell ns42:value-type="float" table:style-name="ce45" office:value="1962" office:value-type="float">
            <text:p>196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Kollumerland en Nieuwkruisland</text:p>
            <office:annotation>
              <text:p>http://purl.org/linked-data/sdmx/2009/dimension#refArea=http://www.gemeentegeschiedenis.nl/amco/10984</text:p>
            </office:annotation>
          </table:table-cell>
          <table:table-cell ns42:value-type="string" table:style-name="ce28" office:value-type="string">
            <text:p>0079</text:p>
          </table:table-cell>
          <table:table-cell table:style-name="ce31"/>
          <table:table-cell ns42:value-type="float" table:style-name="ce41" office:value="1521" office:value-type="float">
            <office:annotation draw:style-name="gr1" svg:height="45.01pt" draw:caption-point-y="9.27pt" svg:width="141pt" svg:x="726.75pt" draw:caption-point-x="-12.3pt" svg:y="16020.74pt" draw:text-style-name="P2">
              <dc:creator>CDM</dc:creator>
              <dc:date>2017-10-25T00:00:00</dc:date>
              <text:p text:style-name="P1"><text:span text:style-name="T5">Het gegeven aantal mannen is waarschijnlijk 2521 en niet 1521. Zie de opmerking bij het provinciale totaal.</text:span></text:p>
            </office:annotation>
            <text:p>1521</text:p>
            <office:annotation>
              <text:p>http://www.w3.org/1999/02/22-rdf-syntax-ns#type=http://www.w3.org/2000/01/rdf-schema#Resource</text:p>
              <text:p>http://bit.ly/cedar-tablink#value=het gegeven aantal mannen is waarschijnlijk 2521 en niet 1521. zie de opmerking bij het provinciale totaal.</text:p>
              <text:p>http://www.w3.org/ns/openannotation/core/annotatedBy=cdm</text:p>
              <text:p>http://www.w3.org/ns/openannotation/core/serializedAt=2017-10-25</text:p>
            </office:annotation>
          </table:table-cell>
          <table:table-cell ns42:value-type="float" table:style-name="ce45" office:value="2498" office:value-type="float">
            <text:p>249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radeel</text:p>
            <office:annotation>
              <text:p>http://purl.org/linked-data/sdmx/2009/dimension#refArea=http://www.gemeentegeschiedenis.nl/amco/10851</text:p>
            </office:annotation>
          </table:table-cell>
          <table:table-cell ns42:value-type="string" table:style-name="ce28" office:value-type="string">
            <text:p>0081</text:p>
          </table:table-cell>
          <table:table-cell table:style-name="ce31"/>
          <table:table-cell ns42:value-type="float" table:style-name="ce41" office:value="2839" office:value-type="float">
            <text:p>2839</text:p>
          </table:table-cell>
          <table:table-cell ns42:value-type="float" table:style-name="ce45" office:value="2942" office:value-type="float">
            <text:p>294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msterland</text:p>
            <office:annotation>
              <text:p>http://purl.org/linked-data/sdmx/2009/dimension#refArea=http://www.gemeentegeschiedenis.nl/amco/10142</text:p>
            </office:annotation>
          </table:table-cell>
          <table:table-cell ns42:value-type="string" table:style-name="ce28" office:value-type="string">
            <text:p>0082</text:p>
          </table:table-cell>
          <table:table-cell table:style-name="ce31"/>
          <table:table-cell ns42:value-type="float" table:style-name="ce41" office:value="1739" office:value-type="float">
            <text:p>1739</text:p>
          </table:table-cell>
          <table:table-cell ns42:value-type="float" table:style-name="ce45" office:value="1864" office:value-type="float">
            <text:p>186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Menaldumadeel</text:p>
            <office:annotation>
              <text:p>http://purl.org/linked-data/sdmx/2009/dimension#refArea=http://www.gemeentegeschiedenis.nl/amco/11144</text:p>
            </office:annotation>
          </table:table-cell>
          <table:table-cell ns42:value-type="string" table:style-name="ce28" office:value-type="string">
            <text:p>0083</text:p>
          </table:table-cell>
          <table:table-cell table:style-name="ce31"/>
          <table:table-cell ns42:value-type="float" table:style-name="ce41" office:value="3006" office:value-type="float">
            <text:p>3006</text:p>
          </table:table-cell>
          <table:table-cell ns42:value-type="float" table:style-name="ce45" office:value="3077" office:value-type="float">
            <text:p>30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dongeradeel</text:p>
            <office:annotation>
              <text:p>http://purl.org/linked-data/sdmx/2009/dimension#refArea=http://www.gemeentegeschiedenis.nl/amco/11102</text:p>
            </office:annotation>
          </table:table-cell>
          <table:table-cell ns42:value-type="string" table:style-name="ce28" office:value-type="string">
            <text:p>0084</text:p>
          </table:table-cell>
          <table:table-cell table:style-name="ce31"/>
          <table:table-cell ns42:value-type="float" table:style-name="ce41" office:value="3116" office:value-type="float">
            <text:p>3116</text:p>
          </table:table-cell>
          <table:table-cell ns42:value-type="float" table:style-name="ce45" office:value="3121" office:value-type="float">
            <text:p>312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stellingwerf</text:p>
            <office:annotation>
              <text:p>http://purl.org/linked-data/sdmx/2009/dimension#refArea=http://www.gemeentegeschiedenis.nl/amco/10836</text:p>
            </office:annotation>
          </table:table-cell>
          <table:table-cell ns42:value-type="string" table:style-name="ce28" office:value-type="string">
            <text:p>0085</text:p>
          </table:table-cell>
          <table:table-cell table:style-name="ce31"/>
          <table:table-cell ns42:value-type="float" table:style-name="ce41" office:value="2091" office:value-type="float">
            <text:p>2091</text:p>
          </table:table-cell>
          <table:table-cell ns42:value-type="float" table:style-name="ce45" office:value="1899" office:value-type="float">
            <text:p>1899</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psterland</text:p>
            <office:annotation>
              <text:p>http://purl.org/linked-data/sdmx/2009/dimension#refArea=http://www.gemeentegeschiedenis.nl/amco/10005</text:p>
            </office:annotation>
          </table:table-cell>
          <table:table-cell ns42:value-type="string" table:style-name="ce28" office:value-type="string">
            <text:p>0086</text:p>
          </table:table-cell>
          <table:table-cell table:style-name="ce31"/>
          <table:table-cell ns42:value-type="float" table:style-name="ce41" office:value="4591" office:value-type="float">
            <text:p>4591</text:p>
          </table:table-cell>
          <table:table-cell ns42:value-type="float" table:style-name="ce45" office:value="4524" office:value-type="float">
            <text:p>452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Rauwerderhem</text:p>
            <office:annotation>
              <text:p>http://purl.org/linked-data/sdmx/2009/dimension#refArea=http://www.gemeentegeschiedenis.nl/amco/10330</text:p>
            </office:annotation>
          </table:table-cell>
          <table:table-cell ns42:value-type="string" table:style-name="ce28" office:value-type="string">
            <text:p>0087</text:p>
          </table:table-cell>
          <table:table-cell table:style-name="ce31"/>
          <table:table-cell ns42:value-type="float" table:style-name="ce41" office:value="967" office:value-type="float">
            <text:p>967</text:p>
          </table:table-cell>
          <table:table-cell ns42:value-type="float" table:style-name="ce45" office:value="967" office:value-type="float">
            <text:p>9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iermonnikoog</text:p>
            <office:annotation>
              <text:p>http://purl.org/linked-data/sdmx/2009/dimension#refArea=http://www.gemeentegeschiedenis.nl/amco/10355</text:p>
            </office:annotation>
          </table:table-cell>
          <table:table-cell ns42:value-type="string" table:style-name="ce28" office:value-type="string">
            <text:p>0088</text:p>
          </table:table-cell>
          <table:table-cell table:style-name="ce31"/>
          <table:table-cell ns42:value-type="float" table:style-name="ce41" office:value="453" office:value-type="float">
            <text:p>453</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oterland</text:p>
            <office:annotation>
              <text:p>http://purl.org/linked-data/sdmx/2009/dimension#refArea=http://www.gemeentegeschiedenis.nl/amco/10680</text:p>
            </office:annotation>
          </table:table-cell>
          <table:table-cell ns42:value-type="string" table:style-name="ce28" office:value-type="string">
            <text:p>1174</text:p>
          </table:table-cell>
          <table:table-cell table:style-name="ce31"/>
          <table:table-cell ns42:value-type="float" table:style-name="ce41" office:value="3668" office:value-type="float">
            <text:p>3668</text:p>
          </table:table-cell>
          <table:table-cell ns42:value-type="float" table:style-name="ce45" office:value="3688" office:value-type="float">
            <text:p>36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loten (F.)</text:p>
            <office:annotation>
              <text:p>http://purl.org/linked-data/sdmx/2009/dimension#refArea=http://www.gemeentegeschiedenis.nl/amco/10867</text:p>
            </office:annotation>
          </table:table-cell>
          <table:table-cell ns42:value-type="string" table:style-name="ce28" office:value-type="string">
            <text:p>0089</text:p>
          </table:table-cell>
          <table:table-cell table:style-name="ce31"/>
          <table:table-cell ns42:value-type="float" table:style-name="ce41" office:value="352" office:value-type="float">
            <text:p>352</text:p>
          </table:table-cell>
          <table:table-cell ns42:value-type="float" table:style-name="ce45" office:value="388" office:value-type="float">
            <text:p>3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mallingerland</text:p>
            <office:annotation>
              <text:p>http://purl.org/linked-data/sdmx/2009/dimension#refArea=http://www.gemeentegeschiedenis.nl/amco/10405</text:p>
            </office:annotation>
          </table:table-cell>
          <table:table-cell ns42:value-type="string" table:style-name="ce28" office:value-type="string">
            <text:p>0090</text:p>
          </table:table-cell>
          <table:table-cell table:style-name="ce31"/>
          <table:table-cell ns42:value-type="float" table:style-name="ce41" office:value="2906" office:value-type="float">
            <text:p>2906</text:p>
          </table:table-cell>
          <table:table-cell ns42:value-type="float" table:style-name="ce45" office:value="2938" office:value-type="float">
            <text:p>293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neek</text:p>
            <office:annotation>
              <text:p>http://purl.org/linked-data/sdmx/2009/dimension#refArea=http://www.gemeentegeschiedenis.nl/amco/11421</text:p>
            </office:annotation>
          </table:table-cell>
          <table:table-cell ns42:value-type="string" table:style-name="ce28" office:value-type="string">
            <text:p>0091</text:p>
          </table:table-cell>
          <table:table-cell table:style-name="ce31"/>
          <table:table-cell ns42:value-type="float" table:style-name="ce41" office:value="3020" office:value-type="float">
            <text:p>3020</text:p>
          </table:table-cell>
          <table:table-cell ns42:value-type="float" table:style-name="ce45" office:value="3435" office:value-type="float">
            <text:p>34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taveren</text:p>
            <office:annotation>
              <text:p>http://purl.org/linked-data/sdmx/2009/dimension#refArea=http://www.gemeentegeschiedenis.nl/amco/10240</text:p>
            </office:annotation>
          </table:table-cell>
          <table:table-cell ns42:value-type="string" table:style-name="ce28" office:value-type="string">
            <text:p>1257</text:p>
          </table:table-cell>
          <table:table-cell table:style-name="ce31"/>
          <table:table-cell ns42:value-type="float" table:style-name="ce41" office:value="253" office:value-type="float">
            <text:p>25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Tietjerksteradeel</text:p>
            <office:annotation>
              <text:p>http://purl.org/linked-data/sdmx/2009/dimension#refArea=http://www.gemeentegeschiedenis.nl/amco/11241</text:p>
            </office:annotation>
          </table:table-cell>
          <table:table-cell ns42:value-type="string" table:style-name="ce28" office:value-type="string">
            <text:p>0094</text:p>
          </table:table-cell>
          <table:table-cell table:style-name="ce31"/>
          <table:table-cell ns42:value-type="float" table:style-name="ce41" office:value="3709" office:value-type="float">
            <text:p>3709</text:p>
          </table:table-cell>
          <table:table-cell ns42:value-type="float" table:style-name="ce45" office:value="3637" office:value-type="float">
            <text:p>363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Utingeradeel</text:p>
            <office:annotation>
              <text:p>http://purl.org/linked-data/sdmx/2009/dimension#refArea=http://www.gemeentegeschiedenis.nl/amco/10140</text:p>
            </office:annotation>
          </table:table-cell>
          <table:table-cell ns42:value-type="string" table:style-name="ce28" office:value-type="string">
            <text:p>0095</text:p>
          </table:table-cell>
          <table:table-cell table:style-name="ce31"/>
          <table:table-cell ns42:value-type="float" table:style-name="ce41" office:value="1619" office:value-type="float">
            <text:p>1619</text:p>
          </table:table-cell>
          <table:table-cell ns42:value-type="float" table:style-name="ce45" office:value="1631" office:value-type="float">
            <text:p>163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dongeradeel</text:p>
            <office:annotation>
              <text:p>http://purl.org/linked-data/sdmx/2009/dimension#refArea=http://www.gemeentegeschiedenis.nl/amco/10129</text:p>
            </office:annotation>
          </table:table-cell>
          <table:table-cell ns42:value-type="string" table:style-name="ce28" office:value-type="string">
            <text:p>0097</text:p>
          </table:table-cell>
          <table:table-cell table:style-name="ce31"/>
          <table:table-cell ns42:value-type="float" table:style-name="ce41" office:value="2688" office:value-type="float">
            <text:p>2688</text:p>
          </table:table-cell>
          <table:table-cell ns42:value-type="float" table:style-name="ce45" office:value="2745" office:value-type="float">
            <text:p>27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stellingwerf</text:p>
            <office:annotation>
              <text:p>http://purl.org/linked-data/sdmx/2009/dimension#refArea=http://www.gemeentegeschiedenis.nl/amco/11322</text:p>
            </office:annotation>
          </table:table-cell>
          <table:table-cell ns42:value-type="string" table:style-name="ce28" office:value-type="string">
            <text:p>0098</text:p>
          </table:table-cell>
          <table:table-cell table:style-name="ce31"/>
          <table:table-cell ns42:value-type="float" table:style-name="ce41" office:value="3746" office:value-type="float">
            <text:p>3746</text:p>
          </table:table-cell>
          <table:table-cell ns42:value-type="float" table:style-name="ce45" office:value="3604" office:value-type="float">
            <text:p>360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nseradeel</text:p>
            <office:annotation>
              <text:p>http://purl.org/linked-data/sdmx/2009/dimension#refArea=http://www.gemeentegeschiedenis.nl/amco/10454</text:p>
            </office:annotation>
          </table:table-cell>
          <table:table-cell ns42:value-type="string" table:style-name="ce28" office:value-type="string">
            <text:p>0099</text:p>
          </table:table-cell>
          <table:table-cell table:style-name="ce31"/>
          <table:table-cell ns42:value-type="float" table:style-name="ce41" office:value="4103" office:value-type="float">
            <text:p>4103</text:p>
          </table:table-cell>
          <table:table-cell ns42:value-type="float" table:style-name="ce45" office:value="3935" office:value-type="float">
            <text:p>39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rkum</text:p>
            <office:annotation>
              <text:p>http://purl.org/linked-data/sdmx/2009/dimension#refArea=http://www.gemeentegeschiedenis.nl/amco/10768</text:p>
            </office:annotation>
          </table:table-cell>
          <table:table-cell ns42:value-type="string" table:style-name="ce28" office:value-type="string">
            <text:p>0100</text:p>
          </table:table-cell>
          <table:table-cell table:style-name="ce31"/>
          <table:table-cell ns42:value-type="float" table:style-name="ce41" office:value="1491" office:value-type="float">
            <text:p>1491</text:p>
          </table:table-cell>
          <table:table-cell ns42:value-type="float" table:style-name="ce45" office:value="1608" office:value-type="float">
            <text:p>16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ymbritseradeel</text:p>
            <office:annotation>
              <text:p>http://purl.org/linked-data/sdmx/2009/dimension#refArea=http://www.gemeentegeschiedenis.nl/amco/11427</text:p>
            </office:annotation>
          </table:table-cell>
          <table:table-cell ns42:value-type="string" table:style-name="ce28" office:value-type="string">
            <text:p>0101</text:p>
          </table:table-cell>
          <table:table-cell table:style-name="ce31"/>
          <table:table-cell ns42:value-type="float" table:style-name="ce41" office:value="3204" office:value-type="float">
            <text:p>3204</text:p>
          </table:table-cell>
          <table:table-cell ns42:value-type="float" table:style-name="ce45" office:value="3152" office:value-type="float">
            <text:p>31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Jlst</text:p>
            <office:annotation>
              <text:p>http://purl.org/linked-data/sdmx/2009/dimension#refArea=http://www.gemeentegeschiedenis.nl/amco/11062</text:p>
            </office:annotation>
          </table:table-cell>
          <table:table-cell ns42:value-type="string" table:style-name="ce28" office:value-type="string">
            <text:p>0102</text:p>
          </table:table-cell>
          <table:table-cell table:style-name="ce31"/>
          <table:table-cell ns42:value-type="float" table:style-name="ce41" office:value="542" office:value-type="float">
            <text:p>542</text:p>
          </table:table-cell>
          <table:table-cell ns42:value-type="float" table:style-name="ce45" office:value="552" office:value-type="float">
            <text:p>5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1"/>
          <table:table-cell table:style-name="ce20"/>
          <table:table-cell table:style-name="ce28"/>
          <table:table-cell table:style-name="ce34"/>
          <table:table-cell table:style-name="ce41">
            <office:annotation draw:style-name="gr1" svg:height="86.26pt" draw:caption-point-y="9.27pt" svg:width="226.49pt" svg:x="726.75pt" draw:caption-point-x="-12.3pt" svg:y="16301.25pt" draw:text-style-name="P2">
              <dc:creator>CDM</dc:creator>
              <dc:date>2017-10-25T00:00:00</dc:date>
              <text:p text:style-name="P1"><text:span text:style-name="T5">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5"/>
          <table:table-cell table:style-name="ce39"/>
          <table:table-cell table:number-columns-repeated="1015"/>
        </table:table-row>
        <table:table-row table:style-name="ro4">
          <table:table-cell table:style-name="ce13"/>
          <table:table-cell table:style-name="ce17"/>
          <table:table-cell table:style-name="ce22" table:number-columns-repeated="2"/>
          <table:table-cell table:style-name="ce29"/>
          <table:table-cell table:style-name="ce30"/>
          <table:table-cell table:style-name="ce43"/>
          <table:table-cell table:style-name="ce47"/>
          <table:table-cell table:style-name="ce39"/>
          <table:table-cell table:number-columns-repeated="1015"/>
        </table:table-row>
        <table:table-row table:style-name="ro3">
          <table:table-cell table:style-name="ce14" table:number-columns-repeated="2"/>
          <table:table-cell table:style-name="ce23" table:number-columns-repeated="4"/>
          <table:table-cell table:style-name="ce39" table:number-columns-repeated="3"/>
          <table:table-cell table:number-columns-repeated="1015"/>
        </table:table-row>
        <table:table-row table:style-name="ro3">
          <table:table-cell table:number-columns-repeated="2"/>
          <table:table-cell table:style-name="ce24" table:number-columns-repeated="2"/>
          <table:table-cell table:style-name="ce30" table:number-columns-repeated="2"/>
          <table:table-cell table:style-name="ce39"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3" table:number-columns-repeated="4"/>
          <table:table-cell table:style-name="ce39" table:number-columns-repeated="3"/>
          <table:table-cell table:number-columns-repeated="1015"/>
        </table:table-row>
        <table:table-row table:style-name="ro3" table:number-rows-repeated="1465">
          <table:table-cell table:number-columns-repeated="2"/>
          <table:table-cell table:style-name="ce25" table:number-columns-repeated="2"/>
          <table:table-cell table:style-name="ce31" table:number-columns-repeated="2"/>
          <table:table-cell table:style-name="ce39" table:number-columns-repeated="3"/>
          <table:table-cell table:number-columns-repeated="1015"/>
        </table:table-row>
        <table:table-row table:style-name="ro3" table:number-rows-repeated="4612">
          <table:table-cell table:number-columns-repeated="2"/>
          <table:table-cell table:style-name="ce25" table:number-columns-repeated="4"/>
          <table:table-cell table:style-name="ce39"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style-name="ta2" table:name="Noten">
        <table:table-column table:style-name="co9" table:default-cell-style-name="ce8"/>
        <table:table-column table:style-name="co7" table:default-cell-style-name="ce8" table:number-columns-repeated="1022"/>
        <table:table-column table:style-name="co8" table:default-cell-style-name="ce8"/>
        <table:table-row table:style-name="ro3">
          <table:table-cell ns42:value-type="string" table:style-name="ce5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ns42:value-type="string" table:style-name="ce53" office:value-type="string">
            <text:p>Noten</text:p>
          </table:table-cell>
          <table:table-cell table:number-columns-repeated="1023"/>
        </table:table-row>
        <table:table-row table:style-name="ro3">
          <table:table-cell table:number-columns-repeated="1024"/>
        </table:table-row>
        <table:table-row table:style-name="ro3">
          <table:table-cell ns42:value-type="string" table:style-name="ce54" office:value-type="string">
            <text:p>Noordholland</text:p>
          </table:table-cell>
          <table:table-cell table:number-columns-repeated="1023"/>
        </table:table-row>
        <table:table-row table:style-name="ro3">
          <table:table-cell ns42:value-type="string" table:style-name="ce55" office: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ns42:value-type="string" table:style-name="ce55" office: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ns42:value-type="string" table:style-name="ce55"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ns42:value-type="string" table:style-name="ce55"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ns42:value-type="string" table:style-name="ce55" office: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ns42:value-type="string" table:style-name="ce55" office: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ns42:value-type="string" table:style-name="ce55" office:value-type="string">
            <text:p>7) Voorloopige indeeling van "de Groed" bij Winkel en van "de Waard" bij Barsingerhorn <text:s/>(K.B. van 15 Oct. 1844, no. 87). <text:s/></text:p>
          </table:table-cell>
          <table:table-cell table:number-columns-repeated="1023"/>
        </table:table-row>
        <table:table-row table:style-name="ro3">
          <table:table-cell ns42:value-type="string" table:style-name="ce55" office: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ns42:value-type="string" table:style-name="ce55" office: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ns42:value-type="string" table:style-name="ce55" office: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ns42:value-type="string" table:style-name="ce55" office: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ns42:value-type="string" table:style-name="ce55" office: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ns42:value-type="string" table:style-name="ce55" office:value-type="string">
            <text:p>13) Als voren van <text:span text:style-name="T4">Etersheim </text:span><text:span text:style-name="T7">en Oosthuizen (K.B. van 20 Dec. 1846, no. 24).</text:span></text:p>
          </table:table-cell>
          <table:table-cell table:number-columns-repeated="1023"/>
        </table:table-row>
        <table:table-row table:style-name="ro3">
          <table:table-cell ns42:value-type="string" table:style-name="ce55" office:value-type="string">
            <text:p>14) Als voren van <text:span text:style-name="T4">Groet</text:span><text:span text:style-name="T7"> en Schoorl (K.B. van 10 Aug. 1833, no. 118).</text:span></text:p>
          </table:table-cell>
          <table:table-cell table:number-columns-repeated="1023"/>
        </table:table-row>
        <table:table-row table:style-name="ro3">
          <table:table-cell ns42:value-type="string" table:style-name="ce55" office: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ns42:value-type="string" table:style-name="ce55" office: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ns42:value-type="string" table:style-name="ce55" office: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ns42:value-type="string" table:style-name="ce55" office: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ns42:value-type="string" table:style-name="ce55" office: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ns42:value-type="string" table:style-name="ce55" office: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ns42:value-type="string" table:style-name="ce55" office:value-type="string">
            <text:p>21) Als voren. Zie verder aant. 4)</text:p>
          </table:table-cell>
          <table:table-cell table:number-columns-repeated="1023"/>
        </table:table-row>
        <table:table-row table:style-name="ro3">
          <table:table-cell ns42:value-type="string" table:style-name="ce55" office: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ns42:value-type="string" table:style-name="ce55" office: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ns42:value-type="string" table:style-name="ce55" office: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ns42:value-type="string" table:style-name="ce55" office:value-type="string">
            <text:p>25) Regeling der grenzen tusschen Weesp en Weespercarspel (wet van 15 Julij 1869, Stbl. no. 125).</text:p>
          </table:table-cell>
          <table:table-cell table:number-columns-repeated="1023"/>
        </table:table-row>
        <table:table-row table:style-name="ro3">
          <table:table-cell ns42:value-type="string" table:style-name="ce55" office: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uidholland</text:p>
          </table:table-cell>
          <table:table-cell table:number-columns-repeated="1023"/>
        </table:table-row>
        <table:table-row table:style-name="ro3">
          <table:table-cell ns42:value-type="string" table:style-name="ce5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ns42:value-type="string" table:style-name="ce55" office: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ns42:value-type="string" table:style-name="ce55" office: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ns42:value-type="string" table:style-name="ce55" office: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ns42:value-type="string" table:style-name="ce55" office: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ns42:value-type="string" table:style-name="ce55" office: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ns42:value-type="string" table:style-name="ce55" office: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ns42:value-type="string" table:style-name="ce55" office: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ns42:value-type="string" table:style-name="ce55" office: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ns42:value-type="string" table:style-name="ce55" office: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ns42:value-type="string" table:style-name="ce55" office: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ns42:value-type="string" table:style-name="ce55" office: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ns42:value-type="string" table:style-name="ce55" office: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ns42:value-type="string" table:style-name="ce55" office: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ns42:value-type="string" table:style-name="ce55" office: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ns42:value-type="string" table:style-name="ce55" office: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ns42:value-type="string" table:style-name="ce55" office: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ns42:value-type="string" table:style-name="ce55" office: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ns42:value-type="string" table:style-name="ce55" office:value-type="string">
            <text:p>19) Als voren van <text:span text:style-name="T4">Zuidwijk</text:span><text:span text:style-name="T7"> en Boskoop (K.B. van 9 Febr. 1845, no. 45).</text:span></text:p>
          </table:table-cell>
          <table:table-cell table:number-columns-repeated="1023"/>
        </table:table-row>
        <table:table-row table:style-name="ro3">
          <table:table-cell ns42:value-type="string" table:style-name="ce55" office:value-type="string">
            <text:p>20) Verandering der grenzen van Zevenhuizen, Hillegersberg, Capelle a/d IJssel en Kralingen (wet van 3 April 1871, Stbl. no. 18).</text:p>
          </table:table-cell>
          <table:table-cell table:number-columns-repeated="1023"/>
        </table:table-row>
        <table:table-row table:style-name="ro3">
          <table:table-cell ns42:value-type="string" table:style-name="ce55" office: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ns42:value-type="string" table:style-name="ce55" office: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ns42:value-type="string" table:style-name="ce55" office: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ns42:value-type="string" table:style-name="ce55" office: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ns42:value-type="string" table:style-name="ce55" office: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ns42:value-type="string" table:style-name="ce55" office: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ns42:value-type="string" table:style-name="ce55" office: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ns42:value-type="string" table:style-name="ce55" office:value-type="string">
            <text:p>29) Als voren van <text:span text:style-name="T4">Vliet </text:span><text:span text:style-name="T7">en Haastrecht (K.B. van 9 Febr. 1845, no. 45).</text:span></text:p>
          </table:table-cell>
          <table:table-cell table:number-columns-repeated="1023"/>
        </table:table-row>
        <table:table-row table:style-name="ro3">
          <table:table-cell ns42:value-type="string" table:style-name="ce55" office: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ns42:value-type="string" table:style-name="ce55" office: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ns42:value-type="string" table:style-name="ce55" office: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ns42:value-type="string" table:style-name="ce55" office: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ns42:value-type="string" table:style-name="ce55" office: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ns42:value-type="string" table:style-name="ce55" office: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ns42:value-type="string" table:style-name="ce55" office: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ns42:value-type="string" table:style-name="ce55" office: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ns42:value-type="string" table:style-name="ce55" office: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ns42:value-type="string" table:style-name="ce55" office: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ns42:value-type="string" table:style-name="ce55" office: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ns42:value-type="string" table:style-name="ce55" office: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ns42:value-type="string" table:style-name="ce55" office: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ns42:value-type="string" table:style-name="ce55" office:value-type="string">
            <text:p>43) Zie Noordholland aant. 4).</text:p>
          </table:table-cell>
          <table:table-cell table:number-columns-repeated="1023"/>
        </table:table-row>
        <table:table-row table:style-name="ro3">
          <table:table-cell ns42:value-type="string" table:style-name="ce55" office: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ns42:value-type="string" table:style-name="ce55" office: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ns42:value-type="string" table:style-name="ce55" office: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ns42:value-type="string" table:style-name="ce55" office: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ns42:value-type="string" table:style-name="ce55" office: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ns42:value-type="string" table:style-name="ce55" office: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ns42:value-type="string" table:style-name="ce55" office:value-type="string">
            <text:p>51) Vereeniging van Pijnacker en <text:span text:style-name="T4">Ruijven</text:span><text:span text:style-name="T7"> (K.B. van 9 Febr. 1845, no. 45).</text:span></text:p>
          </table:table-cell>
          <table:table-cell table:number-columns-repeated="1023"/>
        </table:table-row>
        <table:table-row table:style-name="ro3">
          <table:table-cell ns42:value-type="string" table:style-name="ce55" office: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ns42:value-type="string" table:style-name="ce55" office: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ns42:value-type="string" table:style-name="ce55" office: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ns42:value-type="string" table:style-name="ce55" office: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Utrecht</text:p>
          </table:table-cell>
          <table:table-cell table:number-columns-repeated="1023"/>
        </table:table-row>
        <table:table-row table:style-name="ro3">
          <table:table-cell ns42:value-type="string" table:style-name="ce55" office: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ns42:value-type="string" table:style-name="ce55" office: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ns42:value-type="string" table:style-name="ce55" office: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ns42:value-type="string" table:style-name="ce55" office: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ns42:value-type="string" table:style-name="ce55" office: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ns42:value-type="string" table:style-name="ce55" office: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ns42:value-type="string" table:style-name="ce55" office: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ns42:value-type="string" table:style-name="ce55" office: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ns42:value-type="string" table:style-name="ce55" office: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ns42:value-type="string" table:style-name="ce55" office: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ns42:value-type="string" table:style-name="ce55" office: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ns42:value-type="string" table:style-name="ce55" office: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ns42:value-type="string" table:style-name="ce55" office: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ns42:value-type="string" table:style-name="ce55" office: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ns42:value-type="string" table:style-name="ce55" office: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eeland</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ns42:value-type="string" table:style-name="ce55" office: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ns42:value-type="string" table:style-name="ce55" office: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ns42:value-type="string" table:style-name="ce55" office: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ns42:value-type="string" table:style-name="ce55" office: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ns42:value-type="string" table:style-name="ce55" office: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ns42:value-type="string" table:style-name="ce55" office: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ns42:value-type="string" table:style-name="ce55" office: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ns42:value-type="string" table:style-name="ce55" office: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ns42:value-type="string" table:style-name="ce55" office: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Noordbrabant</text:p>
          </table:table-cell>
          <table:table-cell table:number-columns-repeated="1023"/>
        </table:table-row>
        <table:table-row table:style-name="ro3">
          <table:table-cell ns42:value-type="string" table:style-name="ce55" office: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ns42:value-type="string" table:style-name="ce55" office: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ns42:value-type="string" table:style-name="ce55" office: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Limburg</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ns42:value-type="string" table:style-name="ce55" office:value-type="string">
            <text:p>2) De gemeenten Horst en Sevenum maakten in 1830 eene gemeente uit; de splitsing is tot stand bij de Belgische wet van 13 Junij 1836.</text:p>
          </table:table-cell>
          <table:table-cell table:number-columns-repeated="1023"/>
        </table:table-row>
        <table:table-row table:style-name="ro3">
          <table:table-cell ns42:value-type="string" table:style-name="ce55" office: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ns42:value-type="string" table:style-name="ce5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elderland</text:p>
          </table:table-cell>
          <table:table-cell table:number-columns-repeated="1023"/>
        </table:table-row>
        <table:table-row table:style-name="ro3">
          <table:table-cell ns42:value-type="string" table:style-name="ce55" office: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ns42:value-type="string" table:style-name="ce55" office:value-type="string">
            <text:p>3) Als voren tusschen Zutphen en Brummen (wet van 16 Dec. 1862, Stbl. no. 212).</text:p>
          </table:table-cell>
          <table:table-cell table:number-columns-repeated="1023"/>
        </table:table-row>
        <table:table-row table:style-name="ro3">
          <table:table-cell ns42:value-type="string" table:style-name="ce55" office:value-type="string">
            <text:p>4) Vereeniging van <text:span text:style-name="T4">Dorth</text:span><text:span text:style-name="T7"> en Gorssel (K.B. van 15 Junij 1831, no. 83).</text:span></text:p>
          </table:table-cell>
          <table:table-cell table:number-columns-repeated="1023"/>
        </table:table-row>
        <table:table-row table:style-name="ro3">
          <table:table-cell ns42:value-type="string" table:style-name="ce55" office: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ns42:value-type="string" table:style-name="ce55" office: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Overijssel</text:p>
          </table:table-cell>
          <table:table-cell table:number-columns-repeated="1023"/>
        </table:table-row>
        <table:table-row table:style-name="ro3">
          <table:table-cell ns42:value-type="string" table:style-name="ce55" office: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VT_1830.A6:VT_1830.E1250" table:orientation="column"/>
      </table:database-range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styles>
    <style:default-style style:family="table-cell">
      <style:paragraph-properties style:tab-stop-distance="36pt"/>
      <style:text-properties fo:language="en" style:font-name="Liberation Sans" fo:country="US" style:language-complex="hi" style:language-asian="zh" style:country-complex="IN" style:country-asian="CN" style:font-name-asian="Tahoma" style:font-name-complex="Tahoma"/>
    </style:default-style>
    <number:number-style style:name="N0">
      <number:number number:min-integer-digits="1"/>
    </number:number-style>
    <number:currency-style style:volatile="true" number:country="GB" style:name="N10104P0" number:language="en">
      <number:currency-symbol number:country="GB" number:language="en">£</number:currency-symbol>
      <number:number number:grouping="true" number:decimal-places="2" number:min-integer-digits="1"/>
    </number:currency-style>
    <number:currency-style number:country="GB" style:name="N10104" number:language="en">
      <style:text-properties fo:color="#ff0000"/>
      <number:text>-</number:text>
      <number:currency-symbol number:country="GB" number:language="en">£</number:currency-symbol>
      <number:number number:grouping="true" number:decimal-places="2" number:min-integer-digits="1"/>
      <style:map style:condition="value()&gt;=0" style:apply-style-name="N10104P0"/>
    </number:currency-style>
    <number:currency-style number:country="GB" style:name="N10110" number:language="en">
      <number:currency-symbol number:country="GB" number:language="en">£</number:currency-symbol>
      <number:number number:grouping="true" number:decimal-places="2" number:min-integer-digits="1"/>
    </number:currency-style>
    <style:style style:data-style-name="N0" style:family="table-cell" style:name="Default">
      <style:table-cell-properties style:vertical-align="automatic" fo:background-color="transparent"/>
      <style:text-properties style:font-name="Arial" style:font-size-complex="11pt" fo:color="#000000" style:font-family-complex="Arial" style:font-size-asian="11pt" style:font-name-complex="Arial" style:font-family-asian="Arial" fo:font-size="11pt" style:font-name-asian="Arial" fo:font-family="Arial"/>
    </style:style>
    <style:style style:data-style-name="N0" style:family="table-cell" style:parent-style-name="Default" style:name="Result">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10104" style:family="table-cell" style:parent-style-name="Default" style:name="Result2">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0" style:family="table-cell" style:parent-style-name="Default" style:name="Heading">
      <style:table-cell-properties style:vertical-align="automatic" style:repeat-content="false" fo:background-color="transparent" style:text-align-source="fix"/>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Heading1">
      <style:table-cell-properties style:vertical-align="automatic" style:repeat-content="false" fo:background-color="transparent" style:text-align-source="fix"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TabLinker">
      <style:table-cell-properties style:vertical-align="automatic" fo:background-color="transparent"/>
    </style:style>
    <style:style style:data-style-name="N0" style:family="table-cell" style:parent-style-name="Default" style:name="TL_20_ColHeader" style:display-name="TL ColHeader">
      <style:table-cell-properties style:vertical-align="automatic" fo:background-color="#69d2e7"/>
    </style:style>
    <style:style style:data-style-name="N0" style:family="table-cell" style:parent-style-name="Default" style:name="TL_20_Data" style:display-name="TL Data">
      <style:table-cell-properties style:vertical-align="automatic" fo:background-color="#c8c8a9"/>
    </style:style>
    <style:style style:data-style-name="N0" style:family="table-cell" style:parent-style-name="Default" style:name="TL_20_HRowHeader" style:display-name="TL HRowHeader">
      <style:table-cell-properties style:vertical-align="automatic" fo:background-color="#a7dbd8"/>
    </style:style>
    <style:style style:data-style-name="N0" style:family="table-cell" style:parent-style-name="Default" style:name="TL_20_Metadata" style:display-name="TL Metadata">
      <style:table-cell-properties style:vertical-align="automatic" fo:background-color="#e0e4cc"/>
    </style:style>
    <style:style style:data-style-name="N0" style:family="table-cell" style:parent-style-name="Default" style:name="TL_20_RowHeader" style:display-name="TL RowHeader">
      <style:table-cell-properties style:vertical-align="automatic" fo:background-color="#fae600"/>
    </style:style>
    <style:style style:data-style-name="N0" style:family="table-cell" style:parent-style-name="Default" style:name="TL_20_RowLabel" style:display-name="TL RowLabel">
      <style:table-cell-properties style:vertical-align="automatic" fo:background-color="#f38630"/>
    </style:style>
    <style:style style:data-style-name="N0" style:family="table-cell" style:parent-style-name="Default" style:name="TL_20_RowProperty" style:display-name="TL RowProperty">
      <style:table-cell-properties style:vertical-align="automatic" fo:background-color="#fa6900"/>
    </style:style>
    <style:style style:data-style-name="N0" style:family="table-cell" style:parent-style-name="Default" style:name="TL_20_Title" style:display-name="TL Title">
      <style:table-cell-properties style:vertical-align="automatic" fo:background-color="#e77e69"/>
    </style:style>
    <draw:marker draw:name="Arrowheads_20_1" draw:display-name="Arrowheads 1" svg:d="M10 0l-10 30h20z" svg:viewBox="0 0 20 30"/>
  </office:styles>
  <office:automatic-styles>
    <style:page-layout style:name="Mpm1">
      <style:page-layout-properties style:writing-mode="lr-tb"/>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style:print="charts drawings objects" fo:margin-top="70.84pt" fo:margin-left="53.86pt" style:print-page-order="ltr" style:num-format="1" style:print-orientation="landscape"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style:page-layout style:name="Mpm4">
      <style:page-layout-properties fo:margin-left="53.86pt" style:print="charts drawings objects" fo:margin-right="53.86pt" fo:margin-top="70.84pt" style:print-page-order="ltr"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1">00/00/0000</text:date>, <text:time style:data-style-name="N2" text:time-value="16:45:32.285905105">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cogtest</meta:initial-creator>
    <meta:creation-date>2003-04-07T12:54:14Z</meta:creation-date>
    <dc:date>2017-12-21T16:45:45.066774610</dc:date>
    <meta:print-date>2004-11-09T11:00:50Z</meta:print-date>
    <meta:editing-duration>PT3M</meta:editing-duration>
    <meta:editing-cycles>3</meta:editing-cycles>
    <meta:document-statistic meta:object-count="0" meta:cell-count="7200" meta:table-count="2"/>
    <meta:user-defined meta:name="WorkbookGuid">f646050b-67f5-4e05-8ddf-d8588b08cb89</meta:user-defined>
    <meta:generator>ODFPY/1.3.5</meta:generator>
  </office:meta>
</office:document-meta>
</file>